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af0e08" officeooo:paragraph-rsid="0c5cade4"/>
    </style:style>
    <style:style style:name="P99" style:family="paragraph" style:parent-style-name="Text_20_body">
      <style:text-properties officeooo:rsid="02af0e08" officeooo:paragraph-rsid="0c5d9a16"/>
    </style:style>
    <style:style style:name="P100" style:family="paragraph" style:parent-style-name="Text_20_body">
      <style:text-properties officeooo:rsid="02b7f9fd" officeooo:paragraph-rsid="02b7f9fd"/>
    </style:style>
    <style:style style:name="P101" style:family="paragraph" style:parent-style-name="Text_20_body">
      <style:text-properties officeooo:rsid="02c4c5c1" officeooo:paragraph-rsid="02c4c5c1"/>
    </style:style>
    <style:style style:name="P102" style:family="paragraph" style:parent-style-name="Text_20_body">
      <style:text-properties officeooo:rsid="02cab066" officeooo:paragraph-rsid="02cab066"/>
    </style:style>
    <style:style style:name="P103" style:family="paragraph" style:parent-style-name="Исходный_20_код">
      <style:text-properties officeooo:rsid="02cab066" officeooo:paragraph-rsid="02cfc5de"/>
    </style:style>
    <style:style style:name="P104" style:family="paragraph" style:parent-style-name="Text_20_body">
      <style:text-properties officeooo:rsid="02cab066" officeooo:paragraph-rsid="04321c81"/>
    </style:style>
    <style:style style:name="P105" style:family="paragraph" style:parent-style-name="Text_20_body">
      <style:text-properties officeooo:rsid="02cab066" officeooo:paragraph-rsid="0432b9bb"/>
    </style:style>
    <style:style style:name="P106" style:family="paragraph" style:parent-style-name="Text_20_body">
      <style:text-properties officeooo:rsid="02cab066" officeooo:paragraph-rsid="084270b7"/>
    </style:style>
    <style:style style:name="P107" style:family="paragraph" style:parent-style-name="Text_20_body">
      <style:text-properties officeooo:rsid="02cb2221" officeooo:paragraph-rsid="02cb2221"/>
    </style:style>
    <style:style style:name="P108" style:family="paragraph" style:parent-style-name="Исходный_20_код">
      <style:text-properties officeooo:rsid="02cb2221" officeooo:paragraph-rsid="02d18386"/>
    </style:style>
    <style:style style:name="P109" style:family="paragraph" style:parent-style-name="Text_20_body">
      <style:text-properties officeooo:rsid="02e891ee" officeooo:paragraph-rsid="02e891ee"/>
    </style:style>
    <style:style style:name="P110" style:family="paragraph" style:parent-style-name="Text_20_body">
      <style:text-properties officeooo:rsid="02e891ee" officeooo:paragraph-rsid="02e99c25"/>
    </style:style>
    <style:style style:name="P111" style:family="paragraph" style:parent-style-name="Исходный_20_код">
      <style:text-properties officeooo:paragraph-rsid="025bc158"/>
    </style:style>
    <style:style style:name="P112" style:family="paragraph" style:parent-style-name="Исходный_20_код">
      <style:text-properties officeooo:paragraph-rsid="0296e52a"/>
    </style:style>
    <style:style style:name="P113" style:family="paragraph" style:parent-style-name="Исходный_20_код">
      <style:text-properties officeooo:paragraph-rsid="02abf696"/>
    </style:style>
    <style:style style:name="P114" style:family="paragraph" style:parent-style-name="Исходный_20_код">
      <style:text-properties officeooo:paragraph-rsid="02b17efc"/>
    </style:style>
    <style:style style:name="P115" style:family="paragraph" style:parent-style-name="Исходный_20_код">
      <style:text-properties officeooo:paragraph-rsid="02ba83eb"/>
    </style:style>
    <style:style style:name="P116" style:family="paragraph" style:parent-style-name="Исходный_20_код">
      <style:text-properties officeooo:paragraph-rsid="02bce96f"/>
    </style:style>
    <style:style style:name="P117" style:family="paragraph" style:parent-style-name="Исходный_20_код">
      <style:text-properties officeooo:paragraph-rsid="02d75df3"/>
    </style:style>
    <style:style style:name="P118" style:family="paragraph" style:parent-style-name="Text_20_body">
      <style:text-properties officeooo:rsid="034fdf84" officeooo:paragraph-rsid="03d7655a"/>
    </style:style>
    <style:style style:name="P119" style:family="paragraph" style:parent-style-name="Text_20_body">
      <style:text-properties officeooo:rsid="0306ec04" officeooo:paragraph-rsid="0306ec04"/>
    </style:style>
    <style:style style:name="P120" style:family="paragraph" style:parent-style-name="Text_20_body">
      <style:text-properties officeooo:rsid="0306ec04" officeooo:paragraph-rsid="03d3cd60"/>
    </style:style>
    <style:style style:name="P121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2" style:family="paragraph" style:parent-style-name="Text_20_body">
      <style:text-properties officeooo:rsid="032459a6" officeooo:paragraph-rsid="03d57526"/>
    </style:style>
    <style:style style:name="P123" style:family="paragraph" style:parent-style-name="Text_20_body">
      <style:text-properties officeooo:rsid="03262ea4" officeooo:paragraph-rsid="03262ea4"/>
    </style:style>
    <style:style style:name="P124" style:family="paragraph" style:parent-style-name="Text_20_body">
      <style:text-properties officeooo:rsid="03286131" officeooo:paragraph-rsid="03286131"/>
    </style:style>
    <style:style style:name="P125" style:family="paragraph" style:parent-style-name="Text_20_body">
      <style:text-properties officeooo:rsid="033607f8" officeooo:paragraph-rsid="033607f8"/>
    </style:style>
    <style:style style:name="P126" style:family="paragraph" style:parent-style-name="Text_20_body">
      <style:text-properties officeooo:rsid="033b93d8" officeooo:paragraph-rsid="033b93d8"/>
    </style:style>
    <style:style style:name="P127" style:family="paragraph" style:parent-style-name="Text_20_body">
      <style:text-properties officeooo:rsid="0346311e" officeooo:paragraph-rsid="0346311e"/>
    </style:style>
    <style:style style:name="P128" style:family="paragraph" style:parent-style-name="Text_20_body">
      <style:text-properties officeooo:rsid="03474a37" officeooo:paragraph-rsid="03474a37"/>
    </style:style>
    <style:style style:name="P129" style:family="paragraph" style:parent-style-name="Text_20_body">
      <style:text-properties officeooo:rsid="03483b87" officeooo:paragraph-rsid="03483b87"/>
    </style:style>
    <style:style style:name="P130" style:family="paragraph" style:parent-style-name="Text_20_body">
      <style:text-properties officeooo:rsid="0355e154" officeooo:paragraph-rsid="0355e154"/>
    </style:style>
    <style:style style:name="P131" style:family="paragraph" style:parent-style-name="Text_20_body">
      <style:text-properties officeooo:rsid="035b4341" officeooo:paragraph-rsid="035b4341"/>
    </style:style>
    <style:style style:name="P132" style:family="paragraph" style:parent-style-name="Text_20_body">
      <style:text-properties officeooo:rsid="035d2bfb" officeooo:paragraph-rsid="035d2bfb"/>
    </style:style>
    <style:style style:name="P133" style:family="paragraph" style:parent-style-name="Text_20_body">
      <style:text-properties officeooo:rsid="0362a45f" officeooo:paragraph-rsid="0362a45f"/>
    </style:style>
    <style:style style:name="P134" style:family="paragraph" style:parent-style-name="Text_20_body">
      <style:text-properties officeooo:rsid="03650859" officeooo:paragraph-rsid="03650859"/>
    </style:style>
    <style:style style:name="P135" style:family="paragraph" style:parent-style-name="Text_20_body">
      <style:text-properties officeooo:rsid="0371138e" officeooo:paragraph-rsid="03dd9cce"/>
    </style:style>
    <style:style style:name="P136" style:family="paragraph" style:parent-style-name="Text_20_body">
      <style:text-properties officeooo:rsid="0381fdd0" officeooo:paragraph-rsid="0381fdd0"/>
    </style:style>
    <style:style style:name="P137" style:family="paragraph" style:parent-style-name="Text_20_body">
      <style:text-properties officeooo:rsid="0384973e" officeooo:paragraph-rsid="0384973e"/>
    </style:style>
    <style:style style:name="P138" style:family="paragraph" style:parent-style-name="Text_20_body">
      <style:text-properties officeooo:rsid="038a54cd" officeooo:paragraph-rsid="0391faf2"/>
    </style:style>
    <style:style style:name="P139" style:family="paragraph" style:parent-style-name="Text_20_body">
      <style:text-properties officeooo:rsid="03944949" officeooo:paragraph-rsid="03e28553"/>
    </style:style>
    <style:style style:name="P140" style:family="paragraph" style:parent-style-name="Text_20_body">
      <style:text-properties officeooo:rsid="039b49d2" officeooo:paragraph-rsid="039b49d2"/>
    </style:style>
    <style:style style:name="P141" style:family="paragraph" style:parent-style-name="Text_20_body">
      <style:text-properties officeooo:rsid="039b49d2" officeooo:paragraph-rsid="04392cbd"/>
    </style:style>
    <style:style style:name="P142" style:family="paragraph" style:parent-style-name="Text_20_body">
      <style:text-properties officeooo:rsid="039cc364" officeooo:paragraph-rsid="039cc364"/>
    </style:style>
    <style:style style:name="P143" style:family="paragraph" style:parent-style-name="Text_20_body">
      <style:text-properties officeooo:rsid="03a5250a" officeooo:paragraph-rsid="03a5250a"/>
    </style:style>
    <style:style style:name="P144" style:family="paragraph" style:parent-style-name="Text_20_body">
      <style:text-properties officeooo:rsid="03a5250a" officeooo:paragraph-rsid="061d21be"/>
    </style:style>
    <style:style style:name="P145" style:family="paragraph" style:parent-style-name="Text_20_body">
      <style:text-properties officeooo:rsid="03a5ab3e" officeooo:paragraph-rsid="03a5ab3e"/>
    </style:style>
    <style:style style:name="P146" style:family="paragraph" style:parent-style-name="Исходный_20_код">
      <style:text-properties officeooo:rsid="03a5ab3e" officeooo:paragraph-rsid="03a87793"/>
    </style:style>
    <style:style style:name="P147" style:family="paragraph" style:parent-style-name="Text_20_body">
      <style:text-properties officeooo:rsid="03b0896a" officeooo:paragraph-rsid="03b0896a"/>
    </style:style>
    <style:style style:name="P148" style:family="paragraph" style:parent-style-name="Text_20_body">
      <style:text-properties officeooo:rsid="03c824d3" officeooo:paragraph-rsid="03c824d3"/>
    </style:style>
    <style:style style:name="P149" style:family="paragraph" style:parent-style-name="Text_20_body">
      <style:text-properties officeooo:rsid="03e43ce1" officeooo:paragraph-rsid="03e43ce1"/>
    </style:style>
    <style:style style:name="P150" style:family="paragraph" style:parent-style-name="Text_20_body">
      <style:text-properties officeooo:rsid="03e43ce1" officeooo:paragraph-rsid="061d21be"/>
    </style:style>
    <style:style style:name="P151" style:family="paragraph" style:parent-style-name="Text_20_body">
      <style:text-properties officeooo:rsid="03ee20c7" officeooo:paragraph-rsid="03ee20c7"/>
    </style:style>
    <style:style style:name="P152" style:family="paragraph" style:parent-style-name="Text_20_body">
      <style:text-properties officeooo:rsid="03f0b6a4" officeooo:paragraph-rsid="03f0b6a4"/>
    </style:style>
    <style:style style:name="P153" style:family="paragraph" style:parent-style-name="Исходный_20_код">
      <style:text-properties officeooo:paragraph-rsid="03089834"/>
    </style:style>
    <style:style style:name="P154" style:family="paragraph" style:parent-style-name="Исходный_20_код">
      <style:text-properties officeooo:paragraph-rsid="03140d82"/>
    </style:style>
    <style:style style:name="P155" style:family="paragraph" style:parent-style-name="Исходный_20_код">
      <style:text-properties officeooo:paragraph-rsid="0319339e"/>
    </style:style>
    <style:style style:name="P156" style:family="paragraph" style:parent-style-name="Исходный_20_код">
      <style:text-properties officeooo:paragraph-rsid="037ebd1d"/>
    </style:style>
    <style:style style:name="P157" style:family="paragraph" style:parent-style-name="Исходный_20_код">
      <style:text-properties officeooo:paragraph-rsid="038a54cd"/>
    </style:style>
    <style:style style:name="P158" style:family="paragraph" style:parent-style-name="Исходный_20_код">
      <style:text-properties officeooo:paragraph-rsid="03a87793"/>
    </style:style>
    <style:style style:name="P159" style:family="paragraph" style:parent-style-name="Исходный_20_код">
      <style:text-properties officeooo:paragraph-rsid="03dc075e"/>
    </style:style>
    <style:style style:name="P160" style:family="paragraph" style:parent-style-name="Исходный_20_код">
      <style:text-properties officeooo:rsid="03c44fba" officeooo:paragraph-rsid="03dc075e"/>
    </style:style>
    <style:style style:name="P161" style:family="paragraph" style:parent-style-name="Text_20_body">
      <style:text-properties officeooo:rsid="038ab6dd" officeooo:paragraph-rsid="0391faf2"/>
    </style:style>
    <style:style style:name="P162" style:family="paragraph" style:parent-style-name="Text_20_body">
      <style:text-properties officeooo:rsid="026903af" officeooo:paragraph-rsid="03ffc6a0"/>
    </style:style>
    <style:style style:name="P163" style:family="paragraph" style:parent-style-name="Text_20_body">
      <style:text-properties officeooo:rsid="04232c1c" officeooo:paragraph-rsid="042556b2"/>
    </style:style>
    <style:style style:name="P164" style:family="paragraph" style:parent-style-name="Исходный_20_код">
      <style:text-properties officeooo:paragraph-rsid="04321c81"/>
    </style:style>
    <style:style style:name="P165" style:family="paragraph" style:parent-style-name="Исходный_20_код">
      <style:text-properties officeooo:paragraph-rsid="0432b9bb"/>
    </style:style>
    <style:style style:name="P166" style:family="paragraph" style:parent-style-name="Исходный_20_код">
      <style:text-properties officeooo:paragraph-rsid="043b125e"/>
    </style:style>
    <style:style style:name="P167" style:family="paragraph" style:parent-style-name="Исходный_20_код">
      <style:text-properties officeooo:paragraph-rsid="043ce005"/>
    </style:style>
    <style:style style:name="P168" style:family="paragraph" style:parent-style-name="Исходный_20_код">
      <style:text-properties officeooo:paragraph-rsid="043f83fe"/>
    </style:style>
    <style:style style:name="P169" style:family="paragraph" style:parent-style-name="Text_20_body">
      <style:text-properties officeooo:rsid="043c53b9" officeooo:paragraph-rsid="043c53b9"/>
    </style:style>
    <style:style style:name="P170" style:family="paragraph" style:parent-style-name="Text_20_body">
      <style:text-properties officeooo:rsid="043ce005" officeooo:paragraph-rsid="043ce005"/>
    </style:style>
    <style:style style:name="P171" style:family="paragraph" style:parent-style-name="Text_20_body">
      <style:text-properties officeooo:rsid="043ce005" officeooo:paragraph-rsid="043f83fe"/>
    </style:style>
    <style:style style:name="P172" style:family="paragraph" style:parent-style-name="Исходный_20_код">
      <style:text-properties officeooo:paragraph-rsid="04406dcf"/>
    </style:style>
    <style:style style:name="P173" style:family="paragraph" style:parent-style-name="Исходный_20_код">
      <style:text-properties officeooo:paragraph-rsid="04423082"/>
    </style:style>
    <style:style style:name="P174" style:family="paragraph" style:parent-style-name="Исходный_20_код">
      <style:text-properties officeooo:paragraph-rsid="04429bdc"/>
    </style:style>
    <style:style style:name="P175" style:family="paragraph" style:parent-style-name="Исходный_20_код">
      <style:text-properties officeooo:paragraph-rsid="0443e35b"/>
    </style:style>
    <style:style style:name="P176" style:family="paragraph" style:parent-style-name="Text_20_body">
      <style:text-properties officeooo:rsid="043f9f48" officeooo:paragraph-rsid="043f9f48"/>
    </style:style>
    <style:style style:name="P177" style:family="paragraph" style:parent-style-name="Text_20_body">
      <style:text-properties officeooo:rsid="043f9f48" officeooo:paragraph-rsid="04406dcf"/>
    </style:style>
    <style:style style:name="P178" style:family="paragraph" style:parent-style-name="Text_20_body">
      <style:text-properties officeooo:rsid="043f9f48" officeooo:paragraph-rsid="04423082"/>
    </style:style>
    <style:style style:name="P179" style:family="paragraph" style:parent-style-name="Text_20_body">
      <style:text-properties officeooo:rsid="043f9f48" officeooo:paragraph-rsid="04429bdc"/>
    </style:style>
    <style:style style:name="P180" style:family="paragraph" style:parent-style-name="Text_20_body">
      <style:text-properties officeooo:rsid="043f9f48" officeooo:paragraph-rsid="0443e35b"/>
    </style:style>
    <style:style style:name="P181" style:family="paragraph" style:parent-style-name="Text_20_body">
      <style:text-properties officeooo:paragraph-rsid="0445fa1d"/>
    </style:style>
    <style:style style:name="P182" style:family="paragraph" style:parent-style-name="Text_20_body">
      <style:text-properties officeooo:rsid="044907a9" officeooo:paragraph-rsid="044907a9"/>
    </style:style>
    <style:style style:name="P183" style:family="paragraph" style:parent-style-name="Text_20_body">
      <style:paragraph-properties fo:margin-top="0.302cm" fo:margin-bottom="0.302cm" style:contextual-spacing="false"/>
    </style:style>
    <style:style style:name="P184" style:family="paragraph" style:parent-style-name="Исходный_20_код">
      <style:text-properties officeooo:paragraph-rsid="04525b31"/>
    </style:style>
    <style:style style:name="P185" style:family="paragraph" style:parent-style-name="Text_20_body">
      <style:text-properties officeooo:rsid="04a0107e" officeooo:paragraph-rsid="04a0107e"/>
    </style:style>
    <style:style style:name="P186" style:family="paragraph" style:parent-style-name="Text_20_body">
      <style:text-properties officeooo:rsid="04a0107e" officeooo:paragraph-rsid="04d2ca81"/>
    </style:style>
    <style:style style:name="P187" style:family="paragraph" style:parent-style-name="Text_20_body">
      <style:text-properties officeooo:rsid="04aa6536" officeooo:paragraph-rsid="04aa6536"/>
    </style:style>
    <style:style style:name="P188" style:family="paragraph" style:parent-style-name="Text_20_body">
      <style:text-properties officeooo:rsid="049fac84" officeooo:paragraph-rsid="049fac84"/>
    </style:style>
    <style:style style:name="P189" style:family="paragraph" style:parent-style-name="Text_20_body">
      <style:text-properties officeooo:rsid="04a3d7bd" officeooo:paragraph-rsid="04a3d7bd"/>
    </style:style>
    <style:style style:name="P190" style:family="paragraph" style:parent-style-name="Text_20_body">
      <style:text-properties officeooo:rsid="04a3d7bd" officeooo:paragraph-rsid="0c373b60"/>
    </style:style>
    <style:style style:name="P191" style:family="paragraph" style:parent-style-name="Text_20_body">
      <style:text-properties officeooo:rsid="04a4a5b3" officeooo:paragraph-rsid="04a4a5b3"/>
    </style:style>
    <style:style style:name="P192" style:family="paragraph" style:parent-style-name="Text_20_body">
      <style:text-properties officeooo:rsid="04a4a5b3" officeooo:paragraph-rsid="04a6d9be"/>
    </style:style>
    <style:style style:name="P193" style:family="paragraph" style:parent-style-name="Text_20_body">
      <style:text-properties officeooo:rsid="04a4a5b3" officeooo:paragraph-rsid="0c33d1f1"/>
    </style:style>
    <style:style style:name="P194" style:family="paragraph" style:parent-style-name="Text_20_body">
      <style:text-properties officeooo:rsid="04a4a5b3" officeooo:paragraph-rsid="0c356a37"/>
    </style:style>
    <style:style style:name="P195" style:family="paragraph" style:parent-style-name="Text_20_body">
      <style:text-properties officeooo:rsid="04a924c4" officeooo:paragraph-rsid="04a924c4"/>
    </style:style>
    <style:style style:name="P196" style:family="paragraph" style:parent-style-name="Text_20_body">
      <style:text-properties officeooo:rsid="04ab3f23" officeooo:paragraph-rsid="04ab3f23"/>
    </style:style>
    <style:style style:name="P197" style:family="paragraph" style:parent-style-name="Text_20_body">
      <style:text-properties officeooo:rsid="04ab3f23" officeooo:paragraph-rsid="04b01eb2"/>
    </style:style>
    <style:style style:name="P198" style:family="paragraph" style:parent-style-name="Text_20_body">
      <style:text-properties officeooo:rsid="04ab3f23" officeooo:paragraph-rsid="04b1ba7e"/>
    </style:style>
    <style:style style:name="P199" style:family="paragraph" style:parent-style-name="Text_20_body">
      <style:text-properties officeooo:rsid="04ace429" officeooo:paragraph-rsid="04ace429"/>
    </style:style>
    <style:style style:name="P200" style:family="paragraph" style:parent-style-name="Text_20_body">
      <style:text-properties officeooo:rsid="04ace429" officeooo:paragraph-rsid="04b01eb2"/>
    </style:style>
    <style:style style:name="P201" style:family="paragraph" style:parent-style-name="Text_20_body">
      <style:text-properties officeooo:rsid="04b4ae37" officeooo:paragraph-rsid="04b4ae37"/>
    </style:style>
    <style:style style:name="P202" style:family="paragraph" style:parent-style-name="Text_20_body">
      <style:text-properties officeooo:rsid="04b54b2f" officeooo:paragraph-rsid="04b8dd0c"/>
    </style:style>
    <style:style style:name="P203" style:family="paragraph" style:parent-style-name="Исходный_20_код">
      <style:text-properties officeooo:paragraph-rsid="04902187"/>
    </style:style>
    <style:style style:name="P204" style:family="paragraph" style:parent-style-name="Исходный_20_код">
      <style:text-properties officeooo:paragraph-rsid="048d357d"/>
    </style:style>
    <style:style style:name="P205" style:family="paragraph" style:parent-style-name="Исходный_20_код">
      <style:text-properties officeooo:paragraph-rsid="049cf4da"/>
    </style:style>
    <style:style style:name="P206" style:family="paragraph" style:parent-style-name="Исходный_20_код">
      <style:text-properties officeooo:paragraph-rsid="04c9d0e6"/>
    </style:style>
    <style:style style:name="P207" style:family="paragraph" style:parent-style-name="Text_20_body">
      <style:text-properties officeooo:rsid="04d2ca81" officeooo:paragraph-rsid="04d2ca81"/>
    </style:style>
    <style:style style:name="P208" style:family="paragraph" style:parent-style-name="Text_20_body">
      <style:text-properties officeooo:rsid="027ae434" officeooo:paragraph-rsid="027ae434"/>
    </style:style>
    <style:style style:name="P209" style:family="paragraph" style:parent-style-name="Text_20_body">
      <style:text-properties officeooo:rsid="04d6ed33" officeooo:paragraph-rsid="04da2339"/>
    </style:style>
    <style:style style:name="P210" style:family="paragraph" style:parent-style-name="Text_20_body">
      <style:text-properties officeooo:rsid="04e47d98" officeooo:paragraph-rsid="04e47d98"/>
    </style:style>
    <style:style style:name="P211" style:family="paragraph" style:parent-style-name="Исходный_20_код">
      <style:text-properties officeooo:paragraph-rsid="05049cfa"/>
    </style:style>
    <style:style style:name="P212" style:family="paragraph" style:parent-style-name="Text_20_body">
      <style:text-properties officeooo:paragraph-rsid="050502b2"/>
    </style:style>
    <style:style style:name="P213" style:family="paragraph" style:parent-style-name="Text_20_body">
      <style:text-properties officeooo:rsid="0507ef00" officeooo:paragraph-rsid="0c23ba8f"/>
    </style:style>
    <style:style style:name="P214" style:family="paragraph" style:parent-style-name="Text_20_body">
      <style:text-properties officeooo:rsid="050abf9a" officeooo:paragraph-rsid="050abf9a"/>
    </style:style>
    <style:style style:name="P215" style:family="paragraph" style:parent-style-name="Text_20_body">
      <style:text-properties officeooo:rsid="0510db32" officeooo:paragraph-rsid="0510db32"/>
    </style:style>
    <style:style style:name="P216" style:family="paragraph" style:parent-style-name="Text_20_body">
      <style:text-properties officeooo:rsid="0512ffb4" officeooo:paragraph-rsid="0512ffb4"/>
    </style:style>
    <style:style style:name="P217" style:family="paragraph" style:parent-style-name="Text_20_body">
      <style:text-properties officeooo:rsid="051ab4f0" officeooo:paragraph-rsid="051ab4f0"/>
    </style:style>
    <style:style style:name="P218" style:family="paragraph" style:parent-style-name="Text_20_body">
      <style:text-properties officeooo:rsid="051d031f" officeooo:paragraph-rsid="051d031f"/>
    </style:style>
    <style:style style:name="P219" style:family="paragraph" style:parent-style-name="Text_20_body">
      <style:text-properties officeooo:rsid="052166d2" officeooo:paragraph-rsid="052166d2"/>
    </style:style>
    <style:style style:name="P220" style:family="paragraph" style:parent-style-name="Text_20_body">
      <style:text-properties officeooo:rsid="052166d2" officeooo:paragraph-rsid="05354e78"/>
    </style:style>
    <style:style style:name="P221" style:family="paragraph" style:parent-style-name="Text_20_body">
      <style:text-properties officeooo:rsid="0530753c" officeooo:paragraph-rsid="053248e7"/>
    </style:style>
    <style:style style:name="P222" style:family="paragraph" style:parent-style-name="Text_20_body">
      <style:text-properties officeooo:rsid="0530753c" officeooo:paragraph-rsid="0530753c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Text_20_body">
      <style:text-properties officeooo:rsid="055251ce" officeooo:paragraph-rsid="055251ce"/>
    </style:style>
    <style:style style:name="P225" style:family="paragraph" style:parent-style-name="Text_20_body">
      <style:text-properties officeooo:rsid="0553fa1d" officeooo:paragraph-rsid="056fabf7"/>
    </style:style>
    <style:style style:name="P226" style:family="paragraph" style:parent-style-name="Text_20_body">
      <style:text-properties officeooo:rsid="0564b2e0" officeooo:paragraph-rsid="0564b2e0"/>
    </style:style>
    <style:style style:name="P227" style:family="paragraph" style:parent-style-name="Исходный_20_код">
      <style:text-properties officeooo:rsid="0565ca3e" officeooo:paragraph-rsid="0565ca3e"/>
    </style:style>
    <style:style style:name="P228" style:family="paragraph" style:parent-style-name="Text_20_body">
      <style:text-properties officeooo:rsid="05738872" officeooo:paragraph-rsid="05738872"/>
    </style:style>
    <style:style style:name="P229" style:family="paragraph" style:parent-style-name="Text_20_body">
      <style:text-properties officeooo:rsid="05861cab" officeooo:paragraph-rsid="05861cab"/>
    </style:style>
    <style:style style:name="P230" style:family="paragraph" style:parent-style-name="Исходный_20_код">
      <style:text-properties officeooo:rsid="05598566" officeooo:paragraph-rsid="0584226d"/>
    </style:style>
    <style:style style:name="P231" style:family="paragraph" style:parent-style-name="Text_20_body">
      <style:text-properties officeooo:rsid="05920142" officeooo:paragraph-rsid="05920142"/>
    </style:style>
    <style:style style:name="P232" style:family="paragraph" style:parent-style-name="Text_20_body">
      <style:text-properties officeooo:rsid="0593a96b" officeooo:paragraph-rsid="0593a96b"/>
    </style:style>
    <style:style style:name="P233" style:family="paragraph" style:parent-style-name="Text_20_body">
      <style:text-properties officeooo:rsid="0598e2b5" officeooo:paragraph-rsid="0598e2b5"/>
    </style:style>
    <style:style style:name="P234" style:family="paragraph" style:parent-style-name="Text_20_body">
      <style:text-properties officeooo:rsid="059ad923" officeooo:paragraph-rsid="059ad923"/>
    </style:style>
    <style:style style:name="P235" style:family="paragraph" style:parent-style-name="Text_20_body">
      <style:text-properties officeooo:rsid="059c866d" officeooo:paragraph-rsid="059c866d"/>
    </style:style>
    <style:style style:name="P236" style:family="paragraph" style:parent-style-name="Text_20_body">
      <style:text-properties officeooo:rsid="059de58d" officeooo:paragraph-rsid="059de58d"/>
    </style:style>
    <style:style style:name="P237" style:family="paragraph" style:parent-style-name="Text_20_body">
      <style:text-properties officeooo:rsid="05adf266" officeooo:paragraph-rsid="05adf266"/>
    </style:style>
    <style:style style:name="P238" style:family="paragraph" style:parent-style-name="Text_20_body">
      <style:text-properties officeooo:rsid="05b0dc3b" officeooo:paragraph-rsid="05b0dc3b"/>
    </style:style>
    <style:style style:name="P239" style:family="paragraph" style:parent-style-name="Text_20_body">
      <style:text-properties officeooo:rsid="05b0dc3b" officeooo:paragraph-rsid="0aad3452"/>
    </style:style>
    <style:style style:name="P240" style:family="paragraph" style:parent-style-name="Исходный_20_код">
      <style:text-properties officeooo:paragraph-rsid="05a292c6"/>
    </style:style>
    <style:style style:name="P241" style:family="paragraph" style:parent-style-name="Исходный_20_код">
      <style:text-properties officeooo:paragraph-rsid="05b36f57"/>
    </style:style>
    <style:style style:name="P242" style:family="paragraph" style:parent-style-name="Исходный_20_код">
      <style:text-properties officeooo:paragraph-rsid="05b53f40"/>
    </style:style>
    <style:style style:name="P243" style:family="paragraph" style:parent-style-name="Text_20_body">
      <style:text-properties officeooo:rsid="05cb0c17" officeooo:paragraph-rsid="05ebd4ef"/>
    </style:style>
    <style:style style:name="P244" style:family="paragraph" style:parent-style-name="Text_20_body">
      <style:text-properties officeooo:rsid="05cc541c" officeooo:paragraph-rsid="05cc541c"/>
    </style:style>
    <style:style style:name="P245" style:family="paragraph" style:parent-style-name="Text_20_body">
      <style:text-properties officeooo:rsid="05cc541c" officeooo:paragraph-rsid="0b408571"/>
    </style:style>
    <style:style style:name="P246" style:family="paragraph" style:parent-style-name="Исходный_20_код">
      <style:text-properties officeooo:paragraph-rsid="05eba585"/>
    </style:style>
    <style:style style:name="P247" style:family="paragraph" style:parent-style-name="Исходный_20_код">
      <style:text-properties officeooo:rsid="0315ed85" officeooo:paragraph-rsid="0315ed85"/>
    </style:style>
    <style:style style:name="P248" style:family="paragraph" style:parent-style-name="Исходный_20_код">
      <style:text-properties officeooo:rsid="05eba585" officeooo:paragraph-rsid="05eba585"/>
    </style:style>
    <style:style style:name="P249" style:family="paragraph" style:parent-style-name="Text_20_body">
      <style:text-properties officeooo:rsid="05f7b27b" officeooo:paragraph-rsid="05f7b27b"/>
    </style:style>
    <style:style style:name="P250" style:family="paragraph" style:parent-style-name="Text_20_body">
      <style:text-properties officeooo:rsid="05f7b27b" officeooo:paragraph-rsid="09582543"/>
    </style:style>
    <style:style style:name="P251" style:family="paragraph" style:parent-style-name="Text_20_body">
      <style:text-properties officeooo:rsid="05f7b27b" officeooo:paragraph-rsid="0975b3ad"/>
    </style:style>
    <style:style style:name="P252" style:family="paragraph" style:parent-style-name="Text_20_body">
      <style:text-properties officeooo:rsid="05f86f03" officeooo:paragraph-rsid="05f86f03"/>
    </style:style>
    <style:style style:name="P253" style:family="paragraph" style:parent-style-name="Text_20_body">
      <style:text-properties officeooo:rsid="05f86f03" officeooo:paragraph-rsid="0975b3ad"/>
    </style:style>
    <style:style style:name="P254" style:family="paragraph" style:parent-style-name="Text_20_body">
      <style:text-properties officeooo:rsid="05f86f03" officeooo:paragraph-rsid="0bd1a9f6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5fc5a8b" officeooo:paragraph-rsid="09582543"/>
    </style:style>
    <style:style style:name="P257" style:family="paragraph" style:parent-style-name="Text_20_body">
      <style:text-properties officeooo:rsid="06005d4c" officeooo:paragraph-rsid="06005d4c"/>
    </style:style>
    <style:style style:name="P258" style:family="paragraph" style:parent-style-name="Text_20_body">
      <style:text-properties officeooo:rsid="06005d4c" officeooo:paragraph-rsid="09582543"/>
    </style:style>
    <style:style style:name="P259" style:family="paragraph" style:parent-style-name="Text_20_body">
      <style:text-properties officeooo:rsid="06005d4c" officeooo:paragraph-rsid="0975b3ad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601ba37" officeooo:paragraph-rsid="09582543"/>
    </style:style>
    <style:style style:name="P262" style:family="paragraph" style:parent-style-name="Text_20_body">
      <style:text-properties officeooo:rsid="0601ba37" officeooo:paragraph-rsid="0975b3ad"/>
    </style:style>
    <style:style style:name="P263" style:family="paragraph" style:parent-style-name="Text_20_body">
      <style:text-properties officeooo:rsid="03112720" officeooo:paragraph-rsid="03112720"/>
    </style:style>
    <style:style style:name="P264" style:family="paragraph" style:parent-style-name="Text_20_body">
      <style:text-properties officeooo:paragraph-rsid="06086fbd"/>
    </style:style>
    <style:style style:name="P265" style:family="paragraph" style:parent-style-name="Исходный_20_код">
      <style:text-properties officeooo:paragraph-rsid="06086fbd"/>
    </style:style>
    <style:style style:name="P266" style:family="paragraph" style:parent-style-name="Text_20_body">
      <style:text-properties officeooo:rsid="033764c2" officeooo:paragraph-rsid="033764c2"/>
    </style:style>
    <style:style style:name="P267" style:family="paragraph" style:parent-style-name="Text_20_body">
      <style:text-properties officeooo:rsid="033764c2" officeooo:paragraph-rsid="0609f852"/>
    </style:style>
    <style:style style:name="P268" style:family="paragraph" style:parent-style-name="Text_20_body">
      <style:text-properties officeooo:rsid="03bfd133" officeooo:paragraph-rsid="03daeedf"/>
    </style:style>
    <style:style style:name="P269" style:family="paragraph" style:parent-style-name="Text_20_body">
      <style:text-properties officeooo:rsid="03bfd133" officeooo:paragraph-rsid="060ad3d7"/>
    </style:style>
    <style:style style:name="P270" style:family="paragraph" style:parent-style-name="Text_20_body">
      <style:text-properties officeooo:paragraph-rsid="060af3f5"/>
    </style:style>
    <style:style style:name="P271" style:family="paragraph" style:parent-style-name="Исходный_20_код">
      <style:text-properties officeooo:paragraph-rsid="060af3f5"/>
    </style:style>
    <style:style style:name="P272" style:family="paragraph" style:parent-style-name="Text_20_body">
      <style:text-properties officeooo:rsid="03a412d8" officeooo:paragraph-rsid="03a412d8"/>
    </style:style>
    <style:style style:name="P273" style:family="paragraph" style:parent-style-name="Text_20_body">
      <style:text-properties officeooo:rsid="03a412d8" officeooo:paragraph-rsid="060c39b8"/>
    </style:style>
    <style:style style:name="P274" style:family="paragraph" style:parent-style-name="Text_20_body">
      <style:text-properties officeooo:rsid="03a412d8" officeooo:paragraph-rsid="060f284b"/>
    </style:style>
    <style:style style:name="P275" style:family="paragraph" style:parent-style-name="Text_20_body">
      <style:text-properties officeooo:rsid="03a412d8" officeooo:paragraph-rsid="061d21be"/>
    </style:style>
    <style:style style:name="P276" style:family="paragraph" style:parent-style-name="Text_20_body">
      <style:text-properties officeooo:rsid="03a412d8" officeooo:paragraph-rsid="06cd0ea7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Text_20_body">
      <style:text-properties officeooo:rsid="0613474a" officeooo:paragraph-rsid="096ff565"/>
    </style:style>
    <style:style style:name="P279" style:family="paragraph" style:parent-style-name="Text_20_body">
      <style:text-properties officeooo:rsid="0613474a" officeooo:paragraph-rsid="0975b3ad"/>
    </style:style>
    <style:style style:name="P280" style:family="paragraph" style:parent-style-name="Исходный_20_код">
      <style:text-properties officeooo:paragraph-rsid="05fab04e"/>
    </style:style>
    <style:style style:name="P281" style:family="paragraph" style:parent-style-name="Исходный_20_код">
      <style:text-properties officeooo:paragraph-rsid="0609f852"/>
    </style:style>
    <style:style style:name="P282" style:family="paragraph" style:parent-style-name="Исходный_20_код">
      <style:text-properties officeooo:paragraph-rsid="060ad3d7"/>
    </style:style>
    <style:style style:name="P283" style:family="paragraph" style:parent-style-name="Исходный_20_код">
      <style:text-properties officeooo:paragraph-rsid="060c39b8"/>
    </style:style>
    <style:style style:name="P284" style:family="paragraph" style:parent-style-name="Исходный_20_код">
      <style:text-properties officeooo:paragraph-rsid="061d21be"/>
    </style:style>
    <style:style style:name="P285" style:family="paragraph" style:parent-style-name="Text_20_body">
      <style:text-properties officeooo:rsid="03a87793" officeooo:paragraph-rsid="03a87793"/>
    </style:style>
    <style:style style:name="P286" style:family="paragraph" style:parent-style-name="Text_20_body">
      <style:text-properties officeooo:rsid="0620e95d" officeooo:paragraph-rsid="063e9233"/>
    </style:style>
    <style:style style:name="P287" style:family="paragraph" style:parent-style-name="Text_20_body">
      <style:text-properties officeooo:rsid="0634c7b6" officeooo:paragraph-rsid="0634c7b6"/>
    </style:style>
    <style:style style:name="P288" style:family="paragraph" style:parent-style-name="Text_20_body">
      <style:text-properties officeooo:rsid="05002b32" officeooo:paragraph-rsid="05002b32"/>
    </style:style>
    <style:style style:name="P289" style:family="paragraph" style:parent-style-name="Исходный_20_код">
      <style:text-properties officeooo:paragraph-rsid="066218da"/>
    </style:style>
    <style:style style:name="P290" style:family="paragraph" style:parent-style-name="Исходный_20_код">
      <style:text-properties officeooo:rsid="066218da" officeooo:paragraph-rsid="066218da"/>
    </style:style>
    <style:style style:name="P291" style:family="paragraph" style:parent-style-name="Исходный_20_код">
      <style:text-properties officeooo:rsid="066218da" officeooo:paragraph-rsid="087a0a4f"/>
    </style:style>
    <style:style style:name="P292" style:family="paragraph" style:parent-style-name="Исходный_20_код">
      <style:text-properties officeooo:paragraph-rsid="066b3141"/>
    </style:style>
    <style:style style:name="P293" style:family="paragraph" style:parent-style-name="Исходный_20_код">
      <style:text-properties officeooo:paragraph-rsid="066b5984"/>
    </style:style>
    <style:style style:name="P294" style:family="paragraph" style:parent-style-name="Text_20_body">
      <style:text-properties officeooo:rsid="0627815a" officeooo:paragraph-rsid="06d42fd3"/>
    </style:style>
    <style:style style:name="P295" style:family="paragraph" style:parent-style-name="Text_20_body">
      <style:text-properties officeooo:rsid="062a8f9d" officeooo:paragraph-rsid="06d42fd3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0" style:family="paragraph" style:parent-style-name="Исходный_20_код">
      <style:text-properties officeooo:paragraph-rsid="06903f5c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5" style:family="paragraph" style:parent-style-name="Исходный_20_код">
      <style:text-properties officeooo:paragraph-rsid="069e3f3c"/>
    </style:style>
    <style:style style:name="P306" style:family="paragraph" style:parent-style-name="Text_20_body">
      <style:text-properties officeooo:rsid="00d615d9" officeooo:paragraph-rsid="0723ea59"/>
    </style:style>
    <style:style style:name="P307" style:family="paragraph" style:parent-style-name="Text_20_body">
      <style:text-properties officeooo:rsid="00e49875" officeooo:paragraph-rsid="072afc5d"/>
    </style:style>
    <style:style style:name="P308" style:family="paragraph" style:parent-style-name="Text_20_body">
      <style:text-properties officeooo:rsid="07577a03" officeooo:paragraph-rsid="07577a03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0" style:family="paragraph" style:parent-style-name="Text_20_body">
      <style:text-properties officeooo:rsid="07577a03" officeooo:paragraph-rsid="076dde53"/>
    </style:style>
    <style:style style:name="P311" style:family="paragraph" style:parent-style-name="Text_20_body">
      <style:text-properties officeooo:rsid="07577a03" officeooo:paragraph-rsid="076ee35a"/>
    </style:style>
    <style:style style:name="P312" style:family="paragraph" style:parent-style-name="Text_20_body">
      <style:text-properties officeooo:rsid="075b1c15" officeooo:paragraph-rsid="075b1c15"/>
    </style:style>
    <style:style style:name="P31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4" style:family="paragraph" style:parent-style-name="Text_20_body">
      <style:text-properties officeooo:rsid="075fe862" officeooo:paragraph-rsid="075fe862"/>
    </style:style>
    <style:style style:name="P315" style:family="paragraph" style:parent-style-name="Text_20_body">
      <style:text-properties officeooo:rsid="075fe862" officeooo:paragraph-rsid="0c6969eb"/>
    </style:style>
    <style:style style:name="P316" style:family="paragraph" style:parent-style-name="Text_20_body">
      <style:text-properties officeooo:rsid="0764e0b4" officeooo:paragraph-rsid="0764e0b4"/>
    </style:style>
    <style:style style:name="P317" style:family="paragraph" style:parent-style-name="Text_20_body">
      <style:text-properties officeooo:rsid="0764e0b4" officeooo:paragraph-rsid="076c388a"/>
    </style:style>
    <style:style style:name="P318" style:family="paragraph" style:parent-style-name="Text_20_body">
      <style:text-properties officeooo:rsid="01e6a17f" officeooo:paragraph-rsid="07b729ce"/>
    </style:style>
    <style:style style:name="P319" style:family="paragraph" style:parent-style-name="Исходный_20_код">
      <style:text-properties officeooo:paragraph-rsid="0750966a"/>
    </style:style>
    <style:style style:name="P320" style:family="paragraph" style:parent-style-name="Исходный_20_код">
      <style:text-properties officeooo:paragraph-rsid="06690a4e"/>
    </style:style>
    <style:style style:name="P321" style:family="paragraph" style:parent-style-name="Исходный_20_код">
      <style:text-properties officeooo:paragraph-rsid="07632cc8"/>
    </style:style>
    <style:style style:name="P322" style:family="paragraph" style:parent-style-name="Text_20_body">
      <style:text-properties officeooo:rsid="07bc1eef" officeooo:paragraph-rsid="07be8631"/>
    </style:style>
    <style:style style:name="P323" style:family="paragraph" style:parent-style-name="Text_20_body">
      <style:text-properties officeooo:rsid="07bd6177" officeooo:paragraph-rsid="07bd6177"/>
    </style:style>
    <style:style style:name="P324" style:family="paragraph" style:parent-style-name="Text_20_body">
      <style:text-properties officeooo:rsid="07bd96ca" officeooo:paragraph-rsid="07bd96ca"/>
    </style:style>
    <style:style style:name="P325" style:family="paragraph" style:parent-style-name="Text_20_body">
      <style:text-properties officeooo:rsid="07c16ce6" officeooo:paragraph-rsid="07c16ce6"/>
    </style:style>
    <style:style style:name="P326" style:family="paragraph" style:parent-style-name="Исходный_20_код">
      <style:text-properties officeooo:paragraph-rsid="06fa67cc"/>
    </style:style>
    <style:style style:name="P327" style:family="paragraph" style:parent-style-name="Text_20_body">
      <style:text-properties officeooo:rsid="07c974ee" officeooo:paragraph-rsid="07c974ee"/>
    </style:style>
    <style:style style:name="P328" style:family="paragraph" style:parent-style-name="Text_20_body">
      <style:text-properties officeooo:rsid="07cc2237" officeooo:paragraph-rsid="07cc2237"/>
    </style:style>
    <style:style style:name="P329" style:family="paragraph" style:parent-style-name="Text_20_body">
      <style:text-properties officeooo:rsid="07cc2237" officeooo:paragraph-rsid="07e7abec"/>
    </style:style>
    <style:style style:name="P330" style:family="paragraph" style:parent-style-name="Text_20_body">
      <style:text-properties officeooo:rsid="07ce040e" officeooo:paragraph-rsid="07ec9397"/>
    </style:style>
    <style:style style:name="P331" style:family="paragraph" style:parent-style-name="Text_20_body">
      <style:text-properties officeooo:rsid="07ce040e" officeooo:paragraph-rsid="07eeae75"/>
    </style:style>
    <style:style style:name="P332" style:family="paragraph" style:parent-style-name="Text_20_body">
      <style:text-properties officeooo:rsid="07ce040e" officeooo:paragraph-rsid="07f12425"/>
    </style:style>
    <style:style style:name="P333" style:family="paragraph" style:parent-style-name="Text_20_body">
      <style:text-properties officeooo:rsid="07ce040e" officeooo:paragraph-rsid="07f22e13"/>
    </style:style>
    <style:style style:name="P334" style:family="paragraph" style:parent-style-name="Text_20_body">
      <style:text-properties officeooo:rsid="07e30975" officeooo:paragraph-rsid="07e30975"/>
    </style:style>
    <style:style style:name="P335" style:family="paragraph" style:parent-style-name="Исходный_20_код">
      <style:text-properties officeooo:paragraph-rsid="066f57ff"/>
    </style:style>
    <style:style style:name="P336" style:family="paragraph" style:parent-style-name="Исходный_20_код">
      <style:text-properties officeooo:paragraph-rsid="0672426f"/>
    </style:style>
    <style:style style:name="P337" style:family="paragraph" style:parent-style-name="Text_20_body">
      <style:text-properties officeooo:rsid="08376563" officeooo:paragraph-rsid="08376563"/>
    </style:style>
    <style:style style:name="P338" style:family="paragraph" style:parent-style-name="Text_20_body">
      <style:text-properties officeooo:rsid="05da01fa" officeooo:paragraph-rsid="05da01fa"/>
    </style:style>
    <style:style style:name="P339" style:family="paragraph" style:parent-style-name="Text_20_body">
      <style:text-properties officeooo:rsid="0815f31e" officeooo:paragraph-rsid="0815f31e"/>
    </style:style>
    <style:style style:name="P340" style:family="paragraph" style:parent-style-name="Text_20_body">
      <style:text-properties officeooo:rsid="0815f31e" officeooo:paragraph-rsid="0aa4b11b"/>
    </style:style>
    <style:style style:name="P341" style:family="paragraph" style:parent-style-name="Text_20_body">
      <style:text-properties officeooo:rsid="08195eda" officeooo:paragraph-rsid="081d68db"/>
    </style:style>
    <style:style style:name="P342" style:family="paragraph" style:parent-style-name="Text_20_body">
      <style:text-properties officeooo:paragraph-rsid="081a0aa8"/>
    </style:style>
    <style:style style:name="P343" style:family="paragraph" style:parent-style-name="Text_20_body">
      <style:text-properties officeooo:rsid="00c42a1b" officeooo:paragraph-rsid="08376563"/>
    </style:style>
    <style:style style:name="P344" style:family="paragraph" style:parent-style-name="Исходный_20_код">
      <style:text-properties officeooo:paragraph-rsid="0822c67e"/>
    </style:style>
    <style:style style:name="P345" style:family="paragraph" style:parent-style-name="Исходный_20_код">
      <style:text-properties officeooo:paragraph-rsid="0845f5a3"/>
    </style:style>
    <style:style style:name="P346" style:family="paragraph" style:parent-style-name="Text_20_body">
      <style:text-properties officeooo:rsid="084794a4" officeooo:paragraph-rsid="084a7113"/>
    </style:style>
    <style:style style:name="P347" style:family="paragraph" style:parent-style-name="Text_20_body">
      <style:text-properties officeooo:rsid="084794a4" officeooo:paragraph-rsid="0c613b27"/>
    </style:style>
    <style:style style:name="P348" style:family="paragraph" style:parent-style-name="Text_20_body">
      <style:text-properties officeooo:rsid="084e411f" officeooo:paragraph-rsid="084e411f"/>
    </style:style>
    <style:style style:name="P349" style:family="paragraph" style:parent-style-name="Text_20_body">
      <style:text-properties officeooo:rsid="084e411f" officeooo:paragraph-rsid="08505a1a"/>
    </style:style>
    <style:style style:name="P350" style:family="paragraph" style:parent-style-name="Исходный_20_код">
      <style:text-properties officeooo:paragraph-rsid="083e787c"/>
    </style:style>
    <style:style style:name="P351" style:family="paragraph" style:parent-style-name="Исходный_20_код">
      <style:text-properties officeooo:paragraph-rsid="08446432"/>
    </style:style>
    <style:style style:name="P352" style:family="paragraph" style:parent-style-name="Исходный_20_код">
      <style:text-properties officeooo:paragraph-rsid="08505a1a"/>
    </style:style>
    <style:style style:name="P353" style:family="paragraph" style:parent-style-name="Исходный_20_код">
      <style:text-properties officeooo:paragraph-rsid="0858963c"/>
    </style:style>
    <style:style style:name="P354" style:family="paragraph" style:parent-style-name="Text_20_body">
      <style:text-properties officeooo:rsid="08569c4b" officeooo:paragraph-rsid="08569c4b"/>
    </style:style>
    <style:style style:name="P355" style:family="paragraph" style:parent-style-name="Text_20_body">
      <style:text-properties officeooo:rsid="08569c4b" officeooo:paragraph-rsid="085e8842"/>
    </style:style>
    <style:style style:name="P356" style:family="paragraph" style:parent-style-name="Text_20_body">
      <style:text-properties officeooo:rsid="085cffdc" officeooo:paragraph-rsid="085cffdc"/>
    </style:style>
    <style:style style:name="P357" style:family="paragraph" style:parent-style-name="Text_20_body">
      <style:text-properties officeooo:rsid="0861cddb" officeooo:paragraph-rsid="0869d2bd"/>
    </style:style>
    <style:style style:name="P358" style:family="paragraph" style:parent-style-name="Text_20_body">
      <style:text-properties officeooo:rsid="0861cddb" officeooo:paragraph-rsid="087306ba"/>
    </style:style>
    <style:style style:name="P359" style:family="paragraph" style:parent-style-name="Text_20_body">
      <style:text-properties officeooo:rsid="0861cddb" officeooo:paragraph-rsid="0874e748"/>
    </style:style>
    <style:style style:name="P360" style:family="paragraph" style:parent-style-name="Text_20_body">
      <style:text-properties officeooo:rsid="0861cddb" officeooo:paragraph-rsid="087d3abf"/>
    </style:style>
    <style:style style:name="P361" style:family="paragraph" style:parent-style-name="Text_20_body">
      <style:text-properties officeooo:rsid="0861cddb" officeooo:paragraph-rsid="087290ff"/>
    </style:style>
    <style:style style:name="P362" style:family="paragraph" style:parent-style-name="Text_20_body">
      <style:text-properties officeooo:paragraph-rsid="0870bacb"/>
    </style:style>
    <style:style style:name="P363" style:family="paragraph" style:parent-style-name="Исходный_20_код">
      <style:text-properties officeooo:paragraph-rsid="087290ff"/>
    </style:style>
    <style:style style:name="P364" style:family="paragraph" style:parent-style-name="Исходный_20_код">
      <style:text-properties officeooo:paragraph-rsid="087306ba"/>
    </style:style>
    <style:style style:name="P365" style:family="paragraph" style:parent-style-name="Исходный_20_код">
      <style:text-properties officeooo:paragraph-rsid="0874e748"/>
    </style:style>
    <style:style style:name="P366" style:family="paragraph" style:parent-style-name="Исходный_20_код">
      <style:text-properties officeooo:paragraph-rsid="087d3abf"/>
    </style:style>
    <style:style style:name="P367" style:family="paragraph" style:parent-style-name="Исходный_20_код">
      <style:text-properties officeooo:paragraph-rsid="087f2f39"/>
    </style:style>
    <style:style style:name="P368" style:family="paragraph" style:parent-style-name="Исходный_20_код">
      <style:text-properties officeooo:paragraph-rsid="08828c49"/>
    </style:style>
    <style:style style:name="P369" style:family="paragraph" style:parent-style-name="Text_20_body">
      <style:text-properties officeooo:rsid="087768a5" officeooo:paragraph-rsid="087768a5"/>
    </style:style>
    <style:style style:name="P370" style:family="paragraph" style:parent-style-name="Text_20_body">
      <style:text-properties officeooo:rsid="087f2f39" officeooo:paragraph-rsid="087f2f39"/>
    </style:style>
    <style:style style:name="P371" style:family="paragraph" style:parent-style-name="Text_20_body">
      <style:text-properties officeooo:rsid="087f2f39" officeooo:paragraph-rsid="08828c49"/>
    </style:style>
    <style:style style:name="P372" style:family="paragraph" style:parent-style-name="Исходный_20_код">
      <style:text-properties officeooo:paragraph-rsid="088437af"/>
    </style:style>
    <style:style style:name="P373" style:family="paragraph" style:parent-style-name="Исходный_20_код">
      <style:text-properties officeooo:paragraph-rsid="088978d3"/>
    </style:style>
    <style:style style:name="P374" style:family="paragraph" style:parent-style-name="Text_20_body">
      <style:text-properties officeooo:rsid="089fcd00" officeooo:paragraph-rsid="089fcd00"/>
    </style:style>
    <style:style style:name="P375" style:family="paragraph" style:parent-style-name="Исходный_20_код">
      <style:text-properties officeooo:paragraph-rsid="089539aa"/>
    </style:style>
    <style:style style:name="P376" style:family="paragraph" style:parent-style-name="Text_20_body">
      <style:text-properties officeooo:rsid="088f2807" officeooo:paragraph-rsid="088f2807"/>
    </style:style>
    <style:style style:name="P377" style:family="paragraph" style:parent-style-name="Text_20_body">
      <style:text-properties officeooo:rsid="089539aa" officeooo:paragraph-rsid="089c4f1c"/>
    </style:style>
    <style:style style:name="P378" style:family="paragraph" style:parent-style-name="Text_20_body">
      <style:text-properties officeooo:rsid="089830a1" officeooo:paragraph-rsid="089830a1"/>
    </style:style>
    <style:style style:name="P379" style:family="paragraph" style:parent-style-name="Text_20_body">
      <style:text-properties officeooo:rsid="089fff8f" officeooo:paragraph-rsid="089fff8f"/>
    </style:style>
    <style:style style:name="P380" style:family="paragraph" style:parent-style-name="Text_20_body">
      <style:text-properties officeooo:rsid="08ab5a51" officeooo:paragraph-rsid="08ab5a51"/>
    </style:style>
    <style:style style:name="P381" style:family="paragraph" style:parent-style-name="Text_20_body">
      <style:text-properties officeooo:rsid="08ae6576" officeooo:paragraph-rsid="08b5bdc5"/>
    </style:style>
    <style:style style:name="P382" style:family="paragraph" style:parent-style-name="Text_20_body">
      <style:text-properties officeooo:rsid="08af039e" officeooo:paragraph-rsid="08af039e"/>
    </style:style>
    <style:style style:name="P383" style:family="paragraph" style:parent-style-name="Исходный_20_код">
      <style:text-properties officeooo:paragraph-rsid="08928c6c"/>
    </style:style>
    <style:style style:name="P384" style:family="paragraph" style:parent-style-name="Text_20_body">
      <style:text-properties officeooo:paragraph-rsid="08d53d8c"/>
    </style:style>
    <style:style style:name="P385" style:family="paragraph" style:parent-style-name="Исходный_20_код">
      <style:text-properties officeooo:paragraph-rsid="08d53d8c"/>
    </style:style>
    <style:style style:name="P386" style:family="paragraph" style:parent-style-name="Text_20_body">
      <style:text-properties officeooo:rsid="08dd77e6" officeooo:paragraph-rsid="08dd77e6"/>
    </style:style>
    <style:style style:name="P387" style:family="paragraph" style:parent-style-name="Text_20_body">
      <style:text-properties officeooo:rsid="08dd77e6" officeooo:paragraph-rsid="09260fd6"/>
    </style:style>
    <style:style style:name="P388" style:family="paragraph" style:parent-style-name="Text_20_body">
      <style:text-properties officeooo:rsid="00951bc6" officeooo:paragraph-rsid="08d53d8c"/>
    </style:style>
    <style:style style:name="P389" style:family="paragraph" style:parent-style-name="Text_20_body">
      <style:text-properties officeooo:rsid="08e4c7b0" officeooo:paragraph-rsid="08e4c7b0"/>
    </style:style>
    <style:style style:name="P390" style:family="paragraph" style:parent-style-name="Text_20_body">
      <style:text-properties officeooo:rsid="08e6ddf6" officeooo:paragraph-rsid="08e6ddf6"/>
    </style:style>
    <style:style style:name="P391" style:family="paragraph" style:parent-style-name="Text_20_body">
      <style:text-properties officeooo:rsid="08ee940e" officeooo:paragraph-rsid="08ee940e"/>
    </style:style>
    <style:style style:name="P392" style:family="paragraph" style:parent-style-name="Text_20_body">
      <style:text-properties officeooo:rsid="08f17972" officeooo:paragraph-rsid="08f17972"/>
    </style:style>
    <style:style style:name="P393" style:family="paragraph" style:parent-style-name="Text_20_body">
      <style:text-properties officeooo:rsid="08f6b53a" officeooo:paragraph-rsid="08f6b53a"/>
    </style:style>
    <style:style style:name="P394" style:family="paragraph" style:parent-style-name="Text_20_body">
      <style:text-properties officeooo:rsid="08f815b1" officeooo:paragraph-rsid="08f815b1"/>
    </style:style>
    <style:style style:name="P395" style:family="paragraph" style:parent-style-name="Text_20_body">
      <style:text-properties officeooo:rsid="08f89a21" officeooo:paragraph-rsid="08f89a21"/>
    </style:style>
    <style:style style:name="P396" style:family="paragraph" style:parent-style-name="Text_20_body">
      <style:text-properties officeooo:rsid="0901a250" officeooo:paragraph-rsid="0901a250"/>
    </style:style>
    <style:style style:name="P397" style:family="paragraph" style:parent-style-name="Text_20_body">
      <style:text-properties officeooo:rsid="09048a2d" officeooo:paragraph-rsid="09048a2d"/>
    </style:style>
    <style:style style:name="P398" style:family="paragraph" style:parent-style-name="Text_20_body">
      <style:text-properties officeooo:rsid="0904b99b" officeooo:paragraph-rsid="0904b99b"/>
    </style:style>
    <style:style style:name="P399" style:family="paragraph" style:parent-style-name="Text_20_body">
      <style:text-properties officeooo:rsid="09089e80" officeooo:paragraph-rsid="09089e80"/>
    </style:style>
    <style:style style:name="P400" style:family="paragraph" style:parent-style-name="Text_20_body">
      <style:text-properties officeooo:rsid="09089e80" officeooo:paragraph-rsid="090c53cb"/>
    </style:style>
    <style:style style:name="P401" style:family="paragraph" style:parent-style-name="Text_20_body">
      <style:text-properties officeooo:rsid="090ffc8a" officeooo:paragraph-rsid="090ffc8a"/>
    </style:style>
    <style:style style:name="P402" style:family="paragraph" style:parent-style-name="Text_20_body">
      <style:text-properties officeooo:rsid="091162cc" officeooo:paragraph-rsid="091162cc"/>
    </style:style>
    <style:style style:name="P403" style:family="paragraph" style:parent-style-name="Text_20_body">
      <style:text-properties officeooo:rsid="091a5b33" officeooo:paragraph-rsid="091a5b33"/>
    </style:style>
    <style:style style:name="P404" style:family="paragraph" style:parent-style-name="Text_20_body">
      <style:text-properties officeooo:rsid="09294072" officeooo:paragraph-rsid="09294072"/>
    </style:style>
    <style:style style:name="P405" style:family="paragraph" style:parent-style-name="Text_20_body">
      <style:text-properties officeooo:paragraph-rsid="08a66b1d"/>
    </style:style>
    <style:style style:name="P406" style:family="paragraph" style:parent-style-name="Text_20_body">
      <style:text-properties officeooo:rsid="092b0c67" officeooo:paragraph-rsid="092b0c67"/>
    </style:style>
    <style:style style:name="P407" style:family="paragraph" style:parent-style-name="Text_20_body">
      <style:text-properties officeooo:rsid="092dc161" officeooo:paragraph-rsid="092dc161"/>
    </style:style>
    <style:style style:name="P408" style:family="paragraph" style:parent-style-name="Text_20_body">
      <style:text-properties officeooo:rsid="092e9839" officeooo:paragraph-rsid="092e9839"/>
    </style:style>
    <style:style style:name="P409" style:family="paragraph" style:parent-style-name="Text_20_body">
      <style:text-properties officeooo:rsid="092ffedd" officeooo:paragraph-rsid="092ffedd"/>
    </style:style>
    <style:style style:name="P410" style:family="paragraph" style:parent-style-name="Text_20_body">
      <style:text-properties officeooo:rsid="0935eb79" officeooo:paragraph-rsid="0945e383"/>
    </style:style>
    <style:style style:name="P411" style:family="paragraph" style:parent-style-name="Text_20_body">
      <style:text-properties officeooo:rsid="093a1e20" officeooo:paragraph-rsid="093a1e20"/>
    </style:style>
    <style:style style:name="P412" style:family="paragraph" style:parent-style-name="Исходный_20_код">
      <style:text-properties officeooo:rsid="0619a082" officeooo:paragraph-rsid="08d53d8c"/>
    </style:style>
    <style:style style:name="P413" style:family="paragraph" style:parent-style-name="Исходный_20_код">
      <style:text-properties officeooo:paragraph-rsid="08e2bf57"/>
    </style:style>
    <style:style style:name="P414" style:family="paragraph" style:parent-style-name="Исходный_20_код">
      <style:text-properties officeooo:rsid="09124caa" officeooo:paragraph-rsid="09124caa"/>
    </style:style>
    <style:style style:name="P415" style:family="paragraph" style:parent-style-name="Исходный_20_код">
      <style:text-properties officeooo:rsid="09124caa" officeooo:paragraph-rsid="09234619"/>
    </style:style>
    <style:style style:name="P416" style:family="paragraph" style:parent-style-name="Text_20_body">
      <style:text-properties officeooo:rsid="0942c874" officeooo:paragraph-rsid="0942c874"/>
    </style:style>
    <style:style style:name="P417" style:family="paragraph" style:parent-style-name="Text_20_body">
      <style:text-properties officeooo:rsid="095623d0" officeooo:paragraph-rsid="095623d0"/>
    </style:style>
    <style:style style:name="P418" style:family="paragraph" style:parent-style-name="Исходный_20_код">
      <style:text-properties officeooo:paragraph-rsid="09582543"/>
    </style:style>
    <style:style style:name="P419" style:family="paragraph" style:parent-style-name="Исходный_20_код">
      <style:text-properties officeooo:paragraph-rsid="0975b3ad"/>
    </style:style>
    <style:style style:name="P420" style:family="paragraph" style:parent-style-name="Text_20_body">
      <style:text-properties officeooo:rsid="0969828e" officeooo:paragraph-rsid="0969828e"/>
    </style:style>
    <style:style style:name="P421" style:family="paragraph" style:parent-style-name="Text_20_body">
      <style:text-properties officeooo:rsid="09795fcf" officeooo:paragraph-rsid="09795fcf"/>
    </style:style>
    <style:style style:name="P422" style:family="paragraph" style:parent-style-name="Text_20_body">
      <style:text-properties officeooo:rsid="097a17ce" officeooo:paragraph-rsid="097a17ce"/>
    </style:style>
    <style:style style:name="P423" style:family="paragraph" style:parent-style-name="Исходный_20_код">
      <style:text-properties officeooo:paragraph-rsid="096892a8"/>
    </style:style>
    <style:style style:name="P424" style:family="paragraph" style:parent-style-name="Исходный_20_код">
      <style:text-properties officeooo:paragraph-rsid="096bc028"/>
    </style:style>
    <style:style style:name="P425" style:family="paragraph" style:parent-style-name="Исходный_20_код">
      <style:text-properties officeooo:paragraph-rsid="0970fb78"/>
    </style:style>
    <style:style style:name="P426" style:family="paragraph" style:parent-style-name="Text_20_body">
      <style:text-properties officeooo:rsid="0985a3ec" officeooo:paragraph-rsid="0985a3ec"/>
    </style:style>
    <style:style style:name="P427" style:family="paragraph" style:parent-style-name="Text_20_body">
      <style:text-properties officeooo:rsid="09866926" officeooo:paragraph-rsid="09866926"/>
    </style:style>
    <style:style style:name="P428" style:family="paragraph" style:parent-style-name="Text_20_body">
      <style:text-properties officeooo:rsid="098772db" officeooo:paragraph-rsid="09957784"/>
    </style:style>
    <style:style style:name="P429" style:family="paragraph" style:parent-style-name="Text_20_body">
      <style:text-properties officeooo:rsid="098772db" officeooo:paragraph-rsid="09af3c4c"/>
    </style:style>
    <style:style style:name="P430" style:family="paragraph" style:parent-style-name="Text_20_body">
      <style:text-properties officeooo:rsid="098772db" officeooo:paragraph-rsid="09b7465e"/>
    </style:style>
    <style:style style:name="P431" style:family="paragraph" style:parent-style-name="Text_20_body">
      <style:text-properties officeooo:rsid="098772db" officeooo:paragraph-rsid="0b5213bb"/>
    </style:style>
    <style:style style:name="P432" style:family="paragraph" style:parent-style-name="Text_20_body">
      <style:text-properties officeooo:rsid="098772db" officeooo:paragraph-rsid="0989914e"/>
    </style:style>
    <style:style style:name="P433" style:family="paragraph" style:parent-style-name="Text_20_body">
      <style:text-properties officeooo:rsid="098772db" officeooo:paragraph-rsid="0bc4ab9e"/>
    </style:style>
    <style:style style:name="P434" style:family="paragraph" style:parent-style-name="Text_20_body">
      <style:text-properties officeooo:rsid="09912f37" officeooo:paragraph-rsid="09912f37"/>
    </style:style>
    <style:style style:name="P435" style:family="paragraph" style:parent-style-name="Text_20_body">
      <style:text-properties officeooo:rsid="09957784" officeooo:paragraph-rsid="09a88a41"/>
    </style:style>
    <style:style style:name="P436" style:family="paragraph" style:parent-style-name="Text_20_body">
      <style:text-properties officeooo:rsid="09957784" officeooo:paragraph-rsid="09af3c4c"/>
    </style:style>
    <style:style style:name="P437" style:family="paragraph" style:parent-style-name="Text_20_body">
      <style:text-properties officeooo:rsid="09972dd3" officeooo:paragraph-rsid="09972dd3"/>
    </style:style>
    <style:style style:name="P438" style:family="paragraph" style:parent-style-name="Text_20_body">
      <style:text-properties officeooo:rsid="09973b55" officeooo:paragraph-rsid="09973b55"/>
    </style:style>
    <style:style style:name="P439" style:family="paragraph" style:parent-style-name="Text_20_body">
      <style:text-properties officeooo:rsid="099a0df6" officeooo:paragraph-rsid="09a88a41"/>
    </style:style>
    <style:style style:name="P440" style:family="paragraph" style:parent-style-name="Text_20_body">
      <style:text-properties officeooo:rsid="099a0df6" officeooo:paragraph-rsid="09af3c4c"/>
    </style:style>
    <style:style style:name="P441" style:family="paragraph" style:parent-style-name="Text_20_body">
      <style:text-properties officeooo:rsid="09b39771" officeooo:paragraph-rsid="09b39771"/>
    </style:style>
    <style:style style:name="P442" style:family="paragraph" style:parent-style-name="Text_20_body">
      <style:text-properties officeooo:rsid="09bb1301" officeooo:paragraph-rsid="09bb1301"/>
    </style:style>
    <style:style style:name="P443" style:family="paragraph" style:parent-style-name="Text_20_body">
      <style:text-properties officeooo:rsid="09dd7bfb" officeooo:paragraph-rsid="09dd7bfb"/>
    </style:style>
    <style:style style:name="P444" style:family="paragraph" style:parent-style-name="Text_20_body">
      <style:text-properties officeooo:rsid="09e0ece4" officeooo:paragraph-rsid="09e0ece4"/>
    </style:style>
    <style:style style:name="P445" style:family="paragraph" style:parent-style-name="Text_20_body">
      <style:text-properties officeooo:rsid="09e30721" officeooo:paragraph-rsid="09e30721"/>
    </style:style>
    <style:style style:name="P446" style:family="paragraph" style:parent-style-name="Text_20_body">
      <style:text-properties officeooo:rsid="09e9b60b" officeooo:paragraph-rsid="09eb7d22"/>
    </style:style>
    <style:style style:name="P447" style:family="paragraph" style:parent-style-name="Исходный_20_код">
      <style:text-properties officeooo:paragraph-rsid="09e16604"/>
    </style:style>
    <style:style style:name="P448" style:family="paragraph" style:parent-style-name="Исходный_20_код">
      <style:text-properties officeooo:paragraph-rsid="09e99054"/>
    </style:style>
    <style:style style:name="P449" style:family="paragraph" style:parent-style-name="Text_20_body">
      <style:text-properties officeooo:rsid="09efb48b" officeooo:paragraph-rsid="09efb48b"/>
    </style:style>
    <style:style style:name="P450" style:family="paragraph" style:parent-style-name="Text_20_body">
      <style:text-properties officeooo:rsid="09efb48b" officeooo:paragraph-rsid="0bfc58d4"/>
    </style:style>
    <style:style style:name="P451" style:family="paragraph" style:parent-style-name="Text_20_body">
      <style:text-properties officeooo:rsid="09f1d0ec" officeooo:paragraph-rsid="09f1d0ec"/>
    </style:style>
    <style:style style:name="P452" style:family="paragraph" style:parent-style-name="Text_20_body">
      <style:text-properties officeooo:rsid="09f5b3fd" officeooo:paragraph-rsid="09f5b3fd"/>
    </style:style>
    <style:style style:name="P453" style:family="paragraph" style:parent-style-name="Text_20_body">
      <style:text-properties officeooo:rsid="09fdb381" officeooo:paragraph-rsid="09fdb381"/>
    </style:style>
    <style:style style:name="P454" style:family="paragraph" style:parent-style-name="Text_20_body">
      <style:text-properties officeooo:rsid="0a06bbfc" officeooo:paragraph-rsid="0a072126"/>
    </style:style>
    <style:style style:name="P455" style:family="paragraph" style:parent-style-name="Text_20_body">
      <style:text-properties officeooo:rsid="0a09a764" officeooo:paragraph-rsid="0a09a764"/>
    </style:style>
    <style:style style:name="P456" style:family="paragraph" style:parent-style-name="Text_20_body">
      <style:text-properties officeooo:rsid="0a0eac73" officeooo:paragraph-rsid="0a0eac73"/>
    </style:style>
    <style:style style:name="P457" style:family="paragraph" style:parent-style-name="Text_20_body">
      <style:text-properties officeooo:rsid="0a1162ae" officeooo:paragraph-rsid="0a1162ae"/>
    </style:style>
    <style:style style:name="P458" style:family="paragraph" style:parent-style-name="Text_20_body">
      <style:text-properties officeooo:rsid="0a1162ae" officeooo:paragraph-rsid="0a6abdfc"/>
    </style:style>
    <style:style style:name="P459" style:family="paragraph" style:parent-style-name="Исходный_20_код">
      <style:text-properties officeooo:paragraph-rsid="0a21f69c"/>
    </style:style>
    <style:style style:name="P460" style:family="paragraph" style:parent-style-name="Text_20_body">
      <style:text-properties officeooo:rsid="0a14d7d2" officeooo:paragraph-rsid="0a14d7d2"/>
    </style:style>
    <style:style style:name="P461" style:family="paragraph" style:parent-style-name="Text_20_body">
      <style:text-properties officeooo:rsid="0a14d7d2" officeooo:paragraph-rsid="0a959714"/>
    </style:style>
    <style:style style:name="P462" style:family="paragraph" style:parent-style-name="Text_20_body">
      <style:text-properties officeooo:rsid="0a14d7d2" officeooo:paragraph-rsid="0a6abdfc"/>
    </style:style>
    <style:style style:name="P463" style:family="paragraph" style:parent-style-name="Text_20_body">
      <style:text-properties officeooo:rsid="0a3c5021" officeooo:paragraph-rsid="0a3c5021"/>
    </style:style>
    <style:style style:name="P464" style:family="paragraph" style:parent-style-name="Text_20_body">
      <style:text-properties officeooo:rsid="0a3d22c6" officeooo:paragraph-rsid="0a3d22c6"/>
    </style:style>
    <style:style style:name="P465" style:family="paragraph" style:parent-style-name="Text_20_body">
      <style:text-properties officeooo:rsid="0a3d460c" officeooo:paragraph-rsid="0a3d460c"/>
    </style:style>
    <style:style style:name="P466" style:family="paragraph" style:parent-style-name="Text_20_body">
      <style:text-properties officeooo:rsid="0a3d460c" officeooo:paragraph-rsid="0a48fc08"/>
    </style:style>
    <style:style style:name="P467" style:family="paragraph" style:parent-style-name="Text_20_body">
      <style:text-properties officeooo:rsid="0a5d69ef" officeooo:paragraph-rsid="0a5d69ef"/>
    </style:style>
    <style:style style:name="P468" style:family="paragraph" style:parent-style-name="Исходный_20_код">
      <style:text-properties officeooo:paragraph-rsid="0a48fc08"/>
    </style:style>
    <style:style style:name="P469" style:family="paragraph" style:parent-style-name="Исходный_20_код">
      <style:text-properties officeooo:rsid="0a50630e" officeooo:paragraph-rsid="0a576a46"/>
    </style:style>
    <style:style style:name="P470" style:family="paragraph" style:parent-style-name="Исходный_20_код">
      <style:text-properties officeooo:rsid="0a59dd24" officeooo:paragraph-rsid="0a5a3afc"/>
    </style:style>
    <style:style style:name="P471" style:family="paragraph" style:parent-style-name="Text_20_body">
      <style:text-properties style:text-underline-style="none" officeooo:rsid="0a8bb85d" officeooo:paragraph-rsid="0a8bb85d"/>
    </style:style>
    <style:style style:name="P472" style:family="paragraph" style:parent-style-name="Text_20_body">
      <style:text-properties style:text-underline-style="none" officeooo:rsid="0a8c203b" officeooo:paragraph-rsid="0a8c203b"/>
    </style:style>
    <style:style style:name="P473" style:family="paragraph" style:parent-style-name="Text_20_body">
      <style:text-properties style:text-underline-style="none" officeooo:rsid="0a8cca7f" officeooo:paragraph-rsid="0a8cca7f"/>
    </style:style>
    <style:style style:name="P474" style:family="paragraph" style:parent-style-name="Text_20_body">
      <style:text-properties officeooo:rsid="0a8f1e09" officeooo:paragraph-rsid="0a8f1e09"/>
    </style:style>
    <style:style style:name="P475" style:family="paragraph" style:parent-style-name="Text_20_body">
      <style:text-properties officeooo:rsid="0a9145db" officeooo:paragraph-rsid="0a9145db"/>
    </style:style>
    <style:style style:name="P476" style:family="paragraph" style:parent-style-name="Text_20_body">
      <style:text-properties officeooo:rsid="0823fcfa" officeooo:paragraph-rsid="0823fcfa"/>
    </style:style>
    <style:style style:name="P477" style:family="paragraph" style:parent-style-name="Text_20_body">
      <style:text-properties officeooo:rsid="0a997589" officeooo:paragraph-rsid="0aa0afd0"/>
    </style:style>
    <style:style style:name="P478" style:family="paragraph" style:parent-style-name="Text_20_body">
      <style:text-properties officeooo:rsid="08194868" officeooo:paragraph-rsid="08194868"/>
    </style:style>
    <style:style style:name="P479" style:family="paragraph" style:parent-style-name="Text_20_body">
      <style:text-properties officeooo:rsid="0aaded0a" officeooo:paragraph-rsid="0aaded0a"/>
    </style:style>
    <style:style style:name="P480" style:family="paragraph" style:parent-style-name="Text_20_body">
      <style:text-properties officeooo:rsid="052e20cd" officeooo:paragraph-rsid="052e20cd"/>
    </style:style>
    <style:style style:name="P481" style:family="paragraph" style:parent-style-name="Text_20_body">
      <style:text-properties officeooo:rsid="0ab8db10" officeooo:paragraph-rsid="0ab8db10"/>
    </style:style>
    <style:style style:name="P482" style:family="paragraph" style:parent-style-name="Text_20_body">
      <style:text-properties officeooo:rsid="0aced00b" officeooo:paragraph-rsid="0aced00b"/>
    </style:style>
    <style:style style:name="P483" style:family="paragraph" style:parent-style-name="Text_20_body">
      <style:text-properties officeooo:rsid="0ad205ef" officeooo:paragraph-rsid="0ad205ef"/>
    </style:style>
    <style:style style:name="P484" style:family="paragraph" style:parent-style-name="Text_20_body">
      <style:text-properties officeooo:rsid="0ae208eb" officeooo:paragraph-rsid="0ae208eb"/>
    </style:style>
    <style:style style:name="P485" style:family="paragraph" style:parent-style-name="Text_20_body">
      <style:text-properties officeooo:rsid="0ae208eb" officeooo:paragraph-rsid="0ae9a132"/>
    </style:style>
    <style:style style:name="P486" style:family="paragraph" style:parent-style-name="Text_20_body">
      <style:text-properties officeooo:rsid="0ae430c1" officeooo:paragraph-rsid="0ae430c1"/>
    </style:style>
    <style:style style:name="P487" style:family="paragraph" style:parent-style-name="Text_20_body">
      <style:text-properties officeooo:rsid="0ae430c1" officeooo:paragraph-rsid="0ae9a132"/>
    </style:style>
    <style:style style:name="P488" style:family="paragraph" style:parent-style-name="Исходный_20_код">
      <style:text-properties officeooo:paragraph-rsid="052ec773"/>
    </style:style>
    <style:style style:name="P489" style:family="paragraph" style:parent-style-name="Исходный_20_код">
      <style:text-properties officeooo:paragraph-rsid="0aba05b1"/>
    </style:style>
    <style:style style:name="P490" style:family="paragraph" style:parent-style-name="Исходный_20_код">
      <style:text-properties officeooo:paragraph-rsid="09af3c4c"/>
    </style:style>
    <style:style style:name="P491" style:family="paragraph" style:parent-style-name="Text_20_body">
      <style:text-properties officeooo:paragraph-rsid="0b408571"/>
    </style:style>
    <style:style style:name="P492" style:family="paragraph" style:parent-style-name="Text_20_body">
      <style:text-properties officeooo:rsid="0b484b4e" officeooo:paragraph-rsid="0b484b4e"/>
    </style:style>
    <style:style style:name="P493" style:family="paragraph" style:parent-style-name="Text_20_body">
      <style:text-properties officeooo:rsid="0b4dddfd" officeooo:paragraph-rsid="0b4dddfd"/>
    </style:style>
    <style:style style:name="P494" style:family="paragraph" style:parent-style-name="Text_20_body">
      <style:text-properties officeooo:rsid="0b5bb9eb" officeooo:paragraph-rsid="0b5bb9eb"/>
    </style:style>
    <style:style style:name="P495" style:family="paragraph" style:parent-style-name="Text_20_body">
      <style:text-properties officeooo:rsid="0b5e5f62" officeooo:paragraph-rsid="0b5f8f0b"/>
    </style:style>
    <style:style style:name="P496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2" style:family="paragraph" style:parent-style-name="Исходный_20_код">
      <style:text-properties officeooo:paragraph-rsid="0b590892"/>
    </style:style>
    <style:style style:name="P503" style:family="paragraph" style:parent-style-name="Text_20_body">
      <style:text-properties officeooo:rsid="0b9b4934" officeooo:paragraph-rsid="0b9b4934"/>
    </style:style>
    <style:style style:name="P504" style:family="paragraph" style:parent-style-name="Text_20_body">
      <style:text-properties officeooo:rsid="0ba6cac0" officeooo:paragraph-rsid="0ba6cac0"/>
    </style:style>
    <style:style style:name="P505" style:family="paragraph" style:parent-style-name="Исходный_20_код">
      <style:text-properties officeooo:paragraph-rsid="08e4c7b0"/>
    </style:style>
    <style:style style:name="P506" style:family="paragraph" style:parent-style-name="Исходный_20_код">
      <style:text-properties officeooo:paragraph-rsid="0bae9d3e"/>
    </style:style>
    <style:style style:name="P507" style:family="paragraph" style:parent-style-name="Text_20_body">
      <style:text-properties officeooo:rsid="04dc9a9f" officeooo:paragraph-rsid="04dc9a9f"/>
    </style:style>
    <style:style style:name="P508" style:family="paragraph" style:parent-style-name="Text_20_body">
      <style:text-properties officeooo:rsid="0bb8dced" officeooo:paragraph-rsid="0bb8dced"/>
    </style:style>
    <style:style style:name="P509" style:family="paragraph" style:parent-style-name="Text_20_body">
      <style:text-properties officeooo:rsid="04da2339" officeooo:paragraph-rsid="04da2339"/>
    </style:style>
    <style:style style:name="P510" style:family="paragraph" style:parent-style-name="Text_20_body">
      <style:text-properties officeooo:rsid="04da2413" officeooo:paragraph-rsid="04da2413"/>
    </style:style>
    <style:style style:name="P511" style:family="paragraph" style:parent-style-name="Text_20_body">
      <style:text-properties officeooo:rsid="0bb94d4a" officeooo:paragraph-rsid="0bb94d4a"/>
    </style:style>
    <style:style style:name="P512" style:family="paragraph" style:parent-style-name="Исходный_20_код">
      <style:text-properties officeooo:paragraph-rsid="0bbdb743"/>
    </style:style>
    <style:style style:name="P513" style:family="paragraph" style:parent-style-name="Исходный_20_код">
      <style:text-properties officeooo:rsid="0bc4ab9e" officeooo:paragraph-rsid="0bc4ab9e"/>
    </style:style>
    <style:style style:name="P514" style:family="paragraph" style:parent-style-name="Text_20_body">
      <style:text-properties officeooo:rsid="0bc4ab9e" officeooo:paragraph-rsid="0bc4ab9e"/>
    </style:style>
    <style:style style:name="P515" style:family="paragraph" style:parent-style-name="Text_20_body">
      <style:text-properties officeooo:paragraph-rsid="06354b6b"/>
    </style:style>
    <style:style style:name="P516" style:family="paragraph" style:parent-style-name="Text_20_body">
      <style:text-properties officeooo:rsid="0991581f" officeooo:paragraph-rsid="0991581f"/>
    </style:style>
    <style:style style:name="P517" style:family="paragraph" style:parent-style-name="Исходный_20_код">
      <style:text-properties officeooo:paragraph-rsid="0c23ba8f"/>
    </style:style>
    <style:style style:name="P518" style:family="paragraph" style:parent-style-name="Text_20_body">
      <style:text-properties officeooo:rsid="0bd1a9f6" officeooo:paragraph-rsid="0bd1a9f6"/>
    </style:style>
    <style:style style:name="P519" style:family="paragraph" style:parent-style-name="Text_20_body">
      <style:text-properties officeooo:rsid="0bd1a9f6" officeooo:paragraph-rsid="0c0b9bba"/>
    </style:style>
    <style:style style:name="P520" style:family="paragraph" style:parent-style-name="Text_20_body">
      <style:text-properties officeooo:rsid="0bd7b049" officeooo:paragraph-rsid="0bd7b049"/>
    </style:style>
    <style:style style:name="P521" style:family="paragraph" style:parent-style-name="Text_20_body">
      <style:text-properties officeooo:rsid="0a001ed1" officeooo:paragraph-rsid="0a001ed1"/>
    </style:style>
    <style:style style:name="P522" style:family="paragraph" style:parent-style-name="Исходный_20_код">
      <style:text-properties officeooo:paragraph-rsid="09f1055c"/>
    </style:style>
    <style:style style:name="P523" style:family="paragraph" style:parent-style-name="Исходный_20_код">
      <style:text-properties officeooo:rsid="0c047e03" officeooo:paragraph-rsid="0c057cdb"/>
    </style:style>
    <style:style style:name="P524" style:family="paragraph" style:parent-style-name="Исходный_20_код">
      <style:text-properties officeooo:paragraph-rsid="0c33d1f1"/>
    </style:style>
    <style:style style:name="P525" style:family="paragraph" style:parent-style-name="Исходный_20_код">
      <style:text-properties officeooo:paragraph-rsid="0c356a37"/>
    </style:style>
    <style:style style:name="P526" style:family="paragraph" style:parent-style-name="Исходный_20_код">
      <style:text-properties officeooo:paragraph-rsid="0c373b60"/>
    </style:style>
    <style:style style:name="P527" style:family="paragraph" style:parent-style-name="Text_20_body">
      <style:text-properties officeooo:rsid="0c4b7951" officeooo:paragraph-rsid="0c4b7951"/>
    </style:style>
    <style:style style:name="P528" style:family="paragraph" style:parent-style-name="Text_20_body">
      <style:text-properties officeooo:rsid="0c4bef8f" officeooo:paragraph-rsid="0c4bef8f"/>
    </style:style>
    <style:style style:name="P529" style:family="paragraph" style:parent-style-name="Text_20_body">
      <style:text-properties officeooo:rsid="0c52afdd" officeooo:paragraph-rsid="0c52afdd"/>
    </style:style>
    <style:style style:name="P530" style:family="paragraph" style:parent-style-name="Исходный_20_код">
      <style:text-properties officeooo:rsid="061a2143" officeooo:paragraph-rsid="08d53d8c"/>
    </style:style>
    <style:style style:name="P531" style:family="paragraph" style:parent-style-name="Исходный_20_код">
      <style:text-properties officeooo:rsid="0c4b3268" officeooo:paragraph-rsid="0c4b3268"/>
    </style:style>
    <style:style style:name="P532" style:family="paragraph" style:parent-style-name="Исходный_20_код">
      <style:text-properties officeooo:rsid="0c4b9155" officeooo:paragraph-rsid="0c4b9155"/>
    </style:style>
    <style:style style:name="P533" style:family="paragraph" style:parent-style-name="Исходный_20_код">
      <style:text-properties officeooo:paragraph-rsid="0c57aa60"/>
    </style:style>
    <style:style style:name="P534" style:family="paragraph" style:parent-style-name="Исходный_20_код">
      <style:text-properties officeooo:paragraph-rsid="0c5cade4"/>
    </style:style>
    <style:style style:name="P535" style:family="paragraph" style:parent-style-name="Исходный_20_код">
      <style:text-properties officeooo:paragraph-rsid="0c5d9a16"/>
    </style:style>
    <style:style style:name="P536" style:family="paragraph" style:parent-style-name="Text_20_body">
      <style:text-properties officeooo:rsid="0c691123" officeooo:paragraph-rsid="0c691123"/>
    </style:style>
    <style:style style:name="P537" style:family="paragraph" style:parent-style-name="Исходный_20_код">
      <style:text-properties officeooo:paragraph-rsid="0c613b27"/>
    </style:style>
    <style:style style:name="P538" style:family="paragraph" style:parent-style-name="Исходный_20_код">
      <style:text-properties officeooo:paragraph-rsid="0c643a78"/>
    </style:style>
    <style:style style:name="P539" style:family="paragraph" style:parent-style-name="Text_20_body">
      <style:text-properties officeooo:rsid="0c7087ef" officeooo:paragraph-rsid="0c776df9"/>
    </style:style>
    <style:style style:name="P540" style:family="paragraph" style:parent-style-name="Text_20_body">
      <style:text-properties officeooo:rsid="0c7087ef" officeooo:paragraph-rsid="0c7c09e1"/>
    </style:style>
    <style:style style:name="P541" style:family="paragraph" style:parent-style-name="Text_20_body">
      <style:text-properties officeooo:rsid="0c7087ef" officeooo:paragraph-rsid="0c82c35b"/>
    </style:style>
    <style:style style:name="P542" style:family="paragraph" style:parent-style-name="Text_20_body">
      <style:text-properties officeooo:rsid="0c7087ef" officeooo:paragraph-rsid="0c920456"/>
    </style:style>
    <style:style style:name="P543" style:family="paragraph" style:parent-style-name="Text_20_body">
      <style:text-properties officeooo:rsid="0c7087ef" officeooo:paragraph-rsid="0cab45fa"/>
    </style:style>
    <style:style style:name="P544" style:family="paragraph" style:parent-style-name="Text_20_body">
      <style:text-properties officeooo:rsid="0c7087ef" officeooo:paragraph-rsid="0cabf085"/>
    </style:style>
    <style:style style:name="P545" style:family="paragraph" style:parent-style-name="Text_20_body">
      <style:text-properties officeooo:rsid="0c7087ef" officeooo:paragraph-rsid="0cb10098"/>
    </style:style>
    <style:style style:name="P546" style:family="paragraph" style:parent-style-name="Text_20_body">
      <style:text-properties officeooo:rsid="0c7087ef" officeooo:paragraph-rsid="0cc81f7f"/>
    </style:style>
    <style:style style:name="P547" style:family="paragraph" style:parent-style-name="Text_20_body">
      <style:text-properties officeooo:rsid="0c7087ef" officeooo:paragraph-rsid="0cee8336"/>
    </style:style>
    <style:style style:name="P548" style:family="paragraph" style:parent-style-name="Text_20_body">
      <style:text-properties officeooo:rsid="0c7087ef" officeooo:paragraph-rsid="0cf98c2a"/>
    </style:style>
    <style:style style:name="P549" style:family="paragraph" style:parent-style-name="Text_20_body">
      <style:text-properties officeooo:rsid="0c7087ef" officeooo:paragraph-rsid="0cbf9957"/>
    </style:style>
    <style:style style:name="P550" style:family="paragraph" style:parent-style-name="Text_20_body">
      <style:text-properties officeooo:rsid="0c7087ef" officeooo:paragraph-rsid="0d5e6c01"/>
    </style:style>
    <style:style style:name="P551" style:family="paragraph" style:parent-style-name="Text_20_body">
      <style:text-properties officeooo:rsid="0c7087ef" officeooo:paragraph-rsid="0e5c770c"/>
    </style:style>
    <style:style style:name="P552" style:family="paragraph" style:parent-style-name="Text_20_body">
      <style:text-properties officeooo:rsid="0c776df9" officeooo:paragraph-rsid="0c776df9"/>
    </style:style>
    <style:style style:name="P553" style:family="paragraph" style:parent-style-name="Text_20_body">
      <style:text-properties officeooo:rsid="0c776df9" officeooo:paragraph-rsid="0c7c09e1"/>
    </style:style>
    <style:style style:name="P554" style:family="paragraph" style:parent-style-name="Исходный_20_код">
      <style:text-properties officeooo:paragraph-rsid="0c7340a0"/>
    </style:style>
    <style:style style:name="P555" style:family="paragraph" style:parent-style-name="Исходный_20_код">
      <style:text-properties officeooo:paragraph-rsid="0c7859b0"/>
    </style:style>
    <style:style style:name="P556" style:family="paragraph" style:parent-style-name="Исходный_20_код">
      <style:text-properties officeooo:paragraph-rsid="0c7c09e1"/>
    </style:style>
    <style:style style:name="P557" style:family="paragraph" style:parent-style-name="Исходный_20_код">
      <style:text-properties officeooo:paragraph-rsid="0c82c35b"/>
    </style:style>
    <style:style style:name="P558" style:family="paragraph" style:parent-style-name="Исходный_20_код">
      <style:text-properties officeooo:paragraph-rsid="0c8724a6"/>
    </style:style>
    <style:style style:name="P559" style:family="paragraph" style:parent-style-name="Text_20_body">
      <style:text-properties officeooo:rsid="0c9a5ec9" officeooo:paragraph-rsid="0c9e3651"/>
    </style:style>
    <style:style style:name="P560" style:family="paragraph" style:parent-style-name="Text_20_body">
      <style:text-properties officeooo:rsid="0c9a5ec9" officeooo:paragraph-rsid="0d35aa8b"/>
    </style:style>
    <style:style style:name="P561" style:family="paragraph" style:parent-style-name="Text_20_body">
      <style:text-properties officeooo:rsid="0c9a5ec9" officeooo:paragraph-rsid="0cf98c2a"/>
    </style:style>
    <style:style style:name="P562" style:family="paragraph" style:parent-style-name="Text_20_body">
      <style:text-properties officeooo:rsid="0c9a5ec9" officeooo:paragraph-rsid="0c9a5ec9"/>
    </style:style>
    <style:style style:name="P563" style:family="paragraph" style:parent-style-name="Text_20_body">
      <style:text-properties officeooo:rsid="0c9dc9be" officeooo:paragraph-rsid="0d1d6138"/>
    </style:style>
    <style:style style:name="P564" style:family="paragraph" style:parent-style-name="Text_20_body">
      <style:text-properties officeooo:rsid="0c9dc9be" officeooo:paragraph-rsid="0c9dc9be"/>
    </style:style>
    <style:style style:name="P565" style:family="paragraph" style:parent-style-name="Исходный_20_код">
      <style:text-properties officeooo:paragraph-rsid="0c920456"/>
    </style:style>
    <style:style style:name="P566" style:family="paragraph" style:parent-style-name="Исходный_20_код">
      <style:text-properties officeooo:paragraph-rsid="0cb22524"/>
    </style:style>
    <style:style style:name="P567" style:family="paragraph" style:parent-style-name="Исходный_20_код">
      <style:text-properties officeooo:paragraph-rsid="0cb8d406"/>
    </style:style>
    <style:style style:name="P568" style:family="paragraph" style:parent-style-name="Text_20_body">
      <style:text-properties officeooo:rsid="0caf372f" officeooo:paragraph-rsid="0cb10098"/>
    </style:style>
    <style:style style:name="P569" style:family="paragraph" style:parent-style-name="Text_20_body">
      <style:text-properties officeooo:rsid="0caf372f" officeooo:paragraph-rsid="0cba1cd6"/>
    </style:style>
    <style:style style:name="P570" style:family="paragraph" style:parent-style-name="Text_20_body">
      <style:text-properties officeooo:rsid="0caf372f" officeooo:paragraph-rsid="0cc5b67f"/>
    </style:style>
    <style:style style:name="P571" style:family="paragraph" style:parent-style-name="Text_20_body">
      <style:text-properties officeooo:rsid="0caf372f" officeooo:paragraph-rsid="0cee8336"/>
    </style:style>
    <style:style style:name="P572" style:family="paragraph" style:parent-style-name="Text_20_body">
      <style:text-properties officeooo:rsid="0caf372f" officeooo:paragraph-rsid="0cb22524"/>
    </style:style>
    <style:style style:name="P573" style:family="paragraph" style:parent-style-name="Text_20_body">
      <style:text-properties officeooo:rsid="0caf372f" officeooo:paragraph-rsid="0d2b5581"/>
    </style:style>
    <style:style style:name="P574" style:family="paragraph" style:parent-style-name="Text_20_body">
      <style:text-properties officeooo:rsid="0caf372f" officeooo:paragraph-rsid="0d5e6c01"/>
    </style:style>
    <style:style style:name="P575" style:family="paragraph" style:parent-style-name="Text_20_body">
      <style:text-properties officeooo:rsid="0caf372f" officeooo:paragraph-rsid="0e35b34d"/>
    </style:style>
    <style:style style:name="P576" style:family="paragraph" style:parent-style-name="Text_20_body">
      <style:text-properties officeooo:rsid="0caf372f" officeooo:paragraph-rsid="0e3d26e9"/>
    </style:style>
    <style:style style:name="P577" style:family="paragraph" style:parent-style-name="Text_20_body">
      <style:text-properties officeooo:rsid="0cb10098" officeooo:paragraph-rsid="0cb10098"/>
    </style:style>
    <style:style style:name="P578" style:family="paragraph" style:parent-style-name="Text_20_body">
      <style:text-properties officeooo:rsid="0cb10098" officeooo:paragraph-rsid="0e64d313"/>
    </style:style>
    <style:style style:name="P579" style:family="paragraph" style:parent-style-name="Text_20_body">
      <style:text-properties officeooo:rsid="0cb10098" officeooo:paragraph-rsid="0e6634d2"/>
    </style:style>
    <style:style style:name="P580" style:family="paragraph" style:parent-style-name="Исходный_20_код">
      <style:text-properties officeooo:paragraph-rsid="0ca9246c"/>
    </style:style>
    <style:style style:name="P581" style:family="paragraph" style:parent-style-name="Исходный_20_код">
      <style:text-properties officeooo:paragraph-rsid="0cc5b67f"/>
    </style:style>
    <style:style style:name="P582" style:family="paragraph" style:parent-style-name="Text_20_body">
      <style:text-properties officeooo:rsid="0cc38c18" officeooo:paragraph-rsid="0cc38c18"/>
    </style:style>
    <style:style style:name="P583" style:family="paragraph" style:parent-style-name="Text_20_body">
      <style:text-properties officeooo:rsid="0ba1daf7" officeooo:paragraph-rsid="0ce06748"/>
    </style:style>
    <style:style style:name="P584" style:family="paragraph" style:parent-style-name="Исходный_20_код">
      <style:text-properties officeooo:paragraph-rsid="0cee8336"/>
    </style:style>
    <style:style style:name="P585" style:family="paragraph" style:parent-style-name="Исходный_20_код">
      <style:text-properties officeooo:paragraph-rsid="0cf1cd55"/>
    </style:style>
    <style:style style:name="P586" style:family="paragraph" style:parent-style-name="Text_20_body">
      <style:text-properties officeooo:rsid="0cfe3c1f" officeooo:paragraph-rsid="0cfe3c1f"/>
    </style:style>
    <style:style style:name="P587" style:family="paragraph" style:parent-style-name="Text_20_body">
      <style:text-properties officeooo:rsid="0d03691f" officeooo:paragraph-rsid="0d03691f"/>
    </style:style>
    <style:style style:name="P588" style:family="paragraph" style:parent-style-name="Text_20_body">
      <style:text-properties officeooo:rsid="0d03691f" officeooo:paragraph-rsid="0d1fdc8a"/>
    </style:style>
    <style:style style:name="P589" style:family="paragraph" style:parent-style-name="Исходный_20_код">
      <style:text-properties officeooo:rsid="0c907039" officeooo:paragraph-rsid="0c907039"/>
    </style:style>
    <style:style style:name="P590" style:family="paragraph" style:parent-style-name="Исходный_20_код">
      <style:text-properties officeooo:rsid="0c907039" officeooo:paragraph-rsid="0cf743e2"/>
    </style:style>
    <style:style style:name="P591" style:family="paragraph" style:parent-style-name="Исходный_20_код">
      <style:text-properties officeooo:paragraph-rsid="0cf98c2a"/>
    </style:style>
    <style:style style:name="P592" style:family="paragraph" style:parent-style-name="Text_20_body">
      <style:text-properties officeooo:rsid="0c60ed75" officeooo:paragraph-rsid="0c60ed75"/>
    </style:style>
    <style:style style:name="P593" style:family="paragraph" style:parent-style-name="Исходный_20_код">
      <style:text-properties officeooo:paragraph-rsid="0d26178e"/>
    </style:style>
    <style:style style:name="P594" style:family="paragraph" style:parent-style-name="Исходный_20_код">
      <style:text-properties officeooo:paragraph-rsid="0d2b5581"/>
    </style:style>
    <style:style style:name="P595" style:family="paragraph" style:parent-style-name="Исходный_20_код">
      <style:text-properties officeooo:paragraph-rsid="0d2b7d13"/>
    </style:style>
    <style:style style:name="P596" style:family="paragraph" style:parent-style-name="Text_20_body">
      <style:text-properties officeooo:rsid="0cfe5efc" officeooo:paragraph-rsid="0d22de60"/>
    </style:style>
    <style:style style:name="P597" style:family="paragraph" style:parent-style-name="Text_20_body">
      <style:text-properties officeooo:rsid="0d333f78" officeooo:paragraph-rsid="0d333f78"/>
    </style:style>
    <style:style style:name="P598" style:family="paragraph" style:parent-style-name="Исходный_20_код">
      <style:text-properties officeooo:paragraph-rsid="0d40f4d9"/>
    </style:style>
    <style:style style:name="P599" style:family="paragraph" style:parent-style-name="Text_20_body">
      <style:text-properties officeooo:rsid="0d408d65" officeooo:paragraph-rsid="0d408d65"/>
    </style:style>
    <style:style style:name="P600" style:family="paragraph" style:parent-style-name="Text_20_body">
      <style:text-properties officeooo:rsid="0d408d65" officeooo:paragraph-rsid="0e4088b7"/>
    </style:style>
    <style:style style:name="P601" style:family="paragraph" style:parent-style-name="Исходный_20_код">
      <style:text-properties officeooo:paragraph-rsid="0d3d9139"/>
    </style:style>
    <style:style style:name="P602" style:family="paragraph" style:parent-style-name="Исходный_20_код">
      <style:text-properties officeooo:paragraph-rsid="0d5e6c01"/>
    </style:style>
    <style:style style:name="P603" style:family="paragraph" style:parent-style-name="Text_20_body">
      <style:text-properties officeooo:rsid="0d4ddce5" officeooo:paragraph-rsid="0d5e6c01"/>
    </style:style>
    <style:style style:name="P604" style:family="paragraph" style:parent-style-name="Text_20_body">
      <style:text-properties officeooo:rsid="0da1746d" officeooo:paragraph-rsid="0da1746d"/>
    </style:style>
    <style:style style:name="P605" style:family="paragraph" style:parent-style-name="Text_20_body">
      <style:text-properties officeooo:rsid="0da1746d" officeooo:paragraph-rsid="0dbc64e8"/>
    </style:style>
    <style:style style:name="P606" style:family="paragraph" style:parent-style-name="Text_20_body">
      <style:text-properties officeooo:rsid="0da1d2ef" officeooo:paragraph-rsid="0dc0ffa8"/>
    </style:style>
    <style:style style:name="P607" style:family="paragraph" style:parent-style-name="Text_20_body">
      <style:text-properties officeooo:rsid="0da1d2ef" officeooo:paragraph-rsid="0dc87814"/>
    </style:style>
    <style:style style:name="P608" style:family="paragraph" style:parent-style-name="Исходный_20_код">
      <style:text-properties officeooo:rsid="0da1d2ef" officeooo:paragraph-rsid="0dc87814"/>
    </style:style>
    <style:style style:name="P609" style:family="paragraph" style:parent-style-name="Исходный_20_код">
      <style:text-properties officeooo:paragraph-rsid="0d9d607c"/>
    </style:style>
    <style:style style:name="P610" style:family="paragraph" style:parent-style-name="Исходный_20_код">
      <style:text-properties officeooo:paragraph-rsid="0dc0ffa8"/>
    </style:style>
    <style:style style:name="P611" style:family="paragraph" style:parent-style-name="Исходный_20_код">
      <style:text-properties officeooo:paragraph-rsid="0dbc64e8"/>
    </style:style>
    <style:style style:name="P612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613" style:family="paragraph" style:parent-style-name="Text_20_body">
      <style:text-properties officeooo:rsid="0db31d94" officeooo:paragraph-rsid="0dc87814"/>
    </style:style>
    <style:style style:name="P614" style:family="paragraph" style:parent-style-name="Исходный_20_код">
      <style:text-properties officeooo:paragraph-rsid="0dc87814"/>
    </style:style>
    <style:style style:name="P615" style:family="paragraph" style:parent-style-name="Text_20_body">
      <style:text-properties officeooo:rsid="0da68bc7" officeooo:paragraph-rsid="0dc87814"/>
    </style:style>
    <style:style style:name="P616" style:family="paragraph" style:parent-style-name="Text_20_body">
      <style:text-properties officeooo:rsid="0db21a5e" officeooo:paragraph-rsid="0dc87814"/>
    </style:style>
    <style:style style:name="P617" style:family="paragraph" style:parent-style-name="Text_20_body">
      <style:text-properties officeooo:rsid="0c6165dd" officeooo:paragraph-rsid="0c6165dd"/>
    </style:style>
    <style:style style:name="P618" style:family="paragraph" style:parent-style-name="Text_20_body">
      <style:text-properties officeooo:rsid="0df8d1f6" officeooo:paragraph-rsid="0dfbc8bb"/>
    </style:style>
    <style:style style:name="P619" style:family="paragraph" style:parent-style-name="Исходный_20_код">
      <style:text-properties officeooo:paragraph-rsid="0dec26e0"/>
    </style:style>
    <style:style style:name="P620" style:family="paragraph" style:parent-style-name="Исходный_20_код">
      <style:text-properties officeooo:paragraph-rsid="0e0905d3"/>
    </style:style>
    <style:style style:name="P621" style:family="paragraph" style:parent-style-name="Text_20_body">
      <style:text-properties officeooo:rsid="0d2cc923" officeooo:paragraph-rsid="0e35b34d"/>
    </style:style>
    <style:style style:name="P622" style:family="paragraph" style:parent-style-name="Text_20_body">
      <style:text-properties officeooo:rsid="0eaad947" officeooo:paragraph-rsid="0eaad947"/>
    </style:style>
    <style:style style:name="P623" style:family="paragraph" style:parent-style-name="Text_20_body">
      <style:text-properties officeooo:rsid="0eb7039a" officeooo:paragraph-rsid="0eb7039a"/>
    </style:style>
    <style:style style:name="P624" style:family="paragraph" style:parent-style-name="Text_20_body">
      <style:text-properties officeooo:rsid="0eb8b68b" officeooo:paragraph-rsid="0eb8b68b"/>
    </style:style>
    <style:style style:name="P625" style:family="paragraph" style:parent-style-name="Text_20_body">
      <style:text-properties officeooo:rsid="0eb8b68b" officeooo:paragraph-rsid="0eba4134"/>
    </style:style>
    <style:style style:name="P626" style:family="paragraph" style:parent-style-name="Text_20_body">
      <style:text-properties officeooo:rsid="0ebc3537" officeooo:paragraph-rsid="0ebd9309"/>
    </style:style>
    <style:style style:name="P627" style:family="paragraph" style:parent-style-name="Text_20_body">
      <style:text-properties officeooo:rsid="0ec0103f" officeooo:paragraph-rsid="0ec0103f"/>
    </style:style>
    <style:style style:name="P628" style:family="paragraph" style:parent-style-name="Text_20_body">
      <style:text-properties officeooo:rsid="0ec236ad" officeooo:paragraph-rsid="0ec236ad"/>
    </style:style>
    <style:style style:name="P629" style:family="paragraph" style:parent-style-name="Text_20_body">
      <style:text-properties officeooo:rsid="0ec236ad" officeooo:paragraph-rsid="0ec4ff1d"/>
    </style:style>
    <style:style style:name="P630" style:family="paragraph" style:parent-style-name="Text_20_body">
      <style:text-properties officeooo:rsid="0ec2da2c" officeooo:paragraph-rsid="0ec2da2c"/>
    </style:style>
    <style:style style:name="P631" style:family="paragraph" style:parent-style-name="Text_20_body">
      <style:text-properties officeooo:rsid="0ec45a47" officeooo:paragraph-rsid="0ec45a47"/>
    </style:style>
    <style:style style:name="P632" style:family="paragraph" style:parent-style-name="Text_20_body">
      <style:text-properties officeooo:rsid="0ed395f4" officeooo:paragraph-rsid="0ed395f4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34" style:family="paragraph" style:parent-style-name="Text_20_body">
      <style:text-properties officeooo:rsid="0ee06a17" officeooo:paragraph-rsid="0ee06a17"/>
    </style:style>
    <style:style style:name="P635" style:family="paragraph" style:parent-style-name="Исходный_20_код">
      <style:text-properties officeooo:paragraph-rsid="0ea26c46"/>
    </style:style>
    <style:style style:name="P636" style:family="paragraph" style:parent-style-name="Исходный_20_код">
      <style:text-properties officeooo:paragraph-rsid="0ea7c2ca"/>
    </style:style>
    <style:style style:name="P637" style:family="paragraph" style:parent-style-name="Исходный_20_код">
      <style:text-properties officeooo:paragraph-rsid="0ecb2199"/>
    </style:style>
    <style:style style:name="P638" style:family="paragraph" style:parent-style-name="Исходный_20_код">
      <style:text-properties officeooo:paragraph-rsid="0ec80259"/>
    </style:style>
    <style:style style:name="P639" style:family="paragraph" style:parent-style-name="Text_20_body">
      <style:text-properties officeooo:rsid="0ed5075c" officeooo:paragraph-rsid="0efbdaeb"/>
    </style:style>
    <style:style style:name="P640" style:family="paragraph" style:parent-style-name="Исходный_20_код">
      <style:text-properties officeooo:paragraph-rsid="0effa1b9"/>
    </style:style>
    <style:style style:name="P641" style:family="paragraph" style:parent-style-name="Heading_20_1">
      <style:text-properties officeooo:rsid="030668d5" officeooo:paragraph-rsid="09af3c4c"/>
    </style:style>
    <style:style style:name="P642" style:family="paragraph" style:parent-style-name="Heading_20_1">
      <style:text-properties officeooo:rsid="08376563" officeooo:paragraph-rsid="0975b3ad"/>
    </style:style>
    <style:style style:name="P643" style:family="paragraph" style:parent-style-name="Heading_20_1">
      <style:text-properties officeooo:paragraph-rsid="01023fd0"/>
    </style:style>
    <style:style style:name="P644" style:family="paragraph" style:parent-style-name="Heading_20_2">
      <style:text-properties officeooo:paragraph-rsid="09af3c4c"/>
    </style:style>
    <style:style style:name="P645" style:family="paragraph" style:parent-style-name="Heading_20_2">
      <style:text-properties officeooo:rsid="0b4cbee6" officeooo:paragraph-rsid="0b4cbee6"/>
    </style:style>
    <style:style style:name="P646" style:family="paragraph" style:parent-style-name="Heading_20_2">
      <style:text-properties officeooo:rsid="0b9b4934" officeooo:paragraph-rsid="0b9b4934"/>
    </style:style>
    <style:style style:name="P647" style:family="paragraph" style:parent-style-name="Heading_20_2">
      <style:text-properties officeooo:paragraph-rsid="0bc0ed1b"/>
    </style:style>
    <style:style style:name="P648" style:family="paragraph" style:parent-style-name="Heading_20_2">
      <style:text-properties officeooo:paragraph-rsid="07294ebc"/>
    </style:style>
    <style:style style:name="P649" style:family="paragraph" style:parent-style-name="Heading_20_2">
      <style:text-properties officeooo:rsid="0007ce7d" officeooo:paragraph-rsid="01023fd0"/>
    </style:style>
    <style:style style:name="P650" style:family="paragraph" style:parent-style-name="Heading_20_2">
      <style:text-properties officeooo:rsid="0506f2f0" officeooo:paragraph-rsid="0c23ba8f"/>
    </style:style>
    <style:style style:name="P651" style:family="paragraph" style:parent-style-name="Heading_20_2">
      <style:text-properties officeooo:paragraph-rsid="0c23ba8f"/>
    </style:style>
    <style:style style:name="P652" style:family="paragraph" style:parent-style-name="Heading_20_2">
      <style:text-properties officeooo:paragraph-rsid="0be41be8"/>
    </style:style>
    <style:style style:name="P653" style:family="paragraph" style:parent-style-name="Heading_20_2">
      <style:text-properties officeooo:paragraph-rsid="0ae9a132"/>
    </style:style>
    <style:style style:name="P654" style:family="paragraph" style:parent-style-name="Heading_20_2">
      <style:text-properties officeooo:rsid="02524ea3" officeooo:paragraph-rsid="02524ea3"/>
    </style:style>
    <style:style style:name="P655" style:family="paragraph" style:parent-style-name="Heading_20_2">
      <style:text-properties officeooo:rsid="047bd7da" officeooo:paragraph-rsid="047bd7da"/>
    </style:style>
    <style:style style:name="P656" style:family="paragraph" style:parent-style-name="Heading_20_2">
      <style:text-properties officeooo:rsid="0251c04e" officeooo:paragraph-rsid="089539aa"/>
    </style:style>
    <style:style style:name="P657" style:family="paragraph" style:parent-style-name="Heading_20_2">
      <style:text-properties officeooo:rsid="0251c04e" officeooo:paragraph-rsid="0c5cade4"/>
    </style:style>
    <style:style style:name="P658" style:family="paragraph" style:parent-style-name="Heading_20_2">
      <style:text-properties officeooo:rsid="0251c04e" officeooo:paragraph-rsid="05049cfa"/>
    </style:style>
    <style:style style:name="P659" style:family="paragraph" style:parent-style-name="Heading_20_2">
      <style:text-properties officeooo:rsid="0251c04e" officeooo:paragraph-rsid="0251c04e"/>
    </style:style>
    <style:style style:name="P660" style:family="paragraph" style:parent-style-name="Heading_20_2">
      <style:text-properties officeooo:rsid="04306acc" officeooo:paragraph-rsid="04306acc"/>
    </style:style>
    <style:style style:name="P661" style:family="paragraph" style:parent-style-name="Heading_20_2">
      <style:text-properties officeooo:rsid="0c60ed75" officeooo:paragraph-rsid="0c60ed75"/>
    </style:style>
    <style:style style:name="P662" style:family="paragraph" style:parent-style-name="Heading_20_2">
      <style:text-properties officeooo:rsid="0e79e90b" officeooo:paragraph-rsid="0e79e90b"/>
    </style:style>
    <style:style style:name="P663" style:family="paragraph" style:parent-style-name="Heading_20_2">
      <style:text-properties officeooo:paragraph-rsid="0845f5a3"/>
    </style:style>
    <style:style style:name="P664" style:family="paragraph" style:parent-style-name="Heading_20_3">
      <style:text-properties officeooo:rsid="0c495917" officeooo:paragraph-rsid="0c495917"/>
    </style:style>
    <style:style style:name="P665" style:family="paragraph" style:parent-style-name="Heading_20_3">
      <style:text-properties officeooo:rsid="061d21be" officeooo:paragraph-rsid="061d21be"/>
    </style:style>
    <style:style style:name="P666" style:family="paragraph" style:parent-style-name="Heading_20_3">
      <style:text-properties officeooo:rsid="09582543" officeooo:paragraph-rsid="09582543"/>
    </style:style>
    <style:style style:name="P667" style:family="paragraph" style:parent-style-name="Heading_20_3">
      <style:text-properties officeooo:rsid="0975b3ad" officeooo:paragraph-rsid="0975b3ad"/>
    </style:style>
    <style:style style:name="P668" style:family="paragraph" style:parent-style-name="Heading_20_3">
      <style:text-properties officeooo:paragraph-rsid="01023fd0"/>
    </style:style>
    <style:style style:name="P669" style:family="paragraph" style:parent-style-name="Heading_20_3">
      <style:text-properties officeooo:rsid="00fb200b" officeooo:paragraph-rsid="01023fd0"/>
    </style:style>
    <style:style style:name="P670" style:family="paragraph" style:parent-style-name="Heading_20_3">
      <style:text-properties officeooo:paragraph-rsid="025e6b69"/>
    </style:style>
    <style:style style:name="P671" style:family="paragraph" style:parent-style-name="Heading_20_3">
      <style:text-properties officeooo:rsid="07060c18" officeooo:paragraph-rsid="07060c18"/>
    </style:style>
    <style:style style:name="P672" style:family="paragraph" style:parent-style-name="Heading_20_3">
      <style:text-properties officeooo:rsid="04a0107e" officeooo:paragraph-rsid="04c9d0e6"/>
    </style:style>
    <style:style style:name="P673" style:family="paragraph" style:parent-style-name="Heading_20_3">
      <style:text-properties officeooo:rsid="04a0107e" officeooo:paragraph-rsid="04a0107e"/>
    </style:style>
    <style:style style:name="P674" style:family="paragraph" style:parent-style-name="Heading_20_3">
      <style:text-properties officeooo:rsid="04a234b8" officeooo:paragraph-rsid="04a234b8"/>
    </style:style>
    <style:style style:name="P675" style:family="paragraph" style:parent-style-name="Heading_20_3">
      <style:text-properties officeooo:rsid="04a234b8" officeooo:paragraph-rsid="0c373b60"/>
    </style:style>
    <style:style style:name="P676" style:family="paragraph" style:parent-style-name="Heading_20_3">
      <style:text-properties officeooo:rsid="04a4a5b3" officeooo:paragraph-rsid="04a4a5b3"/>
    </style:style>
    <style:style style:name="P677" style:family="paragraph" style:parent-style-name="Heading_20_3">
      <style:text-properties officeooo:rsid="04a4a5b3" officeooo:paragraph-rsid="0c373b60"/>
    </style:style>
    <style:style style:name="P678" style:family="paragraph" style:parent-style-name="Heading_20_3">
      <style:text-properties officeooo:rsid="04a4a5b3" officeooo:paragraph-rsid="0c356a37"/>
    </style:style>
    <style:style style:name="P679" style:family="paragraph" style:parent-style-name="Heading_20_3">
      <style:text-properties officeooo:rsid="04a4e6c6" officeooo:paragraph-rsid="04a4e6c6"/>
    </style:style>
    <style:style style:name="P680" style:family="paragraph" style:parent-style-name="Heading_20_3">
      <style:text-properties officeooo:rsid="04a88932" officeooo:paragraph-rsid="0c356a37"/>
    </style:style>
    <style:style style:name="P681" style:family="paragraph" style:parent-style-name="Heading_20_3">
      <style:text-properties officeooo:rsid="04aa6536" officeooo:paragraph-rsid="04aa6536"/>
    </style:style>
    <style:style style:name="P682" style:family="paragraph" style:parent-style-name="Heading_20_3">
      <style:text-properties officeooo:rsid="04b01eb2" officeooo:paragraph-rsid="04b01eb2"/>
    </style:style>
    <style:style style:name="P683" style:family="paragraph" style:parent-style-name="Heading_20_3">
      <style:text-properties officeooo:rsid="088978d3" officeooo:paragraph-rsid="088978d3"/>
    </style:style>
    <style:style style:name="P684" style:family="paragraph" style:parent-style-name="Heading_20_3">
      <style:text-properties officeooo:paragraph-rsid="087a0a4f"/>
    </style:style>
    <style:style style:name="P685" style:family="paragraph" style:parent-style-name="Heading_20_3">
      <style:text-properties officeooo:paragraph-rsid="069e3f3c"/>
    </style:style>
    <style:style style:name="P686" style:family="paragraph" style:parent-style-name="Heading_20_3">
      <style:text-properties officeooo:paragraph-rsid="06903f5c"/>
    </style:style>
    <style:style style:name="P687" style:family="paragraph" style:parent-style-name="Heading_20_3">
      <style:text-properties officeooo:rsid="07d05194" officeooo:paragraph-rsid="084bf5e0"/>
    </style:style>
    <style:style style:name="P688" style:family="paragraph" style:parent-style-name="Heading_20_3">
      <style:text-properties officeooo:rsid="07d05194" officeooo:paragraph-rsid="08505a1a"/>
    </style:style>
    <style:style style:name="P689" style:family="paragraph" style:parent-style-name="Heading_20_3">
      <style:text-properties officeooo:paragraph-rsid="0858963c"/>
    </style:style>
    <style:style style:name="P690" style:family="paragraph" style:parent-style-name="Heading_20_3">
      <style:text-properties officeooo:paragraph-rsid="087290ff"/>
    </style:style>
    <style:style style:name="P691" style:family="paragraph" style:parent-style-name="Heading_20_3">
      <style:text-properties officeooo:rsid="0861cddb" officeooo:paragraph-rsid="0d9b3c16"/>
    </style:style>
    <style:style style:name="P692" style:family="paragraph" style:parent-style-name="Heading_20_3">
      <style:text-properties officeooo:rsid="0861cddb" officeooo:paragraph-rsid="0d9d607c"/>
    </style:style>
    <style:style style:name="P693" style:family="paragraph" style:parent-style-name="Heading_20_3">
      <style:text-properties officeooo:rsid="0861cddb" officeooo:paragraph-rsid="0dbc64e8"/>
    </style:style>
    <style:style style:name="P694" style:family="paragraph" style:parent-style-name="Heading_20_3">
      <style:text-properties officeooo:paragraph-rsid="087306ba"/>
    </style:style>
    <style:style style:name="P695" style:family="paragraph" style:parent-style-name="Heading_20_3">
      <style:text-properties officeooo:paragraph-rsid="0874e748"/>
    </style:style>
    <style:style style:name="P696" style:family="paragraph" style:parent-style-name="Heading_20_3">
      <style:text-properties officeooo:paragraph-rsid="087d3abf"/>
    </style:style>
    <style:style style:name="P697" style:family="paragraph" style:parent-style-name="Heading_20_3">
      <style:text-properties officeooo:paragraph-rsid="087f2f39"/>
    </style:style>
    <style:style style:name="P698" style:family="paragraph" style:parent-style-name="Heading_20_3">
      <style:text-properties officeooo:paragraph-rsid="08828c49"/>
    </style:style>
    <style:style style:name="P699" style:family="paragraph" style:parent-style-name="Heading_20_3">
      <style:text-properties officeooo:paragraph-rsid="089539aa"/>
    </style:style>
    <style:style style:name="P700" style:family="paragraph" style:parent-style-name="Heading_20_3">
      <style:text-properties officeooo:rsid="096892a8" officeooo:paragraph-rsid="096892a8"/>
    </style:style>
    <style:style style:name="P701" style:family="paragraph" style:parent-style-name="Heading_20_3">
      <style:text-properties officeooo:rsid="096892a8" officeooo:paragraph-rsid="096a22d5"/>
    </style:style>
    <style:style style:name="P702" style:family="paragraph" style:parent-style-name="Heading_20_3">
      <style:text-properties officeooo:paragraph-rsid="0c5cade4"/>
    </style:style>
    <style:style style:name="P703" style:family="paragraph" style:parent-style-name="Heading_20_3">
      <style:text-properties officeooo:paragraph-rsid="096a22d5"/>
    </style:style>
    <style:style style:name="P704" style:family="paragraph" style:parent-style-name="Heading_20_3">
      <style:text-properties officeooo:paragraph-rsid="02d46ef4"/>
    </style:style>
    <style:style style:name="P705" style:family="paragraph" style:parent-style-name="Heading_20_3">
      <style:text-properties officeooo:paragraph-rsid="0c5d9a16"/>
    </style:style>
    <style:style style:name="P706" style:family="paragraph" style:parent-style-name="Heading_20_3">
      <style:text-properties officeooo:paragraph-rsid="04321c81"/>
    </style:style>
    <style:style style:name="P707" style:family="paragraph" style:parent-style-name="Heading_20_3">
      <style:text-properties officeooo:paragraph-rsid="0432b9bb"/>
    </style:style>
    <style:style style:name="P708" style:family="paragraph" style:parent-style-name="Heading_20_3">
      <style:text-properties officeooo:paragraph-rsid="043b125e"/>
    </style:style>
    <style:style style:name="P709" style:family="paragraph" style:parent-style-name="Heading_20_3">
      <style:text-properties officeooo:paragraph-rsid="043ce005"/>
    </style:style>
    <style:style style:name="P710" style:family="paragraph" style:parent-style-name="Heading_20_3">
      <style:text-properties officeooo:paragraph-rsid="043f83fe"/>
    </style:style>
    <style:style style:name="P711" style:family="paragraph" style:parent-style-name="Heading_20_3">
      <style:text-properties officeooo:paragraph-rsid="04406dcf"/>
    </style:style>
    <style:style style:name="P712" style:family="paragraph" style:parent-style-name="Heading_20_3">
      <style:text-properties officeooo:paragraph-rsid="04423082"/>
    </style:style>
    <style:style style:name="P713" style:family="paragraph" style:parent-style-name="Heading_20_3">
      <style:text-properties officeooo:paragraph-rsid="04429bdc"/>
    </style:style>
    <style:style style:name="P714" style:family="paragraph" style:parent-style-name="Heading_20_3">
      <style:text-properties officeooo:paragraph-rsid="0443e35b"/>
    </style:style>
    <style:style style:name="P715" style:family="paragraph" style:parent-style-name="Heading_20_3">
      <style:text-properties officeooo:paragraph-rsid="05049cfa"/>
    </style:style>
    <style:style style:name="P716" style:family="paragraph" style:parent-style-name="Heading_20_3">
      <style:text-properties officeooo:paragraph-rsid="01091fb4"/>
    </style:style>
    <style:style style:name="P717" style:family="paragraph" style:parent-style-name="Heading_20_3">
      <style:text-properties officeooo:rsid="0112e62a" officeooo:paragraph-rsid="0112e62a"/>
    </style:style>
    <style:style style:name="P718" style:family="paragraph" style:parent-style-name="Heading_20_3">
      <style:text-properties officeooo:rsid="0112e62a" officeooo:paragraph-rsid="08446432"/>
    </style:style>
    <style:style style:name="P719" style:family="paragraph" style:parent-style-name="Heading_20_3">
      <style:text-properties officeooo:rsid="0112e62a" officeooo:paragraph-rsid="0845f5a3"/>
    </style:style>
    <style:style style:name="P720" style:family="paragraph" style:parent-style-name="Heading_20_3">
      <style:text-properties officeooo:paragraph-rsid="0139fdf0"/>
    </style:style>
    <style:style style:name="P721" style:family="paragraph" style:parent-style-name="Heading_20_3">
      <style:text-properties officeooo:rsid="01c5a1f7" officeooo:paragraph-rsid="01dfee0d"/>
    </style:style>
    <style:style style:name="P722" style:family="paragraph" style:parent-style-name="Heading_20_3">
      <style:text-properties officeooo:rsid="0cf554b6" officeooo:paragraph-rsid="0cf554b6"/>
    </style:style>
    <style:style style:name="P723" style:family="paragraph" style:parent-style-name="Heading_20_3">
      <style:text-properties officeooo:rsid="0c7e0be5" officeooo:paragraph-rsid="0c7e0be5"/>
    </style:style>
    <style:style style:name="P724" style:family="paragraph" style:parent-style-name="Heading_20_3">
      <style:text-properties officeooo:rsid="084794a4" officeooo:paragraph-rsid="0c613b27"/>
    </style:style>
    <style:style style:name="P725" style:family="paragraph" style:parent-style-name="Heading_20_3">
      <style:text-properties officeooo:rsid="084794a4" officeooo:paragraph-rsid="0c643a78"/>
    </style:style>
    <style:style style:name="P726" style:family="paragraph" style:parent-style-name="Heading_20_3">
      <style:text-properties officeooo:rsid="084794a4" officeooo:paragraph-rsid="0c704f8f"/>
    </style:style>
    <style:style style:name="P727" style:family="paragraph" style:parent-style-name="Heading_20_3">
      <style:text-properties officeooo:rsid="084794a4" officeooo:paragraph-rsid="0c7340a0"/>
    </style:style>
    <style:style style:name="P728" style:family="paragraph" style:parent-style-name="Heading_20_3">
      <style:text-properties officeooo:rsid="084794a4" officeooo:paragraph-rsid="0c7c09e1"/>
    </style:style>
    <style:style style:name="P729" style:family="paragraph" style:parent-style-name="Heading_20_3">
      <style:text-properties officeooo:rsid="084794a4" officeooo:paragraph-rsid="0c82c35b"/>
    </style:style>
    <style:style style:name="P730" style:family="paragraph" style:parent-style-name="Heading_20_3">
      <style:text-properties officeooo:rsid="084794a4" officeooo:paragraph-rsid="0c920456"/>
    </style:style>
    <style:style style:name="P731" style:family="paragraph" style:parent-style-name="Heading_20_3">
      <style:text-properties officeooo:rsid="084794a4" officeooo:paragraph-rsid="0cf98c2a"/>
    </style:style>
    <style:style style:name="P732" style:family="paragraph" style:parent-style-name="Heading_20_3">
      <style:text-properties officeooo:rsid="084794a4" officeooo:paragraph-rsid="0c8724a6"/>
    </style:style>
    <style:style style:name="P733" style:family="paragraph" style:parent-style-name="Heading_20_3">
      <style:text-properties officeooo:rsid="084794a4" officeooo:paragraph-rsid="0ca9246c"/>
    </style:style>
    <style:style style:name="P734" style:family="paragraph" style:parent-style-name="Heading_20_3">
      <style:text-properties officeooo:rsid="084794a4" officeooo:paragraph-rsid="084794a4"/>
    </style:style>
    <style:style style:name="P735" style:family="paragraph" style:parent-style-name="Heading_20_3">
      <style:text-properties officeooo:paragraph-rsid="0dc87814"/>
    </style:style>
    <style:style style:name="P736" style:family="paragraph" style:parent-style-name="Heading_20_3">
      <style:text-properties officeooo:paragraph-rsid="0d5e6c01"/>
    </style:style>
    <style:style style:name="P737" style:family="paragraph" style:parent-style-name="Heading_20_3">
      <style:text-properties officeooo:paragraph-rsid="0d2b5581"/>
    </style:style>
    <style:style style:name="P738" style:family="paragraph" style:parent-style-name="Heading_20_3">
      <style:text-properties officeooo:paragraph-rsid="0cc5b67f"/>
    </style:style>
    <style:style style:name="P739" style:family="paragraph" style:parent-style-name="Heading_20_3">
      <style:text-properties officeooo:paragraph-rsid="0cee8336"/>
    </style:style>
    <style:style style:name="P740" style:family="paragraph" style:parent-style-name="Heading_20_3">
      <style:text-properties officeooo:paragraph-rsid="0cb22524"/>
    </style:style>
    <style:style style:name="P741" style:family="paragraph" style:parent-style-name="Heading_20_3">
      <style:text-properties officeooo:paragraph-rsid="0cf1cd55"/>
    </style:style>
    <style:style style:name="P742" style:family="paragraph" style:parent-style-name="Heading_20_3">
      <style:text-properties officeooo:paragraph-rsid="0cb8d406"/>
    </style:style>
    <style:style style:name="P743" style:family="paragraph" style:parent-style-name="Heading_20_3">
      <style:text-properties officeooo:paragraph-rsid="0d2b7d13"/>
    </style:style>
    <style:style style:name="P744" style:family="paragraph" style:parent-style-name="Heading_20_3">
      <style:text-properties officeooo:paragraph-rsid="0d40f4d9"/>
    </style:style>
    <style:style style:name="P745" style:family="paragraph" style:parent-style-name="Heading_20_3">
      <style:text-properties officeooo:paragraph-rsid="0d26178e"/>
    </style:style>
    <style:style style:name="P746" style:family="paragraph" style:parent-style-name="Heading_20_3">
      <style:text-properties officeooo:paragraph-rsid="0dc0ffa8"/>
    </style:style>
    <style:style style:name="P747" style:family="paragraph" style:parent-style-name="Heading_20_3">
      <style:text-properties officeooo:paragraph-rsid="0d733e38"/>
    </style:style>
    <style:style style:name="P748" style:family="paragraph" style:parent-style-name="Heading_20_3">
      <style:text-properties officeooo:rsid="0e822ae8" officeooo:paragraph-rsid="0ec80259"/>
    </style:style>
    <style:style style:name="P749" style:family="paragraph" style:parent-style-name="Heading_20_3">
      <style:text-properties officeooo:rsid="0e79e90b" officeooo:paragraph-rsid="0e79e90b"/>
    </style:style>
    <style:style style:name="P750" style:family="paragraph" style:parent-style-name="Heading_20_3">
      <style:text-properties officeooo:rsid="0e79e90b" officeooo:paragraph-rsid="0ea7c2ca"/>
    </style:style>
    <style:style style:name="P751" style:family="paragraph" style:parent-style-name="Heading_20_3">
      <style:text-properties officeooo:paragraph-rsid="0e79e90b"/>
    </style:style>
    <style:style style:name="P752" style:family="paragraph" style:parent-style-name="Heading_20_3">
      <style:text-properties officeooo:paragraph-rsid="0e7a1ee1"/>
    </style:style>
    <style:style style:name="P753" style:family="paragraph" style:parent-style-name="Heading_20_4">
      <style:text-properties officeooo:rsid="06051fca" officeooo:paragraph-rsid="06051fca"/>
    </style:style>
    <style:style style:name="P754" style:family="paragraph" style:parent-style-name="Heading_20_4">
      <style:text-properties officeooo:rsid="06051fca" officeooo:paragraph-rsid="06086fbd"/>
    </style:style>
    <style:style style:name="P755" style:family="paragraph" style:parent-style-name="Heading_20_4">
      <style:text-properties officeooo:rsid="06051fca" officeooo:paragraph-rsid="0609f852"/>
    </style:style>
    <style:style style:name="P756" style:family="paragraph" style:parent-style-name="Heading_20_4">
      <style:text-properties officeooo:rsid="06051fca" officeooo:paragraph-rsid="060ad3d7"/>
    </style:style>
    <style:style style:name="P757" style:family="paragraph" style:parent-style-name="Heading_20_4">
      <style:text-properties officeooo:rsid="06051fca" officeooo:paragraph-rsid="060af3f5"/>
    </style:style>
    <style:style style:name="P758" style:family="paragraph" style:parent-style-name="Heading_20_4">
      <style:text-properties officeooo:rsid="06051fca" officeooo:paragraph-rsid="060c39b8"/>
    </style:style>
    <style:style style:name="P759" style:family="paragraph" style:parent-style-name="Heading_20_4">
      <style:text-properties officeooo:rsid="06051fca" officeooo:paragraph-rsid="06d1b10a"/>
    </style:style>
    <style:style style:name="P760" style:family="paragraph" style:parent-style-name="Heading_20_4">
      <style:text-properties officeooo:rsid="034fdf84" officeooo:paragraph-rsid="03d7655a"/>
    </style:style>
    <style:style style:name="P761" style:family="paragraph" style:parent-style-name="Heading_20_4">
      <style:text-properties officeooo:rsid="034fdf84" officeooo:paragraph-rsid="03dd9cce"/>
    </style:style>
    <style:style style:name="P762" style:family="paragraph" style:parent-style-name="Heading_20_4">
      <style:text-properties officeooo:rsid="060f284b" officeooo:paragraph-rsid="060f284b"/>
    </style:style>
    <style:style style:name="P763" style:family="paragraph" style:parent-style-name="Heading_20_4">
      <style:text-properties officeooo:rsid="060f284b" officeooo:paragraph-rsid="061d21be"/>
    </style:style>
    <style:style style:name="P764" style:family="paragraph" style:parent-style-name="Heading_20_4">
      <style:text-properties officeooo:paragraph-rsid="061d21be"/>
    </style:style>
    <style:style style:name="P765" style:family="paragraph" style:parent-style-name="Heading_20_4">
      <style:text-properties officeooo:rsid="060d7cba" officeooo:paragraph-rsid="060d7cba"/>
    </style:style>
    <style:style style:name="P766" style:family="paragraph" style:parent-style-name="Heading_20_4">
      <style:text-properties officeooo:rsid="060d7cba" officeooo:paragraph-rsid="09582543"/>
    </style:style>
    <style:style style:name="P767" style:family="paragraph" style:parent-style-name="Heading_20_4">
      <style:text-properties officeooo:rsid="060d7cba" officeooo:paragraph-rsid="0975b3ad"/>
    </style:style>
    <style:style style:name="P768" style:family="paragraph" style:parent-style-name="Heading_20_4">
      <style:text-properties officeooo:paragraph-rsid="09582543"/>
    </style:style>
    <style:style style:name="P769" style:family="paragraph" style:parent-style-name="Heading_20_4">
      <style:text-properties officeooo:paragraph-rsid="0975b3ad"/>
    </style:style>
    <style:style style:name="P770" style:family="paragraph" style:parent-style-name="Heading_20_4">
      <style:text-properties officeooo:paragraph-rsid="07e7abec"/>
    </style:style>
    <style:style style:name="P771" style:family="paragraph" style:parent-style-name="Heading_20_4">
      <style:text-properties officeooo:paragraph-rsid="07ec9397"/>
    </style:style>
    <style:style style:name="P772" style:family="paragraph" style:parent-style-name="Heading_20_4">
      <style:text-properties officeooo:paragraph-rsid="022f637c"/>
    </style:style>
    <style:style style:name="P773" style:family="paragraph" style:parent-style-name="Text_20_body" style:list-style-name="L1">
      <style:text-properties officeooo:paragraph-rsid="089fff8f"/>
    </style:style>
    <style:style style:name="P774" style:family="paragraph" style:parent-style-name="Text_20_body" style:list-style-name="L1">
      <style:text-properties officeooo:rsid="08a73dc6" officeooo:paragraph-rsid="08a73dc6"/>
    </style:style>
    <style:style style:name="P775" style:family="paragraph" style:parent-style-name="Text_20_body" style:list-style-name="L1">
      <style:text-properties officeooo:rsid="089fff8f" officeooo:paragraph-rsid="089fff8f"/>
    </style:style>
    <style:style style:name="P776" style:family="paragraph" style:parent-style-name="Text_20_body" style:list-style-name="L2">
      <style:text-properties officeooo:rsid="08ae6576" officeooo:paragraph-rsid="08b5bdc5"/>
    </style:style>
    <style:style style:name="P777" style:family="paragraph" style:parent-style-name="Text_20_body" style:list-style-name="L3">
      <style:text-properties officeooo:rsid="08ae6576" officeooo:paragraph-rsid="08ae6576"/>
    </style:style>
    <style:style style:name="P778" style:family="paragraph" style:parent-style-name="Text_20_body" style:list-style-name="L3">
      <style:text-properties officeooo:paragraph-rsid="08ab5a51"/>
    </style:style>
    <style:style style:name="P779" style:family="paragraph" style:parent-style-name="Text_20_body" style:list-style-name="L3">
      <style:text-properties officeooo:rsid="08bbbe4a" officeooo:paragraph-rsid="08bbbe4a"/>
    </style:style>
    <style:style style:name="P780" style:family="paragraph" style:parent-style-name="Text_20_body" style:list-style-name="L3">
      <style:text-properties officeooo:rsid="08c2cdb8" officeooo:paragraph-rsid="08c2cdb8"/>
    </style:style>
    <style:style style:name="P781" style:family="paragraph" style:parent-style-name="Text_20_body" style:list-style-name="L3">
      <style:text-properties officeooo:rsid="08c5140a" officeooo:paragraph-rsid="08c5140a"/>
    </style:style>
    <style:style style:name="P782" style:family="paragraph" style:parent-style-name="Text_20_body" style:list-style-name="L3">
      <style:text-properties officeooo:rsid="08c6f77f" officeooo:paragraph-rsid="08d35a7d"/>
    </style:style>
    <style:style style:name="P783" style:family="paragraph" style:parent-style-name="Text_20_body" style:list-style-name="L4">
      <style:text-properties officeooo:rsid="092e9839" officeooo:paragraph-rsid="092e9839"/>
    </style:style>
    <style:style style:name="P784" style:family="paragraph" style:parent-style-name="Text_20_body" style:list-style-name="L5">
      <style:text-properties officeooo:paragraph-rsid="093a1e20"/>
    </style:style>
    <style:style style:name="P785" style:family="paragraph" style:parent-style-name="Text_20_body" style:list-style-name="L5">
      <style:text-properties officeooo:rsid="093b0e08" officeooo:paragraph-rsid="093b0e08"/>
    </style:style>
    <style:style style:name="P786" style:family="paragraph" style:parent-style-name="Text_20_body" style:list-style-name="L6">
      <style:text-properties officeooo:rsid="0b5bb9eb" officeooo:paragraph-rsid="0b5bb9eb"/>
    </style:style>
    <style:style style:name="P787" style:family="paragraph" style:parent-style-name="Text_20_body" style:list-style-name="L7">
      <style:text-properties officeooo:paragraph-rsid="0ba4d5c3"/>
    </style:style>
    <style:style style:name="P788" style:family="paragraph" style:parent-style-name="Text_20_body" style:list-style-name="L8">
      <style:text-properties officeooo:rsid="039cc364" officeooo:paragraph-rsid="0473ccea"/>
    </style:style>
    <style:style style:name="P789" style:family="paragraph" style:parent-style-name="Text_20_body" style:list-style-name="L8">
      <style:text-properties officeooo:rsid="039cc364" officeooo:paragraph-rsid="039cc364"/>
    </style:style>
    <style:style style:name="P790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791" style:family="paragraph" style:parent-style-name="Text_20_body" style:list-style-name="L9">
      <style:text-properties officeooo:paragraph-rsid="00c89376"/>
    </style:style>
    <style:style style:name="P792" style:family="paragraph" style:parent-style-name="Text_20_body" style:list-style-name="L9">
      <style:text-properties officeooo:rsid="00c6b5db" officeooo:paragraph-rsid="00c89376"/>
    </style:style>
    <style:style style:name="P793" style:family="paragraph" style:parent-style-name="Text_20_body" style:list-style-name="L9">
      <style:text-properties officeooo:rsid="00ca897b" officeooo:paragraph-rsid="00ca897b"/>
    </style:style>
    <style:style style:name="P794" style:family="paragraph" style:parent-style-name="Text_20_body" style:list-style-name="L9">
      <style:text-properties officeooo:rsid="00cab932" officeooo:paragraph-rsid="00cab932"/>
    </style:style>
    <style:style style:name="P795" style:family="paragraph" style:parent-style-name="Text_20_body" style:list-style-name="L9">
      <style:text-properties officeooo:rsid="06ea49fa" officeooo:paragraph-rsid="06ea49fa"/>
    </style:style>
    <style:style style:name="P796" style:family="paragraph" style:parent-style-name="Text_20_body" style:list-style-name="L10">
      <style:text-properties officeooo:paragraph-rsid="0ad205ef"/>
    </style:style>
    <style:style style:name="P797" style:family="paragraph" style:parent-style-name="Text_20_body" style:list-style-name="L10">
      <style:text-properties officeooo:rsid="0ad205ef" officeooo:paragraph-rsid="0ad205ef"/>
    </style:style>
    <style:style style:name="P798" style:family="paragraph" style:parent-style-name="Text_20_body" style:list-style-name="L11">
      <style:text-properties officeooo:rsid="001998ef" officeooo:paragraph-rsid="01023fd0"/>
    </style:style>
    <style:style style:name="P799" style:family="paragraph" style:parent-style-name="Text_20_body" style:list-style-name="L12">
      <style:text-properties officeooo:rsid="001998ef" officeooo:paragraph-rsid="01023fd0"/>
    </style:style>
    <style:style style:name="P800" style:family="paragraph" style:parent-style-name="Text_20_body" style:list-style-name="L13">
      <style:text-properties officeooo:rsid="05b0dc3b" officeooo:paragraph-rsid="05b0dc3b"/>
    </style:style>
    <style:style style:name="P801" style:family="paragraph" style:parent-style-name="Text_20_body" style:list-style-name="L14">
      <style:text-properties officeooo:paragraph-rsid="05cc541c"/>
    </style:style>
    <style:style style:name="P802" style:family="paragraph" style:parent-style-name="Text_20_body" style:list-style-name="L14">
      <style:text-properties officeooo:rsid="05cc541c" officeooo:paragraph-rsid="05cc541c"/>
    </style:style>
    <style:style style:name="P803" style:family="paragraph" style:parent-style-name="Text_20_body" style:list-style-name="L15">
      <style:text-properties officeooo:rsid="0a5d69ef" officeooo:paragraph-rsid="0a5d69ef"/>
    </style:style>
    <style:style style:name="P804" style:family="paragraph" style:parent-style-name="Text_20_body" style:list-style-name="L16">
      <style:text-properties officeooo:rsid="0a6abdfc" officeooo:paragraph-rsid="0a6abdfc"/>
    </style:style>
    <style:style style:name="P805" style:family="paragraph" style:parent-style-name="Text_20_body" style:list-style-name="L17">
      <style:text-properties officeooo:paragraph-rsid="04078734"/>
    </style:style>
    <style:style style:name="P806" style:family="paragraph" style:parent-style-name="Text_20_body" style:list-style-name="L17">
      <style:text-properties officeooo:rsid="026903af" officeooo:paragraph-rsid="026903af"/>
    </style:style>
    <style:style style:name="P807" style:family="paragraph" style:parent-style-name="Text_20_body" style:list-style-name="L17">
      <style:text-properties officeooo:rsid="026ade76" officeooo:paragraph-rsid="0417c449"/>
    </style:style>
    <style:style style:name="P808" style:family="paragraph" style:parent-style-name="Text_20_body" style:list-style-name="L18">
      <style:text-properties officeooo:paragraph-rsid="07c16ce6"/>
    </style:style>
    <style:style style:name="P809" style:family="paragraph" style:parent-style-name="Text_20_body" style:list-style-name="L18">
      <style:text-properties officeooo:rsid="07c16ce6" officeooo:paragraph-rsid="07c16ce6"/>
    </style:style>
    <style:style style:name="P810" style:family="paragraph" style:parent-style-name="Text_20_body" style:list-style-name="L19">
      <style:text-properties officeooo:paragraph-rsid="07ce040e"/>
    </style:style>
    <style:style style:name="P811" style:family="paragraph" style:parent-style-name="Text_20_body" style:list-style-name="L19">
      <style:text-properties officeooo:paragraph-rsid="07e7abec"/>
    </style:style>
    <style:style style:name="P812" style:family="paragraph" style:parent-style-name="Text_20_body" style:list-style-name="L19">
      <style:text-properties officeooo:rsid="07ce040e" officeooo:paragraph-rsid="07ce040e"/>
    </style:style>
    <style:style style:name="P813" style:family="paragraph" style:parent-style-name="Text_20_body" style:list-style-name="L19">
      <style:text-properties officeooo:rsid="07ce0f00" officeooo:paragraph-rsid="07ce0f00"/>
    </style:style>
    <style:style style:name="P814" style:family="paragraph" style:parent-style-name="Text_20_body" style:list-style-name="L19">
      <style:text-properties officeooo:rsid="07ce0f00" officeooo:paragraph-rsid="07e7abec"/>
    </style:style>
    <style:style style:name="P815" style:family="paragraph" style:parent-style-name="Text_20_body" style:list-style-name="L19">
      <style:text-properties officeooo:rsid="07d05194" officeooo:paragraph-rsid="07d05194"/>
    </style:style>
    <style:style style:name="P816" style:family="paragraph" style:parent-style-name="Text_20_body" style:list-style-name="L19">
      <style:text-properties officeooo:rsid="07d05194" officeooo:paragraph-rsid="07e7abec"/>
    </style:style>
    <style:style style:name="P817" style:family="paragraph" style:parent-style-name="Text_20_body" style:list-style-name="L19">
      <style:text-properties officeooo:rsid="07d05194" officeooo:paragraph-rsid="07ec9397"/>
    </style:style>
    <style:style style:name="P818" style:family="paragraph" style:parent-style-name="Text_20_body" style:list-style-name="L20">
      <style:text-properties officeooo:rsid="07d05194" officeooo:paragraph-rsid="07d42575"/>
    </style:style>
    <style:style style:name="P819" style:family="paragraph" style:parent-style-name="Text_20_body" style:list-style-name="L20">
      <style:text-properties officeooo:rsid="07d1e99f" officeooo:paragraph-rsid="07d1e99f"/>
    </style:style>
    <style:style style:name="P820" style:family="paragraph" style:parent-style-name="Text_20_body" style:list-style-name="L19">
      <style:text-properties officeooo:rsid="07d1e99f" officeooo:paragraph-rsid="07ec9397"/>
    </style:style>
    <style:style style:name="P821" style:family="paragraph" style:parent-style-name="Text_20_body" style:list-style-name="L20">
      <style:text-properties officeooo:rsid="07d2dfac" officeooo:paragraph-rsid="07d2dfac"/>
    </style:style>
    <style:style style:name="P822" style:family="paragraph" style:parent-style-name="Text_20_body" style:list-style-name="L19">
      <style:text-properties officeooo:rsid="07d2dfac" officeooo:paragraph-rsid="07ec9397"/>
    </style:style>
    <style:style style:name="P823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824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825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826" style:family="paragraph" style:parent-style-name="Text_20_body" style:list-style-name="L21">
      <style:text-properties officeooo:rsid="0eda592f" officeooo:paragraph-rsid="0eda59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fo:font-weight="bold" officeooo:rsid="0ce8747f" style:font-weight-asian="bold" style:font-weight-complex="bold"/>
    </style:style>
    <style:style style:name="T25" style:family="text">
      <style:text-properties fo:font-weight="bold" officeooo:rsid="0dceac17" style:font-weight-asian="bold" style:font-weight-complex="bold"/>
    </style:style>
    <style:style style:name="T26" style:family="text">
      <style:text-properties fo:font-weight="bold" officeooo:rsid="0dd1736a" style:font-weight-asian="bold" style:font-weight-complex="bold"/>
    </style:style>
    <style:style style:name="T27" style:family="text">
      <style:text-properties fo:font-weight="bold" officeooo:rsid="0dd409bc" style:font-weight-asian="bold" style:font-weight-complex="bold"/>
    </style:style>
    <style:style style:name="T28" style:family="text">
      <style:text-properties fo:font-weight="bold" officeooo:rsid="0dd5a2dd" style:font-weight-asian="bold" style:font-weight-complex="bold"/>
    </style:style>
    <style:style style:name="T29" style:family="text">
      <style:text-properties fo:font-weight="bold" officeooo:rsid="0dda4a9f" style:font-weight-asian="bold" style:font-weight-complex="bold"/>
    </style:style>
    <style:style style:name="T30" style:family="text">
      <style:text-properties fo:font-weight="bold" officeooo:rsid="0dda743b" style:font-weight-asian="bold" style:font-weight-complex="bold"/>
    </style:style>
    <style:style style:name="T31" style:family="text">
      <style:text-properties fo:font-weight="bold" officeooo:rsid="0ddafd97" style:font-weight-asian="bold" style:font-weight-complex="bold"/>
    </style:style>
    <style:style style:name="T32" style:family="text">
      <style:text-properties fo:font-weight="bold" officeooo:rsid="0dd7550b" style:font-weight-asian="bold" style:font-weight-complex="bold"/>
    </style:style>
    <style:style style:name="T33" style:family="text">
      <style:text-properties fo:font-weight="bold" officeooo:rsid="0ddcedef" style:font-weight-asian="bold" style:font-weight-complex="bold"/>
    </style:style>
    <style:style style:name="T34" style:family="text">
      <style:text-properties fo:font-weight="bold" officeooo:rsid="0ddf38ef" style:font-weight-asian="bold" style:font-weight-complex="bold"/>
    </style:style>
    <style:style style:name="T35" style:family="text">
      <style:text-properties fo:font-weight="bold" officeooo:rsid="0de00712" style:font-weight-asian="bold" style:font-weight-complex="bold"/>
    </style:style>
    <style:style style:name="T36" style:family="text">
      <style:text-properties fo:font-weight="bold" officeooo:rsid="0de47f24" style:font-weight-asian="bold" style:font-weight-complex="bold"/>
    </style:style>
    <style:style style:name="T37" style:family="text">
      <style:text-properties fo:font-weight="bold" officeooo:rsid="0dee128d" style:font-weight-asian="bold" style:font-weight-complex="bold"/>
    </style:style>
    <style:style style:name="T38" style:family="text">
      <style:text-properties fo:font-weight="bold" officeooo:rsid="0e690501" style:font-weight-asian="bold" style:font-weight-complex="bold"/>
    </style:style>
    <style:style style:name="T39" style:family="text">
      <style:text-properties officeooo:rsid="008e66a9"/>
    </style:style>
    <style:style style:name="T40" style:family="text">
      <style:text-properties officeooo:rsid="00902699"/>
    </style:style>
    <style:style style:name="T41" style:family="text">
      <style:text-properties officeooo:rsid="009d5c13"/>
    </style:style>
    <style:style style:name="T42" style:family="text">
      <style:text-properties officeooo:rsid="009efd40"/>
    </style:style>
    <style:style style:name="T43" style:family="text">
      <style:text-properties officeooo:rsid="00a0c267"/>
    </style:style>
    <style:style style:name="T44" style:family="text">
      <style:text-properties officeooo:rsid="00a11caf"/>
    </style:style>
    <style:style style:name="T45" style:family="text">
      <style:text-properties officeooo:rsid="00a6bd25"/>
    </style:style>
    <style:style style:name="T46" style:family="text">
      <style:text-properties officeooo:rsid="00a8e95b"/>
    </style:style>
    <style:style style:name="T47" style:family="text">
      <style:text-properties officeooo:rsid="00abf211"/>
    </style:style>
    <style:style style:name="T48" style:family="text">
      <style:text-properties officeooo:rsid="00adcc0a"/>
    </style:style>
    <style:style style:name="T49" style:family="text">
      <style:text-properties officeooo:rsid="00b59701"/>
    </style:style>
    <style:style style:name="T50" style:family="text">
      <style:text-properties officeooo:rsid="00b7820c"/>
    </style:style>
    <style:style style:name="T51" style:family="text">
      <style:text-properties officeooo:rsid="00bf4de3"/>
    </style:style>
    <style:style style:name="T52" style:family="text">
      <style:text-properties officeooo:rsid="00c6b5db"/>
    </style:style>
    <style:style style:name="T53" style:family="text">
      <style:text-properties officeooo:rsid="00c89376"/>
    </style:style>
    <style:style style:name="T54" style:family="text">
      <style:text-properties officeooo:rsid="00cc7913"/>
    </style:style>
    <style:style style:name="T55" style:family="text">
      <style:text-properties officeooo:rsid="00ccacb2"/>
    </style:style>
    <style:style style:name="T56" style:family="text">
      <style:text-properties officeooo:rsid="00ccb9c2"/>
    </style:style>
    <style:style style:name="T57" style:family="text">
      <style:text-properties officeooo:rsid="00cce436"/>
    </style:style>
    <style:style style:name="T58" style:family="text">
      <style:text-properties officeooo:rsid="00cd1368"/>
    </style:style>
    <style:style style:name="T59" style:family="text">
      <style:text-properties officeooo:rsid="00ceb451"/>
    </style:style>
    <style:style style:name="T60" style:family="text">
      <style:text-properties officeooo:rsid="00d17e36"/>
    </style:style>
    <style:style style:name="T61" style:family="text">
      <style:text-properties officeooo:rsid="00d2e410"/>
    </style:style>
    <style:style style:name="T62" style:family="text">
      <style:text-properties officeooo:rsid="00d5c59a"/>
    </style:style>
    <style:style style:name="T63" style:family="text">
      <style:text-properties officeooo:rsid="00d72e6a"/>
    </style:style>
    <style:style style:name="T64" style:family="text">
      <style:text-properties officeooo:rsid="00d7844c"/>
    </style:style>
    <style:style style:name="T65" style:family="text">
      <style:text-properties officeooo:rsid="00df2460"/>
    </style:style>
    <style:style style:name="T66" style:family="text">
      <style:text-properties officeooo:rsid="00e004ab"/>
    </style:style>
    <style:style style:name="T67" style:family="text">
      <style:text-properties officeooo:rsid="00e39aee"/>
    </style:style>
    <style:style style:name="T68" style:family="text">
      <style:text-properties officeooo:rsid="00e6cd6d"/>
    </style:style>
    <style:style style:name="T69" style:family="text">
      <style:text-properties officeooo:rsid="00e8cb39"/>
    </style:style>
    <style:style style:name="T70" style:family="text">
      <style:text-properties officeooo:rsid="00ea2ee5"/>
    </style:style>
    <style:style style:name="T71" style:family="text">
      <style:text-properties officeooo:rsid="00eb02ff"/>
    </style:style>
    <style:style style:name="T72" style:family="text">
      <style:text-properties officeooo:rsid="00ec19fe"/>
    </style:style>
    <style:style style:name="T73" style:family="text">
      <style:text-properties officeooo:rsid="00ee2a08"/>
    </style:style>
    <style:style style:name="T74" style:family="text">
      <style:text-properties officeooo:rsid="00f3291b"/>
    </style:style>
    <style:style style:name="T75" style:family="text">
      <style:text-properties officeooo:rsid="00f8dfc7"/>
    </style:style>
    <style:style style:name="T76" style:family="text">
      <style:text-properties officeooo:rsid="00f92bd2"/>
    </style:style>
    <style:style style:name="T77" style:family="text">
      <style:text-properties officeooo:rsid="00f988cd"/>
    </style:style>
    <style:style style:name="T78" style:family="text">
      <style:text-properties officeooo:rsid="00f7a045"/>
    </style:style>
    <style:style style:name="T79" style:family="text">
      <style:text-properties officeooo:rsid="00f83948"/>
    </style:style>
    <style:style style:name="T80" style:family="text">
      <style:text-properties officeooo:rsid="010493cc"/>
    </style:style>
    <style:style style:name="T81" style:family="text">
      <style:text-properties officeooo:rsid="00f85b41"/>
    </style:style>
    <style:style style:name="T82" style:family="text">
      <style:text-properties officeooo:rsid="00fa556e"/>
    </style:style>
    <style:style style:name="T83" style:family="text">
      <style:text-properties officeooo:rsid="005f0c0c"/>
    </style:style>
    <style:style style:name="T84" style:family="text">
      <style:text-properties officeooo:rsid="00d4605f"/>
    </style:style>
    <style:style style:name="T85" style:family="text">
      <style:text-properties officeooo:rsid="0008960a"/>
    </style:style>
    <style:style style:name="T86" style:family="text">
      <style:text-properties officeooo:rsid="01124599"/>
    </style:style>
    <style:style style:name="T87" style:family="text">
      <style:text-properties officeooo:rsid="00fddb32"/>
    </style:style>
    <style:style style:name="T88" style:family="text">
      <style:text-properties officeooo:rsid="00daab37"/>
    </style:style>
    <style:style style:name="T89" style:family="text">
      <style:text-properties officeooo:rsid="00093938"/>
    </style:style>
    <style:style style:name="T90" style:family="text">
      <style:text-properties officeooo:rsid="000ceb46"/>
    </style:style>
    <style:style style:name="T91" style:family="text">
      <style:text-properties officeooo:rsid="000eacd6"/>
    </style:style>
    <style:style style:name="T92" style:family="text">
      <style:text-properties officeooo:rsid="0078e064"/>
    </style:style>
    <style:style style:name="T93" style:family="text">
      <style:text-properties officeooo:rsid="0079a7d8"/>
    </style:style>
    <style:style style:name="T94" style:family="text">
      <style:text-properties officeooo:rsid="008373f7"/>
    </style:style>
    <style:style style:name="T95" style:family="text">
      <style:text-properties officeooo:rsid="00542dad"/>
    </style:style>
    <style:style style:name="T96" style:family="text">
      <style:text-properties officeooo:rsid="007b3623"/>
    </style:style>
    <style:style style:name="T97" style:family="text">
      <style:text-properties officeooo:rsid="007ba89e"/>
    </style:style>
    <style:style style:name="T98" style:family="text">
      <style:text-properties officeooo:rsid="00deb5ee"/>
    </style:style>
    <style:style style:name="T99" style:family="text">
      <style:text-properties officeooo:rsid="00531944"/>
    </style:style>
    <style:style style:name="T100" style:family="text">
      <style:text-properties officeooo:rsid="00881ea3"/>
    </style:style>
    <style:style style:name="T101" style:family="text">
      <style:text-properties officeooo:rsid="00ff2c80"/>
    </style:style>
    <style:style style:name="T102" style:family="text">
      <style:text-properties officeooo:rsid="0105b662"/>
    </style:style>
    <style:style style:name="T103" style:family="text">
      <style:text-properties officeooo:rsid="0108ad4a"/>
    </style:style>
    <style:style style:name="T104" style:family="text">
      <style:text-properties officeooo:rsid="010a840d"/>
    </style:style>
    <style:style style:name="T105" style:family="text">
      <style:text-properties officeooo:rsid="001d4876"/>
    </style:style>
    <style:style style:name="T106" style:family="text">
      <style:text-properties officeooo:rsid="0056881d"/>
    </style:style>
    <style:style style:name="T107" style:family="text">
      <style:text-properties officeooo:rsid="011785dd"/>
    </style:style>
    <style:style style:name="T108" style:family="text">
      <style:text-properties officeooo:rsid="00f3572a"/>
    </style:style>
    <style:style style:name="T109" style:family="text">
      <style:text-properties officeooo:rsid="00f5dc2e"/>
    </style:style>
    <style:style style:name="T110" style:family="text">
      <style:text-properties officeooo:rsid="00f3b28a"/>
    </style:style>
    <style:style style:name="T111" style:family="text">
      <style:text-properties officeooo:rsid="0101c9b3"/>
    </style:style>
    <style:style style:name="T112" style:family="text">
      <style:text-properties officeooo:rsid="00f6be78"/>
    </style:style>
    <style:style style:name="T113" style:family="text">
      <style:text-properties officeooo:rsid="01047fb5"/>
    </style:style>
    <style:style style:name="T114" style:family="text">
      <style:text-properties officeooo:rsid="010ff261"/>
    </style:style>
    <style:style style:name="T115" style:family="text">
      <style:text-properties officeooo:rsid="01106a1d"/>
    </style:style>
    <style:style style:name="T116" style:family="text">
      <style:text-properties officeooo:rsid="00f71673"/>
    </style:style>
    <style:style style:name="T117" style:family="text">
      <style:text-properties officeooo:rsid="010420c2"/>
    </style:style>
    <style:style style:name="T118" style:family="text">
      <style:text-properties officeooo:rsid="0106d0eb"/>
    </style:style>
    <style:style style:name="T119" style:family="text">
      <style:text-properties officeooo:rsid="01091fb4"/>
    </style:style>
    <style:style style:name="T120" style:family="text">
      <style:text-properties officeooo:rsid="010b1765"/>
    </style:style>
    <style:style style:name="T121" style:family="text">
      <style:text-properties officeooo:rsid="010b1a08"/>
    </style:style>
    <style:style style:name="T122" style:family="text">
      <style:text-properties officeooo:rsid="01161f69"/>
    </style:style>
    <style:style style:name="T123" style:family="text">
      <style:text-properties officeooo:rsid="0118a6a6"/>
    </style:style>
    <style:style style:name="T124" style:family="text">
      <style:text-properties officeooo:rsid="011a214a"/>
    </style:style>
    <style:style style:name="T125" style:family="text">
      <style:text-properties officeooo:rsid="011accf9"/>
    </style:style>
    <style:style style:name="T126" style:family="text">
      <style:text-properties officeooo:rsid="011c29ea"/>
    </style:style>
    <style:style style:name="T127" style:family="text">
      <style:text-properties officeooo:rsid="011c3786"/>
    </style:style>
    <style:style style:name="T128" style:family="text">
      <style:text-properties officeooo:rsid="011cc289"/>
    </style:style>
    <style:style style:name="T129" style:family="text">
      <style:text-properties officeooo:rsid="011e24d5"/>
    </style:style>
    <style:style style:name="T130" style:family="text">
      <style:text-properties officeooo:rsid="011f3927"/>
    </style:style>
    <style:style style:name="T131" style:family="text">
      <style:text-properties officeooo:rsid="0120ea38"/>
    </style:style>
    <style:style style:name="T132" style:family="text">
      <style:text-properties officeooo:rsid="01243237"/>
    </style:style>
    <style:style style:name="T133" style:family="text">
      <style:text-properties officeooo:rsid="0124de3c"/>
    </style:style>
    <style:style style:name="T134" style:family="text">
      <style:text-properties officeooo:rsid="0126b176"/>
    </style:style>
    <style:style style:name="T135" style:family="text">
      <style:text-properties officeooo:rsid="012b9245"/>
    </style:style>
    <style:style style:name="T136" style:family="text">
      <style:text-properties officeooo:rsid="01302863"/>
    </style:style>
    <style:style style:name="T137" style:family="text">
      <style:text-properties officeooo:rsid="01318492"/>
    </style:style>
    <style:style style:name="T138" style:family="text">
      <style:text-properties officeooo:rsid="0133721b"/>
    </style:style>
    <style:style style:name="T139" style:family="text">
      <style:text-properties officeooo:rsid="01384f38"/>
    </style:style>
    <style:style style:name="T140" style:family="text">
      <style:text-properties officeooo:rsid="0139fdf0"/>
    </style:style>
    <style:style style:name="T141" style:family="text">
      <style:text-properties officeooo:rsid="013b8750"/>
    </style:style>
    <style:style style:name="T142" style:family="text">
      <style:text-properties officeooo:rsid="013c0327"/>
    </style:style>
    <style:style style:name="T143" style:family="text">
      <style:text-properties officeooo:rsid="013de234"/>
    </style:style>
    <style:style style:name="T144" style:family="text">
      <style:text-properties officeooo:rsid="013f4cee"/>
    </style:style>
    <style:style style:name="T145" style:family="text">
      <style:text-properties officeooo:rsid="0140e9c3"/>
    </style:style>
    <style:style style:name="T146" style:family="text">
      <style:text-properties officeooo:rsid="0141cb56"/>
    </style:style>
    <style:style style:name="T147" style:family="text">
      <style:text-properties officeooo:rsid="0141da61"/>
    </style:style>
    <style:style style:name="T148" style:family="text">
      <style:text-properties officeooo:rsid="01455174"/>
    </style:style>
    <style:style style:name="T149" style:family="text">
      <style:text-properties officeooo:rsid="014aa14f"/>
    </style:style>
    <style:style style:name="T150" style:family="text">
      <style:text-properties officeooo:rsid="014c70b1"/>
    </style:style>
    <style:style style:name="T151" style:family="text">
      <style:text-properties officeooo:rsid="014feb0b"/>
    </style:style>
    <style:style style:name="T152" style:family="text">
      <style:text-properties officeooo:rsid="0152a3b1"/>
    </style:style>
    <style:style style:name="T153" style:family="text">
      <style:text-properties officeooo:rsid="0152be03"/>
    </style:style>
    <style:style style:name="T154" style:family="text">
      <style:text-properties officeooo:rsid="01542fe6"/>
    </style:style>
    <style:style style:name="T155" style:family="text">
      <style:text-properties officeooo:rsid="01555294"/>
    </style:style>
    <style:style style:name="T156" style:family="text">
      <style:text-properties officeooo:rsid="0155e9c6"/>
    </style:style>
    <style:style style:name="T157" style:family="text">
      <style:text-properties officeooo:rsid="0158ebc6"/>
    </style:style>
    <style:style style:name="T158" style:family="text">
      <style:text-properties officeooo:rsid="015a2e49"/>
    </style:style>
    <style:style style:name="T159" style:family="text">
      <style:text-properties officeooo:rsid="015a6093"/>
    </style:style>
    <style:style style:name="T160" style:family="text">
      <style:text-properties officeooo:rsid="015bc618"/>
    </style:style>
    <style:style style:name="T161" style:family="text">
      <style:text-properties officeooo:rsid="016235f3"/>
    </style:style>
    <style:style style:name="T162" style:family="text">
      <style:text-properties officeooo:rsid="0163799d"/>
    </style:style>
    <style:style style:name="T163" style:family="text">
      <style:text-properties officeooo:rsid="0164fce0"/>
    </style:style>
    <style:style style:name="T164" style:family="text">
      <style:text-properties officeooo:rsid="0165f960"/>
    </style:style>
    <style:style style:name="T165" style:family="text">
      <style:text-properties officeooo:rsid="0167c4c9"/>
    </style:style>
    <style:style style:name="T166" style:family="text">
      <style:text-properties officeooo:rsid="016810d5"/>
    </style:style>
    <style:style style:name="T167" style:family="text">
      <style:text-properties officeooo:rsid="01694780"/>
    </style:style>
    <style:style style:name="T168" style:family="text">
      <style:text-properties officeooo:rsid="016e4581"/>
    </style:style>
    <style:style style:name="T169" style:family="text">
      <style:text-properties officeooo:rsid="01701766"/>
    </style:style>
    <style:style style:name="T170" style:family="text">
      <style:text-properties officeooo:rsid="0173fa91"/>
    </style:style>
    <style:style style:name="T171" style:family="text">
      <style:text-properties officeooo:rsid="01760203"/>
    </style:style>
    <style:style style:name="T172" style:family="text">
      <style:text-properties officeooo:rsid="017a0847"/>
    </style:style>
    <style:style style:name="T173" style:family="text">
      <style:text-properties fo:font-weight="normal" style:font-weight-asian="normal" style:font-weight-complex="normal"/>
    </style:style>
    <style:style style:name="T174" style:family="text">
      <style:text-properties fo:font-weight="normal" officeooo:rsid="017a0847" style:font-weight-asian="normal" style:font-weight-complex="normal"/>
    </style:style>
    <style:style style:name="T175" style:family="text">
      <style:text-properties fo:font-weight="normal" officeooo:rsid="017ccc0d" style:font-weight-asian="normal" style:font-weight-complex="normal"/>
    </style:style>
    <style:style style:name="T176" style:family="text">
      <style:text-properties fo:font-weight="normal" officeooo:rsid="019e2b1f" style:font-weight-asian="normal" style:font-weight-complex="normal"/>
    </style:style>
    <style:style style:name="T177" style:family="text">
      <style:text-properties fo:font-weight="normal" officeooo:rsid="03b58cec" style:font-weight-asian="normal" style:font-weight-complex="normal"/>
    </style:style>
    <style:style style:name="T178" style:family="text">
      <style:text-properties fo:font-weight="normal" officeooo:rsid="03b6cf4b" style:font-weight-asian="normal" style:font-weight-complex="normal"/>
    </style:style>
    <style:style style:name="T179" style:family="text">
      <style:text-properties fo:font-weight="normal" officeooo:rsid="03ba6d63" style:font-weight-asian="normal" style:font-weight-complex="normal"/>
    </style:style>
    <style:style style:name="T180" style:family="text">
      <style:text-properties fo:font-weight="normal" officeooo:rsid="03bd842d" style:font-weight-asian="normal" style:font-weight-complex="normal"/>
    </style:style>
    <style:style style:name="T181" style:family="text">
      <style:text-properties fo:font-weight="normal" officeooo:rsid="03d57526" style:font-weight-asian="normal" style:font-weight-complex="normal"/>
    </style:style>
    <style:style style:name="T182" style:family="text">
      <style:text-properties fo:font-weight="normal" officeooo:rsid="03dd9cce" style:font-weight-asian="normal" style:font-weight-complex="normal"/>
    </style:style>
    <style:style style:name="T183" style:family="text">
      <style:text-properties fo:font-weight="normal" officeooo:rsid="04238af5" style:font-weight-asian="normal" style:font-weight-complex="normal"/>
    </style:style>
    <style:style style:name="T184" style:family="text">
      <style:text-properties fo:font-weight="normal" officeooo:rsid="04248413" style:font-weight-asian="normal" style:font-weight-complex="normal"/>
    </style:style>
    <style:style style:name="T185" style:family="text">
      <style:text-properties fo:font-weight="normal" officeooo:rsid="042556b2" style:font-weight-asian="normal" style:font-weight-complex="normal"/>
    </style:style>
    <style:style style:name="T186" style:family="text">
      <style:text-properties fo:font-weight="normal" officeooo:rsid="0426a494" style:font-weight-asian="normal" style:font-weight-complex="normal"/>
    </style:style>
    <style:style style:name="T187" style:family="text">
      <style:text-properties fo:font-weight="normal" officeooo:rsid="03bcfdbe" style:font-weight-asian="normal" style:font-weight-complex="normal"/>
    </style:style>
    <style:style style:name="T188" style:family="text">
      <style:text-properties fo:font-weight="normal" officeooo:rsid="047724f1" style:font-weight-asian="normal" style:font-weight-complex="normal"/>
    </style:style>
    <style:style style:name="T189" style:family="text">
      <style:text-properties fo:font-weight="normal" officeooo:rsid="03a4e9a6" style:font-weight-asian="normal" style:font-weight-complex="normal"/>
    </style:style>
    <style:style style:name="T190" style:family="text">
      <style:text-properties fo:font-weight="normal" officeooo:rsid="062f324e" style:font-weight-asian="normal" style:font-weight-complex="normal"/>
    </style:style>
    <style:style style:name="T191" style:family="text">
      <style:text-properties fo:font-weight="normal" officeooo:rsid="077b1431" style:font-weight-asian="normal" style:font-weight-complex="normal"/>
    </style:style>
    <style:style style:name="T192" style:family="text">
      <style:text-properties officeooo:rsid="0185fa46"/>
    </style:style>
    <style:style style:name="T193" style:family="text">
      <style:text-properties officeooo:rsid="018787be"/>
    </style:style>
    <style:style style:name="T194" style:family="text">
      <style:text-properties officeooo:rsid="0187aaba"/>
    </style:style>
    <style:style style:name="T195" style:family="text">
      <style:text-properties officeooo:rsid="018949bc"/>
    </style:style>
    <style:style style:name="T196" style:family="text">
      <style:text-properties officeooo:rsid="01895983"/>
    </style:style>
    <style:style style:name="T197" style:family="text">
      <style:text-properties officeooo:rsid="01907083"/>
    </style:style>
    <style:style style:name="T198" style:family="text">
      <style:text-properties officeooo:rsid="01936573"/>
    </style:style>
    <style:style style:name="T199" style:family="text">
      <style:text-properties officeooo:rsid="01943d04"/>
    </style:style>
    <style:style style:name="T200" style:family="text">
      <style:text-properties officeooo:rsid="01984cb2"/>
    </style:style>
    <style:style style:name="T201" style:family="text">
      <style:text-properties officeooo:rsid="019ce3cc"/>
    </style:style>
    <style:style style:name="T202" style:family="text">
      <style:text-properties officeooo:rsid="019e2b1f"/>
    </style:style>
    <style:style style:name="T203" style:family="text">
      <style:text-properties fo:font-style="italic"/>
    </style:style>
    <style:style style:name="T20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5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6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7" style:family="text">
      <style:text-properties officeooo:rsid="01a5ba4a"/>
    </style:style>
    <style:style style:name="T208" style:family="text">
      <style:text-properties officeooo:rsid="01a94156"/>
    </style:style>
    <style:style style:name="T209" style:family="text">
      <style:text-properties officeooo:rsid="01aaa7d7"/>
    </style:style>
    <style:style style:name="T210" style:family="text">
      <style:text-properties officeooo:rsid="01aae690"/>
    </style:style>
    <style:style style:name="T211" style:family="text">
      <style:text-properties officeooo:rsid="01abcdd8"/>
    </style:style>
    <style:style style:name="T212" style:family="text">
      <style:text-properties officeooo:rsid="01abf68c"/>
    </style:style>
    <style:style style:name="T213" style:family="text">
      <style:text-properties officeooo:rsid="01ad1496"/>
    </style:style>
    <style:style style:name="T214" style:family="text">
      <style:text-properties officeooo:rsid="01ae729f"/>
    </style:style>
    <style:style style:name="T215" style:family="text">
      <style:text-properties officeooo:rsid="01b41e90"/>
    </style:style>
    <style:style style:name="T216" style:family="text">
      <style:text-properties officeooo:rsid="01b58856"/>
    </style:style>
    <style:style style:name="T217" style:family="text">
      <style:text-properties officeooo:rsid="01b71cae"/>
    </style:style>
    <style:style style:name="T218" style:family="text">
      <style:text-properties officeooo:rsid="01b76a58"/>
    </style:style>
    <style:style style:name="T219" style:family="text">
      <style:text-properties officeooo:rsid="01bb3fb3"/>
    </style:style>
    <style:style style:name="T220" style:family="text">
      <style:text-properties officeooo:rsid="01bf3ed5"/>
    </style:style>
    <style:style style:name="T221" style:family="text">
      <style:text-properties officeooo:rsid="01c6a9f5"/>
    </style:style>
    <style:style style:name="T222" style:family="text">
      <style:text-properties officeooo:rsid="01c832ff"/>
    </style:style>
    <style:style style:name="T223" style:family="text">
      <style:text-properties officeooo:rsid="01c882b9"/>
    </style:style>
    <style:style style:name="T224" style:family="text">
      <style:text-properties officeooo:rsid="01c8da3c"/>
    </style:style>
    <style:style style:name="T225" style:family="text">
      <style:text-properties officeooo:rsid="01cb6914"/>
    </style:style>
    <style:style style:name="T226" style:family="text">
      <style:text-properties officeooo:rsid="01cd684b"/>
    </style:style>
    <style:style style:name="T227" style:family="text">
      <style:text-properties officeooo:rsid="01cf0e85"/>
    </style:style>
    <style:style style:name="T228" style:family="text">
      <style:text-properties officeooo:rsid="01cf1236"/>
    </style:style>
    <style:style style:name="T229" style:family="text">
      <style:text-properties officeooo:rsid="01cf521d"/>
    </style:style>
    <style:style style:name="T230" style:family="text">
      <style:text-properties officeooo:rsid="01d4361f"/>
    </style:style>
    <style:style style:name="T231" style:family="text">
      <style:text-properties officeooo:rsid="01d6d942"/>
    </style:style>
    <style:style style:name="T232" style:family="text">
      <style:text-properties officeooo:rsid="01d85de3"/>
    </style:style>
    <style:style style:name="T233" style:family="text">
      <style:text-properties officeooo:rsid="01ddf533"/>
    </style:style>
    <style:style style:name="T234" style:family="text">
      <style:text-properties officeooo:rsid="01dfee0d"/>
    </style:style>
    <style:style style:name="T235" style:family="text">
      <style:text-properties officeooo:rsid="01e198b0"/>
    </style:style>
    <style:style style:name="T236" style:family="text">
      <style:text-properties officeooo:rsid="01e29e5c"/>
    </style:style>
    <style:style style:name="T237" style:family="text">
      <style:text-properties officeooo:rsid="01e513ea"/>
    </style:style>
    <style:style style:name="T238" style:family="text">
      <style:text-properties officeooo:rsid="01e51e3c"/>
    </style:style>
    <style:style style:name="T239" style:family="text">
      <style:text-properties officeooo:rsid="01e7f486"/>
    </style:style>
    <style:style style:name="T240" style:family="text">
      <style:text-properties officeooo:rsid="01ec8359"/>
    </style:style>
    <style:style style:name="T241" style:family="text">
      <style:text-properties officeooo:rsid="01edff67"/>
    </style:style>
    <style:style style:name="T242" style:family="text">
      <style:text-properties officeooo:rsid="01efa177"/>
    </style:style>
    <style:style style:name="T243" style:family="text">
      <style:text-properties officeooo:rsid="01f3bbe6"/>
    </style:style>
    <style:style style:name="T244" style:family="text">
      <style:text-properties officeooo:rsid="01f59790"/>
    </style:style>
    <style:style style:name="T245" style:family="text">
      <style:text-properties officeooo:rsid="01f7aba1"/>
    </style:style>
    <style:style style:name="T246" style:family="text">
      <style:text-properties officeooo:rsid="01fae4cf"/>
    </style:style>
    <style:style style:name="T247" style:family="text">
      <style:text-properties officeooo:rsid="02023326"/>
    </style:style>
    <style:style style:name="T248" style:family="text">
      <style:text-properties officeooo:rsid="0203c2be"/>
    </style:style>
    <style:style style:name="T249" style:family="text">
      <style:text-properties officeooo:rsid="0207536f"/>
    </style:style>
    <style:style style:name="T250" style:family="text">
      <style:text-properties officeooo:rsid="02089710"/>
    </style:style>
    <style:style style:name="T251" style:family="text">
      <style:text-properties officeooo:rsid="02096631"/>
    </style:style>
    <style:style style:name="T252" style:family="text">
      <style:text-properties officeooo:rsid="020a53c1"/>
    </style:style>
    <style:style style:name="T253" style:family="text">
      <style:text-properties officeooo:rsid="020d04e9"/>
    </style:style>
    <style:style style:name="T254" style:family="text">
      <style:text-properties officeooo:rsid="020d9699"/>
    </style:style>
    <style:style style:name="T255" style:family="text">
      <style:text-properties officeooo:rsid="020efbcf"/>
    </style:style>
    <style:style style:name="T256" style:family="text">
      <style:text-properties officeooo:rsid="02106f81"/>
    </style:style>
    <style:style style:name="T257" style:family="text">
      <style:text-properties officeooo:rsid="02113e85"/>
    </style:style>
    <style:style style:name="T258" style:family="text">
      <style:text-properties officeooo:rsid="02124031"/>
    </style:style>
    <style:style style:name="T259" style:family="text">
      <style:text-properties officeooo:rsid="02129465"/>
    </style:style>
    <style:style style:name="T260" style:family="text">
      <style:text-properties officeooo:rsid="02143c22"/>
    </style:style>
    <style:style style:name="T261" style:family="text">
      <style:text-properties officeooo:rsid="02193569"/>
    </style:style>
    <style:style style:name="T262" style:family="text">
      <style:text-properties officeooo:rsid="0219b4bb"/>
    </style:style>
    <style:style style:name="T263" style:family="text">
      <style:text-properties officeooo:rsid="021ae34c"/>
    </style:style>
    <style:style style:name="T264" style:family="text">
      <style:text-properties officeooo:rsid="021c9192"/>
    </style:style>
    <style:style style:name="T265" style:family="text">
      <style:text-properties officeooo:rsid="021d47a9"/>
    </style:style>
    <style:style style:name="T266" style:family="text">
      <style:text-properties officeooo:rsid="021e2e85"/>
    </style:style>
    <style:style style:name="T267" style:family="text">
      <style:text-properties officeooo:rsid="0220026f"/>
    </style:style>
    <style:style style:name="T268" style:family="text">
      <style:text-properties officeooo:rsid="0222103b"/>
    </style:style>
    <style:style style:name="T269" style:family="text">
      <style:text-properties officeooo:rsid="02227558"/>
    </style:style>
    <style:style style:name="T270" style:family="text">
      <style:text-properties officeooo:rsid="02252b73"/>
    </style:style>
    <style:style style:name="T271" style:family="text">
      <style:text-properties officeooo:rsid="02298a11"/>
    </style:style>
    <style:style style:name="T272" style:family="text">
      <style:text-properties officeooo:rsid="0229e3b9"/>
    </style:style>
    <style:style style:name="T273" style:family="text">
      <style:text-properties officeooo:rsid="022acebe"/>
    </style:style>
    <style:style style:name="T274" style:family="text">
      <style:text-properties officeooo:rsid="022d1c2c"/>
    </style:style>
    <style:style style:name="T275" style:family="text">
      <style:text-properties officeooo:rsid="0230fbe9"/>
    </style:style>
    <style:style style:name="T276" style:family="text">
      <style:text-properties officeooo:rsid="02328a24"/>
    </style:style>
    <style:style style:name="T277" style:family="text">
      <style:text-properties officeooo:rsid="0232e02c"/>
    </style:style>
    <style:style style:name="T278" style:family="text">
      <style:text-properties officeooo:rsid="02374d4e"/>
    </style:style>
    <style:style style:name="T279" style:family="text">
      <style:text-properties officeooo:rsid="023c4b73"/>
    </style:style>
    <style:style style:name="T280" style:family="text">
      <style:text-properties officeooo:rsid="02413593"/>
    </style:style>
    <style:style style:name="T281" style:family="text">
      <style:text-properties officeooo:rsid="0247bca1"/>
    </style:style>
    <style:style style:name="T282" style:family="text">
      <style:text-properties officeooo:rsid="02489750"/>
    </style:style>
    <style:style style:name="T283" style:family="text">
      <style:text-properties officeooo:rsid="0248b6e9"/>
    </style:style>
    <style:style style:name="T284" style:family="text">
      <style:text-properties officeooo:rsid="025bc158"/>
    </style:style>
    <style:style style:name="T285" style:family="text">
      <style:text-properties officeooo:rsid="025caa0e"/>
    </style:style>
    <style:style style:name="T286" style:family="text">
      <style:text-properties officeooo:rsid="025e6b69"/>
    </style:style>
    <style:style style:name="T287" style:family="text">
      <style:text-properties officeooo:rsid="025fa6d6"/>
    </style:style>
    <style:style style:name="T288" style:family="text">
      <style:text-properties officeooo:rsid="02618de7"/>
    </style:style>
    <style:style style:name="T289" style:family="text">
      <style:text-properties officeooo:rsid="026302a4"/>
    </style:style>
    <style:style style:name="T290" style:family="text">
      <style:text-properties officeooo:rsid="02630a57"/>
    </style:style>
    <style:style style:name="T291" style:family="text">
      <style:text-properties officeooo:rsid="02649f85"/>
    </style:style>
    <style:style style:name="T292" style:family="text">
      <style:text-properties officeooo:rsid="0265b83e"/>
    </style:style>
    <style:style style:name="T293" style:family="text">
      <style:text-properties officeooo:rsid="0267117f"/>
    </style:style>
    <style:style style:name="T294" style:family="text">
      <style:text-properties officeooo:rsid="026903af"/>
    </style:style>
    <style:style style:name="T295" style:family="text">
      <style:text-properties officeooo:rsid="026a496d"/>
    </style:style>
    <style:style style:name="T296" style:family="text">
      <style:text-properties officeooo:rsid="026ade76"/>
    </style:style>
    <style:style style:name="T297" style:family="text">
      <style:text-properties officeooo:rsid="02735c8a"/>
    </style:style>
    <style:style style:name="T298" style:family="text">
      <style:text-properties officeooo:rsid="02747d7a"/>
    </style:style>
    <style:style style:name="T299" style:family="text">
      <style:text-properties officeooo:rsid="0276724b"/>
    </style:style>
    <style:style style:name="T300" style:family="text">
      <style:text-properties officeooo:rsid="02783f62"/>
    </style:style>
    <style:style style:name="T301" style:family="text">
      <style:text-properties officeooo:rsid="0279ac81"/>
    </style:style>
    <style:style style:name="T302" style:family="text">
      <style:text-properties officeooo:rsid="027a6621"/>
    </style:style>
    <style:style style:name="T303" style:family="text">
      <style:text-properties officeooo:rsid="027ac61a"/>
    </style:style>
    <style:style style:name="T304" style:family="text">
      <style:text-properties officeooo:rsid="027c0b03"/>
    </style:style>
    <style:style style:name="T305" style:family="text">
      <style:text-properties officeooo:rsid="02807284"/>
    </style:style>
    <style:style style:name="T306" style:family="text">
      <style:text-properties officeooo:rsid="028106f2"/>
    </style:style>
    <style:style style:name="T307" style:family="text">
      <style:text-properties officeooo:rsid="028230ea"/>
    </style:style>
    <style:style style:name="T308" style:family="text">
      <style:text-properties officeooo:rsid="0283fe61"/>
    </style:style>
    <style:style style:name="T309" style:family="text">
      <style:text-properties officeooo:rsid="02877614"/>
    </style:style>
    <style:style style:name="T310" style:family="text">
      <style:text-properties officeooo:rsid="0288aaee"/>
    </style:style>
    <style:style style:name="T311" style:family="text">
      <style:text-properties officeooo:rsid="028b32a4"/>
    </style:style>
    <style:style style:name="T312" style:family="text">
      <style:text-properties officeooo:rsid="028b8780"/>
    </style:style>
    <style:style style:name="T313" style:family="text">
      <style:text-properties officeooo:rsid="028d8cf7"/>
    </style:style>
    <style:style style:name="T314" style:family="text">
      <style:text-properties officeooo:rsid="0291f5f4"/>
    </style:style>
    <style:style style:name="T315" style:family="text">
      <style:text-properties officeooo:rsid="02989196"/>
    </style:style>
    <style:style style:name="T316" style:family="text">
      <style:text-properties officeooo:rsid="029a7cc6"/>
    </style:style>
    <style:style style:name="T317" style:family="text">
      <style:text-properties officeooo:rsid="029cd95d"/>
    </style:style>
    <style:style style:name="T318" style:family="text">
      <style:text-properties officeooo:rsid="029eceda"/>
    </style:style>
    <style:style style:name="T319" style:family="text">
      <style:text-properties officeooo:rsid="029fa2ed"/>
    </style:style>
    <style:style style:name="T320" style:family="text">
      <style:text-properties officeooo:rsid="02a960a4"/>
    </style:style>
    <style:style style:name="T321" style:family="text">
      <style:text-properties officeooo:rsid="02aaebe6"/>
    </style:style>
    <style:style style:name="T322" style:family="text">
      <style:text-properties officeooo:rsid="02abf696"/>
    </style:style>
    <style:style style:name="T323" style:family="text">
      <style:text-properties officeooo:rsid="02b17efc"/>
    </style:style>
    <style:style style:name="T324" style:family="text">
      <style:text-properties officeooo:rsid="02b21d4e"/>
    </style:style>
    <style:style style:name="T325" style:family="text">
      <style:text-properties officeooo:rsid="02b3acad"/>
    </style:style>
    <style:style style:name="T326" style:family="text">
      <style:text-properties officeooo:rsid="02b3e303"/>
    </style:style>
    <style:style style:name="T327" style:family="text">
      <style:text-properties officeooo:rsid="02b559c8"/>
    </style:style>
    <style:style style:name="T328" style:family="text">
      <style:text-properties officeooo:rsid="02ba83eb"/>
    </style:style>
    <style:style style:name="T329" style:family="text">
      <style:text-properties officeooo:rsid="02bce96f"/>
    </style:style>
    <style:style style:name="T330" style:family="text">
      <style:text-properties officeooo:rsid="02bdff85"/>
    </style:style>
    <style:style style:name="T331" style:family="text">
      <style:text-properties officeooo:rsid="02bf9f20"/>
    </style:style>
    <style:style style:name="T332" style:family="text">
      <style:text-properties officeooo:rsid="02bfee2a"/>
    </style:style>
    <style:style style:name="T333" style:family="text">
      <style:text-properties officeooo:rsid="02c27374"/>
    </style:style>
    <style:style style:name="T334" style:family="text">
      <style:text-properties officeooo:rsid="02c8afb1"/>
    </style:style>
    <style:style style:name="T335" style:family="text">
      <style:text-properties officeooo:rsid="02cfc5de"/>
    </style:style>
    <style:style style:name="T336" style:family="text">
      <style:text-properties officeooo:rsid="02d18386"/>
    </style:style>
    <style:style style:name="T337" style:family="text">
      <style:text-properties officeooo:rsid="02d5a489"/>
    </style:style>
    <style:style style:name="T338" style:family="text">
      <style:text-properties officeooo:rsid="02d66ad7"/>
    </style:style>
    <style:style style:name="T339" style:family="text">
      <style:text-properties officeooo:rsid="02d75df3"/>
    </style:style>
    <style:style style:name="T340" style:family="text">
      <style:text-properties officeooo:rsid="02d7f4b0"/>
    </style:style>
    <style:style style:name="T341" style:family="text">
      <style:text-properties officeooo:rsid="02d9118e"/>
    </style:style>
    <style:style style:name="T342" style:family="text">
      <style:text-properties officeooo:rsid="02db5400"/>
    </style:style>
    <style:style style:name="T343" style:family="text">
      <style:text-properties officeooo:rsid="02dce639"/>
    </style:style>
    <style:style style:name="T344" style:family="text">
      <style:text-properties officeooo:rsid="02deda76"/>
    </style:style>
    <style:style style:name="T345" style:family="text">
      <style:text-properties officeooo:rsid="02dee797"/>
    </style:style>
    <style:style style:name="T346" style:family="text">
      <style:text-properties officeooo:rsid="02e0831e"/>
    </style:style>
    <style:style style:name="T347" style:family="text">
      <style:text-properties officeooo:rsid="02e0db8c"/>
    </style:style>
    <style:style style:name="T348" style:family="text">
      <style:text-properties officeooo:rsid="02e2ba83"/>
    </style:style>
    <style:style style:name="T349" style:family="text">
      <style:text-properties officeooo:rsid="02e317f6"/>
    </style:style>
    <style:style style:name="T350" style:family="text">
      <style:text-properties officeooo:rsid="02e4cc24"/>
    </style:style>
    <style:style style:name="T351" style:family="text">
      <style:text-properties officeooo:rsid="02e61189"/>
    </style:style>
    <style:style style:name="T352" style:family="text">
      <style:text-properties officeooo:rsid="02e6e887"/>
    </style:style>
    <style:style style:name="T353" style:family="text">
      <style:text-properties officeooo:rsid="02e99c25"/>
    </style:style>
    <style:style style:name="T354" style:family="text">
      <style:text-properties officeooo:rsid="02eaec55"/>
    </style:style>
    <style:style style:name="T355" style:family="text">
      <style:text-properties officeooo:rsid="02ed213d"/>
    </style:style>
    <style:style style:name="T356" style:family="text">
      <style:text-properties officeooo:rsid="02f3caaa"/>
    </style:style>
    <style:style style:name="T357" style:family="text">
      <style:text-properties officeooo:rsid="02fabaf0"/>
    </style:style>
    <style:style style:name="T358" style:family="text">
      <style:text-properties officeooo:rsid="02fb9645"/>
    </style:style>
    <style:style style:name="T359" style:family="text">
      <style:text-properties officeooo:rsid="02ff9eba"/>
    </style:style>
    <style:style style:name="T360" style:family="text">
      <style:text-properties officeooo:rsid="03003bce"/>
    </style:style>
    <style:style style:name="T361" style:family="text">
      <style:text-properties officeooo:rsid="03079981"/>
    </style:style>
    <style:style style:name="T362" style:family="text">
      <style:text-properties officeooo:rsid="030cf816"/>
    </style:style>
    <style:style style:name="T363" style:family="text">
      <style:text-properties officeooo:rsid="0310e900"/>
    </style:style>
    <style:style style:name="T364" style:family="text">
      <style:text-properties officeooo:rsid="0312d470"/>
    </style:style>
    <style:style style:name="T365" style:family="text">
      <style:text-properties officeooo:rsid="0315ed85"/>
    </style:style>
    <style:style style:name="T366" style:family="text">
      <style:text-properties officeooo:rsid="0315fa58"/>
    </style:style>
    <style:style style:name="T367" style:family="text">
      <style:text-properties officeooo:rsid="0317cc67"/>
    </style:style>
    <style:style style:name="T368" style:family="text">
      <style:text-properties officeooo:rsid="031876c5"/>
    </style:style>
    <style:style style:name="T369" style:family="text">
      <style:text-properties officeooo:rsid="0319339e"/>
    </style:style>
    <style:style style:name="T370" style:family="text">
      <style:text-properties officeooo:rsid="031cc679"/>
    </style:style>
    <style:style style:name="T371" style:family="text">
      <style:text-properties officeooo:rsid="031d6c5b"/>
    </style:style>
    <style:style style:name="T372" style:family="text">
      <style:text-properties officeooo:rsid="0326d110"/>
    </style:style>
    <style:style style:name="T373" style:family="text">
      <style:text-properties officeooo:rsid="0328b3c2"/>
    </style:style>
    <style:style style:name="T374" style:family="text">
      <style:text-properties officeooo:rsid="032a2673"/>
    </style:style>
    <style:style style:name="T375" style:family="text">
      <style:text-properties officeooo:rsid="032d8803"/>
    </style:style>
    <style:style style:name="T376" style:family="text">
      <style:text-properties officeooo:rsid="0330eb99"/>
    </style:style>
    <style:style style:name="T377" style:family="text">
      <style:text-properties officeooo:rsid="0332cafd"/>
    </style:style>
    <style:style style:name="T378" style:family="text">
      <style:text-properties officeooo:rsid="0332efea"/>
    </style:style>
    <style:style style:name="T379" style:family="text">
      <style:text-properties officeooo:rsid="033ed10e"/>
    </style:style>
    <style:style style:name="T380" style:family="text">
      <style:text-properties officeooo:rsid="03404570"/>
    </style:style>
    <style:style style:name="T381" style:family="text">
      <style:text-properties officeooo:rsid="0342187c"/>
    </style:style>
    <style:style style:name="T382" style:family="text">
      <style:text-properties officeooo:rsid="034a28aa"/>
    </style:style>
    <style:style style:name="T383" style:family="text">
      <style:text-properties officeooo:rsid="034b8f63"/>
    </style:style>
    <style:style style:name="T384" style:family="text">
      <style:text-properties officeooo:rsid="0350ca97"/>
    </style:style>
    <style:style style:name="T385" style:family="text">
      <style:text-properties officeooo:rsid="035b4341"/>
    </style:style>
    <style:style style:name="T386" style:family="text">
      <style:text-properties officeooo:rsid="035b5aa9"/>
    </style:style>
    <style:style style:name="T387" style:family="text">
      <style:text-properties officeooo:rsid="035e0270"/>
    </style:style>
    <style:style style:name="T388" style:family="text">
      <style:text-properties officeooo:rsid="035e200e"/>
    </style:style>
    <style:style style:name="T389" style:family="text">
      <style:text-properties officeooo:rsid="035f317e"/>
    </style:style>
    <style:style style:name="T390" style:family="text">
      <style:text-properties officeooo:rsid="03650859"/>
    </style:style>
    <style:style style:name="T391" style:family="text">
      <style:text-properties officeooo:rsid="036874b5"/>
    </style:style>
    <style:style style:name="T392" style:family="text">
      <style:text-properties officeooo:rsid="0369c876"/>
    </style:style>
    <style:style style:name="T393" style:family="text">
      <style:text-properties officeooo:rsid="036a070b"/>
    </style:style>
    <style:style style:name="T394" style:family="text">
      <style:text-properties officeooo:rsid="036c8cf7"/>
    </style:style>
    <style:style style:name="T395" style:family="text">
      <style:text-properties officeooo:rsid="036ec633"/>
    </style:style>
    <style:style style:name="T396" style:family="text">
      <style:text-properties officeooo:rsid="0372aeaf"/>
    </style:style>
    <style:style style:name="T397" style:family="text">
      <style:text-properties officeooo:rsid="0378149b"/>
    </style:style>
    <style:style style:name="T398" style:family="text">
      <style:text-properties officeooo:rsid="0379b7c9"/>
    </style:style>
    <style:style style:name="T399" style:family="text">
      <style:text-properties officeooo:rsid="0379c28c"/>
    </style:style>
    <style:style style:name="T400" style:family="text">
      <style:text-properties officeooo:rsid="037e8102"/>
    </style:style>
    <style:style style:name="T401" style:family="text">
      <style:text-properties officeooo:rsid="037ebd1d"/>
    </style:style>
    <style:style style:name="T402" style:family="text">
      <style:text-properties officeooo:rsid="03830eab"/>
    </style:style>
    <style:style style:name="T403" style:family="text">
      <style:text-properties officeooo:rsid="03861570"/>
    </style:style>
    <style:style style:name="T404" style:family="text">
      <style:text-properties officeooo:rsid="0388f7d7"/>
    </style:style>
    <style:style style:name="T405" style:family="text">
      <style:text-properties officeooo:rsid="0389204d"/>
    </style:style>
    <style:style style:name="T406" style:family="text">
      <style:text-properties officeooo:rsid="038a54cd"/>
    </style:style>
    <style:style style:name="T407" style:family="text">
      <style:text-properties officeooo:rsid="038b91e7"/>
    </style:style>
    <style:style style:name="T408" style:family="text">
      <style:text-properties officeooo:rsid="03931a7e"/>
    </style:style>
    <style:style style:name="T409" style:family="text">
      <style:text-properties officeooo:rsid="03945cc6"/>
    </style:style>
    <style:style style:name="T410" style:family="text">
      <style:text-properties officeooo:rsid="03949656"/>
    </style:style>
    <style:style style:name="T411" style:family="text">
      <style:text-properties officeooo:rsid="03967e68"/>
    </style:style>
    <style:style style:name="T412" style:family="text">
      <style:text-properties officeooo:rsid="03997416"/>
    </style:style>
    <style:style style:name="T413" style:family="text">
      <style:text-properties officeooo:rsid="039e402d"/>
    </style:style>
    <style:style style:name="T414" style:family="text">
      <style:text-properties officeooo:rsid="039ff57d"/>
    </style:style>
    <style:style style:name="T415" style:family="text">
      <style:text-properties officeooo:rsid="03a04517"/>
    </style:style>
    <style:style style:name="T416" style:family="text">
      <style:text-properties officeooo:rsid="03a4e9a6"/>
    </style:style>
    <style:style style:name="T417" style:family="text">
      <style:text-properties officeooo:rsid="03a5ab3e"/>
    </style:style>
    <style:style style:name="T418" style:family="text">
      <style:text-properties officeooo:rsid="03a71467"/>
    </style:style>
    <style:style style:name="T419" style:family="text">
      <style:text-properties officeooo:rsid="03a7e282"/>
    </style:style>
    <style:style style:name="T420" style:family="text">
      <style:text-properties officeooo:rsid="03a87793"/>
    </style:style>
    <style:style style:name="T421" style:family="text">
      <style:text-properties officeooo:rsid="03aac06b"/>
    </style:style>
    <style:style style:name="T422" style:family="text">
      <style:text-properties officeooo:rsid="03ab2cea"/>
    </style:style>
    <style:style style:name="T423" style:family="text">
      <style:text-properties officeooo:rsid="03b10939"/>
    </style:style>
    <style:style style:name="T424" style:family="text">
      <style:text-properties officeooo:rsid="03b1cea9"/>
    </style:style>
    <style:style style:name="T425" style:family="text">
      <style:text-properties officeooo:rsid="03b58cec"/>
    </style:style>
    <style:style style:name="T426" style:family="text">
      <style:text-properties officeooo:rsid="03c1c749"/>
    </style:style>
    <style:style style:name="T427" style:family="text">
      <style:text-properties officeooo:rsid="03c44fba"/>
    </style:style>
    <style:style style:name="T428" style:family="text">
      <style:text-properties officeooo:rsid="03cd8dd9"/>
    </style:style>
    <style:style style:name="T429" style:family="text">
      <style:text-properties officeooo:rsid="03cf09b1"/>
    </style:style>
    <style:style style:name="T430" style:family="text">
      <style:text-properties officeooo:rsid="03d3cd60"/>
    </style:style>
    <style:style style:name="T431" style:family="text">
      <style:text-properties officeooo:rsid="03d7655a"/>
    </style:style>
    <style:style style:name="T432" style:family="text">
      <style:text-properties officeooo:rsid="03e28553"/>
    </style:style>
    <style:style style:name="T433" style:family="text">
      <style:text-properties officeooo:rsid="03e5e5b6"/>
    </style:style>
    <style:style style:name="T434" style:family="text">
      <style:text-properties officeooo:rsid="03e6f2dc"/>
    </style:style>
    <style:style style:name="T435" style:family="text">
      <style:text-properties officeooo:rsid="03ea4a99"/>
    </style:style>
    <style:style style:name="T436" style:family="text">
      <style:text-properties officeooo:rsid="03eb2adf"/>
    </style:style>
    <style:style style:name="T437" style:family="text">
      <style:text-properties officeooo:rsid="03f3317a"/>
    </style:style>
    <style:style style:name="T438" style:family="text">
      <style:text-properties officeooo:rsid="03f423d9"/>
    </style:style>
    <style:style style:name="T439" style:family="text">
      <style:text-properties officeooo:rsid="03f75089"/>
    </style:style>
    <style:style style:name="T440" style:family="text">
      <style:text-properties officeooo:rsid="03ff42b1"/>
    </style:style>
    <style:style style:name="T441" style:family="text">
      <style:text-properties officeooo:rsid="03ffc6a0"/>
    </style:style>
    <style:style style:name="T442" style:family="text">
      <style:text-properties officeooo:rsid="0401caf9"/>
    </style:style>
    <style:style style:name="T443" style:family="text">
      <style:text-properties officeooo:rsid="040291e8"/>
    </style:style>
    <style:style style:name="T444" style:family="text">
      <style:text-properties officeooo:rsid="040f16cc"/>
    </style:style>
    <style:style style:name="T445" style:family="text">
      <style:text-properties officeooo:rsid="0410d2c6"/>
    </style:style>
    <style:style style:name="T446" style:family="text">
      <style:text-properties officeooo:rsid="04134abd"/>
    </style:style>
    <style:style style:name="T447" style:family="text">
      <style:text-properties officeooo:rsid="04147550"/>
    </style:style>
    <style:style style:name="T448" style:family="text">
      <style:text-properties officeooo:rsid="0417c449"/>
    </style:style>
    <style:style style:name="T449" style:family="text">
      <style:text-properties officeooo:rsid="04198eff"/>
    </style:style>
    <style:style style:name="T450" style:family="text">
      <style:text-properties officeooo:rsid="041a88a0"/>
    </style:style>
    <style:style style:name="T451" style:family="text">
      <style:text-properties officeooo:rsid="041c2ed9"/>
    </style:style>
    <style:style style:name="T452" style:family="text">
      <style:text-properties officeooo:rsid="042d613b"/>
    </style:style>
    <style:style style:name="T453" style:family="text">
      <style:text-properties officeooo:rsid="042dd690"/>
    </style:style>
    <style:style style:name="T454" style:family="text">
      <style:text-properties officeooo:rsid="042e964f"/>
    </style:style>
    <style:style style:name="T455" style:family="text">
      <style:text-properties officeooo:rsid="04321c81"/>
    </style:style>
    <style:style style:name="T456" style:family="text">
      <style:text-properties officeooo:rsid="0432b9bb"/>
    </style:style>
    <style:style style:name="T457" style:family="text">
      <style:text-properties officeooo:rsid="0433c03b"/>
    </style:style>
    <style:style style:name="T458" style:family="text">
      <style:text-properties officeooo:rsid="04359fe8"/>
    </style:style>
    <style:style style:name="T459" style:family="text">
      <style:text-properties officeooo:rsid="0435c687"/>
    </style:style>
    <style:style style:name="T460" style:family="text">
      <style:text-properties officeooo:rsid="043620ca"/>
    </style:style>
    <style:style style:name="T461" style:family="text">
      <style:text-properties officeooo:rsid="0437df6e"/>
    </style:style>
    <style:style style:name="T462" style:family="text">
      <style:text-properties officeooo:rsid="043b125e"/>
    </style:style>
    <style:style style:name="T463" style:family="text">
      <style:text-properties officeooo:rsid="043ce005"/>
    </style:style>
    <style:style style:name="T464" style:family="text">
      <style:text-properties officeooo:rsid="043ef67a"/>
    </style:style>
    <style:style style:name="T465" style:family="text">
      <style:text-properties officeooo:rsid="043f83fe"/>
    </style:style>
    <style:style style:name="T466" style:family="text">
      <style:text-properties officeooo:rsid="043f9f48"/>
    </style:style>
    <style:style style:name="T467" style:family="text">
      <style:text-properties officeooo:rsid="04406dcf"/>
    </style:style>
    <style:style style:name="T468" style:family="text">
      <style:text-properties officeooo:rsid="04423082"/>
    </style:style>
    <style:style style:name="T469" style:family="text">
      <style:text-properties officeooo:rsid="04429bdc"/>
    </style:style>
    <style:style style:name="T470" style:family="text">
      <style:text-properties officeooo:rsid="0443e35b"/>
    </style:style>
    <style:style style:name="T471" style:family="text">
      <style:text-properties officeooo:rsid="0447f2c0"/>
    </style:style>
    <style:style style:name="T472" style:family="text">
      <style:text-properties officeooo:rsid="044907a9"/>
    </style:style>
    <style:style style:name="T473" style:family="text">
      <style:text-properties officeooo:rsid="044bb851"/>
    </style:style>
    <style:style style:name="T474" style:family="text">
      <style:text-properties officeooo:rsid="044d0de0"/>
    </style:style>
    <style:style style:name="T475" style:family="text">
      <style:text-properties officeooo:rsid="044ffafc"/>
    </style:style>
    <style:style style:name="T476" style:family="text">
      <style:text-properties officeooo:rsid="04507600"/>
    </style:style>
    <style:style style:name="T477" style:family="text">
      <style:text-properties officeooo:rsid="04525b31"/>
    </style:style>
    <style:style style:name="T478" style:family="text">
      <style:text-properties officeooo:rsid="04540251"/>
    </style:style>
    <style:style style:name="T479" style:family="text">
      <style:text-properties officeooo:rsid="04541b79"/>
    </style:style>
    <style:style style:name="T480" style:family="text">
      <style:text-properties officeooo:rsid="0457ef80"/>
    </style:style>
    <style:style style:name="T481" style:family="text">
      <style:text-properties officeooo:rsid="0459992a"/>
    </style:style>
    <style:style style:name="T482" style:family="text">
      <style:text-properties officeooo:rsid="045a8cd9"/>
    </style:style>
    <style:style style:name="T483" style:family="text">
      <style:text-properties officeooo:rsid="045fa117"/>
    </style:style>
    <style:style style:name="T484" style:family="text">
      <style:text-properties officeooo:rsid="046187e1"/>
    </style:style>
    <style:style style:name="T485" style:family="text">
      <style:text-properties officeooo:rsid="04635ad3"/>
    </style:style>
    <style:style style:name="T486" style:family="text">
      <style:text-properties officeooo:rsid="0463fbe9"/>
    </style:style>
    <style:style style:name="T487" style:family="text">
      <style:text-properties officeooo:rsid="04662cef"/>
    </style:style>
    <style:style style:name="T488" style:family="text">
      <style:text-properties officeooo:rsid="0467fbb3"/>
    </style:style>
    <style:style style:name="T489" style:family="text">
      <style:text-properties officeooo:rsid="0468aaf3"/>
    </style:style>
    <style:style style:name="T490" style:family="text">
      <style:text-properties officeooo:rsid="047a10d0"/>
    </style:style>
    <style:style style:name="T491" style:family="text">
      <style:text-properties officeooo:rsid="047e91c4"/>
    </style:style>
    <style:style style:name="T492" style:family="text">
      <style:text-properties officeooo:rsid="047f0927"/>
    </style:style>
    <style:style style:name="T493" style:family="text">
      <style:text-properties officeooo:rsid="0482be84"/>
    </style:style>
    <style:style style:name="T494" style:family="text">
      <style:text-properties officeooo:rsid="04840713"/>
    </style:style>
    <style:style style:name="T495" style:family="text">
      <style:text-properties officeooo:rsid="048b0f8a"/>
    </style:style>
    <style:style style:name="T496" style:family="text">
      <style:text-properties officeooo:rsid="048d357d"/>
    </style:style>
    <style:style style:name="T497" style:family="text">
      <style:text-properties officeooo:rsid="04902187"/>
    </style:style>
    <style:style style:name="T498" style:family="text">
      <style:text-properties officeooo:rsid="04970dd8"/>
    </style:style>
    <style:style style:name="T499" style:family="text">
      <style:text-properties officeooo:rsid="04972a72"/>
    </style:style>
    <style:style style:name="T500" style:family="text">
      <style:text-properties officeooo:rsid="049b2ba8"/>
    </style:style>
    <style:style style:name="T501" style:family="text">
      <style:text-properties officeooo:rsid="049cf4da"/>
    </style:style>
    <style:style style:name="T502" style:family="text">
      <style:text-properties officeooo:rsid="049e6d83"/>
    </style:style>
    <style:style style:name="T503" style:family="text">
      <style:text-properties officeooo:rsid="04a0107e"/>
    </style:style>
    <style:style style:name="T504" style:family="text">
      <style:text-properties officeooo:rsid="04a1c038"/>
    </style:style>
    <style:style style:name="T505" style:family="text">
      <style:text-properties officeooo:rsid="04a234b8"/>
    </style:style>
    <style:style style:name="T506" style:family="text">
      <style:text-properties officeooo:rsid="04a3ec90"/>
    </style:style>
    <style:style style:name="T507" style:family="text">
      <style:text-properties officeooo:rsid="04a4e6c6"/>
    </style:style>
    <style:style style:name="T508" style:family="text">
      <style:text-properties officeooo:rsid="04a6d9be"/>
    </style:style>
    <style:style style:name="T509" style:family="text">
      <style:text-properties officeooo:rsid="04aea14c"/>
    </style:style>
    <style:style style:name="T510" style:family="text">
      <style:text-properties officeooo:rsid="04b01eb2"/>
    </style:style>
    <style:style style:name="T511" style:family="text">
      <style:text-properties officeooo:rsid="04b1ba7e"/>
    </style:style>
    <style:style style:name="T512" style:family="text">
      <style:text-properties officeooo:rsid="04b6c830"/>
    </style:style>
    <style:style style:name="T513" style:family="text">
      <style:text-properties officeooo:rsid="04bad703"/>
    </style:style>
    <style:style style:name="T514" style:family="text">
      <style:text-properties officeooo:rsid="04bbc895"/>
    </style:style>
    <style:style style:name="T515" style:family="text">
      <style:text-properties officeooo:rsid="04be5f9c"/>
    </style:style>
    <style:style style:name="T516" style:family="text">
      <style:text-properties officeooo:rsid="04bf7578"/>
    </style:style>
    <style:style style:name="T517" style:family="text">
      <style:text-properties officeooo:rsid="04c294b5"/>
    </style:style>
    <style:style style:name="T518" style:family="text">
      <style:text-properties officeooo:rsid="04c59a3a"/>
    </style:style>
    <style:style style:name="T519" style:family="text">
      <style:text-properties officeooo:rsid="04c83b69"/>
    </style:style>
    <style:style style:name="T520" style:family="text">
      <style:text-properties officeooo:rsid="04c9d0e6"/>
    </style:style>
    <style:style style:name="T521" style:family="text">
      <style:text-properties officeooo:rsid="04cb2278"/>
    </style:style>
    <style:style style:name="T522" style:family="text">
      <style:text-properties officeooo:rsid="04cd2f01"/>
    </style:style>
    <style:style style:name="T523" style:family="text">
      <style:text-properties officeooo:rsid="04cfdb2c"/>
    </style:style>
    <style:style style:name="T524" style:family="text">
      <style:text-properties officeooo:rsid="04d19214"/>
    </style:style>
    <style:style style:name="T525" style:family="text">
      <style:text-properties officeooo:rsid="04d2ca81"/>
    </style:style>
    <style:style style:name="T526" style:family="text">
      <style:text-properties officeooo:rsid="04d86354"/>
    </style:style>
    <style:style style:name="T527" style:family="text">
      <style:text-properties officeooo:rsid="04da2339"/>
    </style:style>
    <style:style style:name="T528" style:family="text">
      <style:text-properties officeooo:rsid="04de7130"/>
    </style:style>
    <style:style style:name="T529" style:family="text">
      <style:text-properties officeooo:rsid="04df355e"/>
    </style:style>
    <style:style style:name="T530" style:family="text">
      <style:text-properties officeooo:rsid="04e0bc04"/>
    </style:style>
    <style:style style:name="T531" style:family="text">
      <style:text-properties officeooo:rsid="04e1ec2b"/>
    </style:style>
    <style:style style:name="T532" style:family="text">
      <style:text-properties officeooo:rsid="04e3c51d"/>
    </style:style>
    <style:style style:name="T533" style:family="text">
      <style:text-properties officeooo:rsid="04ef8ca6"/>
    </style:style>
    <style:style style:name="T534" style:family="text">
      <style:text-properties officeooo:rsid="04f012a4"/>
    </style:style>
    <style:style style:name="T535" style:family="text">
      <style:text-properties officeooo:rsid="04f08296"/>
    </style:style>
    <style:style style:name="T536" style:family="text">
      <style:text-properties officeooo:rsid="04f27061"/>
    </style:style>
    <style:style style:name="T537" style:family="text">
      <style:text-properties officeooo:rsid="04f4d907"/>
    </style:style>
    <style:style style:name="T538" style:family="text">
      <style:text-properties officeooo:rsid="04f6bc6a"/>
    </style:style>
    <style:style style:name="T539" style:family="text">
      <style:text-properties officeooo:rsid="04f8d124"/>
    </style:style>
    <style:style style:name="T540" style:family="text">
      <style:text-properties officeooo:rsid="04f92c26"/>
    </style:style>
    <style:style style:name="T541" style:family="text">
      <style:text-properties officeooo:rsid="04fb2344"/>
    </style:style>
    <style:style style:name="T542" style:family="text">
      <style:text-properties officeooo:rsid="0501b171"/>
    </style:style>
    <style:style style:name="T543" style:family="text">
      <style:text-properties officeooo:rsid="05049cfa"/>
    </style:style>
    <style:style style:name="T544" style:family="text">
      <style:text-properties fo:font-style="normal" officeooo:rsid="050502b2" style:font-style-asian="normal" style:font-style-complex="normal"/>
    </style:style>
    <style:style style:name="T545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46" style:family="text">
      <style:text-properties officeooo:rsid="05056000"/>
    </style:style>
    <style:style style:name="T547" style:family="text">
      <style:text-properties officeooo:rsid="05083e85"/>
    </style:style>
    <style:style style:name="T548" style:family="text">
      <style:text-properties officeooo:rsid="050a0cbb"/>
    </style:style>
    <style:style style:name="T549" style:family="text">
      <style:text-properties officeooo:rsid="050abf9a"/>
    </style:style>
    <style:style style:name="T550" style:family="text">
      <style:text-properties officeooo:rsid="050afb79"/>
    </style:style>
    <style:style style:name="T551" style:family="text">
      <style:text-properties officeooo:rsid="050d33b2"/>
    </style:style>
    <style:style style:name="T552" style:family="text">
      <style:text-properties officeooo:rsid="050ec05a"/>
    </style:style>
    <style:style style:name="T553" style:family="text">
      <style:text-properties officeooo:rsid="0511c958"/>
    </style:style>
    <style:style style:name="T554" style:family="text">
      <style:text-properties officeooo:rsid="0514727d"/>
    </style:style>
    <style:style style:name="T555" style:family="text">
      <style:text-properties officeooo:rsid="0515605f"/>
    </style:style>
    <style:style style:name="T556" style:family="text">
      <style:text-properties officeooo:rsid="051773da"/>
    </style:style>
    <style:style style:name="T557" style:family="text">
      <style:text-properties officeooo:rsid="0519554e"/>
    </style:style>
    <style:style style:name="T558" style:family="text">
      <style:text-properties officeooo:rsid="051c713a"/>
    </style:style>
    <style:style style:name="T559" style:family="text">
      <style:text-properties officeooo:rsid="051d031f"/>
    </style:style>
    <style:style style:name="T560" style:family="text">
      <style:text-properties officeooo:rsid="051d8c5e"/>
    </style:style>
    <style:style style:name="T561" style:family="text">
      <style:text-properties officeooo:rsid="05229994"/>
    </style:style>
    <style:style style:name="T562" style:family="text">
      <style:text-properties officeooo:rsid="0523a25e"/>
    </style:style>
    <style:style style:name="T563" style:family="text">
      <style:text-properties officeooo:rsid="05251621"/>
    </style:style>
    <style:style style:name="T564" style:family="text">
      <style:text-properties officeooo:rsid="05261a10"/>
    </style:style>
    <style:style style:name="T565" style:family="text">
      <style:text-properties officeooo:rsid="052ec773"/>
    </style:style>
    <style:style style:name="T566" style:family="text">
      <style:text-properties officeooo:rsid="0531eb54"/>
    </style:style>
    <style:style style:name="T567" style:family="text">
      <style:text-properties officeooo:rsid="053248e7"/>
    </style:style>
    <style:style style:name="T568" style:family="text">
      <style:text-properties officeooo:rsid="05361ad5"/>
    </style:style>
    <style:style style:name="T569" style:family="text">
      <style:text-properties officeooo:rsid="05390305"/>
    </style:style>
    <style:style style:name="T570" style:family="text">
      <style:text-properties officeooo:rsid="053a2a8b"/>
    </style:style>
    <style:style style:name="T571" style:family="text">
      <style:text-properties officeooo:rsid="053aa5da"/>
    </style:style>
    <style:style style:name="T572" style:family="text">
      <style:text-properties officeooo:rsid="053dcc15"/>
    </style:style>
    <style:style style:name="T573" style:family="text">
      <style:text-properties officeooo:rsid="05407cab"/>
    </style:style>
    <style:style style:name="T574" style:family="text">
      <style:text-properties officeooo:rsid="05444e4a"/>
    </style:style>
    <style:style style:name="T575" style:family="text">
      <style:text-properties officeooo:rsid="054519d6"/>
    </style:style>
    <style:style style:name="T576" style:family="text">
      <style:text-properties officeooo:rsid="0545b740"/>
    </style:style>
    <style:style style:name="T577" style:family="text">
      <style:text-properties officeooo:rsid="05478595"/>
    </style:style>
    <style:style style:name="T578" style:family="text">
      <style:text-properties officeooo:rsid="0548320e"/>
    </style:style>
    <style:style style:name="T579" style:family="text">
      <style:text-properties officeooo:rsid="0548518e"/>
    </style:style>
    <style:style style:name="T580" style:family="text">
      <style:text-properties officeooo:rsid="054bfa88"/>
    </style:style>
    <style:style style:name="T581" style:family="text">
      <style:text-properties officeooo:rsid="054d07b0"/>
    </style:style>
    <style:style style:name="T582" style:family="text">
      <style:text-properties officeooo:rsid="054e7390"/>
    </style:style>
    <style:style style:name="T583" style:family="text">
      <style:text-properties officeooo:rsid="055469f5"/>
    </style:style>
    <style:style style:name="T584" style:family="text">
      <style:text-properties officeooo:rsid="05566f5d"/>
    </style:style>
    <style:style style:name="T585" style:family="text">
      <style:text-properties officeooo:rsid="055855d5"/>
    </style:style>
    <style:style style:name="T586" style:family="text">
      <style:text-properties officeooo:rsid="05598566"/>
    </style:style>
    <style:style style:name="T587" style:family="text">
      <style:text-properties officeooo:rsid="055c6bb3"/>
    </style:style>
    <style:style style:name="T588" style:family="text">
      <style:text-properties officeooo:rsid="0560e7bb"/>
    </style:style>
    <style:style style:name="T589" style:family="text">
      <style:text-properties officeooo:rsid="0564b2e0"/>
    </style:style>
    <style:style style:name="T590" style:family="text">
      <style:text-properties officeooo:rsid="05670662"/>
    </style:style>
    <style:style style:name="T591" style:family="text">
      <style:text-properties officeooo:rsid="05676101"/>
    </style:style>
    <style:style style:name="T592" style:family="text">
      <style:text-properties officeooo:rsid="056ce861"/>
    </style:style>
    <style:style style:name="T593" style:family="text">
      <style:text-properties officeooo:rsid="057177f5"/>
    </style:style>
    <style:style style:name="T594" style:family="text">
      <style:text-properties officeooo:rsid="0571d3b8"/>
    </style:style>
    <style:style style:name="T595" style:family="text">
      <style:text-properties officeooo:rsid="0575f65f"/>
    </style:style>
    <style:style style:name="T596" style:family="text">
      <style:text-properties officeooo:rsid="0580b058"/>
    </style:style>
    <style:style style:name="T597" style:family="text">
      <style:text-properties officeooo:rsid="0584226d"/>
    </style:style>
    <style:style style:name="T598" style:family="text">
      <style:text-properties officeooo:rsid="058c48a7"/>
    </style:style>
    <style:style style:name="T599" style:family="text">
      <style:text-properties officeooo:rsid="05905131"/>
    </style:style>
    <style:style style:name="T600" style:family="text">
      <style:text-properties officeooo:rsid="059c866d"/>
    </style:style>
    <style:style style:name="T601" style:family="text">
      <style:text-properties officeooo:rsid="059de58d"/>
    </style:style>
    <style:style style:name="T602" style:family="text">
      <style:text-properties officeooo:rsid="059ed84a"/>
    </style:style>
    <style:style style:name="T603" style:family="text">
      <style:text-properties officeooo:rsid="05a0a2ac"/>
    </style:style>
    <style:style style:name="T604" style:family="text">
      <style:text-properties officeooo:rsid="05a1f602"/>
    </style:style>
    <style:style style:name="T605" style:family="text">
      <style:text-properties officeooo:rsid="05a292c6"/>
    </style:style>
    <style:style style:name="T606" style:family="text">
      <style:text-properties officeooo:rsid="05a3a1b5"/>
    </style:style>
    <style:style style:name="T607" style:family="text">
      <style:text-properties officeooo:rsid="05a59321"/>
    </style:style>
    <style:style style:name="T608" style:family="text">
      <style:text-properties officeooo:rsid="05a62f6f"/>
    </style:style>
    <style:style style:name="T609" style:family="text">
      <style:text-properties officeooo:rsid="05a7e536"/>
    </style:style>
    <style:style style:name="T610" style:family="text">
      <style:text-properties officeooo:rsid="05a9b1c8"/>
    </style:style>
    <style:style style:name="T611" style:family="text">
      <style:text-properties officeooo:rsid="05a9fac9"/>
    </style:style>
    <style:style style:name="T612" style:family="text">
      <style:text-properties officeooo:rsid="05b0e64d"/>
    </style:style>
    <style:style style:name="T613" style:family="text">
      <style:text-properties officeooo:rsid="05b36f57"/>
    </style:style>
    <style:style style:name="T614" style:family="text">
      <style:text-properties officeooo:rsid="05b3931f"/>
    </style:style>
    <style:style style:name="T615" style:family="text">
      <style:text-properties officeooo:rsid="05b53f40"/>
    </style:style>
    <style:style style:name="T616" style:family="text">
      <style:text-properties officeooo:rsid="05b608f2"/>
    </style:style>
    <style:style style:name="T617" style:family="text">
      <style:text-properties officeooo:rsid="05b74463"/>
    </style:style>
    <style:style style:name="T618" style:family="text">
      <style:text-properties officeooo:rsid="05b8f47d"/>
    </style:style>
    <style:style style:name="T619" style:family="text">
      <style:text-properties officeooo:rsid="05bcc462"/>
    </style:style>
    <style:style style:name="T620" style:family="text">
      <style:text-properties officeooo:rsid="05bd5e48"/>
    </style:style>
    <style:style style:name="T621" style:family="text">
      <style:text-properties officeooo:rsid="05bf0f78"/>
    </style:style>
    <style:style style:name="T622" style:family="text">
      <style:text-properties officeooo:rsid="05c1ba57"/>
    </style:style>
    <style:style style:name="T623" style:family="text">
      <style:text-properties officeooo:rsid="05c32a62"/>
    </style:style>
    <style:style style:name="T624" style:family="text">
      <style:text-properties officeooo:rsid="05c52d6f"/>
    </style:style>
    <style:style style:name="T625" style:family="text">
      <style:text-properties officeooo:rsid="05c68fdc"/>
    </style:style>
    <style:style style:name="T626" style:family="text">
      <style:text-properties officeooo:rsid="05c958d4"/>
    </style:style>
    <style:style style:name="T627" style:family="text">
      <style:text-properties officeooo:rsid="05cc541c"/>
    </style:style>
    <style:style style:name="T628" style:family="text">
      <style:text-properties officeooo:rsid="05cd2502"/>
    </style:style>
    <style:style style:name="T629" style:family="text">
      <style:text-properties officeooo:rsid="05d0754e"/>
    </style:style>
    <style:style style:name="T630" style:family="text">
      <style:text-properties officeooo:rsid="05d0f9b2"/>
    </style:style>
    <style:style style:name="T631" style:family="text">
      <style:text-properties officeooo:rsid="05d29889"/>
    </style:style>
    <style:style style:name="T632" style:family="text">
      <style:text-properties officeooo:rsid="05d46a28"/>
    </style:style>
    <style:style style:name="T633" style:family="text">
      <style:text-properties officeooo:rsid="05d5d109"/>
    </style:style>
    <style:style style:name="T634" style:family="text">
      <style:text-properties officeooo:rsid="05d74cd6"/>
    </style:style>
    <style:style style:name="T635" style:family="text">
      <style:text-properties officeooo:rsid="05d7f79c"/>
    </style:style>
    <style:style style:name="T636" style:family="text">
      <style:text-properties officeooo:rsid="05d9c8b5"/>
    </style:style>
    <style:style style:name="T637" style:family="text">
      <style:text-properties officeooo:rsid="05dbf847"/>
    </style:style>
    <style:style style:name="T638" style:family="text">
      <style:text-properties officeooo:rsid="05dec2ce"/>
    </style:style>
    <style:style style:name="T639" style:family="text">
      <style:text-properties officeooo:rsid="05e07efd"/>
    </style:style>
    <style:style style:name="T640" style:family="text">
      <style:text-properties officeooo:rsid="05e6ab55"/>
    </style:style>
    <style:style style:name="T641" style:family="text">
      <style:text-properties officeooo:rsid="05e79034"/>
    </style:style>
    <style:style style:name="T642" style:family="text">
      <style:text-properties officeooo:rsid="05e8221b"/>
    </style:style>
    <style:style style:name="T643" style:family="text">
      <style:text-properties officeooo:rsid="05e91cab"/>
    </style:style>
    <style:style style:name="T644" style:family="text">
      <style:text-properties officeooo:rsid="05ea8f2c"/>
    </style:style>
    <style:style style:name="T645" style:family="text">
      <style:text-properties officeooo:rsid="05eba585"/>
    </style:style>
    <style:style style:name="T646" style:family="text">
      <style:text-properties officeooo:rsid="05ebd4ef"/>
    </style:style>
    <style:style style:name="T647" style:family="text">
      <style:text-properties officeooo:rsid="05ed25ed"/>
    </style:style>
    <style:style style:name="T648" style:family="text">
      <style:text-properties officeooo:rsid="05efedba"/>
    </style:style>
    <style:style style:name="T649" style:family="text">
      <style:text-properties officeooo:rsid="05f1a256"/>
    </style:style>
    <style:style style:name="T650" style:family="text">
      <style:text-properties officeooo:rsid="05f64025"/>
    </style:style>
    <style:style style:name="T651" style:family="text">
      <style:text-properties officeooo:rsid="05f6ac15"/>
    </style:style>
    <style:style style:name="T652" style:family="text">
      <style:text-properties officeooo:rsid="05f86f03"/>
    </style:style>
    <style:style style:name="T653" style:family="text">
      <style:text-properties officeooo:rsid="05f9ba46"/>
    </style:style>
    <style:style style:name="T654" style:family="text">
      <style:text-properties officeooo:rsid="05fa2cdb"/>
    </style:style>
    <style:style style:name="T655" style:family="text">
      <style:text-properties officeooo:rsid="05fab04e"/>
    </style:style>
    <style:style style:name="T656" style:family="text">
      <style:text-properties officeooo:rsid="05fd2575"/>
    </style:style>
    <style:style style:name="T657" style:family="text">
      <style:text-properties officeooo:rsid="05febb41"/>
    </style:style>
    <style:style style:name="T658" style:family="text">
      <style:text-properties officeooo:rsid="0603ba34"/>
    </style:style>
    <style:style style:name="T659" style:family="text">
      <style:text-properties officeooo:rsid="06045f7b"/>
    </style:style>
    <style:style style:name="T660" style:family="text">
      <style:text-properties officeooo:rsid="06058356"/>
    </style:style>
    <style:style style:name="T661" style:family="text">
      <style:text-properties officeooo:rsid="03112720"/>
    </style:style>
    <style:style style:name="T662" style:family="text">
      <style:text-properties officeooo:rsid="06086fbd"/>
    </style:style>
    <style:style style:name="T663" style:family="text">
      <style:text-properties officeooo:rsid="0609f852"/>
    </style:style>
    <style:style style:name="T664" style:family="text">
      <style:text-properties officeooo:rsid="060ad3d7"/>
    </style:style>
    <style:style style:name="T665" style:family="text">
      <style:text-properties officeooo:rsid="060af3f5"/>
    </style:style>
    <style:style style:name="T666" style:family="text">
      <style:text-properties officeooo:rsid="060c39b8"/>
    </style:style>
    <style:style style:name="T667" style:family="text">
      <style:text-properties officeooo:rsid="0613474a"/>
    </style:style>
    <style:style style:name="T668" style:family="text">
      <style:text-properties officeooo:rsid="061555f3"/>
    </style:style>
    <style:style style:name="T669" style:family="text">
      <style:text-properties officeooo:rsid="06157f82"/>
    </style:style>
    <style:style style:name="T670" style:family="text">
      <style:text-properties officeooo:rsid="0617326b"/>
    </style:style>
    <style:style style:name="T671" style:family="text">
      <style:text-properties officeooo:rsid="061757a2"/>
    </style:style>
    <style:style style:name="T672" style:family="text">
      <style:text-properties officeooo:rsid="061d21be"/>
    </style:style>
    <style:style style:name="T673" style:family="text">
      <style:text-properties officeooo:rsid="061f4f9c"/>
    </style:style>
    <style:style style:name="T674" style:family="text">
      <style:text-properties officeooo:rsid="06215d56"/>
    </style:style>
    <style:style style:name="T675" style:family="text">
      <style:text-properties officeooo:rsid="0625277d"/>
    </style:style>
    <style:style style:name="T676" style:family="text">
      <style:text-properties officeooo:rsid="0627b679"/>
    </style:style>
    <style:style style:name="T677" style:family="text">
      <style:text-properties officeooo:rsid="0629875e"/>
    </style:style>
    <style:style style:name="T678" style:family="text">
      <style:text-properties officeooo:rsid="062c31af"/>
    </style:style>
    <style:style style:name="T679" style:family="text">
      <style:text-properties officeooo:rsid="062d3f84"/>
    </style:style>
    <style:style style:name="T680" style:family="text">
      <style:text-properties officeooo:rsid="062f324e"/>
    </style:style>
    <style:style style:name="T681" style:family="text">
      <style:text-properties officeooo:rsid="062fbcd6"/>
    </style:style>
    <style:style style:name="T682" style:family="text">
      <style:text-properties officeooo:rsid="0632e3da"/>
    </style:style>
    <style:style style:name="T683" style:family="text">
      <style:text-properties officeooo:rsid="0634c7b6"/>
    </style:style>
    <style:style style:name="T684" style:family="text">
      <style:text-properties officeooo:rsid="06354b6b"/>
    </style:style>
    <style:style style:name="T685" style:family="text">
      <style:text-properties officeooo:rsid="0636eaa8"/>
    </style:style>
    <style:style style:name="T686" style:family="text">
      <style:text-properties officeooo:rsid="063a5e79"/>
    </style:style>
    <style:style style:name="T687" style:family="text">
      <style:text-properties officeooo:rsid="063c9232"/>
    </style:style>
    <style:style style:name="T688" style:family="text">
      <style:text-properties officeooo:rsid="063e2dc1"/>
    </style:style>
    <style:style style:name="T689" style:family="text">
      <style:text-properties officeooo:rsid="063e9233"/>
    </style:style>
    <style:style style:name="T690" style:family="text">
      <style:text-properties officeooo:rsid="06409836"/>
    </style:style>
    <style:style style:name="T691" style:family="text">
      <style:text-properties officeooo:rsid="0640c641"/>
    </style:style>
    <style:style style:name="T692" style:family="text">
      <style:text-properties officeooo:rsid="0640ffcc"/>
    </style:style>
    <style:style style:name="T693" style:family="text">
      <style:text-properties officeooo:rsid="0641df49"/>
    </style:style>
    <style:style style:name="T694" style:family="text">
      <style:text-properties officeooo:rsid="06422c26"/>
    </style:style>
    <style:style style:name="T695" style:family="text">
      <style:text-properties officeooo:rsid="06440ffd"/>
    </style:style>
    <style:style style:name="T696" style:family="text">
      <style:text-properties officeooo:rsid="06448f0a"/>
    </style:style>
    <style:style style:name="T697" style:family="text">
      <style:text-properties officeooo:rsid="06476f6d"/>
    </style:style>
    <style:style style:name="T698" style:family="text">
      <style:text-properties officeooo:rsid="064d9428"/>
    </style:style>
    <style:style style:name="T699" style:family="text">
      <style:text-properties officeooo:rsid="064f35b0"/>
    </style:style>
    <style:style style:name="T700" style:family="text">
      <style:text-properties officeooo:rsid="065177a8"/>
    </style:style>
    <style:style style:name="T701" style:family="text">
      <style:text-properties officeooo:rsid="0652071d"/>
    </style:style>
    <style:style style:name="T702" style:family="text">
      <style:text-properties officeooo:rsid="0652e0c9"/>
    </style:style>
    <style:style style:name="T703" style:family="text">
      <style:text-properties officeooo:rsid="06538d69"/>
    </style:style>
    <style:style style:name="T704" style:family="text">
      <style:text-properties officeooo:rsid="066218da"/>
    </style:style>
    <style:style style:name="T705" style:family="text">
      <style:text-properties officeooo:rsid="066377a9"/>
    </style:style>
    <style:style style:name="T706" style:family="text">
      <style:text-properties officeooo:rsid="06690a4e"/>
    </style:style>
    <style:style style:name="T707" style:family="text">
      <style:text-properties officeooo:rsid="066b3141"/>
    </style:style>
    <style:style style:name="T708" style:family="text">
      <style:text-properties officeooo:rsid="066b5984"/>
    </style:style>
    <style:style style:name="T709" style:family="text">
      <style:text-properties officeooo:rsid="066ba6b7"/>
    </style:style>
    <style:style style:name="T710" style:family="text">
      <style:text-properties officeooo:rsid="066cb29f"/>
    </style:style>
    <style:style style:name="T711" style:family="text">
      <style:text-properties officeooo:rsid="066f57ff"/>
    </style:style>
    <style:style style:name="T712" style:family="text">
      <style:text-properties officeooo:rsid="066f5a60"/>
    </style:style>
    <style:style style:name="T713" style:family="text">
      <style:text-properties officeooo:rsid="0670db4e"/>
    </style:style>
    <style:style style:name="T714" style:family="text">
      <style:text-properties officeooo:rsid="0670f1c7"/>
    </style:style>
    <style:style style:name="T715" style:family="text">
      <style:text-properties officeooo:rsid="0672426f"/>
    </style:style>
    <style:style style:name="T716" style:family="text">
      <style:text-properties officeooo:rsid="067713fd"/>
    </style:style>
    <style:style style:name="T717" style:family="text">
      <style:text-properties officeooo:rsid="06823666"/>
    </style:style>
    <style:style style:name="T718" style:family="text">
      <style:text-properties officeooo:rsid="068880ef"/>
    </style:style>
    <style:style style:name="T719" style:family="text">
      <style:text-properties officeooo:rsid="068aa851"/>
    </style:style>
    <style:style style:name="T720" style:family="text">
      <style:text-properties officeooo:rsid="068c0046"/>
    </style:style>
    <style:style style:name="T721" style:family="text">
      <style:text-properties officeooo:rsid="06903f5c"/>
    </style:style>
    <style:style style:name="T722" style:family="text">
      <style:text-properties officeooo:rsid="069e3f3c"/>
    </style:style>
    <style:style style:name="T723" style:family="text">
      <style:text-properties officeooo:rsid="06a5894c"/>
    </style:style>
    <style:style style:name="T724" style:family="text">
      <style:text-properties officeooo:rsid="06a77c9d"/>
    </style:style>
    <style:style style:name="T725" style:family="text">
      <style:text-properties officeooo:rsid="06a982cd"/>
    </style:style>
    <style:style style:name="T726" style:family="text">
      <style:text-properties officeooo:rsid="06ace1e8"/>
    </style:style>
    <style:style style:name="T727" style:family="text">
      <style:text-properties officeooo:rsid="06aeefe3"/>
    </style:style>
    <style:style style:name="T728" style:family="text">
      <style:text-properties officeooo:rsid="06b232a1"/>
    </style:style>
    <style:style style:name="T729" style:family="text">
      <style:text-properties officeooo:rsid="06b41c8c"/>
    </style:style>
    <style:style style:name="T730" style:family="text">
      <style:text-properties officeooo:rsid="06b69599"/>
    </style:style>
    <style:style style:name="T731" style:family="text">
      <style:text-properties officeooo:rsid="06bde250"/>
    </style:style>
    <style:style style:name="T732" style:family="text">
      <style:text-properties officeooo:rsid="06c0acd6"/>
    </style:style>
    <style:style style:name="T733" style:family="text">
      <style:text-properties officeooo:rsid="06ca7224"/>
    </style:style>
    <style:style style:name="T734" style:family="text">
      <style:text-properties officeooo:rsid="06cb304e"/>
    </style:style>
    <style:style style:name="T735" style:family="text">
      <style:text-properties officeooo:rsid="06cd0ea7"/>
    </style:style>
    <style:style style:name="T736" style:family="text">
      <style:text-properties officeooo:rsid="06d34c49"/>
    </style:style>
    <style:style style:name="T737" style:family="text">
      <style:text-properties officeooo:rsid="06d6e703"/>
    </style:style>
    <style:style style:name="T738" style:family="text">
      <style:text-properties officeooo:rsid="06d7c28d"/>
    </style:style>
    <style:style style:name="T739" style:family="text">
      <style:text-properties officeooo:rsid="06db3c30"/>
    </style:style>
    <style:style style:name="T740" style:family="text">
      <style:text-properties officeooo:rsid="06dddd87"/>
    </style:style>
    <style:style style:name="T741" style:family="text">
      <style:text-properties officeooo:rsid="06e39fe8"/>
    </style:style>
    <style:style style:name="T742" style:family="text">
      <style:text-properties officeooo:rsid="06e7dec8"/>
    </style:style>
    <style:style style:name="T743" style:family="text">
      <style:text-properties officeooo:rsid="06ea7091"/>
    </style:style>
    <style:style style:name="T744" style:family="text">
      <style:text-properties officeooo:rsid="06ec9652"/>
    </style:style>
    <style:style style:name="T745" style:family="text">
      <style:text-properties officeooo:rsid="06eea9dc"/>
    </style:style>
    <style:style style:name="T746" style:family="text">
      <style:text-properties officeooo:rsid="06f1f316"/>
    </style:style>
    <style:style style:name="T747" style:family="text">
      <style:text-properties officeooo:rsid="06f39c4d"/>
    </style:style>
    <style:style style:name="T748" style:family="text">
      <style:text-properties officeooo:rsid="06f8657a"/>
    </style:style>
    <style:style style:name="T749" style:family="text">
      <style:text-properties officeooo:rsid="06fa67cc"/>
    </style:style>
    <style:style style:name="T750" style:family="text">
      <style:text-properties officeooo:rsid="06faf284"/>
    </style:style>
    <style:style style:name="T751" style:family="text">
      <style:text-properties officeooo:rsid="06faf6de"/>
    </style:style>
    <style:style style:name="T752" style:family="text">
      <style:text-properties officeooo:rsid="06fc29c9"/>
    </style:style>
    <style:style style:name="T753" style:family="text">
      <style:text-properties officeooo:rsid="07033ede"/>
    </style:style>
    <style:style style:name="T754" style:family="text">
      <style:text-properties officeooo:rsid="0704cc8f"/>
    </style:style>
    <style:style style:name="T755" style:family="text">
      <style:text-properties officeooo:rsid="07086371"/>
    </style:style>
    <style:style style:name="T756" style:family="text">
      <style:text-properties officeooo:rsid="0709d32c"/>
    </style:style>
    <style:style style:name="T757" style:family="text">
      <style:text-properties officeooo:rsid="071d7ab4"/>
    </style:style>
    <style:style style:name="T758" style:family="text">
      <style:text-properties officeooo:rsid="0723ea59"/>
    </style:style>
    <style:style style:name="T759" style:family="text">
      <style:text-properties officeooo:rsid="07259521"/>
    </style:style>
    <style:style style:name="T760" style:family="text">
      <style:text-properties officeooo:rsid="0730b50e"/>
    </style:style>
    <style:style style:name="T761" style:family="text">
      <style:text-properties officeooo:rsid="07317418"/>
    </style:style>
    <style:style style:name="T762" style:family="text">
      <style:text-properties officeooo:rsid="07321227"/>
    </style:style>
    <style:style style:name="T763" style:family="text">
      <style:text-properties officeooo:rsid="07322ddb"/>
    </style:style>
    <style:style style:name="T764" style:family="text">
      <style:text-properties officeooo:rsid="0732d496"/>
    </style:style>
    <style:style style:name="T765" style:family="text">
      <style:text-properties officeooo:rsid="07332d8f"/>
    </style:style>
    <style:style style:name="T766" style:family="text">
      <style:text-properties officeooo:rsid="0736e651"/>
    </style:style>
    <style:style style:name="T767" style:family="text">
      <style:text-properties officeooo:rsid="073727fe"/>
    </style:style>
    <style:style style:name="T768" style:family="text">
      <style:text-properties officeooo:rsid="07390b95"/>
    </style:style>
    <style:style style:name="T769" style:family="text">
      <style:text-properties officeooo:rsid="073cc43a"/>
    </style:style>
    <style:style style:name="T770" style:family="text">
      <style:text-properties officeooo:rsid="073d6416"/>
    </style:style>
    <style:style style:name="T771" style:family="text">
      <style:text-properties officeooo:rsid="073f60ae"/>
    </style:style>
    <style:style style:name="T772" style:family="text">
      <style:text-properties officeooo:rsid="07400827"/>
    </style:style>
    <style:style style:name="T773" style:family="text">
      <style:text-properties officeooo:rsid="074018af"/>
    </style:style>
    <style:style style:name="T774" style:family="text">
      <style:text-properties officeooo:rsid="0740c370"/>
    </style:style>
    <style:style style:name="T775" style:family="text">
      <style:text-properties officeooo:rsid="0741127e"/>
    </style:style>
    <style:style style:name="T776" style:family="text">
      <style:text-properties officeooo:rsid="0742cb23"/>
    </style:style>
    <style:style style:name="T777" style:family="text">
      <style:text-properties officeooo:rsid="07448ac8"/>
    </style:style>
    <style:style style:name="T778" style:family="text">
      <style:text-properties officeooo:rsid="07449890"/>
    </style:style>
    <style:style style:name="T779" style:family="text">
      <style:text-properties officeooo:rsid="0746052f"/>
    </style:style>
    <style:style style:name="T780" style:family="text">
      <style:text-properties officeooo:rsid="074811af"/>
    </style:style>
    <style:style style:name="T781" style:family="text">
      <style:text-properties officeooo:rsid="074b7844"/>
    </style:style>
    <style:style style:name="T782" style:family="text">
      <style:text-properties officeooo:rsid="074dabb9"/>
    </style:style>
    <style:style style:name="T783" style:family="text">
      <style:text-properties officeooo:rsid="075027e6"/>
    </style:style>
    <style:style style:name="T784" style:family="text">
      <style:text-properties officeooo:rsid="0750966a"/>
    </style:style>
    <style:style style:name="T785" style:family="text">
      <style:text-properties officeooo:rsid="0752dee5"/>
    </style:style>
    <style:style style:name="T786" style:family="text">
      <style:text-properties officeooo:rsid="075920e0"/>
    </style:style>
    <style:style style:name="T787" style:family="text">
      <style:text-properties officeooo:rsid="07598a85"/>
    </style:style>
    <style:style style:name="T788" style:family="text">
      <style:text-properties officeooo:rsid="0759a1b2"/>
    </style:style>
    <style:style style:name="T789" style:family="text">
      <style:text-properties officeooo:rsid="0759d3a3"/>
    </style:style>
    <style:style style:name="T790" style:family="text">
      <style:text-properties officeooo:rsid="075ce370"/>
    </style:style>
    <style:style style:name="T791" style:family="text">
      <style:text-properties officeooo:rsid="075d51d0"/>
    </style:style>
    <style:style style:name="T792" style:family="text">
      <style:text-properties officeooo:rsid="075e0569"/>
    </style:style>
    <style:style style:name="T793" style:family="text">
      <style:text-properties officeooo:rsid="075fc138"/>
    </style:style>
    <style:style style:name="T794" style:family="text">
      <style:text-properties officeooo:rsid="075ff862"/>
    </style:style>
    <style:style style:name="T795" style:family="text">
      <style:text-properties officeooo:rsid="07601cd9"/>
    </style:style>
    <style:style style:name="T796" style:family="text">
      <style:text-properties officeooo:rsid="0761e988"/>
    </style:style>
    <style:style style:name="T797" style:family="text">
      <style:text-properties officeooo:rsid="0767c80e"/>
    </style:style>
    <style:style style:name="T798" style:family="text">
      <style:text-properties officeooo:rsid="0769c79d"/>
    </style:style>
    <style:style style:name="T799" style:family="text">
      <style:text-properties officeooo:rsid="076c388a"/>
    </style:style>
    <style:style style:name="T800" style:family="text">
      <style:text-properties officeooo:rsid="0770e6b7"/>
    </style:style>
    <style:style style:name="T801" style:family="text">
      <style:text-properties style:font-weight-asian="bold" style:font-weight-complex="bold"/>
    </style:style>
    <style:style style:name="T802" style:family="text">
      <style:text-properties officeooo:rsid="05d74cd6" style:font-weight-asian="bold" style:font-weight-complex="bold"/>
    </style:style>
    <style:style style:name="T803" style:family="text">
      <style:text-properties officeooo:rsid="07332d8f" style:font-weight-asian="bold" style:font-weight-complex="bold"/>
    </style:style>
    <style:style style:name="T804" style:family="text">
      <style:text-properties officeooo:rsid="06086fbd" style:font-weight-asian="bold" style:font-weight-complex="bold"/>
    </style:style>
    <style:style style:name="T805" style:family="text">
      <style:text-properties officeooo:rsid="0609f852" style:font-weight-asian="bold" style:font-weight-complex="bold"/>
    </style:style>
    <style:style style:name="T806" style:family="text">
      <style:text-properties officeooo:rsid="060ad3d7" style:font-weight-asian="bold" style:font-weight-complex="bold"/>
    </style:style>
    <style:style style:name="T807" style:family="text">
      <style:text-properties officeooo:rsid="0632e3da" style:font-weight-asian="bold" style:font-weight-complex="bold"/>
    </style:style>
    <style:style style:name="T808" style:family="text">
      <style:text-properties officeooo:rsid="0437df6e" style:font-weight-asian="bold" style:font-weight-complex="bold"/>
    </style:style>
    <style:style style:name="T809" style:family="text">
      <style:text-properties officeooo:rsid="0372aeaf" style:font-weight-asian="bold" style:font-weight-complex="bold"/>
    </style:style>
    <style:style style:name="T810" style:family="text">
      <style:text-properties officeooo:rsid="060af3f5" style:font-weight-asian="bold" style:font-weight-complex="bold"/>
    </style:style>
    <style:style style:name="T811" style:family="text">
      <style:text-properties officeooo:rsid="04238af5" style:font-weight-asian="bold" style:font-weight-complex="bold"/>
    </style:style>
    <style:style style:name="T812" style:family="text">
      <style:text-properties officeooo:rsid="060c39b8" style:font-weight-asian="bold" style:font-weight-complex="bold"/>
    </style:style>
    <style:style style:name="T813" style:family="text">
      <style:text-properties officeooo:rsid="03a4e9a6" style:font-weight-asian="bold" style:font-weight-complex="bold"/>
    </style:style>
    <style:style style:name="T814" style:family="text">
      <style:text-properties officeooo:rsid="061f4f9c" style:font-weight-asian="bold" style:font-weight-complex="bold"/>
    </style:style>
    <style:style style:name="T815" style:family="text">
      <style:text-properties officeooo:rsid="06ca7224" style:font-weight-asian="bold" style:font-weight-complex="bold"/>
    </style:style>
    <style:style style:name="T816" style:family="text">
      <style:text-properties officeooo:rsid="0625277d" style:font-weight-asian="bold" style:font-weight-complex="bold"/>
    </style:style>
    <style:style style:name="T817" style:family="text">
      <style:text-properties officeooo:rsid="06cd0ea7" style:font-weight-asian="bold" style:font-weight-complex="bold"/>
    </style:style>
    <style:style style:name="T818" style:family="text">
      <style:text-properties officeooo:rsid="063e9233" style:font-weight-asian="bold" style:font-weight-complex="bold"/>
    </style:style>
    <style:style style:name="T819" style:family="text">
      <style:text-properties officeooo:rsid="061df09b" style:font-weight-asian="bold" style:font-weight-complex="bold"/>
    </style:style>
    <style:style style:name="T820" style:family="text">
      <style:text-properties officeooo:rsid="062f324e" style:font-weight-asian="bold" style:font-weight-complex="bold"/>
    </style:style>
    <style:style style:name="T821" style:family="text">
      <style:text-properties officeooo:rsid="0634c7b6" style:font-weight-asian="bold" style:font-weight-complex="bold"/>
    </style:style>
    <style:style style:name="T822" style:family="text">
      <style:text-properties officeooo:rsid="05f9ba46" style:font-weight-asian="bold" style:font-weight-complex="bold"/>
    </style:style>
    <style:style style:name="T823" style:family="text">
      <style:text-properties officeooo:rsid="06ea7091" style:font-weight-asian="bold" style:font-weight-complex="bold"/>
    </style:style>
    <style:style style:name="T824" style:family="text">
      <style:text-properties officeooo:rsid="042e993b" style:font-weight-asian="bold" style:font-weight-complex="bold"/>
    </style:style>
    <style:style style:name="T825" style:family="text">
      <style:text-properties officeooo:rsid="050bb4ca" style:font-weight-asian="bold" style:font-weight-complex="bold"/>
    </style:style>
    <style:style style:name="T826" style:family="text">
      <style:text-properties officeooo:rsid="051d8c5e" style:font-weight-asian="bold" style:font-weight-complex="bold"/>
    </style:style>
    <style:style style:name="T827" style:family="text">
      <style:text-properties officeooo:rsid="0523a25e" style:font-weight-asian="bold" style:font-weight-complex="bold"/>
    </style:style>
    <style:style style:name="T828" style:family="text">
      <style:text-properties officeooo:rsid="053248e7" style:font-weight-asian="bold" style:font-weight-complex="bold"/>
    </style:style>
    <style:style style:name="T829" style:family="text">
      <style:text-properties officeooo:rsid="05354e78" style:font-weight-asian="bold" style:font-weight-complex="bold"/>
    </style:style>
    <style:style style:name="T830" style:family="text">
      <style:text-properties officeooo:rsid="0537219d" style:font-weight-asian="bold" style:font-weight-complex="bold"/>
    </style:style>
    <style:style style:name="T831" style:family="text">
      <style:text-properties officeooo:rsid="055469f5" style:font-weight-asian="bold" style:font-weight-complex="bold"/>
    </style:style>
    <style:style style:name="T832" style:family="text">
      <style:text-properties officeooo:rsid="05a0a2ac" style:font-weight-asian="bold" style:font-weight-complex="bold"/>
    </style:style>
    <style:style style:name="T833" style:family="text">
      <style:text-properties officeooo:rsid="05d29889" style:font-weight-asian="bold" style:font-weight-complex="bold"/>
    </style:style>
    <style:style style:name="T834" style:family="text">
      <style:text-properties officeooo:rsid="05b8f47d" style:font-weight-asian="bold" style:font-weight-complex="bold"/>
    </style:style>
    <style:style style:name="T835" style:family="text">
      <style:text-properties officeooo:rsid="05c958d4" style:font-weight-asian="bold" style:font-weight-complex="bold"/>
    </style:style>
    <style:style style:name="T836" style:family="text">
      <style:text-properties officeooo:rsid="05e07efd" style:font-weight-asian="bold" style:font-weight-complex="bold"/>
    </style:style>
    <style:style style:name="T837" style:family="text">
      <style:text-properties officeooo:rsid="025caa0e" style:font-weight-asian="bold" style:font-weight-complex="bold"/>
    </style:style>
    <style:style style:name="T838" style:family="text">
      <style:text-properties officeooo:rsid="04d86354" style:font-weight-asian="bold" style:font-weight-complex="bold"/>
    </style:style>
    <style:style style:name="T839" style:family="text">
      <style:text-properties officeooo:rsid="04de7130" style:font-weight-asian="bold" style:font-weight-complex="bold"/>
    </style:style>
    <style:style style:name="T840" style:family="text">
      <style:text-properties officeooo:rsid="0753718c" style:font-weight-asian="bold" style:font-weight-complex="bold"/>
    </style:style>
    <style:style style:name="T841" style:family="text">
      <style:text-properties officeooo:rsid="07550873" style:font-weight-asian="bold" style:font-weight-complex="bold"/>
    </style:style>
    <style:style style:name="T842" style:family="text">
      <style:text-properties officeooo:rsid="04bf7578" style:font-weight-asian="bold" style:font-weight-complex="bold"/>
    </style:style>
    <style:style style:name="T843" style:family="text">
      <style:text-properties officeooo:rsid="04b6c830" style:font-weight-asian="bold" style:font-weight-complex="bold"/>
    </style:style>
    <style:style style:name="T844" style:family="text">
      <style:text-properties officeooo:rsid="0766af6c" style:font-weight-asian="bold" style:font-weight-complex="bold"/>
    </style:style>
    <style:style style:name="T845" style:family="text">
      <style:text-properties officeooo:rsid="0767c80e" style:font-weight-asian="bold" style:font-weight-complex="bold"/>
    </style:style>
    <style:style style:name="T846" style:family="text">
      <style:text-properties officeooo:rsid="07598a85" style:font-weight-asian="bold" style:font-weight-complex="bold"/>
    </style:style>
    <style:style style:name="T847" style:family="text">
      <style:text-properties officeooo:rsid="0759d3a3" style:font-weight-asian="bold" style:font-weight-complex="bold"/>
    </style:style>
    <style:style style:name="T848" style:family="text">
      <style:text-properties officeooo:rsid="075fc138" style:font-weight-asian="bold" style:font-weight-complex="bold"/>
    </style:style>
    <style:style style:name="T849" style:family="text">
      <style:text-properties officeooo:rsid="014cf5a9" style:font-weight-asian="bold" style:font-weight-complex="bold"/>
    </style:style>
    <style:style style:name="T850" style:family="text">
      <style:text-properties officeooo:rsid="02b3acad" style:font-weight-asian="bold" style:font-weight-complex="bold"/>
    </style:style>
    <style:style style:name="T851" style:family="text">
      <style:text-properties officeooo:rsid="02c27374" style:font-weight-asian="bold" style:font-weight-complex="bold"/>
    </style:style>
    <style:style style:name="T852" style:family="text">
      <style:text-properties officeooo:rsid="02d7f4b0" style:font-weight-asian="bold" style:font-weight-complex="bold"/>
    </style:style>
    <style:style style:name="T853" style:family="text">
      <style:text-properties officeooo:rsid="02e6e887" style:font-weight-asian="bold" style:font-weight-complex="bold"/>
    </style:style>
    <style:style style:name="T854" style:family="text">
      <style:text-properties officeooo:rsid="0118a6a6" style:font-weight-asian="bold" style:font-weight-complex="bold"/>
    </style:style>
    <style:style style:name="T855" style:family="text">
      <style:text-properties officeooo:rsid="0118e77e" style:font-weight-asian="bold" style:font-weight-complex="bold"/>
    </style:style>
    <style:style style:name="T856" style:family="text">
      <style:text-properties officeooo:rsid="01d4361f" style:font-weight-asian="bold" style:font-weight-complex="bold"/>
    </style:style>
    <style:style style:name="T857" style:family="text">
      <style:text-properties officeooo:rsid="0120ea38" style:font-weight-asian="bold" style:font-weight-complex="bold"/>
    </style:style>
    <style:style style:name="T858" style:family="text">
      <style:text-properties officeooo:rsid="01311a80" style:font-weight-asian="bold" style:font-weight-complex="bold"/>
    </style:style>
    <style:style style:name="T859" style:family="text">
      <style:text-properties officeooo:rsid="01318492" style:font-weight-asian="bold" style:font-weight-complex="bold"/>
    </style:style>
    <style:style style:name="T860" style:family="text">
      <style:text-properties officeooo:rsid="01384f38" style:font-weight-asian="bold" style:font-weight-complex="bold"/>
    </style:style>
    <style:style style:name="T861" style:family="text">
      <style:text-properties officeooo:rsid="0133721b" style:font-weight-asian="bold" style:font-weight-complex="bold"/>
    </style:style>
    <style:style style:name="T862" style:family="text">
      <style:text-properties officeooo:rsid="013de234" style:font-weight-asian="bold" style:font-weight-complex="bold"/>
    </style:style>
    <style:style style:name="T863" style:family="text">
      <style:text-properties officeooo:rsid="01438800" style:font-weight-asian="bold" style:font-weight-complex="bold"/>
    </style:style>
    <style:style style:name="T864" style:family="text">
      <style:text-properties officeooo:rsid="014feb0b" style:font-weight-asian="bold" style:font-weight-complex="bold"/>
    </style:style>
    <style:style style:name="T865" style:family="text">
      <style:text-properties officeooo:rsid="0173fa91" style:font-weight-asian="bold" style:font-weight-complex="bold"/>
    </style:style>
    <style:style style:name="T866" style:family="text">
      <style:text-properties officeooo:rsid="017a0847" style:font-weight-asian="bold" style:font-weight-complex="bold"/>
    </style:style>
    <style:style style:name="T867" style:family="text">
      <style:text-properties officeooo:rsid="017aa7f2" style:font-weight-asian="bold" style:font-weight-complex="bold"/>
    </style:style>
    <style:style style:name="T868" style:family="text">
      <style:text-properties officeooo:rsid="019ce3cc" style:font-weight-asian="bold" style:font-weight-complex="bold"/>
    </style:style>
    <style:style style:name="T869" style:family="text">
      <style:text-properties officeooo:rsid="019e2b1f" style:font-weight-asian="bold" style:font-weight-complex="bold"/>
    </style:style>
    <style:style style:name="T870" style:family="text">
      <style:text-properties officeooo:rsid="01bf3ed5" style:font-weight-asian="bold" style:font-weight-complex="bold"/>
    </style:style>
    <style:style style:name="T871" style:family="text">
      <style:text-properties officeooo:rsid="02227558" style:font-weight-asian="bold" style:font-weight-complex="bold"/>
    </style:style>
    <style:style style:name="T872" style:family="text">
      <style:text-properties officeooo:rsid="0830bbed" style:font-weight-asian="bold" style:font-weight-complex="bold"/>
    </style:style>
    <style:style style:name="T873" style:family="text">
      <style:text-properties officeooo:rsid="09582543" style:font-weight-asian="bold" style:font-weight-complex="bold"/>
    </style:style>
    <style:style style:name="T874" style:family="text">
      <style:text-properties officeooo:rsid="09582648" style:font-weight-asian="bold" style:font-weight-complex="bold"/>
    </style:style>
    <style:style style:name="T875" style:family="text">
      <style:text-properties officeooo:rsid="09602b06" style:font-weight-asian="bold" style:font-weight-complex="bold"/>
    </style:style>
    <style:style style:name="T876" style:family="text">
      <style:text-properties officeooo:rsid="096699c3" style:font-weight-asian="bold" style:font-weight-complex="bold"/>
    </style:style>
    <style:style style:name="T877" style:family="text">
      <style:text-properties officeooo:rsid="0975b3ad" style:font-weight-asian="bold" style:font-weight-complex="bold"/>
    </style:style>
    <style:style style:name="T878" style:family="text">
      <style:text-properties officeooo:rsid="0976943b" style:font-weight-asian="bold" style:font-weight-complex="bold"/>
    </style:style>
    <style:style style:name="T879" style:family="text">
      <style:text-properties officeooo:rsid="098139f5" style:font-weight-asian="bold" style:font-weight-complex="bold"/>
    </style:style>
    <style:style style:name="T880" style:family="text">
      <style:text-properties officeooo:rsid="0c581156" style:font-weight-asian="bold" style:font-weight-complex="bold"/>
    </style:style>
    <style:style style:name="T881" style:family="text">
      <style:text-properties officeooo:rsid="00ea2ee5" style:font-size-asian="12pt" style:font-weight-asian="bold" style:font-size-complex="12pt" style:font-weight-complex="bold"/>
    </style:style>
    <style:style style:name="T882" style:family="text">
      <style:text-properties officeooo:rsid="079340a9"/>
    </style:style>
    <style:style style:name="T883" style:family="text">
      <style:text-properties officeooo:rsid="07943d53"/>
    </style:style>
    <style:style style:name="T884" style:family="text">
      <style:text-properties officeooo:rsid="07a8a14b"/>
    </style:style>
    <style:style style:name="T885" style:family="text">
      <style:text-properties officeooo:rsid="07aa0252"/>
    </style:style>
    <style:style style:name="T886" style:family="text">
      <style:text-properties officeooo:rsid="07b0c38b"/>
    </style:style>
    <style:style style:name="T887" style:family="text">
      <style:text-properties officeooo:rsid="07b729ce"/>
    </style:style>
    <style:style style:name="T888" style:family="text">
      <style:text-properties officeooo:rsid="07b896f7"/>
    </style:style>
    <style:style style:name="T889" style:family="text">
      <style:text-properties officeooo:rsid="07b93712"/>
    </style:style>
    <style:style style:name="T890" style:family="text">
      <style:text-properties officeooo:rsid="07bd6177"/>
    </style:style>
    <style:style style:name="T891" style:family="text">
      <style:text-properties officeooo:rsid="07bd96ca"/>
    </style:style>
    <style:style style:name="T892" style:family="text">
      <style:text-properties officeooo:rsid="07be8631"/>
    </style:style>
    <style:style style:name="T893" style:family="text">
      <style:text-properties officeooo:rsid="07bf300a"/>
    </style:style>
    <style:style style:name="T894" style:family="text">
      <style:text-properties officeooo:rsid="07bf79f7"/>
    </style:style>
    <style:style style:name="T895" style:family="text">
      <style:text-properties officeooo:rsid="07c16ce6"/>
    </style:style>
    <style:style style:name="T896" style:family="text">
      <style:text-properties officeooo:rsid="07c27967"/>
    </style:style>
    <style:style style:name="T897" style:family="text">
      <style:text-properties officeooo:rsid="07c7fe8f"/>
    </style:style>
    <style:style style:name="T898" style:family="text">
      <style:text-properties officeooo:rsid="07c8c7e4"/>
    </style:style>
    <style:style style:name="T899" style:family="text">
      <style:text-properties officeooo:rsid="07cb4b54"/>
    </style:style>
    <style:style style:name="T900" style:family="text">
      <style:text-properties officeooo:rsid="07ce040e"/>
    </style:style>
    <style:style style:name="T901" style:family="text">
      <style:text-properties officeooo:rsid="07ce0f00"/>
    </style:style>
    <style:style style:name="T902" style:family="text">
      <style:text-properties officeooo:rsid="07cf7bcd"/>
    </style:style>
    <style:style style:name="T903" style:family="text">
      <style:text-properties officeooo:rsid="07d41262"/>
    </style:style>
    <style:style style:name="T904" style:family="text">
      <style:text-properties officeooo:rsid="07d5633c"/>
    </style:style>
    <style:style style:name="T905" style:family="text">
      <style:text-properties officeooo:rsid="07d5843b"/>
    </style:style>
    <style:style style:name="T906" style:family="text">
      <style:text-properties officeooo:rsid="07d69de3"/>
    </style:style>
    <style:style style:name="T907" style:family="text">
      <style:text-properties officeooo:rsid="07d82fd4"/>
    </style:style>
    <style:style style:name="T908" style:family="text">
      <style:text-properties officeooo:rsid="07da0771"/>
    </style:style>
    <style:style style:name="T909" style:family="text">
      <style:text-properties officeooo:rsid="07dcfb14"/>
    </style:style>
    <style:style style:name="T910" style:family="text">
      <style:text-properties officeooo:rsid="07dfc171"/>
    </style:style>
    <style:style style:name="T911" style:family="text">
      <style:text-properties officeooo:rsid="07e1abd0"/>
    </style:style>
    <style:style style:name="T912" style:family="text">
      <style:text-properties officeooo:rsid="07e5f11c"/>
    </style:style>
    <style:style style:name="T913" style:family="text">
      <style:text-properties officeooo:rsid="07e7abec"/>
    </style:style>
    <style:style style:name="T914" style:family="text">
      <style:text-properties officeooo:rsid="07e7d761"/>
    </style:style>
    <style:style style:name="T915" style:family="text">
      <style:text-properties officeooo:rsid="07e87943"/>
    </style:style>
    <style:style style:name="T916" style:family="text">
      <style:text-properties officeooo:rsid="07ea724b"/>
    </style:style>
    <style:style style:name="T917" style:family="text">
      <style:text-properties officeooo:rsid="07eb58b1"/>
    </style:style>
    <style:style style:name="T918" style:family="text">
      <style:text-properties officeooo:rsid="07ec9397"/>
    </style:style>
    <style:style style:name="T919" style:family="text">
      <style:text-properties officeooo:rsid="07edaf0c"/>
    </style:style>
    <style:style style:name="T920" style:family="text">
      <style:text-properties officeooo:rsid="07edb52c"/>
    </style:style>
    <style:style style:name="T921" style:family="text">
      <style:text-properties officeooo:rsid="07eeae75"/>
    </style:style>
    <style:style style:name="T922" style:family="text">
      <style:text-properties officeooo:rsid="07ef765f"/>
    </style:style>
    <style:style style:name="T923" style:family="text">
      <style:text-properties officeooo:rsid="07f12425"/>
    </style:style>
    <style:style style:name="T924" style:family="text">
      <style:text-properties officeooo:rsid="07f22e13"/>
    </style:style>
    <style:style style:name="T925" style:family="text">
      <style:text-properties officeooo:rsid="07f3ee20"/>
    </style:style>
    <style:style style:name="T926" style:family="text">
      <style:text-properties officeooo:rsid="07f4568f"/>
    </style:style>
    <style:style style:name="T927" style:family="text">
      <style:text-properties officeooo:rsid="07f53974"/>
    </style:style>
    <style:style style:name="T928" style:family="text">
      <style:text-properties officeooo:rsid="07f68ce8"/>
    </style:style>
    <style:style style:name="T929" style:family="text">
      <style:text-properties officeooo:rsid="07f7a56a"/>
    </style:style>
    <style:style style:name="T930" style:family="text">
      <style:text-properties officeooo:rsid="07f87ada"/>
    </style:style>
    <style:style style:name="T931" style:family="text">
      <style:text-properties officeooo:rsid="07fb9066"/>
    </style:style>
    <style:style style:name="T932" style:family="text">
      <style:text-properties officeooo:rsid="07fbbbfd"/>
    </style:style>
    <style:style style:name="T933" style:family="text">
      <style:text-properties officeooo:rsid="07fd6c70"/>
    </style:style>
    <style:style style:name="T934" style:family="text">
      <style:text-properties officeooo:rsid="07fee197"/>
    </style:style>
    <style:style style:name="T935" style:family="text">
      <style:text-properties officeooo:rsid="07ffbc24"/>
    </style:style>
    <style:style style:name="T936" style:family="text">
      <style:text-properties officeooo:rsid="07ffdc71"/>
    </style:style>
    <style:style style:name="T937" style:family="text">
      <style:text-properties officeooo:rsid="08000b39"/>
    </style:style>
    <style:style style:name="T938" style:family="text">
      <style:text-properties officeooo:rsid="0801f095"/>
    </style:style>
    <style:style style:name="T939" style:family="text">
      <style:text-properties officeooo:rsid="0802bf6a"/>
    </style:style>
    <style:style style:name="T940" style:family="text">
      <style:text-properties officeooo:rsid="080395a1"/>
    </style:style>
    <style:style style:name="T941" style:family="text">
      <style:text-properties officeooo:rsid="0806b93d"/>
    </style:style>
    <style:style style:name="T942" style:family="text">
      <style:text-properties officeooo:rsid="08091ec0"/>
    </style:style>
    <style:style style:name="T943" style:family="text">
      <style:text-properties officeooo:rsid="080bc407"/>
    </style:style>
    <style:style style:name="T944" style:family="text">
      <style:text-properties officeooo:rsid="080fba1e"/>
    </style:style>
    <style:style style:name="T945" style:family="text">
      <style:text-properties officeooo:rsid="0812832f"/>
    </style:style>
    <style:style style:name="T946" style:family="text">
      <style:text-properties officeooo:rsid="08137b70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eb17f"/>
    </style:style>
    <style:style style:name="T1047" style:family="text">
      <style:text-properties officeooo:rsid="08dfc2f1"/>
    </style:style>
    <style:style style:name="T1048" style:family="text">
      <style:text-properties officeooo:rsid="08e17f29"/>
    </style:style>
    <style:style style:name="T1049" style:family="text">
      <style:text-properties officeooo:rsid="08e6ddf6"/>
    </style:style>
    <style:style style:name="T1050" style:family="text">
      <style:text-properties officeooo:rsid="08e7720d"/>
    </style:style>
    <style:style style:name="T1051" style:family="text">
      <style:text-properties officeooo:rsid="08e99531"/>
    </style:style>
    <style:style style:name="T1052" style:family="text">
      <style:text-properties officeooo:rsid="08ec32c1"/>
    </style:style>
    <style:style style:name="T1053" style:family="text">
      <style:text-properties officeooo:rsid="08f82700"/>
    </style:style>
    <style:style style:name="T1054" style:family="text">
      <style:text-properties officeooo:rsid="08f89a21"/>
    </style:style>
    <style:style style:name="T1055" style:family="text">
      <style:text-properties officeooo:rsid="08f8a93a"/>
    </style:style>
    <style:style style:name="T1056" style:family="text">
      <style:text-properties officeooo:rsid="08fc6d86"/>
    </style:style>
    <style:style style:name="T1057" style:family="text">
      <style:text-properties officeooo:rsid="08fdd2d0"/>
    </style:style>
    <style:style style:name="T1058" style:family="text">
      <style:text-properties officeooo:rsid="08ffea82"/>
    </style:style>
    <style:style style:name="T1059" style:family="text">
      <style:text-properties officeooo:rsid="0907685b"/>
    </style:style>
    <style:style style:name="T1060" style:family="text">
      <style:text-properties officeooo:rsid="09092fae"/>
    </style:style>
    <style:style style:name="T1061" style:family="text">
      <style:text-properties officeooo:rsid="090a81f0"/>
    </style:style>
    <style:style style:name="T1062" style:family="text">
      <style:text-properties officeooo:rsid="090d20ae"/>
    </style:style>
    <style:style style:name="T1063" style:family="text">
      <style:text-properties officeooo:rsid="091162cc"/>
    </style:style>
    <style:style style:name="T1064" style:family="text">
      <style:text-properties officeooo:rsid="09124caa"/>
    </style:style>
    <style:style style:name="T1065" style:family="text">
      <style:text-properties officeooo:rsid="09139e05"/>
    </style:style>
    <style:style style:name="T1066" style:family="text">
      <style:text-properties officeooo:rsid="09151866"/>
    </style:style>
    <style:style style:name="T1067" style:family="text">
      <style:text-properties officeooo:rsid="0916e88d"/>
    </style:style>
    <style:style style:name="T1068" style:family="text">
      <style:text-properties officeooo:rsid="0917906c"/>
    </style:style>
    <style:style style:name="T1069" style:family="text">
      <style:text-properties officeooo:rsid="091af1fc"/>
    </style:style>
    <style:style style:name="T1070" style:family="text">
      <style:text-properties officeooo:rsid="091c1e47"/>
    </style:style>
    <style:style style:name="T1071" style:family="text">
      <style:text-properties officeooo:rsid="091d25f8"/>
    </style:style>
    <style:style style:name="T1072" style:family="text">
      <style:text-properties officeooo:rsid="091dfcce"/>
    </style:style>
    <style:style style:name="T1073" style:family="text">
      <style:text-properties officeooo:rsid="091f6557"/>
    </style:style>
    <style:style style:name="T1074" style:family="text">
      <style:text-properties officeooo:rsid="092370f8"/>
    </style:style>
    <style:style style:name="T1075" style:family="text">
      <style:text-properties officeooo:rsid="0924b8ed"/>
    </style:style>
    <style:style style:name="T1076" style:family="text">
      <style:text-properties officeooo:rsid="09260fd6"/>
    </style:style>
    <style:style style:name="T1077" style:family="text">
      <style:text-properties officeooo:rsid="0926c302"/>
    </style:style>
    <style:style style:name="T1078" style:family="text">
      <style:text-properties officeooo:rsid="0928c144"/>
    </style:style>
    <style:style style:name="T1079" style:family="text">
      <style:text-properties officeooo:rsid="092da239"/>
    </style:style>
    <style:style style:name="T1080" style:family="text">
      <style:text-properties officeooo:rsid="092e9839"/>
    </style:style>
    <style:style style:name="T1081" style:family="text">
      <style:text-properties officeooo:rsid="092f7ffa"/>
    </style:style>
    <style:style style:name="T1082" style:family="text">
      <style:text-properties officeooo:rsid="09313398"/>
    </style:style>
    <style:style style:name="T1083" style:family="text">
      <style:text-properties officeooo:rsid="0932cd0b"/>
    </style:style>
    <style:style style:name="T1084" style:family="text">
      <style:text-properties officeooo:rsid="093405eb"/>
    </style:style>
    <style:style style:name="T1085" style:family="text">
      <style:text-properties officeooo:rsid="093605c9"/>
    </style:style>
    <style:style style:name="T1086" style:family="text">
      <style:text-properties officeooo:rsid="09372ee8"/>
    </style:style>
    <style:style style:name="T1087" style:family="text">
      <style:text-properties officeooo:rsid="09379c7e"/>
    </style:style>
    <style:style style:name="T1088" style:family="text">
      <style:text-properties officeooo:rsid="09397865"/>
    </style:style>
    <style:style style:name="T1089" style:family="text">
      <style:text-properties officeooo:rsid="093a1e20"/>
    </style:style>
    <style:style style:name="T1090" style:family="text">
      <style:text-properties officeooo:rsid="093b5601"/>
    </style:style>
    <style:style style:name="T1091" style:family="text">
      <style:text-properties officeooo:rsid="09413357"/>
    </style:style>
    <style:style style:name="T1092" style:family="text">
      <style:text-properties officeooo:rsid="09421b2d"/>
    </style:style>
    <style:style style:name="T1093" style:family="text">
      <style:text-properties officeooo:rsid="094366ac"/>
    </style:style>
    <style:style style:name="T1094" style:family="text">
      <style:text-properties officeooo:rsid="0944aa60"/>
    </style:style>
    <style:style style:name="T1095" style:family="text">
      <style:text-properties officeooo:rsid="0946c1e2"/>
    </style:style>
    <style:style style:name="T1096" style:family="text">
      <style:text-properties officeooo:rsid="09480e95"/>
    </style:style>
    <style:style style:name="T1097" style:family="text">
      <style:text-properties officeooo:rsid="094c25fe"/>
    </style:style>
    <style:style style:name="T1098" style:family="text">
      <style:text-properties officeooo:rsid="094d60b9"/>
    </style:style>
    <style:style style:name="T1099" style:family="text">
      <style:text-properties officeooo:rsid="094e524e"/>
    </style:style>
    <style:style style:name="T1100" style:family="text">
      <style:text-properties officeooo:rsid="094ff7f2"/>
    </style:style>
    <style:style style:name="T1101" style:family="text">
      <style:text-properties officeooo:rsid="0951813b"/>
    </style:style>
    <style:style style:name="T1102" style:family="text">
      <style:text-properties officeooo:rsid="095251d5"/>
    </style:style>
    <style:style style:name="T1103" style:family="text">
      <style:text-properties officeooo:rsid="0953fc00"/>
    </style:style>
    <style:style style:name="T1104" style:family="text">
      <style:text-properties officeooo:rsid="09543191"/>
    </style:style>
    <style:style style:name="T1105" style:family="text">
      <style:text-properties officeooo:rsid="095713c9"/>
    </style:style>
    <style:style style:name="T1106" style:family="text">
      <style:text-properties officeooo:rsid="09582543"/>
    </style:style>
    <style:style style:name="T1107" style:family="text">
      <style:text-properties officeooo:rsid="09582648"/>
    </style:style>
    <style:style style:name="T1108" style:family="text">
      <style:text-properties officeooo:rsid="0958c81d"/>
    </style:style>
    <style:style style:name="T1109" style:family="text">
      <style:text-properties officeooo:rsid="095a2a0f"/>
    </style:style>
    <style:style style:name="T1110" style:family="text">
      <style:text-properties officeooo:rsid="095be431"/>
    </style:style>
    <style:style style:name="T1111" style:family="text">
      <style:text-properties officeooo:rsid="095c637a"/>
    </style:style>
    <style:style style:name="T1112" style:family="text">
      <style:text-properties officeooo:rsid="095d516c"/>
    </style:style>
    <style:style style:name="T1113" style:family="text">
      <style:text-properties officeooo:rsid="095ea716"/>
    </style:style>
    <style:style style:name="T1114" style:family="text">
      <style:text-properties officeooo:rsid="09614e6f"/>
    </style:style>
    <style:style style:name="T1115" style:family="text">
      <style:text-properties officeooo:rsid="0961d72c"/>
    </style:style>
    <style:style style:name="T1116" style:family="text">
      <style:text-properties officeooo:rsid="096336d0"/>
    </style:style>
    <style:style style:name="T1117" style:family="text">
      <style:text-properties officeooo:rsid="0964f856"/>
    </style:style>
    <style:style style:name="T1118" style:family="text">
      <style:text-properties officeooo:rsid="096699c3"/>
    </style:style>
    <style:style style:name="T1119" style:family="text">
      <style:text-properties officeooo:rsid="09676dd0"/>
    </style:style>
    <style:style style:name="T1120" style:family="text">
      <style:text-properties officeooo:rsid="09678be4"/>
    </style:style>
    <style:style style:name="T1121" style:family="text">
      <style:text-properties officeooo:rsid="096892a8"/>
    </style:style>
    <style:style style:name="T1122" style:family="text">
      <style:text-properties officeooo:rsid="0969828e"/>
    </style:style>
    <style:style style:name="T1123" style:family="text">
      <style:text-properties officeooo:rsid="096a22d5"/>
    </style:style>
    <style:style style:name="T1124" style:family="text">
      <style:text-properties officeooo:rsid="096bc028"/>
    </style:style>
    <style:style style:name="T1125" style:family="text">
      <style:text-properties officeooo:rsid="096cf465"/>
    </style:style>
    <style:style style:name="T1126" style:family="text">
      <style:text-properties officeooo:rsid="096ff565"/>
    </style:style>
    <style:style style:name="T1127" style:family="text">
      <style:text-properties officeooo:rsid="0970fb78"/>
    </style:style>
    <style:style style:name="T1128" style:family="text">
      <style:text-properties officeooo:rsid="0973d278"/>
    </style:style>
    <style:style style:name="T1129" style:family="text">
      <style:text-properties officeooo:rsid="0974691b"/>
    </style:style>
    <style:style style:name="T1130" style:family="text">
      <style:text-properties officeooo:rsid="0601ba37"/>
    </style:style>
    <style:style style:name="T1131" style:family="text">
      <style:text-properties officeooo:rsid="0975b3ad"/>
    </style:style>
    <style:style style:name="T1132" style:family="text">
      <style:text-properties officeooo:rsid="0976943b"/>
    </style:style>
    <style:style style:name="T1133" style:family="text">
      <style:text-properties officeooo:rsid="09785fc2"/>
    </style:style>
    <style:style style:name="T1134" style:family="text">
      <style:text-properties officeooo:rsid="097a17ce"/>
    </style:style>
    <style:style style:name="T1135" style:family="text">
      <style:text-properties officeooo:rsid="097b0759"/>
    </style:style>
    <style:style style:name="T1136" style:family="text">
      <style:text-properties officeooo:rsid="097cd71a"/>
    </style:style>
    <style:style style:name="T1137" style:family="text">
      <style:text-properties officeooo:rsid="097eaf65"/>
    </style:style>
    <style:style style:name="T1138" style:family="text">
      <style:text-properties officeooo:rsid="09808c0e"/>
    </style:style>
    <style:style style:name="T1139" style:family="text">
      <style:text-properties officeooo:rsid="098139f5"/>
    </style:style>
    <style:style style:name="T1140" style:family="text">
      <style:text-properties officeooo:rsid="09815b7e"/>
    </style:style>
    <style:style style:name="T1141" style:family="text">
      <style:text-properties officeooo:rsid="0983446e"/>
    </style:style>
    <style:style style:name="T1142" style:family="text">
      <style:text-properties officeooo:rsid="09842e84"/>
    </style:style>
    <style:style style:name="T1143" style:family="text">
      <style:text-properties officeooo:rsid="09866926"/>
    </style:style>
    <style:style style:name="T1144" style:family="text">
      <style:text-properties officeooo:rsid="09868822"/>
    </style:style>
    <style:style style:name="T1145" style:family="text">
      <style:text-properties officeooo:rsid="0986b4e6"/>
    </style:style>
    <style:style style:name="T1146" style:family="text">
      <style:text-properties officeooo:rsid="0989914e"/>
    </style:style>
    <style:style style:name="T1147" style:family="text">
      <style:text-properties officeooo:rsid="098aa1cc"/>
    </style:style>
    <style:style style:name="T1148" style:family="text">
      <style:text-properties officeooo:rsid="098b4e46"/>
    </style:style>
    <style:style style:name="T1149" style:family="text">
      <style:text-properties officeooo:rsid="098b6823"/>
    </style:style>
    <style:style style:name="T1150" style:family="text">
      <style:text-properties officeooo:rsid="098f80c5"/>
    </style:style>
    <style:style style:name="T1151" style:family="text">
      <style:text-properties officeooo:rsid="0991581f"/>
    </style:style>
    <style:style style:name="T1152" style:family="text">
      <style:text-properties officeooo:rsid="0991eb9b"/>
    </style:style>
    <style:style style:name="T1153" style:family="text">
      <style:text-properties officeooo:rsid="0993c5f7"/>
    </style:style>
    <style:style style:name="T1154" style:family="text">
      <style:text-properties officeooo:rsid="0994b598"/>
    </style:style>
    <style:style style:name="T1155" style:family="text">
      <style:text-properties officeooo:rsid="09957784"/>
    </style:style>
    <style:style style:name="T1156" style:family="text">
      <style:text-properties officeooo:rsid="09972dd3"/>
    </style:style>
    <style:style style:name="T1157" style:family="text">
      <style:text-properties officeooo:rsid="0997c0c9"/>
    </style:style>
    <style:style style:name="T1158" style:family="text">
      <style:text-properties officeooo:rsid="09985e30"/>
    </style:style>
    <style:style style:name="T1159" style:family="text">
      <style:text-properties officeooo:rsid="099a752b"/>
    </style:style>
    <style:style style:name="T1160" style:family="text">
      <style:text-properties officeooo:rsid="099c4819"/>
    </style:style>
    <style:style style:name="T1161" style:family="text">
      <style:text-properties officeooo:rsid="099e71bc"/>
    </style:style>
    <style:style style:name="T1162" style:family="text">
      <style:text-properties officeooo:rsid="09a33716"/>
    </style:style>
    <style:style style:name="T1163" style:family="text">
      <style:text-properties officeooo:rsid="09a4c3c1"/>
    </style:style>
    <style:style style:name="T1164" style:family="text">
      <style:text-properties officeooo:rsid="09a57fda"/>
    </style:style>
    <style:style style:name="T1165" style:family="text">
      <style:text-properties officeooo:rsid="09a69252"/>
    </style:style>
    <style:style style:name="T1166" style:family="text">
      <style:text-properties officeooo:rsid="09a88a41"/>
    </style:style>
    <style:style style:name="T1167" style:family="text">
      <style:text-properties officeooo:rsid="09a97713"/>
    </style:style>
    <style:style style:name="T1168" style:family="text">
      <style:text-properties officeooo:rsid="09aa0988"/>
    </style:style>
    <style:style style:name="T1169" style:family="text">
      <style:text-properties officeooo:rsid="09ab1766"/>
    </style:style>
    <style:style style:name="T1170" style:family="text">
      <style:text-properties officeooo:rsid="09af3c4c"/>
    </style:style>
    <style:style style:name="T1171" style:family="text">
      <style:text-properties officeooo:rsid="09afcc9e"/>
    </style:style>
    <style:style style:name="T1172" style:family="text">
      <style:text-properties officeooo:rsid="09b125a4"/>
    </style:style>
    <style:style style:name="T1173" style:family="text">
      <style:text-properties officeooo:rsid="09b31cb4"/>
    </style:style>
    <style:style style:name="T1174" style:family="text">
      <style:text-properties officeooo:rsid="09b36abe"/>
    </style:style>
    <style:style style:name="T1175" style:family="text">
      <style:text-properties officeooo:rsid="09b3a5fb"/>
    </style:style>
    <style:style style:name="T1176" style:family="text">
      <style:text-properties officeooo:rsid="09b3af73"/>
    </style:style>
    <style:style style:name="T1177" style:family="text">
      <style:text-properties officeooo:rsid="09b5b518"/>
    </style:style>
    <style:style style:name="T1178" style:family="text">
      <style:text-properties officeooo:rsid="09b82faa"/>
    </style:style>
    <style:style style:name="T1179" style:family="text">
      <style:text-properties officeooo:rsid="09b8eba8"/>
    </style:style>
    <style:style style:name="T1180" style:family="text">
      <style:text-properties officeooo:rsid="09b9d6ae"/>
    </style:style>
    <style:style style:name="T1181" style:family="text">
      <style:text-properties officeooo:rsid="09bbec95"/>
    </style:style>
    <style:style style:name="T1182" style:family="text">
      <style:text-properties officeooo:rsid="09bc4fde"/>
    </style:style>
    <style:style style:name="T1183" style:family="text">
      <style:text-properties officeooo:rsid="09bd2ec4"/>
    </style:style>
    <style:style style:name="T1184" style:family="text">
      <style:text-properties officeooo:rsid="09bedf8e"/>
    </style:style>
    <style:style style:name="T1185" style:family="text">
      <style:text-properties officeooo:rsid="09bf8baf"/>
    </style:style>
    <style:style style:name="T1186" style:family="text">
      <style:text-properties officeooo:rsid="09c1e41c"/>
    </style:style>
    <style:style style:name="T1187" style:family="text">
      <style:text-properties officeooo:rsid="09c3029b"/>
    </style:style>
    <style:style style:name="T1188" style:family="text">
      <style:text-properties officeooo:rsid="09c56054"/>
    </style:style>
    <style:style style:name="T1189" style:family="text">
      <style:text-properties officeooo:rsid="09c848a1"/>
    </style:style>
    <style:style style:name="T1190" style:family="text">
      <style:text-properties officeooo:rsid="09ca775b"/>
    </style:style>
    <style:style style:name="T1191" style:family="text">
      <style:text-properties officeooo:rsid="09cad273"/>
    </style:style>
    <style:style style:name="T1192" style:family="text">
      <style:text-properties officeooo:rsid="09cda6be"/>
    </style:style>
    <style:style style:name="T1193" style:family="text">
      <style:text-properties officeooo:rsid="09ce5a09"/>
    </style:style>
    <style:style style:name="T1194" style:family="text">
      <style:text-properties officeooo:rsid="09d02614"/>
    </style:style>
    <style:style style:name="T1195" style:family="text">
      <style:text-properties officeooo:rsid="09dbc59f"/>
    </style:style>
    <style:style style:name="T1196" style:family="text">
      <style:text-properties officeooo:rsid="09df1666"/>
    </style:style>
    <style:style style:name="T1197" style:family="text">
      <style:text-properties officeooo:rsid="09e0ece4"/>
    </style:style>
    <style:style style:name="T1198" style:family="text">
      <style:text-properties officeooo:rsid="09e7f3e6"/>
    </style:style>
    <style:style style:name="T1199" style:family="text">
      <style:text-properties officeooo:rsid="09e99054"/>
    </style:style>
    <style:style style:name="T1200" style:family="text">
      <style:text-properties officeooo:rsid="09ec2841"/>
    </style:style>
    <style:style style:name="T1201" style:family="text">
      <style:text-properties officeooo:rsid="09ee34d9"/>
    </style:style>
    <style:style style:name="T1202" style:family="text">
      <style:text-properties officeooo:rsid="09f1055c"/>
    </style:style>
    <style:style style:name="T1203" style:family="text">
      <style:text-properties officeooo:rsid="09f35dcd"/>
    </style:style>
    <style:style style:name="T1204" style:family="text">
      <style:text-properties officeooo:rsid="09f4df9a"/>
    </style:style>
    <style:style style:name="T1205" style:family="text">
      <style:text-properties officeooo:rsid="09f5b3fd"/>
    </style:style>
    <style:style style:name="T1206" style:family="text">
      <style:text-properties officeooo:rsid="09f9d863"/>
    </style:style>
    <style:style style:name="T1207" style:family="text">
      <style:text-properties officeooo:rsid="09fbfb03"/>
    </style:style>
    <style:style style:name="T1208" style:family="text">
      <style:text-properties officeooo:rsid="09fdb11f"/>
    </style:style>
    <style:style style:name="T1209" style:family="text">
      <style:text-properties officeooo:rsid="0a01c9ef"/>
    </style:style>
    <style:style style:name="T1210" style:family="text">
      <style:text-properties officeooo:rsid="0a02c548"/>
    </style:style>
    <style:style style:name="T1211" style:family="text">
      <style:text-properties officeooo:rsid="0a043402"/>
    </style:style>
    <style:style style:name="T1212" style:family="text">
      <style:text-properties officeooo:rsid="0a072126"/>
    </style:style>
    <style:style style:name="T1213" style:family="text">
      <style:text-properties officeooo:rsid="0a0806b7"/>
    </style:style>
    <style:style style:name="T1214" style:family="text">
      <style:text-properties officeooo:rsid="0a08be7e"/>
    </style:style>
    <style:style style:name="T1215" style:family="text">
      <style:text-properties officeooo:rsid="0a0b13bf"/>
    </style:style>
    <style:style style:name="T1216" style:family="text">
      <style:text-properties officeooo:rsid="0a0b544d"/>
    </style:style>
    <style:style style:name="T1217" style:family="text">
      <style:text-properties officeooo:rsid="0a0b677e"/>
    </style:style>
    <style:style style:name="T1218" style:family="text">
      <style:text-properties officeooo:rsid="0a0c6cb6"/>
    </style:style>
    <style:style style:name="T1219" style:family="text">
      <style:text-properties officeooo:rsid="0a0eac36"/>
    </style:style>
    <style:style style:name="T1220" style:family="text">
      <style:text-properties officeooo:rsid="0a0ef3b4"/>
    </style:style>
    <style:style style:name="T1221" style:family="text">
      <style:text-properties officeooo:rsid="0a10d4fd"/>
    </style:style>
    <style:style style:name="T1222" style:family="text">
      <style:text-properties officeooo:rsid="0a131e7a"/>
    </style:style>
    <style:style style:name="T1223" style:family="text">
      <style:text-properties officeooo:rsid="0a163a49"/>
    </style:style>
    <style:style style:name="T1224" style:family="text">
      <style:text-properties officeooo:rsid="0a174319"/>
    </style:style>
    <style:style style:name="T1225" style:family="text">
      <style:text-properties officeooo:rsid="0a1ad57b"/>
    </style:style>
    <style:style style:name="T1226" style:family="text">
      <style:text-properties officeooo:rsid="0a1cc671"/>
    </style:style>
    <style:style style:name="T1227" style:family="text">
      <style:text-properties officeooo:rsid="0a1ee5b1"/>
    </style:style>
    <style:style style:name="T1228" style:family="text">
      <style:text-properties officeooo:rsid="0a232b3a"/>
    </style:style>
    <style:style style:name="T1229" style:family="text">
      <style:text-properties officeooo:rsid="0a2371e4"/>
    </style:style>
    <style:style style:name="T1230" style:family="text">
      <style:text-properties officeooo:rsid="0a25260f"/>
    </style:style>
    <style:style style:name="T1231" style:family="text">
      <style:text-properties officeooo:rsid="0a26a613"/>
    </style:style>
    <style:style style:name="T1232" style:family="text">
      <style:text-properties officeooo:rsid="0a280a5e"/>
    </style:style>
    <style:style style:name="T1233" style:family="text">
      <style:text-properties officeooo:rsid="0a29da8f"/>
    </style:style>
    <style:style style:name="T1234" style:family="text">
      <style:text-properties officeooo:rsid="0a2cde03"/>
    </style:style>
    <style:style style:name="T1235" style:family="text">
      <style:text-properties officeooo:rsid="0a2e90c1"/>
    </style:style>
    <style:style style:name="T1236" style:family="text">
      <style:text-properties officeooo:rsid="0a2f346f"/>
    </style:style>
    <style:style style:name="T1237" style:family="text">
      <style:text-properties officeooo:rsid="0a2f752a"/>
    </style:style>
    <style:style style:name="T1238" style:family="text">
      <style:text-properties officeooo:rsid="0a305a0c"/>
    </style:style>
    <style:style style:name="T1239" style:family="text">
      <style:text-properties officeooo:rsid="0a351e3d"/>
    </style:style>
    <style:style style:name="T1240" style:family="text">
      <style:text-properties officeooo:rsid="0a3824a7"/>
    </style:style>
    <style:style style:name="T1241" style:family="text">
      <style:text-properties officeooo:rsid="0a382f2f"/>
    </style:style>
    <style:style style:name="T1242" style:family="text">
      <style:text-properties officeooo:rsid="0a394ea2"/>
    </style:style>
    <style:style style:name="T1243" style:family="text">
      <style:text-properties officeooo:rsid="0a3c5021"/>
    </style:style>
    <style:style style:name="T1244" style:family="text">
      <style:text-properties officeooo:rsid="0a404705"/>
    </style:style>
    <style:style style:name="T1245" style:family="text">
      <style:text-properties officeooo:rsid="0a40ff29"/>
    </style:style>
    <style:style style:name="T1246" style:family="text">
      <style:text-properties officeooo:rsid="0a415af1"/>
    </style:style>
    <style:style style:name="T1247" style:family="text">
      <style:text-properties officeooo:rsid="0a428c0d"/>
    </style:style>
    <style:style style:name="T1248" style:family="text">
      <style:text-properties officeooo:rsid="0a429bd3"/>
    </style:style>
    <style:style style:name="T1249" style:family="text">
      <style:text-properties officeooo:rsid="0a432be5"/>
    </style:style>
    <style:style style:name="T1250" style:family="text">
      <style:text-properties officeooo:rsid="0a46bcb2"/>
    </style:style>
    <style:style style:name="T1251" style:family="text">
      <style:text-properties officeooo:rsid="0a471fdd"/>
    </style:style>
    <style:style style:name="T1252" style:family="text">
      <style:text-properties officeooo:rsid="0a495185"/>
    </style:style>
    <style:style style:name="T1253" style:family="text">
      <style:text-properties officeooo:rsid="0a4da1a0"/>
    </style:style>
    <style:style style:name="T1254" style:family="text">
      <style:text-properties officeooo:rsid="0a50630e"/>
    </style:style>
    <style:style style:name="T1255" style:family="text">
      <style:text-properties officeooo:rsid="0a52ad94"/>
    </style:style>
    <style:style style:name="T1256" style:family="text">
      <style:text-properties officeooo:rsid="0a531ae8"/>
    </style:style>
    <style:style style:name="T1257" style:family="text">
      <style:text-properties officeooo:rsid="0a532271"/>
    </style:style>
    <style:style style:name="T1258" style:family="text">
      <style:text-properties officeooo:rsid="0a53bea1"/>
    </style:style>
    <style:style style:name="T1259" style:family="text">
      <style:text-properties officeooo:rsid="0a558c01"/>
    </style:style>
    <style:style style:name="T1260" style:family="text">
      <style:text-properties officeooo:rsid="0a576a46"/>
    </style:style>
    <style:style style:name="T1261" style:family="text">
      <style:text-properties officeooo:rsid="0a579921"/>
    </style:style>
    <style:style style:name="T1262" style:family="text">
      <style:text-properties officeooo:rsid="0a59b90b"/>
    </style:style>
    <style:style style:name="T1263" style:family="text">
      <style:text-properties officeooo:rsid="0a5ed008"/>
    </style:style>
    <style:style style:name="T1264" style:family="text">
      <style:text-properties officeooo:rsid="0a618943"/>
    </style:style>
    <style:style style:name="T1265" style:family="text">
      <style:text-properties officeooo:rsid="0a650f60"/>
    </style:style>
    <style:style style:name="T1266" style:family="text">
      <style:text-properties officeooo:rsid="0a655b2e"/>
    </style:style>
    <style:style style:name="T1267" style:family="text">
      <style:text-properties officeooo:rsid="0a6748b9"/>
    </style:style>
    <style:style style:name="T1268" style:family="text">
      <style:text-properties officeooo:rsid="0a6c03c2"/>
    </style:style>
    <style:style style:name="T1269" style:family="text">
      <style:text-properties officeooo:rsid="0a6d04c4"/>
    </style:style>
    <style:style style:name="T1270" style:family="text">
      <style:text-properties officeooo:rsid="0a6f831f"/>
    </style:style>
    <style:style style:name="T1271" style:family="text">
      <style:text-properties officeooo:rsid="0a71954f"/>
    </style:style>
    <style:style style:name="T1272" style:family="text">
      <style:text-properties officeooo:rsid="0a746705"/>
    </style:style>
    <style:style style:name="T1273" style:family="text">
      <style:text-properties officeooo:rsid="0a77b286"/>
    </style:style>
    <style:style style:name="T1274" style:family="text">
      <style:text-properties officeooo:rsid="0a78fa91"/>
    </style:style>
    <style:style style:name="T1275" style:family="text">
      <style:text-properties officeooo:rsid="0a7a5fad"/>
    </style:style>
    <style:style style:name="T1276" style:family="text">
      <style:text-properties officeooo:rsid="0a7bd871"/>
    </style:style>
    <style:style style:name="T1277" style:family="text">
      <style:text-properties officeooo:rsid="0a7ec7ad"/>
    </style:style>
    <style:style style:name="T1278" style:family="text">
      <style:text-properties officeooo:rsid="0a859b56"/>
    </style:style>
    <style:style style:name="T1279" style:family="text">
      <style:text-properties officeooo:rsid="0a864e5e"/>
    </style:style>
    <style:style style:name="T1280" style:family="text">
      <style:text-properties officeooo:rsid="0a886aaf"/>
    </style:style>
    <style:style style:name="T1281" style:family="text">
      <style:text-properties officeooo:rsid="0a8c203b"/>
    </style:style>
    <style:style style:name="T1282" style:family="text">
      <style:text-properties officeooo:rsid="0a8e9a55"/>
    </style:style>
    <style:style style:name="T1283" style:family="text">
      <style:text-properties officeooo:rsid="0a8f61a6"/>
    </style:style>
    <style:style style:name="T1284" style:family="text">
      <style:text-properties officeooo:rsid="0a93e76f"/>
    </style:style>
    <style:style style:name="T1285" style:family="text">
      <style:text-properties officeooo:rsid="0a98594d"/>
    </style:style>
    <style:style style:name="T1286" style:family="text">
      <style:text-properties officeooo:rsid="0a997589"/>
    </style:style>
    <style:style style:name="T1287" style:family="text">
      <style:text-properties officeooo:rsid="0a9b64d7"/>
    </style:style>
    <style:style style:name="T1288" style:family="text">
      <style:text-properties officeooo:rsid="0a9be2cd"/>
    </style:style>
    <style:style style:name="T1289" style:family="text">
      <style:text-properties officeooo:rsid="0aa0afd0"/>
    </style:style>
    <style:style style:name="T1290" style:family="text">
      <style:text-properties officeooo:rsid="0aa1eafb"/>
    </style:style>
    <style:style style:name="T1291" style:family="text">
      <style:text-properties officeooo:rsid="0aa4b11b"/>
    </style:style>
    <style:style style:name="T1292" style:family="text">
      <style:text-properties officeooo:rsid="0aa7a8a2"/>
    </style:style>
    <style:style style:name="T1293" style:family="text">
      <style:text-properties officeooo:rsid="0aa8c667"/>
    </style:style>
    <style:style style:name="T1294" style:family="text">
      <style:text-properties officeooo:rsid="0aa985ca"/>
    </style:style>
    <style:style style:name="T1295" style:family="text">
      <style:text-properties officeooo:rsid="0aab29f2"/>
    </style:style>
    <style:style style:name="T1296" style:family="text">
      <style:text-properties officeooo:rsid="0abb36b1"/>
    </style:style>
    <style:style style:name="T1297" style:family="text">
      <style:text-properties officeooo:rsid="0abd9db5"/>
    </style:style>
    <style:style style:name="T1298" style:family="text">
      <style:text-properties officeooo:rsid="0ac43531"/>
    </style:style>
    <style:style style:name="T1299" style:family="text">
      <style:text-properties officeooo:rsid="0ac93a89"/>
    </style:style>
    <style:style style:name="T1300" style:family="text">
      <style:text-properties officeooo:rsid="0acac340"/>
    </style:style>
    <style:style style:name="T1301" style:family="text">
      <style:text-properties officeooo:rsid="0acb7008"/>
    </style:style>
    <style:style style:name="T1302" style:family="text">
      <style:text-properties officeooo:rsid="0acc00f1"/>
    </style:style>
    <style:style style:name="T1303" style:family="text">
      <style:text-properties officeooo:rsid="0ad205ef"/>
    </style:style>
    <style:style style:name="T1304" style:family="text">
      <style:text-properties officeooo:rsid="0adad406"/>
    </style:style>
    <style:style style:name="T1305" style:family="text">
      <style:text-properties officeooo:rsid="0ae082dd"/>
    </style:style>
    <style:style style:name="T1306" style:family="text">
      <style:text-properties officeooo:rsid="0ae26b17"/>
    </style:style>
    <style:style style:name="T1307" style:family="text">
      <style:text-properties officeooo:rsid="0ae5d7b7"/>
    </style:style>
    <style:style style:name="T1308" style:family="text">
      <style:text-properties officeooo:rsid="0ae60fd4"/>
    </style:style>
    <style:style style:name="T1309" style:family="text">
      <style:text-properties officeooo:rsid="0ae68c4c"/>
    </style:style>
    <style:style style:name="T1310" style:family="text">
      <style:text-properties officeooo:rsid="0ae9a132"/>
    </style:style>
    <style:style style:name="T1311" style:family="text">
      <style:text-properties officeooo:rsid="0aeaa293"/>
    </style:style>
    <style:style style:name="T1312" style:family="text">
      <style:text-properties officeooo:rsid="0aeda264"/>
    </style:style>
    <style:style style:name="T1313" style:family="text">
      <style:text-properties officeooo:rsid="0aef6fc6"/>
    </style:style>
    <style:style style:name="T1314" style:family="text">
      <style:text-properties officeooo:rsid="0af1c360"/>
    </style:style>
    <style:style style:name="T1315" style:family="text">
      <style:text-properties officeooo:rsid="0af74849"/>
    </style:style>
    <style:style style:name="T1316" style:family="text">
      <style:text-properties officeooo:rsid="0af95f48"/>
    </style:style>
    <style:style style:name="T1317" style:family="text">
      <style:text-properties officeooo:rsid="0afacff8"/>
    </style:style>
    <style:style style:name="T1318" style:family="text">
      <style:text-properties officeooo:rsid="0afb821b"/>
    </style:style>
    <style:style style:name="T1319" style:family="text">
      <style:text-properties officeooo:rsid="0afd4b65"/>
    </style:style>
    <style:style style:name="T1320" style:family="text">
      <style:text-properties officeooo:rsid="0afeffe2"/>
    </style:style>
    <style:style style:name="T1321" style:family="text">
      <style:text-properties officeooo:rsid="0b02aebe"/>
    </style:style>
    <style:style style:name="T1322" style:family="text">
      <style:text-properties officeooo:rsid="0b0d1459"/>
    </style:style>
    <style:style style:name="T1323" style:family="text">
      <style:text-properties officeooo:rsid="0b133856"/>
    </style:style>
    <style:style style:name="T1324" style:family="text">
      <style:text-properties officeooo:rsid="0b1631d7"/>
    </style:style>
    <style:style style:name="T1325" style:family="text">
      <style:text-properties officeooo:rsid="0b196672"/>
    </style:style>
    <style:style style:name="T1326" style:family="text">
      <style:text-properties officeooo:rsid="0b1db7c5"/>
    </style:style>
    <style:style style:name="T1327" style:family="text">
      <style:text-properties officeooo:rsid="0b26ed00"/>
    </style:style>
    <style:style style:name="T1328" style:family="text">
      <style:text-properties officeooo:rsid="0b27bd2d"/>
    </style:style>
    <style:style style:name="T1329" style:family="text">
      <style:text-properties officeooo:rsid="0b29b325"/>
    </style:style>
    <style:style style:name="T1330" style:family="text">
      <style:text-properties officeooo:rsid="0b2b417a"/>
    </style:style>
    <style:style style:name="T1331" style:family="text">
      <style:text-properties officeooo:rsid="0b31c485"/>
    </style:style>
    <style:style style:name="T1332" style:family="text">
      <style:text-properties officeooo:rsid="0b34492b"/>
    </style:style>
    <style:style style:name="T1333" style:family="text">
      <style:text-properties officeooo:rsid="0b35add3"/>
    </style:style>
    <style:style style:name="T1334" style:family="text">
      <style:text-properties officeooo:rsid="0b38a260"/>
    </style:style>
    <style:style style:name="T1335" style:family="text">
      <style:text-properties officeooo:rsid="0b3b6041"/>
    </style:style>
    <style:style style:name="T1336" style:family="text">
      <style:text-properties officeooo:rsid="0b3c79b9"/>
    </style:style>
    <style:style style:name="T1337" style:family="text">
      <style:text-properties officeooo:rsid="0b42cf48"/>
    </style:style>
    <style:style style:name="T1338" style:family="text">
      <style:text-properties officeooo:rsid="0b44d283"/>
    </style:style>
    <style:style style:name="T1339" style:family="text">
      <style:text-properties officeooo:rsid="0b4ba94d"/>
    </style:style>
    <style:style style:name="T1340" style:family="text">
      <style:text-properties officeooo:rsid="0b4bc6e8"/>
    </style:style>
    <style:style style:name="T1341" style:family="text">
      <style:text-properties officeooo:rsid="0b4fa1d8"/>
    </style:style>
    <style:style style:name="T1342" style:family="text">
      <style:text-properties officeooo:rsid="0b50920e"/>
    </style:style>
    <style:style style:name="T1343" style:family="text">
      <style:text-properties officeooo:rsid="0b5213bb"/>
    </style:style>
    <style:style style:name="T1344" style:family="text">
      <style:text-properties officeooo:rsid="0b53d54e"/>
    </style:style>
    <style:style style:name="T1345" style:family="text">
      <style:text-properties officeooo:rsid="0b54b8c4"/>
    </style:style>
    <style:style style:name="T1346" style:family="text">
      <style:text-properties officeooo:rsid="0b550d32"/>
    </style:style>
    <style:style style:name="T1347" style:family="text">
      <style:text-properties officeooo:rsid="0b5852c9"/>
    </style:style>
    <style:style style:name="T1348" style:family="text">
      <style:text-properties officeooo:rsid="0b590892"/>
    </style:style>
    <style:style style:name="T1349" style:family="text">
      <style:text-properties officeooo:rsid="0b59831a"/>
    </style:style>
    <style:style style:name="T1350" style:family="text">
      <style:text-properties officeooo:rsid="0b5ae18d"/>
    </style:style>
    <style:style style:name="T1351" style:family="text">
      <style:text-properties officeooo:rsid="0b5f8f0b"/>
    </style:style>
    <style:style style:name="T1352" style:family="text">
      <style:text-properties officeooo:rsid="0b61060f"/>
    </style:style>
    <style:style style:name="T1353" style:family="text">
      <style:text-properties officeooo:rsid="0b62f3b3"/>
    </style:style>
    <style:style style:name="T1354" style:family="text">
      <style:text-properties officeooo:rsid="0b64e13c"/>
    </style:style>
    <style:style style:name="T1355" style:family="text">
      <style:text-properties officeooo:rsid="0b659999"/>
    </style:style>
    <style:style style:name="T1356" style:family="text">
      <style:text-properties officeooo:rsid="0b65a349"/>
    </style:style>
    <style:style style:name="T1357" style:family="text">
      <style:text-properties officeooo:rsid="0b686dc4"/>
    </style:style>
    <style:style style:name="T1358" style:family="text">
      <style:text-properties officeooo:rsid="0b69cd39"/>
    </style:style>
    <style:style style:name="T1359" style:family="text">
      <style:text-properties officeooo:rsid="0b6dd7c1"/>
    </style:style>
    <style:style style:name="T1360" style:family="text">
      <style:text-properties officeooo:rsid="0b72cb37"/>
    </style:style>
    <style:style style:name="T1361" style:family="text">
      <style:text-properties officeooo:rsid="00951bc6"/>
    </style:style>
    <style:style style:name="T1362" style:family="text">
      <style:text-properties officeooo:rsid="0b906737"/>
    </style:style>
    <style:style style:name="T1363" style:family="text">
      <style:text-properties officeooo:rsid="0b90a961"/>
    </style:style>
    <style:style style:name="T1364" style:family="text">
      <style:text-properties officeooo:rsid="0b9b4934"/>
    </style:style>
    <style:style style:name="T1365" style:family="text">
      <style:text-properties officeooo:rsid="0b9b817d"/>
    </style:style>
    <style:style style:name="T1366" style:family="text">
      <style:text-properties officeooo:rsid="0b9d5286"/>
    </style:style>
    <style:style style:name="T1367" style:family="text">
      <style:text-properties officeooo:rsid="0ba01014"/>
    </style:style>
    <style:style style:name="T1368" style:family="text">
      <style:text-properties officeooo:rsid="0ba1daf7"/>
    </style:style>
    <style:style style:name="T1369" style:family="text">
      <style:text-properties officeooo:rsid="0ba3a49d"/>
    </style:style>
    <style:style style:name="T1370" style:family="text">
      <style:text-properties officeooo:rsid="0ba4d5c3"/>
    </style:style>
    <style:style style:name="T1371" style:family="text">
      <style:text-properties officeooo:rsid="0ba8674e"/>
    </style:style>
    <style:style style:name="T1372" style:family="text">
      <style:text-properties officeooo:rsid="0bab76fd"/>
    </style:style>
    <style:style style:name="T1373" style:family="text">
      <style:text-properties officeooo:rsid="0bac25fc"/>
    </style:style>
    <style:style style:name="T1374" style:family="text">
      <style:text-properties officeooo:rsid="0bac88ac"/>
    </style:style>
    <style:style style:name="T1375" style:family="text">
      <style:text-properties officeooo:rsid="0bb1767d"/>
    </style:style>
    <style:style style:name="T1376" style:family="text">
      <style:text-properties officeooo:rsid="0bb2d733"/>
    </style:style>
    <style:style style:name="T1377" style:family="text">
      <style:text-properties officeooo:rsid="0bb4fddb"/>
    </style:style>
    <style:style style:name="T1378" style:family="text">
      <style:text-properties officeooo:rsid="0bb740c2"/>
    </style:style>
    <style:style style:name="T1379" style:family="text">
      <style:text-properties officeooo:rsid="0bbb2959"/>
    </style:style>
    <style:style style:name="T1380" style:family="text">
      <style:text-properties officeooo:rsid="0bbbf274"/>
    </style:style>
    <style:style style:name="T1381" style:family="text">
      <style:text-properties officeooo:rsid="0bbd49eb"/>
    </style:style>
    <style:style style:name="T1382" style:family="text">
      <style:text-properties officeooo:rsid="0bbdb743"/>
    </style:style>
    <style:style style:name="T1383" style:family="text">
      <style:text-properties officeooo:rsid="0bc42071"/>
    </style:style>
    <style:style style:name="T1384" style:family="text">
      <style:text-properties officeooo:rsid="0bc62e40"/>
    </style:style>
    <style:style style:name="T1385" style:family="text">
      <style:text-properties officeooo:rsid="0bc8bbf6"/>
    </style:style>
    <style:style style:name="T1386" style:family="text">
      <style:text-properties officeooo:rsid="0bca5b09"/>
    </style:style>
    <style:style style:name="T1387" style:family="text">
      <style:text-properties officeooo:rsid="0bcad8d5"/>
    </style:style>
    <style:style style:name="T1388" style:family="text">
      <style:text-properties officeooo:rsid="0bccc636"/>
    </style:style>
    <style:style style:name="T1389" style:family="text">
      <style:text-properties officeooo:rsid="0bccddae"/>
    </style:style>
    <style:style style:name="T1390" style:family="text">
      <style:text-properties officeooo:rsid="0bd1a9f6"/>
    </style:style>
    <style:style style:name="T1391" style:family="text">
      <style:text-properties officeooo:rsid="0bd40430"/>
    </style:style>
    <style:style style:name="T1392" style:family="text">
      <style:text-properties officeooo:rsid="0bd5481d"/>
    </style:style>
    <style:style style:name="T1393" style:family="text">
      <style:text-properties officeooo:rsid="0bd72bfc"/>
    </style:style>
    <style:style style:name="T1394" style:family="text">
      <style:text-properties officeooo:rsid="0bdaf79a"/>
    </style:style>
    <style:style style:name="T1395" style:family="text">
      <style:text-properties officeooo:rsid="0bdc6c11"/>
    </style:style>
    <style:style style:name="T1396" style:family="text">
      <style:text-properties officeooo:rsid="0bdc8883"/>
    </style:style>
    <style:style style:name="T1397" style:family="text">
      <style:text-properties officeooo:rsid="0bde62f3"/>
    </style:style>
    <style:style style:name="T1398" style:family="text">
      <style:text-properties officeooo:rsid="0be07c32"/>
    </style:style>
    <style:style style:name="T1399" style:family="text">
      <style:text-properties officeooo:rsid="0be1244e"/>
    </style:style>
    <style:style style:name="T1400" style:family="text">
      <style:text-properties officeooo:rsid="0be22aa7"/>
    </style:style>
    <style:style style:name="T1401" style:family="text">
      <style:text-properties officeooo:rsid="0be41be8"/>
    </style:style>
    <style:style style:name="T1402" style:family="text">
      <style:text-properties officeooo:rsid="0bec3182"/>
    </style:style>
    <style:style style:name="T1403" style:family="text">
      <style:text-properties officeooo:rsid="0bee1dd7"/>
    </style:style>
    <style:style style:name="T1404" style:family="text">
      <style:text-properties officeooo:rsid="0bef76e5"/>
    </style:style>
    <style:style style:name="T1405" style:family="text">
      <style:text-properties officeooo:rsid="0bf0d0ff"/>
    </style:style>
    <style:style style:name="T1406" style:family="text">
      <style:text-properties officeooo:rsid="0bf0df8b"/>
    </style:style>
    <style:style style:name="T1407" style:family="text">
      <style:text-properties officeooo:rsid="0bf0e2f7"/>
    </style:style>
    <style:style style:name="T1408" style:family="text">
      <style:text-properties officeooo:rsid="0bf1d15e"/>
    </style:style>
    <style:style style:name="T1409" style:family="text">
      <style:text-properties officeooo:rsid="0bf3a8f8"/>
    </style:style>
    <style:style style:name="T1410" style:family="text">
      <style:text-properties officeooo:rsid="0bf43ad1"/>
    </style:style>
    <style:style style:name="T1411" style:family="text">
      <style:text-properties officeooo:rsid="0bf5a295"/>
    </style:style>
    <style:style style:name="T1412" style:family="text">
      <style:text-properties officeooo:rsid="0bf6427c"/>
    </style:style>
    <style:style style:name="T1413" style:family="text">
      <style:text-properties officeooo:rsid="0bf7ddb4"/>
    </style:style>
    <style:style style:name="T1414" style:family="text">
      <style:text-properties officeooo:rsid="0bf8cf74"/>
    </style:style>
    <style:style style:name="T1415" style:family="text">
      <style:text-properties officeooo:rsid="0bf99eeb"/>
    </style:style>
    <style:style style:name="T1416" style:family="text">
      <style:text-properties officeooo:rsid="0bf9b8c4"/>
    </style:style>
    <style:style style:name="T1417" style:family="text">
      <style:text-properties officeooo:rsid="0bfc477c"/>
    </style:style>
    <style:style style:name="T1418" style:family="text">
      <style:text-properties officeooo:rsid="0bfc58d4"/>
    </style:style>
    <style:style style:name="T1419" style:family="text">
      <style:text-properties officeooo:rsid="0bfdf5ea"/>
    </style:style>
    <style:style style:name="T1420" style:family="text">
      <style:text-properties officeooo:rsid="0bffeaa7"/>
    </style:style>
    <style:style style:name="T1421" style:family="text">
      <style:text-properties officeooo:rsid="0c0181bb"/>
    </style:style>
    <style:style style:name="T1422" style:family="text">
      <style:text-properties officeooo:rsid="0c057cdb"/>
    </style:style>
    <style:style style:name="T1423" style:family="text">
      <style:text-properties officeooo:rsid="0c07fbf6"/>
    </style:style>
    <style:style style:name="T1424" style:family="text">
      <style:text-properties officeooo:rsid="0c0b9bba"/>
    </style:style>
    <style:style style:name="T1425" style:family="text">
      <style:text-properties officeooo:rsid="0c0baf7a"/>
    </style:style>
    <style:style style:name="T1426" style:family="text">
      <style:text-properties officeooo:rsid="0c0d7153"/>
    </style:style>
    <style:style style:name="T1427" style:family="text">
      <style:text-properties officeooo:rsid="0c0dd584"/>
    </style:style>
    <style:style style:name="T1428" style:family="text">
      <style:text-properties officeooo:rsid="0c0fa3e8"/>
    </style:style>
    <style:style style:name="T1429" style:family="text">
      <style:text-properties officeooo:rsid="0c111741"/>
    </style:style>
    <style:style style:name="T1430" style:family="text">
      <style:text-properties officeooo:rsid="0c148fa8"/>
    </style:style>
    <style:style style:name="T1431" style:family="text">
      <style:text-properties officeooo:rsid="0c157b04"/>
    </style:style>
    <style:style style:name="T1432" style:family="text">
      <style:text-properties officeooo:rsid="0c16cc5e"/>
    </style:style>
    <style:style style:name="T1433" style:family="text">
      <style:text-properties officeooo:rsid="0c19aaba"/>
    </style:style>
    <style:style style:name="T1434" style:family="text">
      <style:text-properties officeooo:rsid="0c1a3682"/>
    </style:style>
    <style:style style:name="T1435" style:family="text">
      <style:text-properties officeooo:rsid="0c1b05c0"/>
    </style:style>
    <style:style style:name="T1436" style:family="text">
      <style:text-properties officeooo:rsid="0c1c8540"/>
    </style:style>
    <style:style style:name="T1437" style:family="text">
      <style:text-properties officeooo:rsid="0c1d4f2b"/>
    </style:style>
    <style:style style:name="T1438" style:family="text">
      <style:text-properties officeooo:rsid="0c21c0d4"/>
    </style:style>
    <style:style style:name="T1439" style:family="text">
      <style:text-properties officeooo:rsid="0c236192"/>
    </style:style>
    <style:style style:name="T1440" style:family="text">
      <style:text-properties officeooo:rsid="0c23e67a"/>
    </style:style>
    <style:style style:name="T1441" style:family="text">
      <style:text-properties officeooo:rsid="0c26206c"/>
    </style:style>
    <style:style style:name="T1442" style:family="text">
      <style:text-properties officeooo:rsid="0c295e0a"/>
    </style:style>
    <style:style style:name="T1443" style:family="text">
      <style:text-properties officeooo:rsid="0c29ff0c"/>
    </style:style>
    <style:style style:name="T1444" style:family="text">
      <style:text-properties officeooo:rsid="0c2e0b47"/>
    </style:style>
    <style:style style:name="T1445" style:family="text">
      <style:text-properties officeooo:rsid="0c2f278d"/>
    </style:style>
    <style:style style:name="T1446" style:family="text">
      <style:text-properties officeooo:rsid="0c33d1f1"/>
    </style:style>
    <style:style style:name="T1447" style:family="text">
      <style:text-properties officeooo:rsid="0c35298e"/>
    </style:style>
    <style:style style:name="T1448" style:family="text">
      <style:text-properties officeooo:rsid="0c356a37"/>
    </style:style>
    <style:style style:name="T1449" style:family="text">
      <style:text-properties officeooo:rsid="0c361e28"/>
    </style:style>
    <style:style style:name="T1450" style:family="text">
      <style:text-properties officeooo:rsid="0c373b60"/>
    </style:style>
    <style:style style:name="T1451" style:family="text">
      <style:text-properties officeooo:rsid="0c387055"/>
    </style:style>
    <style:style style:name="T1452" style:family="text">
      <style:text-properties officeooo:rsid="0c3a9876"/>
    </style:style>
    <style:style style:name="T1453" style:family="text">
      <style:text-properties officeooo:rsid="0c3b289c"/>
    </style:style>
    <style:style style:name="T1454" style:family="text">
      <style:text-properties officeooo:rsid="0c3c818a"/>
    </style:style>
    <style:style style:name="T1455" style:family="text">
      <style:text-properties officeooo:rsid="0c3e2b1b"/>
    </style:style>
    <style:style style:name="T1456" style:family="text">
      <style:text-properties officeooo:rsid="0c3fcacb"/>
    </style:style>
    <style:style style:name="T1457" style:family="text">
      <style:text-properties officeooo:rsid="0c406460"/>
    </style:style>
    <style:style style:name="T1458" style:family="text">
      <style:text-properties officeooo:rsid="0c40bd22"/>
    </style:style>
    <style:style style:name="T1459" style:family="text">
      <style:text-properties officeooo:rsid="0c425122"/>
    </style:style>
    <style:style style:name="T1460" style:family="text">
      <style:text-properties officeooo:rsid="0c438bb4"/>
    </style:style>
    <style:style style:name="T1461" style:family="text">
      <style:text-properties officeooo:rsid="0c44321d"/>
    </style:style>
    <style:style style:name="T1462" style:family="text">
      <style:text-properties officeooo:rsid="0c457ef8"/>
    </style:style>
    <style:style style:name="T1463" style:family="text">
      <style:text-properties officeooo:rsid="0c477ae4"/>
    </style:style>
    <style:style style:name="T1464" style:family="text">
      <style:text-properties officeooo:rsid="0c478e19"/>
    </style:style>
    <style:style style:name="T1465" style:family="text">
      <style:text-properties officeooo:rsid="0c499bfb"/>
    </style:style>
    <style:style style:name="T1466" style:family="text">
      <style:text-properties officeooo:rsid="0c4b9ef7"/>
    </style:style>
    <style:style style:name="T1467" style:family="text">
      <style:text-properties officeooo:rsid="0c4cbbca"/>
    </style:style>
    <style:style style:name="T1468" style:family="text">
      <style:text-properties officeooo:rsid="0c4ef4e2"/>
    </style:style>
    <style:style style:name="T1469" style:family="text">
      <style:text-properties officeooo:rsid="0c5120d4"/>
    </style:style>
    <style:style style:name="T1470" style:family="text">
      <style:text-properties officeooo:rsid="0c55439d"/>
    </style:style>
    <style:style style:name="T1471" style:family="text">
      <style:text-properties officeooo:rsid="0c581156"/>
    </style:style>
    <style:style style:name="T1472" style:family="text">
      <style:text-properties officeooo:rsid="0c5c1a16"/>
    </style:style>
    <style:style style:name="T1473" style:family="text">
      <style:text-properties officeooo:rsid="0c5cade4"/>
    </style:style>
    <style:style style:name="T1474" style:family="text">
      <style:text-properties officeooo:rsid="0c5d9a16"/>
    </style:style>
    <style:style style:name="T1475" style:family="text">
      <style:text-properties officeooo:rsid="0c5f3f74"/>
    </style:style>
    <style:style style:name="T1476" style:family="text">
      <style:text-properties officeooo:rsid="0c613b27"/>
    </style:style>
    <style:style style:name="T1477" style:family="text">
      <style:text-properties officeooo:rsid="0c6165dd"/>
    </style:style>
    <style:style style:name="T1478" style:family="text">
      <style:text-properties officeooo:rsid="0c629543"/>
    </style:style>
    <style:style style:name="T1479" style:family="text">
      <style:text-properties officeooo:rsid="0c643a78"/>
    </style:style>
    <style:style style:name="T1480" style:family="text">
      <style:text-properties officeooo:rsid="0c65bac9"/>
    </style:style>
    <style:style style:name="T1481" style:family="text">
      <style:text-properties officeooo:rsid="0c671337"/>
    </style:style>
    <style:style style:name="T1482" style:family="text">
      <style:text-properties officeooo:rsid="0c6813bb"/>
    </style:style>
    <style:style style:name="T1483" style:family="text">
      <style:text-properties officeooo:rsid="0c6969eb"/>
    </style:style>
    <style:style style:name="T1484" style:family="text">
      <style:text-properties officeooo:rsid="0c6c6373"/>
    </style:style>
    <style:style style:name="T1485" style:family="text">
      <style:text-properties officeooo:rsid="0c6f1169"/>
    </style:style>
    <style:style style:name="T1486" style:family="text">
      <style:text-properties officeooo:rsid="0c704f8f"/>
    </style:style>
    <style:style style:name="T1487" style:family="text">
      <style:text-properties officeooo:rsid="0c7340a0"/>
    </style:style>
    <style:style style:name="T1488" style:family="text">
      <style:text-properties officeooo:rsid="0c746d5b"/>
    </style:style>
    <style:style style:name="T1489" style:family="text">
      <style:text-properties officeooo:rsid="0c756efe"/>
    </style:style>
    <style:style style:name="T1490" style:family="text">
      <style:text-properties officeooo:rsid="0c7859b0"/>
    </style:style>
    <style:style style:name="T1491" style:family="text">
      <style:text-properties officeooo:rsid="0c7a7d20"/>
    </style:style>
    <style:style style:name="T1492" style:family="text">
      <style:text-properties officeooo:rsid="0c7c09e1"/>
    </style:style>
    <style:style style:name="T1493" style:family="text">
      <style:text-properties officeooo:rsid="0c7e0be5"/>
    </style:style>
    <style:style style:name="T1494" style:family="text">
      <style:text-properties officeooo:rsid="0c7f0a59"/>
    </style:style>
    <style:style style:name="T1495" style:family="text">
      <style:text-properties officeooo:rsid="0c7f51eb"/>
    </style:style>
    <style:style style:name="T1496" style:family="text">
      <style:text-properties officeooo:rsid="0c7ffaf6"/>
    </style:style>
    <style:style style:name="T1497" style:family="text">
      <style:text-properties officeooo:rsid="0c82c35b"/>
    </style:style>
    <style:style style:name="T1498" style:family="text">
      <style:text-properties officeooo:rsid="0c82fe2c"/>
    </style:style>
    <style:style style:name="T1499" style:family="text">
      <style:text-properties officeooo:rsid="0c8465ab"/>
    </style:style>
    <style:style style:name="T1500" style:family="text">
      <style:text-properties officeooo:rsid="0c85c8db"/>
    </style:style>
    <style:style style:name="T1501" style:family="text">
      <style:text-properties officeooo:rsid="0c8724a6"/>
    </style:style>
    <style:style style:name="T1502" style:family="text">
      <style:text-properties officeooo:rsid="0c8794b0"/>
    </style:style>
    <style:style style:name="T1503" style:family="text">
      <style:text-properties officeooo:rsid="0c881c12"/>
    </style:style>
    <style:style style:name="T1504" style:family="text">
      <style:text-properties officeooo:rsid="0c88d31a"/>
    </style:style>
    <style:style style:name="T1505" style:family="text">
      <style:text-properties officeooo:rsid="0c8a62bd"/>
    </style:style>
    <style:style style:name="T1506" style:family="text">
      <style:text-properties officeooo:rsid="0c8b4158"/>
    </style:style>
    <style:style style:name="T1507" style:family="text">
      <style:text-properties officeooo:rsid="0c8c54bf"/>
    </style:style>
    <style:style style:name="T1508" style:family="text">
      <style:text-properties officeooo:rsid="0c8f9eb3"/>
    </style:style>
    <style:style style:name="T1509" style:family="text">
      <style:text-properties officeooo:rsid="0c920456"/>
    </style:style>
    <style:style style:name="T1510" style:family="text">
      <style:text-properties officeooo:rsid="0c9207a7"/>
    </style:style>
    <style:style style:name="T1511" style:family="text">
      <style:text-properties officeooo:rsid="0c935e08"/>
    </style:style>
    <style:style style:name="T1512" style:family="text">
      <style:text-properties officeooo:rsid="0c94d0e3"/>
    </style:style>
    <style:style style:name="T1513" style:family="text">
      <style:text-properties officeooo:rsid="0c9be5cc"/>
    </style:style>
    <style:style style:name="T1514" style:family="text">
      <style:text-properties officeooo:rsid="0ca9246c"/>
    </style:style>
    <style:style style:name="T1515" style:family="text">
      <style:text-properties officeooo:rsid="0caaf4ef"/>
    </style:style>
    <style:style style:name="T1516" style:family="text">
      <style:text-properties officeooo:rsid="0cab45fa"/>
    </style:style>
    <style:style style:name="T1517" style:family="text">
      <style:text-properties officeooo:rsid="0caf945b"/>
    </style:style>
    <style:style style:name="T1518" style:family="text">
      <style:text-properties officeooo:rsid="0cb10098"/>
    </style:style>
    <style:style style:name="T1519" style:family="text">
      <style:text-properties officeooo:rsid="0cb22524"/>
    </style:style>
    <style:style style:name="T1520" style:family="text">
      <style:text-properties officeooo:rsid="0cb37b87"/>
    </style:style>
    <style:style style:name="T1521" style:family="text">
      <style:text-properties officeooo:rsid="0cb4a210"/>
    </style:style>
    <style:style style:name="T1522" style:family="text">
      <style:text-properties officeooo:rsid="0cb8d406"/>
    </style:style>
    <style:style style:name="T1523" style:family="text">
      <style:text-properties officeooo:rsid="0cba1cd6"/>
    </style:style>
    <style:style style:name="T1524" style:family="text">
      <style:text-properties officeooo:rsid="0cbc8816"/>
    </style:style>
    <style:style style:name="T1525" style:family="text">
      <style:text-properties officeooo:rsid="0cbd424a"/>
    </style:style>
    <style:style style:name="T1526" style:family="text">
      <style:text-properties officeooo:rsid="0cbeb774"/>
    </style:style>
    <style:style style:name="T1527" style:family="text">
      <style:text-properties officeooo:rsid="0cbf9957"/>
    </style:style>
    <style:style style:name="T1528" style:family="text">
      <style:text-properties officeooo:rsid="0cc5b67f"/>
    </style:style>
    <style:style style:name="T1529" style:family="text">
      <style:text-properties officeooo:rsid="0cc61a10"/>
    </style:style>
    <style:style style:name="T1530" style:family="text">
      <style:text-properties officeooo:rsid="0cc6f0bf"/>
    </style:style>
    <style:style style:name="T1531" style:family="text">
      <style:text-properties officeooo:rsid="0cc7512a"/>
    </style:style>
    <style:style style:name="T1532" style:family="text">
      <style:text-properties officeooo:rsid="0cc81f7f"/>
    </style:style>
    <style:style style:name="T1533" style:family="text">
      <style:text-properties officeooo:rsid="0cca38f4"/>
    </style:style>
    <style:style style:name="T1534" style:family="text">
      <style:text-properties officeooo:rsid="0ccae580"/>
    </style:style>
    <style:style style:name="T1535" style:family="text">
      <style:text-properties officeooo:rsid="0ccbddb5"/>
    </style:style>
    <style:style style:name="T1536" style:family="text">
      <style:text-properties officeooo:rsid="0cceaea5"/>
    </style:style>
    <style:style style:name="T1537" style:family="text">
      <style:text-properties officeooo:rsid="0cd0a16b"/>
    </style:style>
    <style:style style:name="T1538" style:family="text">
      <style:text-properties officeooo:rsid="0cd5c56f"/>
    </style:style>
    <style:style style:name="T1539" style:family="text">
      <style:text-properties officeooo:rsid="0b9e30b6"/>
    </style:style>
    <style:style style:name="T1540" style:family="text">
      <style:text-properties officeooo:rsid="0ce48380"/>
    </style:style>
    <style:style style:name="T1541" style:family="text">
      <style:text-properties officeooo:rsid="0ce5a0a5"/>
    </style:style>
    <style:style style:name="T1542" style:family="text">
      <style:text-properties officeooo:rsid="0ce70d00"/>
    </style:style>
    <style:style style:name="T1543" style:family="text">
      <style:text-properties officeooo:rsid="0ce8468b"/>
    </style:style>
    <style:style style:name="T1544" style:family="text">
      <style:text-properties officeooo:rsid="0ce8747f"/>
    </style:style>
    <style:style style:name="T1545" style:family="text">
      <style:text-properties officeooo:rsid="0ce95ec3"/>
    </style:style>
    <style:style style:name="T1546" style:family="text">
      <style:text-properties officeooo:rsid="0ceb28fd"/>
    </style:style>
    <style:style style:name="T1547" style:family="text">
      <style:text-properties officeooo:rsid="0cec6e6e"/>
    </style:style>
    <style:style style:name="T1548" style:family="text">
      <style:text-properties officeooo:rsid="0cecda2f"/>
    </style:style>
    <style:style style:name="T1549" style:family="text">
      <style:text-properties officeooo:rsid="0cee8336"/>
    </style:style>
    <style:style style:name="T1550" style:family="text">
      <style:text-properties officeooo:rsid="0cf00477"/>
    </style:style>
    <style:style style:name="T1551" style:family="text">
      <style:text-properties officeooo:rsid="0cf0b0f0"/>
    </style:style>
    <style:style style:name="T1552" style:family="text">
      <style:text-properties officeooo:rsid="0cf0b62b"/>
    </style:style>
    <style:style style:name="T1553" style:family="text">
      <style:text-properties officeooo:rsid="0cf1cd55"/>
    </style:style>
    <style:style style:name="T1554" style:family="text">
      <style:text-properties officeooo:rsid="0cf37beb"/>
    </style:style>
    <style:style style:name="T1555" style:family="text">
      <style:text-properties officeooo:rsid="0cf554b6"/>
    </style:style>
    <style:style style:name="T1556" style:family="text">
      <style:text-properties officeooo:rsid="0cf743e2"/>
    </style:style>
    <style:style style:name="T1557" style:family="text">
      <style:text-properties officeooo:rsid="0cf7cd50"/>
    </style:style>
    <style:style style:name="T1558" style:family="text">
      <style:text-properties officeooo:rsid="0cf98c2a"/>
    </style:style>
    <style:style style:name="T1559" style:family="text">
      <style:text-properties officeooo:rsid="0cfb93c6"/>
    </style:style>
    <style:style style:name="T1560" style:family="text">
      <style:text-properties officeooo:rsid="0cfe5efc"/>
    </style:style>
    <style:style style:name="T1561" style:family="text">
      <style:text-properties officeooo:rsid="0cff8911"/>
    </style:style>
    <style:style style:name="T1562" style:family="text">
      <style:text-properties officeooo:rsid="0d04f404"/>
    </style:style>
    <style:style style:name="T1563" style:family="text">
      <style:text-properties officeooo:rsid="0d066e04"/>
    </style:style>
    <style:style style:name="T1564" style:family="text">
      <style:text-properties officeooo:rsid="0d0727b1"/>
    </style:style>
    <style:style style:name="T1565" style:family="text">
      <style:text-properties officeooo:rsid="0d0a8155"/>
    </style:style>
    <style:style style:name="T1566" style:family="text">
      <style:text-properties officeooo:rsid="0d0aff24"/>
    </style:style>
    <style:style style:name="T1567" style:family="text">
      <style:text-properties officeooo:rsid="0d0c7940"/>
    </style:style>
    <style:style style:name="T1568" style:family="text">
      <style:text-properties officeooo:rsid="0d0dbe43"/>
    </style:style>
    <style:style style:name="T1569" style:family="text">
      <style:text-properties officeooo:rsid="0d0f564c"/>
    </style:style>
    <style:style style:name="T1570" style:family="text">
      <style:text-properties officeooo:rsid="0d12d740"/>
    </style:style>
    <style:style style:name="T1571" style:family="text">
      <style:text-properties officeooo:rsid="0d144030"/>
    </style:style>
    <style:style style:name="T1572" style:family="text">
      <style:text-properties officeooo:rsid="0d148751"/>
    </style:style>
    <style:style style:name="T1573" style:family="text">
      <style:text-properties officeooo:rsid="0d1a0090"/>
    </style:style>
    <style:style style:name="T1574" style:family="text">
      <style:text-properties officeooo:rsid="0d1d6138"/>
    </style:style>
    <style:style style:name="T1575" style:family="text">
      <style:text-properties officeooo:rsid="0d1e0a8e"/>
    </style:style>
    <style:style style:name="T1576" style:family="text">
      <style:text-properties officeooo:rsid="0d21a83f"/>
    </style:style>
    <style:style style:name="T1577" style:family="text">
      <style:text-properties officeooo:rsid="0d22de60"/>
    </style:style>
    <style:style style:name="T1578" style:family="text">
      <style:text-properties officeooo:rsid="0d243b50"/>
    </style:style>
    <style:style style:name="T1579" style:family="text">
      <style:text-properties officeooo:rsid="0d26178e"/>
    </style:style>
    <style:style style:name="T1580" style:family="text">
      <style:text-properties officeooo:rsid="0d28e666"/>
    </style:style>
    <style:style style:name="T1581" style:family="text">
      <style:text-properties officeooo:rsid="0d292aaa"/>
    </style:style>
    <style:style style:name="T1582" style:family="text">
      <style:text-properties officeooo:rsid="0d2a7e61"/>
    </style:style>
    <style:style style:name="T1583" style:family="text">
      <style:text-properties officeooo:rsid="0d2b2c2e"/>
    </style:style>
    <style:style style:name="T1584" style:family="text">
      <style:text-properties officeooo:rsid="0d2b7d13"/>
    </style:style>
    <style:style style:name="T1585" style:family="text">
      <style:text-properties officeooo:rsid="0d2bd44d"/>
    </style:style>
    <style:style style:name="T1586" style:family="text">
      <style:text-properties officeooo:rsid="0d2cc923"/>
    </style:style>
    <style:style style:name="T1587" style:family="text">
      <style:text-properties officeooo:rsid="0d2d1c3f"/>
    </style:style>
    <style:style style:name="T1588" style:family="text">
      <style:text-properties officeooo:rsid="0d2e8619"/>
    </style:style>
    <style:style style:name="T1589" style:family="text">
      <style:text-properties officeooo:rsid="0d3051bd"/>
    </style:style>
    <style:style style:name="T1590" style:family="text">
      <style:text-properties officeooo:rsid="0d319fa1"/>
    </style:style>
    <style:style style:name="T1591" style:family="text">
      <style:text-properties officeooo:rsid="0d3506f3"/>
    </style:style>
    <style:style style:name="T1592" style:family="text">
      <style:text-properties officeooo:rsid="0d35ae95"/>
    </style:style>
    <style:style style:name="T1593" style:family="text">
      <style:text-properties officeooo:rsid="0d376cfb"/>
    </style:style>
    <style:style style:name="T1594" style:family="text">
      <style:text-properties officeooo:rsid="0d39f095"/>
    </style:style>
    <style:style style:name="T1595" style:family="text">
      <style:text-properties officeooo:rsid="0d3be0c6"/>
    </style:style>
    <style:style style:name="T1596" style:family="text">
      <style:text-properties officeooo:rsid="0d3d9139"/>
    </style:style>
    <style:style style:name="T1597" style:family="text">
      <style:text-properties officeooo:rsid="0d40f4d9"/>
    </style:style>
    <style:style style:name="T1598" style:family="text">
      <style:text-properties officeooo:rsid="0d415238"/>
    </style:style>
    <style:style style:name="T1599" style:family="text">
      <style:text-properties officeooo:rsid="0d444910"/>
    </style:style>
    <style:style style:name="T1600" style:family="text">
      <style:text-properties officeooo:rsid="0d46982c"/>
    </style:style>
    <style:style style:name="T1601" style:family="text">
      <style:text-properties officeooo:rsid="0d476466"/>
    </style:style>
    <style:style style:name="T1602" style:family="text">
      <style:text-properties officeooo:rsid="0d48be2c"/>
    </style:style>
    <style:style style:name="T1603" style:family="text">
      <style:text-properties officeooo:rsid="0d497614"/>
    </style:style>
    <style:style style:name="T1604" style:family="text">
      <style:text-properties officeooo:rsid="0d4b68d2"/>
    </style:style>
    <style:style style:name="T1605" style:family="text">
      <style:text-properties officeooo:rsid="0d4d3b51"/>
    </style:style>
    <style:style style:name="T1606" style:family="text">
      <style:text-properties officeooo:rsid="0d4fbf53"/>
    </style:style>
    <style:style style:name="T1607" style:family="text">
      <style:text-properties officeooo:rsid="0d506102"/>
    </style:style>
    <style:style style:name="T1608" style:family="text">
      <style:text-properties officeooo:rsid="0d519fc9"/>
    </style:style>
    <style:style style:name="T1609" style:family="text">
      <style:text-properties officeooo:rsid="0d532229"/>
    </style:style>
    <style:style style:name="T1610" style:family="text">
      <style:text-properties officeooo:rsid="0d542e70"/>
    </style:style>
    <style:style style:name="T1611" style:family="text">
      <style:text-properties officeooo:rsid="0d594a28"/>
    </style:style>
    <style:style style:name="T1612" style:family="text">
      <style:text-properties officeooo:rsid="0d5e6c01"/>
    </style:style>
    <style:style style:name="T1613" style:family="text">
      <style:text-properties officeooo:rsid="0d5f8719"/>
    </style:style>
    <style:style style:name="T1614" style:family="text">
      <style:text-properties officeooo:rsid="0d620d00"/>
    </style:style>
    <style:style style:name="T1615" style:family="text">
      <style:text-properties officeooo:rsid="0d6307b6"/>
    </style:style>
    <style:style style:name="T1616" style:family="text">
      <style:text-properties officeooo:rsid="0d631b05"/>
    </style:style>
    <style:style style:name="T1617" style:family="text">
      <style:text-properties officeooo:rsid="0d6586bf"/>
    </style:style>
    <style:style style:name="T1618" style:family="text">
      <style:text-properties officeooo:rsid="0d67254b"/>
    </style:style>
    <style:style style:name="T1619" style:family="text">
      <style:text-properties officeooo:rsid="0d67d19b"/>
    </style:style>
    <style:style style:name="T1620" style:family="text">
      <style:text-properties officeooo:rsid="0d6b604b"/>
    </style:style>
    <style:style style:name="T1621" style:family="text">
      <style:text-properties officeooo:rsid="0d733e38"/>
    </style:style>
    <style:style style:name="T1622" style:family="text">
      <style:text-properties officeooo:rsid="0d812272"/>
    </style:style>
    <style:style style:name="T1623" style:family="text">
      <style:text-properties officeooo:rsid="0d833399"/>
    </style:style>
    <style:style style:name="T1624" style:family="text">
      <style:text-properties officeooo:rsid="0d84dfce"/>
    </style:style>
    <style:style style:name="T1625" style:family="text">
      <style:text-properties officeooo:rsid="0d873251"/>
    </style:style>
    <style:style style:name="T1626" style:family="text">
      <style:text-properties officeooo:rsid="0d8d6fbf"/>
    </style:style>
    <style:style style:name="T1627" style:family="text">
      <style:text-properties officeooo:rsid="0d8ec6e5"/>
    </style:style>
    <style:style style:name="T1628" style:family="text">
      <style:text-properties officeooo:rsid="0d8f2f4f"/>
    </style:style>
    <style:style style:name="T1629" style:family="text">
      <style:text-properties officeooo:rsid="0d9b3c16"/>
    </style:style>
    <style:style style:name="T1630" style:family="text">
      <style:text-properties officeooo:rsid="0d9d607c"/>
    </style:style>
    <style:style style:name="T1631" style:family="text">
      <style:text-properties officeooo:rsid="0da09703"/>
    </style:style>
    <style:style style:name="T1632" style:family="text">
      <style:text-properties officeooo:rsid="0da5013f"/>
    </style:style>
    <style:style style:name="T1633" style:family="text">
      <style:text-properties officeooo:rsid="0da541f6"/>
    </style:style>
    <style:style style:name="T1634" style:family="text">
      <style:text-properties officeooo:rsid="0da7b30f"/>
    </style:style>
    <style:style style:name="T1635" style:family="text">
      <style:text-properties officeooo:rsid="0da991ce"/>
    </style:style>
    <style:style style:name="T1636" style:family="text">
      <style:text-properties officeooo:rsid="0db5c9b5"/>
    </style:style>
    <style:style style:name="T1637" style:family="text">
      <style:text-properties officeooo:rsid="0db63aa1"/>
    </style:style>
    <style:style style:name="T1638" style:family="text">
      <style:text-properties officeooo:rsid="0db826b8"/>
    </style:style>
    <style:style style:name="T1639" style:family="text">
      <style:text-properties officeooo:rsid="0dbc64e8"/>
    </style:style>
    <style:style style:name="T1640" style:family="text">
      <style:text-properties officeooo:rsid="0dc0ffa8"/>
    </style:style>
    <style:style style:name="T1641" style:family="text">
      <style:text-properties officeooo:rsid="0dc2b714"/>
    </style:style>
    <style:style style:name="T1642" style:family="text">
      <style:text-properties officeooo:rsid="0dc4126f"/>
    </style:style>
    <style:style style:name="T1643" style:family="text">
      <style:text-properties officeooo:rsid="0dc76595"/>
    </style:style>
    <style:style style:name="T1644" style:family="text">
      <style:text-properties officeooo:rsid="0dc87814"/>
    </style:style>
    <style:style style:name="T1645" style:family="text">
      <style:text-properties officeooo:rsid="0dca44b2"/>
    </style:style>
    <style:style style:name="T1646" style:family="text">
      <style:text-properties officeooo:rsid="0dcb35bb"/>
    </style:style>
    <style:style style:name="T1647" style:family="text">
      <style:text-properties officeooo:rsid="0dcd03fd"/>
    </style:style>
    <style:style style:name="T1648" style:family="text">
      <style:text-properties officeooo:rsid="0dceac17"/>
    </style:style>
    <style:style style:name="T1649" style:family="text">
      <style:text-properties officeooo:rsid="0ddcedef"/>
    </style:style>
    <style:style style:name="T1650" style:family="text">
      <style:text-properties officeooo:rsid="0de1f0f0"/>
    </style:style>
    <style:style style:name="T1651" style:family="text">
      <style:text-properties officeooo:rsid="0de3e5d8"/>
    </style:style>
    <style:style style:name="T1652" style:family="text">
      <style:text-properties officeooo:rsid="0de42b19"/>
    </style:style>
    <style:style style:name="T1653" style:family="text">
      <style:text-properties officeooo:rsid="0de60411"/>
    </style:style>
    <style:style style:name="T1654" style:family="text">
      <style:text-properties officeooo:rsid="0de68e1f"/>
    </style:style>
    <style:style style:name="T1655" style:family="text">
      <style:text-properties officeooo:rsid="0de692c2"/>
    </style:style>
    <style:style style:name="T1656" style:family="text">
      <style:text-properties officeooo:rsid="0de79926"/>
    </style:style>
    <style:style style:name="T1657" style:family="text">
      <style:text-properties officeooo:rsid="0de79bb2"/>
    </style:style>
    <style:style style:name="T1658" style:family="text">
      <style:text-properties officeooo:rsid="0de81f39"/>
    </style:style>
    <style:style style:name="T1659" style:family="text">
      <style:text-properties officeooo:rsid="0de97b84"/>
    </style:style>
    <style:style style:name="T1660" style:family="text">
      <style:text-properties officeooo:rsid="0dea9241"/>
    </style:style>
    <style:style style:name="T1661" style:family="text">
      <style:text-properties officeooo:rsid="0dec26e0"/>
    </style:style>
    <style:style style:name="T1662" style:family="text">
      <style:text-properties officeooo:rsid="0dee128d"/>
    </style:style>
    <style:style style:name="T1663" style:family="text">
      <style:text-properties officeooo:rsid="0df23fbb"/>
    </style:style>
    <style:style style:name="T1664" style:family="text">
      <style:text-properties officeooo:rsid="0df37ff5"/>
    </style:style>
    <style:style style:name="T1665" style:family="text">
      <style:text-properties officeooo:rsid="0df72512"/>
    </style:style>
    <style:style style:name="T1666" style:family="text">
      <style:text-properties officeooo:rsid="0df787a5"/>
    </style:style>
    <style:style style:name="T1667" style:family="text">
      <style:text-properties officeooo:rsid="0df7d806"/>
    </style:style>
    <style:style style:name="T1668" style:family="text">
      <style:text-properties officeooo:rsid="0df8b60e"/>
    </style:style>
    <style:style style:name="T1669" style:family="text">
      <style:text-properties officeooo:rsid="0dfd456d"/>
    </style:style>
    <style:style style:name="T1670" style:family="text">
      <style:text-properties officeooo:rsid="0dfe038c"/>
    </style:style>
    <style:style style:name="T1671" style:family="text">
      <style:text-properties officeooo:rsid="0dfe4922"/>
    </style:style>
    <style:style style:name="T1672" style:family="text">
      <style:text-properties officeooo:rsid="0dfed179"/>
    </style:style>
    <style:style style:name="T1673" style:family="text">
      <style:text-properties officeooo:rsid="0e00911d"/>
    </style:style>
    <style:style style:name="T1674" style:family="text">
      <style:text-properties officeooo:rsid="0e03a3fe"/>
    </style:style>
    <style:style style:name="T1675" style:family="text">
      <style:text-properties officeooo:rsid="0e0525c7"/>
    </style:style>
    <style:style style:name="T1676" style:family="text">
      <style:text-properties officeooo:rsid="0e071731"/>
    </style:style>
    <style:style style:name="T1677" style:family="text">
      <style:text-properties officeooo:rsid="0e078d38"/>
    </style:style>
    <style:style style:name="T1678" style:family="text">
      <style:text-properties officeooo:rsid="0e0905d3"/>
    </style:style>
    <style:style style:name="T1679" style:family="text">
      <style:text-properties officeooo:rsid="0e0cb67b"/>
    </style:style>
    <style:style style:name="T1680" style:family="text">
      <style:text-properties officeooo:rsid="0e0e7c34"/>
    </style:style>
    <style:style style:name="T1681" style:family="text">
      <style:text-properties officeooo:rsid="0e0f13a6"/>
    </style:style>
    <style:style style:name="T1682" style:family="text">
      <style:text-properties officeooo:rsid="0e0f556f"/>
    </style:style>
    <style:style style:name="T1683" style:family="text">
      <style:text-properties officeooo:rsid="0e10fac2"/>
    </style:style>
    <style:style style:name="T1684" style:family="text">
      <style:text-properties officeooo:rsid="0e1751aa"/>
    </style:style>
    <style:style style:name="T1685" style:family="text">
      <style:text-properties officeooo:rsid="0e182e7d"/>
    </style:style>
    <style:style style:name="T1686" style:family="text">
      <style:text-properties officeooo:rsid="0e19d128"/>
    </style:style>
    <style:style style:name="T1687" style:family="text">
      <style:text-properties officeooo:rsid="0e1bf02f"/>
    </style:style>
    <style:style style:name="T1688" style:family="text">
      <style:text-properties officeooo:rsid="0e1da8d3"/>
    </style:style>
    <style:style style:name="T1689" style:family="text">
      <style:text-properties officeooo:rsid="0e1ed751"/>
    </style:style>
    <style:style style:name="T1690" style:family="text">
      <style:text-properties officeooo:rsid="0e233622"/>
    </style:style>
    <style:style style:name="T1691" style:family="text">
      <style:text-properties officeooo:rsid="0e23f3b9"/>
    </style:style>
    <style:style style:name="T1692" style:family="text">
      <style:text-properties officeooo:rsid="0e288940"/>
    </style:style>
    <style:style style:name="T1693" style:family="text">
      <style:text-properties officeooo:rsid="0e28a71a"/>
    </style:style>
    <style:style style:name="T1694" style:family="text">
      <style:text-properties officeooo:rsid="0e2a5a96"/>
    </style:style>
    <style:style style:name="T1695" style:family="text">
      <style:text-properties officeooo:rsid="0e2cf016"/>
    </style:style>
    <style:style style:name="T1696" style:family="text">
      <style:text-properties officeooo:rsid="0e2d7fbe"/>
    </style:style>
    <style:style style:name="T1697" style:family="text">
      <style:text-properties officeooo:rsid="0e2e2106"/>
    </style:style>
    <style:style style:name="T1698" style:family="text">
      <style:text-properties officeooo:rsid="0e308e1e"/>
    </style:style>
    <style:style style:name="T1699" style:family="text">
      <style:text-properties officeooo:rsid="0e30de5c"/>
    </style:style>
    <style:style style:name="T1700" style:family="text">
      <style:text-properties officeooo:rsid="0e336f63"/>
    </style:style>
    <style:style style:name="T1701" style:family="text">
      <style:text-properties officeooo:rsid="0e344e37"/>
    </style:style>
    <style:style style:name="T1702" style:family="text">
      <style:text-properties officeooo:rsid="0e34f6a9"/>
    </style:style>
    <style:style style:name="T1703" style:family="text">
      <style:text-properties officeooo:rsid="0e36bcce"/>
    </style:style>
    <style:style style:name="T1704" style:family="text">
      <style:text-properties officeooo:rsid="0e38a8ac"/>
    </style:style>
    <style:style style:name="T1705" style:family="text">
      <style:text-properties officeooo:rsid="0e3a92a6"/>
    </style:style>
    <style:style style:name="T1706" style:family="text">
      <style:text-properties officeooo:rsid="0e3b0b4b"/>
    </style:style>
    <style:style style:name="T1707" style:family="text">
      <style:text-properties officeooo:rsid="0e3b5f6a"/>
    </style:style>
    <style:style style:name="T1708" style:family="text">
      <style:text-properties officeooo:rsid="0e3e525b"/>
    </style:style>
    <style:style style:name="T1709" style:family="text">
      <style:text-properties officeooo:rsid="0e3f41b3"/>
    </style:style>
    <style:style style:name="T1710" style:family="text">
      <style:text-properties officeooo:rsid="0e448729"/>
    </style:style>
    <style:style style:name="T1711" style:family="text">
      <style:text-properties officeooo:rsid="0e456c6d"/>
    </style:style>
    <style:style style:name="T1712" style:family="text">
      <style:text-properties officeooo:rsid="0e48d8d2"/>
    </style:style>
    <style:style style:name="T1713" style:family="text">
      <style:text-properties officeooo:rsid="0e4acdb4"/>
    </style:style>
    <style:style style:name="T1714" style:family="text">
      <style:text-properties officeooo:rsid="0e4d295b"/>
    </style:style>
    <style:style style:name="T1715" style:family="text">
      <style:text-properties officeooo:rsid="0e4f471b"/>
    </style:style>
    <style:style style:name="T1716" style:family="text">
      <style:text-properties officeooo:rsid="0e508cd5"/>
    </style:style>
    <style:style style:name="T1717" style:family="text">
      <style:text-properties officeooo:rsid="0e556684"/>
    </style:style>
    <style:style style:name="T1718" style:family="text">
      <style:text-properties officeooo:rsid="0e5740b3"/>
    </style:style>
    <style:style style:name="T1719" style:family="text">
      <style:text-properties officeooo:rsid="0e575454"/>
    </style:style>
    <style:style style:name="T1720" style:family="text">
      <style:text-properties officeooo:rsid="0e58a960"/>
    </style:style>
    <style:style style:name="T1721" style:family="text">
      <style:text-properties officeooo:rsid="0e5c125f"/>
    </style:style>
    <style:style style:name="T1722" style:family="text">
      <style:text-properties officeooo:rsid="0e5c8c6f"/>
    </style:style>
    <style:style style:name="T1723" style:family="text">
      <style:text-properties officeooo:rsid="0e61eee5"/>
    </style:style>
    <style:style style:name="T1724" style:family="text">
      <style:text-properties officeooo:rsid="0e64cfbc"/>
    </style:style>
    <style:style style:name="T1725" style:family="text">
      <style:text-properties officeooo:rsid="0e680f3d"/>
    </style:style>
    <style:style style:name="T1726" style:family="text">
      <style:text-properties officeooo:rsid="0e6828ba"/>
    </style:style>
    <style:style style:name="T1727" style:family="text">
      <style:text-properties officeooo:rsid="0e685a5a"/>
    </style:style>
    <style:style style:name="T1728" style:family="text">
      <style:text-properties officeooo:rsid="0e690501"/>
    </style:style>
    <style:style style:name="T1729" style:family="text">
      <style:text-properties officeooo:rsid="0e6932b5"/>
    </style:style>
    <style:style style:name="T1730" style:family="text">
      <style:text-properties officeooo:rsid="0e6ae4c4"/>
    </style:style>
    <style:style style:name="T1731" style:family="text">
      <style:text-properties officeooo:rsid="0e6c1324"/>
    </style:style>
    <style:style style:name="T1732" style:family="text">
      <style:text-properties officeooo:rsid="0e7084c5"/>
    </style:style>
    <style:style style:name="T1733" style:family="text">
      <style:text-properties officeooo:rsid="0e73f525"/>
    </style:style>
    <style:style style:name="T1734" style:family="text">
      <style:text-properties officeooo:rsid="0e784916"/>
    </style:style>
    <style:style style:name="T1735" style:family="text">
      <style:text-properties officeooo:rsid="0e79e90b"/>
    </style:style>
    <style:style style:name="T1736" style:family="text">
      <style:text-properties officeooo:rsid="0e7b78c0"/>
    </style:style>
    <style:style style:name="T1737" style:family="text">
      <style:text-properties officeooo:rsid="0e7c0e63"/>
    </style:style>
    <style:style style:name="T1738" style:family="text">
      <style:text-properties officeooo:rsid="0e7d8a01"/>
    </style:style>
    <style:style style:name="T1739" style:family="text">
      <style:text-properties officeooo:rsid="0e7f05d5"/>
    </style:style>
    <style:style style:name="T1740" style:family="text">
      <style:text-properties officeooo:rsid="0e812c4f"/>
    </style:style>
    <style:style style:name="T1741" style:family="text">
      <style:text-properties officeooo:rsid="0e822ae8"/>
    </style:style>
    <style:style style:name="T1742" style:family="text">
      <style:text-properties officeooo:rsid="0e83ba5c"/>
    </style:style>
    <style:style style:name="T1743" style:family="text">
      <style:text-properties officeooo:rsid="0e84cb07"/>
    </style:style>
    <style:style style:name="T1744" style:family="text">
      <style:text-properties officeooo:rsid="0e862797"/>
    </style:style>
    <style:style style:name="T1745" style:family="text">
      <style:text-properties officeooo:rsid="0e87a071"/>
    </style:style>
    <style:style style:name="T1746" style:family="text">
      <style:text-properties officeooo:rsid="0e886194"/>
    </style:style>
    <style:style style:name="T1747" style:family="text">
      <style:text-properties officeooo:rsid="0e88ec4d"/>
    </style:style>
    <style:style style:name="T1748" style:family="text">
      <style:text-properties officeooo:rsid="0e8db29b"/>
    </style:style>
    <style:style style:name="T1749" style:family="text">
      <style:text-properties officeooo:rsid="0e8e89cb"/>
    </style:style>
    <style:style style:name="T1750" style:family="text">
      <style:text-properties officeooo:rsid="0e8fa9a8"/>
    </style:style>
    <style:style style:name="T1751" style:family="text">
      <style:text-properties officeooo:rsid="0e926f59"/>
    </style:style>
    <style:style style:name="T1752" style:family="text">
      <style:text-properties officeooo:rsid="0e94092d"/>
    </style:style>
    <style:style style:name="T1753" style:family="text">
      <style:text-properties officeooo:rsid="0e94908b"/>
    </style:style>
    <style:style style:name="T1754" style:family="text">
      <style:text-properties officeooo:rsid="0e9550ae"/>
    </style:style>
    <style:style style:name="T1755" style:family="text">
      <style:text-properties officeooo:rsid="0e960989"/>
    </style:style>
    <style:style style:name="T1756" style:family="text">
      <style:text-properties officeooo:rsid="0e97448e"/>
    </style:style>
    <style:style style:name="T1757" style:family="text">
      <style:text-properties officeooo:rsid="0e98c894"/>
    </style:style>
    <style:style style:name="T1758" style:family="text">
      <style:text-properties officeooo:rsid="0e9a2304"/>
    </style:style>
    <style:style style:name="T1759" style:family="text">
      <style:text-properties officeooo:rsid="0e9b251c"/>
    </style:style>
    <style:style style:name="T1760" style:family="text">
      <style:text-properties officeooo:rsid="0ea26c46"/>
    </style:style>
    <style:style style:name="T1761" style:family="text">
      <style:text-properties officeooo:rsid="0ea50bb2"/>
    </style:style>
    <style:style style:name="T1762" style:family="text">
      <style:text-properties officeooo:rsid="0ea570b6"/>
    </style:style>
    <style:style style:name="T1763" style:family="text">
      <style:text-properties officeooo:rsid="0ea7c23b"/>
    </style:style>
    <style:style style:name="T1764" style:family="text">
      <style:text-properties officeooo:rsid="0ea94f85"/>
    </style:style>
    <style:style style:name="T1765" style:family="text">
      <style:text-properties officeooo:rsid="0eb27f30"/>
    </style:style>
    <style:style style:name="T1766" style:family="text">
      <style:text-properties officeooo:rsid="0eb85a04"/>
    </style:style>
    <style:style style:name="T1767" style:family="text">
      <style:text-properties officeooo:rsid="0eb8b68b"/>
    </style:style>
    <style:style style:name="T1768" style:family="text">
      <style:text-properties officeooo:rsid="0eba4134"/>
    </style:style>
    <style:style style:name="T1769" style:family="text">
      <style:text-properties officeooo:rsid="0ebd9309"/>
    </style:style>
    <style:style style:name="T1770" style:family="text">
      <style:text-properties officeooo:rsid="0ec0103f"/>
    </style:style>
    <style:style style:name="T1771" style:family="text">
      <style:text-properties officeooo:rsid="0ec04adc"/>
    </style:style>
    <style:style style:name="T1772" style:family="text">
      <style:text-properties officeooo:rsid="0ec16dd4"/>
    </style:style>
    <style:style style:name="T1773" style:family="text">
      <style:text-properties officeooo:rsid="0ec3e444"/>
    </style:style>
    <style:style style:name="T1774" style:family="text">
      <style:text-properties officeooo:rsid="0ec4ff1d"/>
    </style:style>
    <style:style style:name="T1775" style:family="text">
      <style:text-properties officeooo:rsid="0ec639b7"/>
    </style:style>
    <style:style style:name="T1776" style:family="text">
      <style:text-properties officeooo:rsid="0ec6e52d"/>
    </style:style>
    <style:style style:name="T1777" style:family="text">
      <style:text-properties officeooo:rsid="0ecb2199"/>
    </style:style>
    <style:style style:name="T1778" style:family="text">
      <style:text-properties officeooo:rsid="0eccabef"/>
    </style:style>
    <style:style style:name="T1779" style:family="text">
      <style:text-properties officeooo:rsid="0ece770f"/>
    </style:style>
    <style:style style:name="T1780" style:family="text">
      <style:text-properties officeooo:rsid="0eced2c1"/>
    </style:style>
    <style:style style:name="T1781" style:family="text">
      <style:text-properties officeooo:rsid="0ed5075c"/>
    </style:style>
    <style:style style:name="T1782" style:family="text">
      <style:text-properties officeooo:rsid="0ed5af72"/>
    </style:style>
    <style:style style:name="T1783" style:family="text">
      <style:text-properties officeooo:rsid="0ed97b3a"/>
    </style:style>
    <style:style style:name="T1784" style:family="text">
      <style:text-properties officeooo:rsid="0ededbe5"/>
    </style:style>
    <style:style style:name="T1785" style:family="text">
      <style:text-properties officeooo:rsid="0ee2dd03"/>
    </style:style>
    <style:style style:name="T1786" style:family="text">
      <style:text-properties officeooo:rsid="0ee58d8c"/>
    </style:style>
    <style:style style:name="T1787" style:family="text">
      <style:text-properties officeooo:rsid="0ee597c2"/>
    </style:style>
    <style:style style:name="T1788" style:family="text">
      <style:text-properties officeooo:rsid="0ee6fe1f"/>
    </style:style>
    <style:style style:name="T1789" style:family="text">
      <style:text-properties officeooo:rsid="0eed8af0"/>
    </style:style>
    <style:style style:name="T1790" style:family="text">
      <style:text-properties officeooo:rsid="0eee7e3d"/>
    </style:style>
    <style:style style:name="T1791" style:family="text">
      <style:text-properties officeooo:rsid="0ef11f15"/>
    </style:style>
    <style:style style:name="T1792" style:family="text">
      <style:text-properties officeooo:rsid="0ef89795"/>
    </style:style>
    <style:style style:name="T1793" style:family="text">
      <style:text-properties officeooo:rsid="0efaafbb"/>
    </style:style>
    <style:style style:name="T1794" style:family="text">
      <style:text-properties officeooo:rsid="0efb41cf"/>
    </style:style>
    <style:style style:name="T1795" style:family="text">
      <style:text-properties officeooo:rsid="0efb8452"/>
    </style:style>
    <style:style style:name="T1796" style:family="text">
      <style:text-properties officeooo:rsid="0efbdaeb"/>
    </style:style>
    <style:style style:name="T1797" style:family="text">
      <style:text-properties officeooo:rsid="0efdf4c3"/>
    </style:style>
    <style:style style:name="T1798" style:family="text">
      <style:text-properties officeooo:rsid="0effa1b9"/>
    </style:style>
    <style:style style:name="T1799" style:family="text">
      <style:text-properties officeooo:rsid="0f009cf5"/>
    </style:style>
    <style:style style:name="T1800" style:family="text">
      <style:text-properties officeooo:rsid="0f02746f"/>
    </style:style>
    <style:style style:name="T1801" style:family="text">
      <style:text-properties officeooo:rsid="0f04129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612"><text:span text:style-name="T1441">Памяти</text:span> Никлаус<text:span text:style-name="T1441">а</text:span> Вирт<text:span text:style-name="T1441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7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9">Алфавит языка включает в себя:</text:p>
      <text:list xml:id="list1587110512" text:style-name="L1">
        <text:list-item>
          <text:p text:style-name="P774">пробельные символы: пробел, табуляция, возврат каретки, перевод строки;</text:p>
        </text:list-item>
        <text:list-item>
          <text:p text:style-name="P773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775">буквы кириллицы: <text:span text:style-name="Source_20_Text">А-Я</text:span> и <text:span text:style-name="Source_20_Text">а-я</text:span>;</text:p>
        </text:list-item>
        <text:list-item>
          <text:p text:style-name="P775">арабские цифры: <text:span text:style-name="Source_20_Text">0-9</text:span>;</text:p>
        </text:list-item>
        <text:list-item>
          <text:p text:style-name="P773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405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406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1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517531909" text:style-name="L2">
        <text:list-item>
          <text:p text:style-name="P776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776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81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82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80">В языке Клаус <text:span text:style-name="T1105">есть</text:span> следующие виды лексических единиц:</text:p>
      <text:list xml:id="list1059999434" text:style-name="L3">
        <text:list-item>
          <text:p text:style-name="P778"><text:span text:style-name="T22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целых</text:span></text:span><text:span text:style-name="T1025">, и т. 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777"><text:span text:style-name="T1">Идентификатор</text:span> <text:span text:style-name="T1613">(имя) </text:span>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779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780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781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 е., до </text:span>ближайшего символа перевода строки или возврата каретки.</text:p>
        </text:list-item>
        <text:list-item>
          <text:p text:style-name="P782"><text:span text:style-name="T1">Многострочный комментарий</text:span> — любой текст, начиная от <text:span text:style-name="T1801">комбинации символов</text:span> «<text:span text:style-name="Source_20_Text">/*</text:span>» и до ближайшей <text:span text:style-name="T1801">комбинации символов</text:span> «<text:span text:style-name="Source_20_Text">*/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39">Ключевые слова </text:span><text:span text:style-name="T40">языка</text:span></text:h>
      <text:p text:style-name="P384"><text:span text:style-name="T1361">Ключевые слова, перечисленные в одной строке, являются синонимами — т. е., в исходном тексте </text:span><text:span text:style-name="T41">программист </text:span><text:span text:style-name="T1361">может использовать люб</text:span><text:span text:style-name="T41">ую</text:span><text:span text:style-name="T1361"> из перечисленных форм </text:span><text:span text:style-name="T44">по своему усмотрению</text:span><text:span text:style-name="T1361">. </text:span><text:span text:style-name="T42">Это позволяет заметно, хотя и не полностью, приблизить </text:span><text:span text:style-name="T45">текст</text:span><text:span text:style-name="T42"> программы к нормам русского языка.</text:span></text:p>
      <text:p text:style-name="P388"><text:span text:style-name="T46">П</text:span><text:span text:style-name="T42">ример:</text:span></text:p>
      <text:p text:style-name="P385">типы<text:line-break/> <text:s text:c="3"/><text:span text:style-name="T742">с: строка;<text:line-break/> <text:s text:c="3"/>ц: целое;</text:span><text:line-break/> <text:s text:c="3"/>тПервый <text:span text:style-name="T43">=</text:span> массив строк;<text:line-break/> <text:s text:c="3"/>тВторой <text:span text:style-name="T43">=</text:span> словарь <text:span text:style-name="T47">целых</text:span> ключ символ;<text:line-break/> <text:s text:c="3"/>тТретий <text:span text:style-name="T43">=</text:span> <text:span text:style-name="T42">массив </text:span>словар<text:span text:style-name="T42">ей</text:span> массивов структур<text:line-break/> <text:s text:c="7"/>поле1: <text:span text:style-name="T48">дробное</text:span>;<text:line-break/> <text:s text:c="7"/>поле2: логическое;<text:line-break/> <text:s text:c="3"/>окончание ключ строка;</text:p>
      <text:p text:style-name="P384"><text:span text:style-name="T69">Использование тех или иных форм </text:span><text:span text:style-name="T71">ключевых </text:span><text:span text:style-name="T69">слов остаётся на усмотрение программиста: </text:span><text:span text:style-name="T77">конструкции</text:span><text:span text:style-name="T70"> «</text:span><text:span text:style-name="Source_20_Text"><text:span text:style-name="T881">словарей массив строка</text:span></text:span><text:span text:style-name="T70">» и «</text:span><text:span text:style-name="Source_20_Text"><text:span text:style-name="T881">словарь массивов строк</text:span></text:span><text:span text:style-name="T70">» </text:span><text:span text:style-name="T69">с точки зрения синтаксиса</text:span><text:span text:style-name="T70"> полностью эквивалентны. Автор</text:span><text:span text:style-name="T598">ы</text:span><text:span text:style-name="T70">, однако, наде</text:span><text:span text:style-name="T598">ю</text:span><text:span text:style-name="T70">тся, что </text:span><text:span text:style-name="T73">из соображений читаемости кода </text:span><text:span text:style-name="T72">большинство </text:span><text:span text:style-name="T70">программист</text:span><text:span text:style-name="T72">ов</text:span><text:span text:style-name="T70"> </text:span><text:span text:style-name="T74">всегда </text:span><text:span text:style-name="T118">предпочтут</text:span><text:span text:style-name="T70"> второй вариант.</text:span></text:p>
      <text:h text:style-name="Heading_20_2" text:outline-level="2">Перечень ключевых слов</text:h>
      <text:p text:style-name="P385">программа</text:p>
      <text:p text:style-name="P385">начало</text:p>
      <text:p text:style-name="P385">окончание <text:span text:style-name="T598">конец</text:span></text:p>
      <text:p text:style-name="P385">переменная переменные</text:p>
      <text:p text:style-name="P385">константа константы</text:p>
      <text:p text:style-name="P385">тип типы</text:p>
      <text:p text:style-name="P385">символ <text:span text:style-name="T1377">символы </text:span>символов</text:p>
      <text:p text:style-name="P385">строка <text:span text:style-name="T1377">строки </text:span>строк</text:p>
      <text:p text:style-name="P385">целое <text:span text:style-name="T1377">целые </text:span>целых</text:p>
      <text:p text:style-name="P385">дробное <text:span text:style-name="T1377">дробные </text:span>дробных</text:p>
      <text:p text:style-name="P385">момент <text:span text:style-name="T1377">моменты </text:span>моментов</text:p>
      <text:p text:style-name="P385">логическое <text:span text:style-name="T1377">логические </text:span>логических</text:p>
      <text:p text:style-name="P412">объект <text:span text:style-name="T1377">объекты </text:span>объектов</text:p>
      <text:p text:style-name="P385">да</text:p>
      <text:p text:style-name="P385">нет</text:p>
      <text:p text:style-name="P385">массив <text:span text:style-name="T1377">массивы </text:span>массивов</text:p>
      <text:p text:style-name="P385"><text:soft-page-break/>словарь <text:span text:style-name="T1377">словари </text:span>словарей</text:p>
      <text:p text:style-name="P385">структура <text:span text:style-name="T1377">структуры </text:span>структур</text:p>
      <text:p text:style-name="P385">ключ</text:p>
      <text:p text:style-name="P385">процедура</text:p>
      <text:p text:style-name="P385">функция</text:p>
      <text:p text:style-name="P385">ничего</text:p>
      <text:p text:style-name="P385">прервать</text:p>
      <text:p text:style-name="P385">продолжить</text:p>
      <text:p text:style-name="P385">вернуть вернуться</text:p>
      <text:p text:style-name="P385">если</text:p>
      <text:p text:style-name="P385">то</text:p>
      <text:p text:style-name="P385">иначе</text:p>
      <text:p text:style-name="P385">для</text:p>
      <text:p text:style-name="P385">от</text:p>
      <text:p text:style-name="P385">до</text:p>
      <text:p text:style-name="P385">цикл</text:p>
      <text:p text:style-name="P385">обратный</text:p>
      <text:p text:style-name="P385">пока</text:p>
      <text:p text:style-name="P385">выбор</text:p>
      <text:p text:style-name="P385">из</text:p>
      <text:p text:style-name="P385">исключение исключения</text:p>
      <text:p text:style-name="P385">ошибка</text:p>
      <text:p text:style-name="P385">бросить</text:p>
      <text:p text:style-name="P385">сообщение</text:p>
      <text:p text:style-name="P385">завершить</text:p>
      <text:p text:style-name="P385">когда</text:p>
      <text:p text:style-name="P385">тогда</text:p>
      <text:p text:style-name="P385">напоследок</text:p>
      <text:p text:style-name="P385">любой любая любое</text:p>
      <text:p text:style-name="P385">вх</text:p>
      <text:p text:style-name="P385">вых</text:p>
      <text:p text:style-name="P385">вв</text:p>
      <text:p text:style-name="P385">каждый каждого каждой</text:p>
      <text:p text:style-name="P385">есть</text:p>
      <text:p text:style-name="P385">нету</text:p>
      <text:p text:style-name="P530">пусто</text:p>
      <text:p text:style-name="P532">точность</text:p>
      <text:p text:style-name="P532">дальше</text:p>
      <text:h text:style-name="Heading_20_1" text:outline-level="1">Структура <text:span text:style-name="T1051">исходного кода</text:span></text:h>
      <text:p text:style-name="P386">Программа на языке Клаус, а также любая подпрограмма — процедура или функция — состоит из заголовка, <text:span text:style-name="T1100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7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6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46">массив строк</text:span></text:span><text:span text:style-name="T1046">.</text:span></text:p>
      <text:p text:style-name="P387"><text:span text:style-name="T1054">З</text:span><text:span text:style-name="T1047">аголов</text:span><text:span text:style-name="T1054">ок</text:span><text:span text:style-name="T1047"> программы завершается знаком «</text:span><text:span text:style-name="Source_20_Text"><text:span text:style-name="T1047">;</text:span></text:span><text:span text:style-name="T1047">».</text:span></text:p>
      <text:p text:style-name="P413">программа <text:span text:style-name="T1076">Пустая</text:span>;<text:line-break/><text:span text:style-name="T1048">начало<text:line-break/> <text:s text:c="3"/>ничего;<text:line-break/>окончание.</text:span></text:p>
      <text:p text:style-name="P413"><text:soft-page-break/></text:p>
      <text:p text:style-name="P505">программа Эхо(арг: массив строк);<text:line-break/>переменн<text:span text:style-name="T1363">ые</text:span><text:line-break/> <text:s text:c="3"/><text:span text:style-name="T1362">к</text:span>: целое;<text:line-break/> <text:s text:c="3"/>рзд: строка = "";<text:line-break/>начало<text:line-break/> <text:s text:c="3"/>для <text:span text:style-name="T1362">к</text:span> от 0 до длина(арг)-1 цикл начало<text:line-break/> <text:s text:c="7"/>вывести(рзд, арг[<text:span text:style-name="T1362">к</text:span>]);<text:line-break/> <text:s text:c="7"/>рзд := " ";<text:line-break/> <text:s text:c="3"/><text:span text:style-name="T1362">конец</text:span>;<text:line-break/> <text:s text:c="3"/>вывести(НС);<text:line-break/>окончание.</text:p>
      <text:p text:style-name="P389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0">объявленным</text:span> выше него по тексту исходного кода.</text:p>
      <text:p text:style-name="P389">Тело программы <text:span text:style-name="T1049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0">После окончания тела программы должен следовать знак «<text:span text:style-name="Source_20_Text">.</text:span>».</text:p>
      <text:h text:style-name="Heading_20_2" text:outline-level="2"><text:span text:style-name="T1052">Определение</text:span> подпрограмм<text:span text:style-name="T1075">ы</text:span></text:h>
      <text:p text:style-name="P391">В языке Клаус существует две разновидности подпрограмм: процедуры и функции. Они полностью идентичны во всём, за <text:span text:style-name="T1056">тем </text:span>исключением, что функция возвращает значение, а процедура <text:span text:style-name="T1077">не возвращает</text:span>.</text:p>
      <text:p text:style-name="P392">Подпрограммы могут быть определены в <text:span text:style-name="T1101">разделе</text:span> определений основной программы, либо <text:span text:style-name="T1178">в разделах определений</text:span> других подпрограмм с произвольным уровнем вложенности.</text:p>
      <text:p text:style-name="P393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3">Далее <text:span text:style-name="T1058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52">обязательно должны быть указаны пустые круглые</text:span><text:span text:style-name="T1057"> </text:span>скобки.</text:p>
      <text:p text:style-name="P394">Затем, только <text:span text:style-name="T1071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3">Безымянное определение типа данных в этом случае не допускается.</text:span></text:p>
      <text:p text:style-name="P395">Заголовок подпрограммы <text:span text:style-name="T1055">завершается знаком «</text:span><text:span text:style-name="Source_20_Text"><text:span text:style-name="T1055">;</text:span></text:span><text:span text:style-name="T1055">».</text:span></text:p>
      <text:p text:style-name="P396"><text:span text:style-name="T1102">Раздел</text:span> определений подпрограммы и её тело <text:span text:style-name="T1103">устроены так же</text:span>, <text:span text:style-name="T1103">как</text:span> <text:span text:style-name="T1103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7">В Клаусе определено три режима передачи параметров в подпрограммы: входные, выходные и проходные параметры.</text:p>
      <text:p text:style-name="P398">Значение входного параметра непосредственно переда<text:span text:style-name="T1062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59">им</text:span> было перед вызовом.</text:p>
      <text:p text:style-name="P398">В качестве входных параметров можно указывать переменные, константы, буквальные значения и выражения, включая вызовы функций.</text:p>
      <text:p text:style-name="P399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<text:soft-page-break/>значение будет присвоено той переменной <text:span text:style-name="T1060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0">Различие между выходными и проходными параметрами состоит в том, что значения проходных параметров передаются в подпрограмму <text:span text:style-name="T1061">без изменений</text:span>, а значения выходных обнуляются перед вызовом подпрограммы.</text:p>
      <text:p text:style-name="P401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3">Ключевое слово </text:span><text:span text:style-name="Source_20_Text"><text:span text:style-name="T1063">вх</text:span></text:span><text:span text:style-name="T1063"> можно опустить, в таком случае параметр будет считаться входным.</text:span></text:p>
      <text:p text:style-name="P402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2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3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0">данных</text:span>. Безымянные определения типов в данном случае не допускаются. Единственным исключением из этого правила является <text:span text:style-name="T1069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64" text:outline-level="3"><text:span text:style-name="T1465">Предварительное</text:span> определение</text:h>
      <text:p text:style-name="P527">Предварительное определение подпрограммы представляет собой её заголовок, <text:span text:style-name="T1466">после которого вместо тела подпрограммы указано ключевое слово </text:span><text:span text:style-name="Source_20_Text"><text:span text:style-name="T1466">дальше</text:span></text:span><text:span text:style-name="T1466"> и знак «</text:span><text:span text:style-name="Source_20_Text"><text:span text:style-name="T1466">;</text:span></text:span><text:span text:style-name="T1466">».</text:span></text:p>
      <text:p text:style-name="Исходный_20_код">функция мояФункция(а, б: целое): дробное; дальше;</text:p>
      <text:p text:style-name="P528">Если в исходном коде дано такое предварительное определение, то <text:span text:style-name="T1469">в той же области видимости </text:span>ниже по тексту должно <text:span text:style-name="T1467">располагаться</text:span> полное определение этой подпрограммы, <text:span text:style-name="T1468">включая её тело, </text:span>причём заголовок должен точно совпадать с заголовком в предварительном определении.</text:p>
      <text:p text:style-name="P529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53">()</text:span>;<text:line-break/><text:span text:style-name="T1064">начало<text:line-break/> <text:s text:c="3"/>ничего;<text:line-break/>окончание;</text:span></text:p>
      <text:p text:style-name="Исходный_20_код"/>
      <text:p text:style-name="P414">функция синус(х: дробное): дробное;<text:line-break/>начало<text:line-break/> <text:s text:c="3"/>вернуть sin(х);<text:line-break/>окончание;</text:p>
      <text:p text:style-name="P415"><text:line-break/><text:span text:style-name="T1066">функция </text:span><text:span text:style-name="T1074">к</text:span><text:span text:style-name="T1066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5"/>
      <text:p text:style-name="P415"><text:span text:style-name="T1065">тип Точка = структура<text:line-break/> <text:s text:c="3"/></text:span><text:span text:style-name="T1615">г</text:span><text:span text:style-name="T1065">, </text:span><text:span text:style-name="T1615">в</text:span><text:span text:style-name="T1065">: целое;<text:line-break/>конец;<text:line-break/><text:line-break/>функция </text:span><text:span text:style-name="T1614">тчк</text:span><text:span text:style-name="T1065">(</text:span><text:span text:style-name="T1067">х</text:span><text:span text:style-name="T1065">, </text:span><text:span text:style-name="T1067">у</text:span><text:span text:style-name="T1065">: целое): Точка;<text:line-break/>переменная<text:line-break/></text:span><text:soft-page-break/><text:span text:style-name="T1065"> <text:s text:c="3"/>т: Точка;<text:line-break/>начало<text:line-break/> <text:s text:c="3"/>т.</text:span><text:span text:style-name="T1615">г</text:span><text:span text:style-name="T1065"> := </text:span><text:span text:style-name="T1068">х</text:span><text:span text:style-name="T1065">;<text:line-break/> <text:s text:c="3"/>т.</text:span><text:span text:style-name="T1615">в</text:span><text:span text:style-name="T1065"> := </text:span><text:span text:style-name="T1067">у</text:span><text:span text:style-name="T1065">;<text:line-break/> <text:s text:c="3"/>вернуть т;<text:line-break/>окончание;</text:span></text:p>
      <text:p text:style-name="P414"/>
      <text:p text:style-name="Исходный_20_код"><text:span text:style-name="T1073">процедура</text:span><text:span text:style-name="T1065"> </text:span><text:span text:style-name="T1073">подвинуть</text:span><text:span text:style-name="T1065">(</text:span><text:span text:style-name="T1073">вв т: Точка; </text:span><text:span text:style-name="T1078">вх </text:span><text:span text:style-name="T1073">д</text:span><text:span text:style-name="T1067">х</text:span><text:span text:style-name="T1065">, </text:span><text:span text:style-name="T1073">д</text:span><text:span text:style-name="T1067">у</text:span><text:span text:style-name="T1065">: целое);<text:line-break/>начало<text:line-break/> <text:s text:c="3"/>т.</text:span><text:span text:style-name="T1616">г</text:span><text:span text:style-name="T1065"> </text:span><text:span text:style-name="T1073">+</text:span><text:span text:style-name="T1065">= </text:span><text:span text:style-name="T1073">д</text:span><text:span text:style-name="T1068">х</text:span><text:span text:style-name="T1065">;<text:line-break/> <text:s text:c="3"/>т.</text:span><text:span text:style-name="T1616">в</text:span><text:span text:style-name="T1065"> </text:span><text:span text:style-name="T1073">+</text:span><text:span text:style-name="T1065">= </text:span><text:span text:style-name="T1073">д</text:span><text:span text:style-name="T1067">у</text:span><text:span text:style-name="T1065">;<text:line-break/>окончание;</text:span></text:p>
      <text:p text:style-name="Исходный_20_код"/>
      <text:p text:style-name="P531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4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98">имена</text:span> должны быть уникальны — т. е., ни одно имя не может совпадать с другим именем, объявленным в той же области видимости. <text:span text:style-name="T1079">Регистр букв в именах </text:span><text:span text:style-name="T1082">не учитывается — </text:span><text:span text:style-name="T1079">т. е., </text:span><text:span text:style-name="T1092">слова</text:span><text:span text:style-name="T1079"> </text:span><text:span text:style-name="Source_20_Text"><text:span text:style-name="T1079">имя</text:span></text:span><text:span text:style-name="T1079">, </text:span><text:span text:style-name="Source_20_Text"><text:span text:style-name="T1079">ИМЯ</text:span></text:span><text:span text:style-name="T1079"> и </text:span><text:span text:style-name="Source_20_Text"><text:span text:style-name="T1079">Имя</text:span></text:span><text:span text:style-name="T1079"> считаются совпадающими.</text:span></text:p>
      <text:p text:style-name="P407">Область видимости подпрограммы является вложенной по отношению к основной программе или <text:span text:style-name="T1088">к </text:span>объемлющей подпрограмме, в которой она определена. <text:span text:style-name="T1080">Имена, объявленные во вложенной области видимости, могут совпадать с именами, объявленными в объемлющ</text:span><text:span text:style-name="T1081">их</text:span><text:span text:style-name="T1080"> област</text:span><text:span text:style-name="T1081">ях</text:span><text:span text:style-name="T1080"> видимости, </text:span><text:span text:style-name="T1081">но не друг с другом</text:span><text:span text:style-name="T1080">.</text:span></text:p>
      <text:p text:style-name="P408">К области видимости основной программы относятся:</text:p>
      <text:list xml:id="list1505814069" text:style-name="L4">
        <text:list-item>
          <text:p text:style-name="P783">Имя программы;</text:p>
        </text:list-item>
        <text:list-item>
          <text:p text:style-name="P783">Имя входного параметра программы, если он объявлен;</text:p>
        </text:list-item>
        <text:list-item>
          <text:p text:style-name="P783">Все имена, объявленные в области определений программы.</text:p>
        </text:list-item>
      </text:list>
      <text:p text:style-name="P409"><text:span text:style-name="T1085">По аналогии</text:span>, к области видимости подпрограммы относятся имя подпрограммы, имена её параметров и вс<text:span text:style-name="T1082">е</text:span> локально объявленные имена.</text:p>
      <text:p text:style-name="P409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4">С</text:span><text:span text:style-name="T1083">ледовательно, имя подпрограммы должно быть уникально в обеих </text:span><text:span text:style-name="T1095">этих </text:span><text:span text:style-name="T1083">областях.</text:span></text:p>
      <text:p text:style-name="P411">При обращении к идентификатору в исходном <text:span text:style-name="T1091">коде</text:span> программы <text:span text:style-name="T1096">имя разрешается по следующим правилам</text:span>:</text:p>
      <text:list xml:id="list2145942628" text:style-name="L5">
        <text:list-item>
          <text:p text:style-name="P784"><text:span text:style-name="T1096">Выполняется п</text:span><text:span text:style-name="T1089">оиск </text:span><text:span text:style-name="T1104">имени</text:span><text:span text:style-name="T1089"> в локальной области видимости, </text:span><text:span text:style-name="T1104">среди тех имён, что объявлены выше по тексту исходного кода</text:span><text:span text:style-name="T1089">;</text:span></text:p>
        </text:list-item>
        <text:list-item>
          <text:p text:style-name="P785">Если имя не найдено, <text:span text:style-name="T1096">то</text:span> <text:span text:style-name="T1096">выполняется </text:span>поиск <text:span text:style-name="T1104">выше по тексту </text:span>в<text:span text:style-name="T1097">о всех</text:span> объемлющих областях видимости, по порядку <text:span text:style-name="T1090">изнутри наружу</text:span>;</text:p>
        </text:list-item>
      </text:list>
      <text:p text:style-name="P416">Иными слова<text:span text:style-name="T1093">ми</text:span>, <text:span text:style-name="T1094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99">Е</text:span>сли во вложенной области видимости <text:soft-page-break/>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7">Имена, объявленные во вложенных областях видимости, никогда не видны из объемлющих областей.</text:p>
      <text:p text:style-name="P410">В настоящей версии языка определена <text:span text:style-name="T1086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87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6">Глобальные определения типов <text:span text:style-name="T1143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43">в теле основной программы, а также во всех вложенных областях видимости — </text:span><text:span text:style-name="T1166">в </text:span><text:span text:style-name="T1143">процедурах и функциях, — если не перекрыты в них локальными определениями.</text:span></text:p>
      <text:p text:style-name="P427">Любая подпрограмма имеет собственный раздел определений <text:span text:style-name="T1169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7">Во всех случаях <text:span text:style-name="T1167">видны только</text:span> те определения, которые были даны выше по тексту исходного кода. <text:span text:style-name="T1168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44">тип мойТип = массив целых;<text:line-break/>константа Пи = 3.1415926;<text:line-break/></text:span><text:span text:style-name="T1145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50">Определения</text:span> типов</text:h>
      <text:p text:style-name="P43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32">Объявление типа начинается с идентификатора <text:span text:style-name="T1383">(или нескольких идентификаторов, разделённых знаком «</text:span><text:span text:style-name="Source_20_Text"><text:span text:style-name="T1383">/</text:span></text:span><text:span text:style-name="T1383">»)</text:span>, за которым<text:span text:style-name="T1384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46">После каждого определения должен следовать знак «</text:span><text:span text:style-name="Source_20_Text"><text:span text:style-name="T1146">;</text:span></text:span><text:span text:style-name="T1146">».</text:span></text:p>
      <text:p text:style-name="Исходный_20_код">программа Пример;<text:line-break/><text:span text:style-name="T1146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48">п1, п2: целое;<text:line-break/> <text:s text:c="7"/>п3: строка;</text:span><text:span text:style-name="T1146"><text:line-break/> <text:s text:c="3"/>окончание;<text:line-break/>начало<text:line-break/> <text:s text:c="3"/></text:span><text:span text:style-name="T1149">ничего;</text:span><text:span text:style-name="T1146"><text:line-break/>окончание.</text:span></text:p>
      <text:p text:style-name="P434"><text:soft-page-break/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1">Параметры исключений могут иметь только простой тип, обозначаемый ключевым словом языка.</text:span></text:p>
      <text:p text:style-name="P516">Объявлени<text:span text:style-name="T1153">е</text:span> типов, имеющих различные имена, но <text:span text:style-name="T1152">эквивалентные</text:span> определения, зачастую использу<text:span text:style-name="T1153">е</text:span>тся для улучшения читаемости исходного кода <text:span text:style-name="T1154">п</text:span>рограммы.</text:p>
      <text:p text:style-name="P514">Если в объявлении типа данных указано несколько идентификаторов <text:span text:style-name="T1385">через «</text:span><text:span text:style-name="Source_20_Text"><text:span text:style-name="T1385">/</text:span></text:span><text:span text:style-name="T1385">»</text:span>, то <text:span text:style-name="T1386">все </text:span>эти идентификаторы являются синонимами, <text:span text:style-name="T1387">т.е.</text:span> в исходном коде <text:span text:style-name="T1389">для улучшения читаемости </text:span>может использоваться любой из них, <text:span text:style-name="T1388">на усмотрение программиста</text:span>.</text:p>
      <text:p text:style-name="P513">программа Пример;<text:line-break/><text:span text:style-name="T1146">тип<text:line-break/> <text:s text:c="3"/></text:span>Точка/Точек<text:span text:style-name="T1146"> = </text:span>структура<text:line-break/> <text:s text:c="7"/>x: дробное;<text:line-break/> <text:s text:c="7"/>y: дробное;<text:line-break/> <text:s text:c="3"/>окончание<text:span text:style-name="T1146">;<text:line-break/></text:span>переменные<text:line-break/> <text:s text:c="3"/>т: Точка;<text:line-break/> <text:s text:c="3"/>мт: массив Точек;<text:span text:style-name="T1146"><text:line-break/>начало<text:line-break/> <text:s text:c="3"/></text:span><text:span text:style-name="T1149">ничего;</text:span><text:span text:style-name="T1146"><text:line-break/>окончание.</text:span></text:p>
      <text:p text:style-name="P433">Синтаксис определений составных типов <text:span text:style-name="T1147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5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39">Константы составных типов недопустимы в нынешней версии языка.</text:p>
      <text:p text:style-name="P430">Секция определений <text:span text:style-name="T1155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5">констант</text:span></text:span><text:span text:style-name="Source_20_Text"><text:span text:style-name="T1159">а</text:span></text:span> или <text:span text:style-name="Source_20_Text"><text:span text:style-name="T1155">константы</text:span></text:span>, за которым следует одно или несколько объявлений <text:span text:style-name="T1155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28">Объявление <text:span text:style-name="T1156">константы</text:span> начинается с идентификатора, за которым следует знак «<text:span text:style-name="Source_20_Text">=</text:span>», а за ним — <text:span text:style-name="T1156">буквальное значение, имя ранее определённой константы или выражение</text:span>. <text:span text:style-name="T1146">После каждого определения должен следовать знак «</text:span><text:span text:style-name="Source_20_Text"><text:span text:style-name="T1146">;</text:span></text:span><text:span text:style-name="T1146">».</text:span></text:p>
      <text:p text:style-name="P437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60">специально указано как </text:span>дробн<text:span text:style-name="T1160">ое</text:span>: <text:span text:style-name="Source_20_Text">1.0</text:span> или <text:span text:style-name="Source_20_Text">1э0</text:span>.</text:p>
      <text:p text:style-name="P438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57">Обращени</text:span><text:span text:style-name="T1158">я</text:span><text:span text:style-name="T1157"> к переменным и вызовы функций в таком выражении недопустимы.</text:span></text:p>
      <text:p text:style-name="Исходный_20_код">программа Пример;<text:line-break/><text:span text:style-name="T1160">константы<text:line-break/> <text:s text:c="3"/></text:span><text:span text:style-name="T1163">целыйН</text:span><text:span text:style-name="T1160">уль = 0;<text:line-break/> <text:s text:c="3"/>дробныйНуль = 0.0;<text:line-break/> <text:s text:c="3"/>не</text:span><text:span text:style-name="T1164">Ч</text:span><text:span text:style-name="T1160">исло = 0 / 0;<text:line-break/> <text:s text:c="3"/>бесконечность = 1 / 0;<text:line-break/> <text:s text:c="3"/></text:span><text:span text:style-name="T1162">Пи = 3.1415926;<text:line-break/></text:span><text:soft-page-break/><text:span text:style-name="T1162"> <text:s text:c="3"/>прямойУгол = Пи / </text:span><text:span text:style-name="T1165">2</text:span><text:span text:style-name="T1162">;</text:span><text:line-break/><text:span text:style-name="T1160">начало<text:line-break/> <text:s text:c="3"/>ничего;<text:line-break/>окончание.</text:span></text:p>
      <text:h text:style-name="P644" text:outline-level="2">Определения <text:span text:style-name="T1170">переменных</text:span></text:h>
      <text:p text:style-name="P436"><text:span text:style-name="T1170">Переменная</text:span> представляет собой именованное значение простого <text:span text:style-name="T1170">или составного </text:span>типа, которое может меняться в процессе выполнения программы. <text:span text:style-name="T1170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70">.</text:span></text:p>
      <text:p text:style-name="P440"><text:span text:style-name="T1171">Для переменных составных типов начальное значение </text:span><text:span text:style-name="T1179">не может быть указано</text:span>.</text:p>
      <text:p text:style-name="P429">Секция определений <text:span text:style-name="T1172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2">переменная</text:span></text:span> или <text:span text:style-name="Source_20_Text"><text:span text:style-name="T1172">переменные</text:span></text:span>, за которым следует одно или несколько объявлений <text:span text:style-name="T1173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29"><text:span text:style-name="T1175">Объявление</text:span> <text:span text:style-name="T1174">переменной</text:span> начинается с идентификатора <text:span text:style-name="T1174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74">определение типа переменной</text:span>. <text:span text:style-name="T1174">После этого, если переменная имеет простой тип, может быть указан знак «</text:span><text:span text:style-name="Source_20_Text"><text:span text:style-name="T1174">=</text:span></text:span><text:span text:style-name="T1174">» и начальное значение.</text:span> <text:span text:style-name="T1174">К</text:span><text:span text:style-name="T1146">аждо</text:span><text:span text:style-name="T1174">е</text:span><text:span text:style-name="T1146"> </text:span><text:span text:style-name="T1180">объявление</text:span><text:span text:style-name="T1146"> </text:span><text:span text:style-name="T1174">завершается знаком</text:span><text:span text:style-name="T1146"> «</text:span><text:span text:style-name="Source_20_Text"><text:span text:style-name="T1146">;</text:span></text:span><text:span text:style-name="T1146">».</text:span></text:p>
      <text:p text:style-name="P44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5">одновременно</text:span> объявляются несколько переменных <text:span text:style-name="T1176">через запятую</text:span>, то все они получат одинаковые начальные значения.</text:p>
      <text:p text:style-name="P442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91">разделе определений </text:span>той подпрограмм<text:span text:style-name="T1191">ы</text:span>, которая содержит <text:span text:style-name="T1193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82">и уничтожается при выходе из неё</text:span>. Это приводит к тому, что обращение к переменной <text:span text:style-name="T1181">вне </text:span><text:span text:style-name="T1183">тела</text:span><text:span text:style-name="T1181"> инструкции перехвата не приводит к синтаксической ошибке </text:span><text:span text:style-name="T1182">при компиляции</text:span><text:span text:style-name="T1181">, но </text:span><text:span text:style-name="T1192">приводит к</text:span><text:span text:style-name="T1184"> </text:span><text:span text:style-name="T1194">возникновению </text:span><text:span text:style-name="T1184">исключени</text:span><text:span text:style-name="T1194">я</text:span><text:span text:style-name="T1184"> </text:span><text:span text:style-name="Source_20_Text"><text:span text:style-name="T1184">ОшибкаВыполнения</text:span></text:span><text:span text:style-name="T1181"> при выполнении программы. Возможно, в следующих версиях языка такое некорректное поведение будет исправлено.</text:span></text:p>
      <text:p text:style-name="P490">программа Пример;<text:line-break/><text:span text:style-name="T1186">тип<text:line-break/> <text:s text:c="3"/></text:span><text:span text:style-name="T1189">к</text:span><text:span text:style-name="T1186">омплексное = структура<text:line-break/> <text:s text:c="7"/>д: дробное;<text:line-break/> <text:s text:c="7"/>м: дробное;<text:line-break/> <text:s text:c="3"/>окончание;</text:span><text:line-break/><text:span text:style-name="T1185">переменные</text:span><text:span text:style-name="T1160"><text:line-break/> <text:s text:c="3"/></text:span><text:span text:style-name="T1185">стр: строка</text:span><text:span text:style-name="T1160"> = "</text:span><text:span text:style-name="T1185">Новая строка</text:span><text:span text:style-name="T1160">";<text:line-break/> <text:s text:c="3"/></text:span><text:span text:style-name="T1185">н, м: целое = 1</text:span><text:span text:style-name="T1160">;<text:line-break/> <text:s text:c="3"/></text:span><text:span text:style-name="T1187">к</text:span><text:span text:style-name="T1185">: </text:span><text:span text:style-name="T1189">к</text:span><text:span text:style-name="T1187">омплексное</text:span><text:span text:style-name="T1160">;<text:line-break/> <text:s text:c="3"/></text:span><text:span text:style-name="T1185">точк</text:span><text:span text:style-name="T1188">и</text:span><text:span text:style-name="T1185">: </text:span><text:span text:style-name="T1188">словарь </text:span><text:span text:style-name="T1185">структур<text:line-break/> <text:s text:c="7"/>х, у: дробное;<text:line-break/> <text:s text:c="3"/>окончание </text:span><text:span text:style-name="T1188">ключ </text:span><text:span text:style-name="T1190">строка</text:span><text:span text:style-name="T1162">;</text:span><text:line-break/><text:span text:style-name="T1160">начало<text:line-break/> <text:s text:c="3"/>ничего;<text:line-break/>окончание.</text:span></text:p>
      <text:h text:style-name="P645" text:outline-level="2"><text:soft-page-break/>Определения исключений</text:h>
      <text:p text:style-name="P493"><text:span text:style-name="T1341">Всплывающее и</text:span>сключение представляет собой специальн<text:span text:style-name="T1350">ый</text:span> <text:span text:style-name="T1350">именованный объект</text:span>, котор<text:span text:style-name="T1350">ый</text:span> <text:span text:style-name="T1350">создаётся</text:span> для того, чтобы прервать последовательность выполнения программы в случае возникновения нештатн<text:span text:style-name="T1342">ой</text:span> ситуаци<text:span text:style-name="T1342">и</text:span> и задействовать средства обработки ошибок.</text:p>
      <text:p text:style-name="P431">Секция определений <text:span text:style-name="T1343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43">исключение</text:span></text:span> или <text:span text:style-name="Source_20_Text"><text:span text:style-name="T1343">исключения</text:span></text:span>, за которым следует одно или несколько объявлений <text:span text:style-name="T1344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31"><text:span text:style-name="T1175">Объявление</text:span> <text:span text:style-name="T1345">исключения</text:span> начинается с идентификатора. <text:span text:style-name="T1346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46">сообщение</text:span></text:span><text:span text:style-name="T1346">, а за ним текст сообщения об ошибке — буквальное значение или выражение строкового типа.</text:span> <text:span text:style-name="T1174">К</text:span><text:span text:style-name="T1146">аждо</text:span><text:span text:style-name="T1174">е</text:span><text:span text:style-name="T1146"> </text:span><text:span text:style-name="T1180">объявление</text:span><text:span text:style-name="T1146"> </text:span><text:span text:style-name="T1174">завершается знаком</text:span><text:span text:style-name="T1146"> «</text:span><text:span text:style-name="Source_20_Text"><text:span text:style-name="T1146">;</text:span></text:span><text:span text:style-name="T1146">».</text:span></text:p>
      <text:p text:style-name="P502">программа Пример;<text:line-break/><text:span text:style-name="T1347">исключения<text:line-break/> <text:s text:c="3"/>Ош</text:span><text:span text:style-name="T1348">ибка</text:span><text:span text:style-name="T1347">1;<text:line-break/> <text:s text:c="3"/>Ош</text:span><text:span text:style-name="T1348">ибка</text:span><text:span text:style-name="T1347">2 сообщение "Вторая ошибка";</text:span></text:p>
      <text:p text:style-name="P502"><text:span text:style-name="T1347"><text:s text:c="4"/>Ош</text:span><text:span text:style-name="T1348">ибкаВТексте</text:span><text:span text:style-name="T1347">(</text:span><text:span text:style-name="T1348">стр, симв</text:span><text:span text:style-name="T1347">: целое; </text:span><text:span text:style-name="T1348">чтоНеТак</text:span><text:span text:style-name="T1347">: строка)<text:line-break/> <text:s text:c="7"/>сообщение "</text:span><text:span text:style-name="T1348">Ошибка в строке %(стр), символ %(симв). %(чтоНеТак)</text:span><text:span text:style-name="T1347">";<text:line-break/>начало<text:line-break/> <text:s text:c="3"/></text:span><text:span text:style-name="T1349">ошибка ОшибкаВТексте(5, 10, "Пропущена запятая.");</text:span><text:span text:style-name="T1347"><text:line-break/>окончание.</text:span></text:p>
      <text:p text:style-name="P494">Параметры исключений объявляются по тем же правилам, что и параметры подпрограмм, с двумя оговорками:</text:p>
      <text:list xml:id="list3472950983" text:style-name="L6">
        <text:list-item>
          <text:p text:style-name="P786">они могут быть только простых типов;</text:p>
        </text:list-item>
        <text:list-item>
          <text:p text:style-name="P786">они могут быть только входными.</text:p>
        </text:list-item>
      </text:list>
      <text:p text:style-name="P494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4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41" text:outline-level="1">Типы данных</text:h>
      <text:h text:style-name="P646" text:outline-level="2">Приведение типов</text:h>
      <text:p text:style-name="P503"><text:span text:style-name="T1366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66">ключевое слово — имя</text:span> типа данных, за которым в круглых скобках указывается исходное значение <text:span text:style-name="T1372">или выражение</text:span>. <text:span text:style-name="T1371">Такая конструкция конвертирует </text:span><text:span text:style-name="T1540">исходное</text:span><text:span text:style-name="T1371"> значение в указанный тип, а если это невозможно, создаётся исключение.</text:span></text:p>
      <text:p text:style-name="P506">переменные<text:line-break/><text:span text:style-name="T1364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64">л := логическое(с); // л </text:span><text:span text:style-name="T1365">= да</text:span><text:span text:style-name="T1364"><text:line-break/> <text:s text:c="3"/>с := строка(</text:span><text:span text:style-name="T1367">ц</text:span><text:span text:style-name="T1364">); <text:s text:c="4"/>// с </text:span><text:span text:style-name="T1365">=</text:span><text:span text:style-name="T1364"> "1</text:span><text:span text:style-name="T1367">0</text:span><text:span text:style-name="T1364">"<text:line-break/></text:span><text:soft-page-break/><text:span text:style-name="T1364"> <text:s text:c="3"/>ц := целое(д); <text:s text:c="5"/>// ц </text:span><text:span text:style-name="T1365">=</text:span><text:span text:style-name="T1364"> 123<text:line-break/> <text:s text:c="3"/></text:span><text:span text:style-name="T1374">д := ц; <text:s text:c="12"/>// д = 123.0 </text:span><text:span text:style-name="T1375">(</text:span><text:span text:style-name="T1374">неявное преобразование</text:span><text:span text:style-name="T1375">)</text:span><text:span text:style-name="T1364"><text:line-break/> <text:s text:c="3"/></text:span><text:span text:style-name="T1369">д := дробное("Ку"); // исключение ОшибкаКонвертации</text:span><text:line-break/>окончание;</text:p>
      <text:p text:style-name="P583"><text:span text:style-name="T1539">Преобразование </text:span><text:span text:style-name="T1542">типов </text:span><text:span text:style-name="T1543">данных </text:span><text:span text:style-name="T1539">выполняется по правилам, описанным </text:span><text:span text:style-name="T1541">ниже</text:span><text:span text:style-name="T1539"> для каждого из простых типов.</text:span></text:p>
      <text:p text:style-name="P583">Неявное <text:span text:style-name="T1376">преобразование</text:span> допускается в двух случаях:</text:p>
      <text:list xml:id="list3244831346" text:style-name="L7">
        <text:list-item>
          <text:p text:style-name="P787"><text:span text:style-name="T1368">при преобразовании символа в строку, </text:span><text:span text:style-name="T1373">но не наоборот</text:span><text:span text:style-name="T1368">;</text:span></text:p>
        </text:list-item>
        <text:list-item>
          <text:p text:style-name="P787"><text:span text:style-name="T1370">при преобразовании </text:span><text:span text:style-name="T1368">целого числа в дробное число, </text:span><text:span text:style-name="T1373">но не наоборот</text:span><text:span text:style-name="T1368">.</text:span></text:p>
        </text:list-item>
      </text:list>
      <text:p text:style-name="P504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9">Переменная символьного типа содержит кодпойнт Юникод в формате 32-битного целого числа баз знака. <text:span text:style-name="T363">Нулевые значения допускаются.</text:span></text:p>
      <text:h text:style-name="P753" text:outline-level="4">Синтаксис</text:h>
      <text:p text:style-name="Исходный_20_код">переменн<text:span text:style-name="T660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1">символ</text:span></text:span> и <text:span text:style-name="Source_20_Text"><text:span text:style-name="T801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61">символ в кодировке UTF-8, заключённый в одиночные апострофы</text:span></text:p>
      <text:p text:style-name="P153">№<text:span text:style-name="T433">2</text:span><text:span text:style-name="T647">A</text:span><text:span text:style-name="T433"> <text:s/></text:span><text:s/>// код символа в формате 16-ричного целого числа</text:p>
      <text:p text:style-name="P153">#<text:span text:style-name="T646">2</text:span><text:span text:style-name="T647">A </text:span><text:span text:style-name="T434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20"><text:span text:style-name="T430">Си</text:span><text:span text:style-name="T376">мвол с нулевым кодом.</text:span></text:p>
      <text:h text:style-name="Heading_20_4" text:outline-level="4">Преобразование типов</text:h>
      <text:p text:style-name="P121">При приведении к целочисленному типу возвращает <text:span text:style-name="T481">численное значение</text:span> код<text:span text:style-name="T481">а</text:span> символа.</text:p>
      <text:p text:style-name="P121">При приведении к строке возвращает строку, <text:span text:style-name="T362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63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754" text:outline-level="4"><text:soft-page-break/>Синтаксис</text:h>
      <text:p text:style-name="P265">переменн<text:span text:style-name="T660">ые</text:span><text:line-break/> <text:s text:c="3"/>п1: <text:span text:style-name="T662">строка</text:span>;<text:line-break/> <text:s text:c="3"/>п2: массив <text:span text:style-name="T662">строк</text:span>;</text:p>
      <text:p text:style-name="P264"><text:span text:style-name="T661">Ключевые слова </text:span><text:span text:style-name="Source_20_Text"><text:span text:style-name="T804">строка</text:span></text:span><text:span text:style-name="T661"> и </text:span><text:span text:style-name="Source_20_Text"><text:span text:style-name="T804">строк</text:span></text:span><text:span text:style-name="T661"> полностью эквивалентны и взаимозаменяемы.</text:span></text:p>
      <text:h text:style-name="Heading_20_4" text:outline-level="4">Формат литерала</text:h>
      <text:p text:style-name="P155">"" <text:s text:c="14"/>// <text:span text:style-name="T369">пустая строка</text:span></text:p>
      <text:p text:style-name="P155">"123абв" <text:s text:c="8"/>// <text:span text:style-name="T370">последовательность </text:span>символ<text:span text:style-name="T370">ов</text:span>, заключённ<text:span text:style-name="T364">ая</text:span> в кавычки</text:p>
      <text:p text:style-name="P154">"123""абв" <text:s text:c="6"/>// <text:span text:style-name="T365">для добавления в строку символа " его нужно удвоить</text:span></text:p>
      <text:p text:style-name="P247"><text:span text:style-name="T366">""#41</text:span>№20№<text:span text:style-name="T366">42#0A <text:s text:c="2"/>// последовательность </text:span><text:span text:style-name="T368">16-ричных </text:span><text:span text:style-name="T367">кодов символов </text:span><text:span text:style-name="T648">с кавычками в начале</text:span></text:p>
      <text:p text:style-name="P247">"<text:span text:style-name="T368">123</text:span>"<text:span text:style-name="T649">#</text:span><text:span text:style-name="T368">20"абв"№0А // </text:span><text:span text:style-name="T371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2"><text:span text:style-name="T181">П</text:span>устая строка.</text:p>
      <text:h text:style-name="Heading_20_4" text:outline-level="4">Преобразование типов</text:h>
      <text:p text:style-name="P123">При приведении к целому или дробному числу выполняется преобразова<text:span text:style-name="T421">ние из</text:span> текст<text:span text:style-name="T377">ово</text:span><text:span text:style-name="T421">го</text:span><text:span text:style-name="T377"> представлени</text:span><text:span text:style-name="T421">я</text:span> <text:span text:style-name="T378">числа</text:span>, при ошибках возникает исключение <text:span text:style-name="Source_20_Text"><text:span text:style-name="T801">ОшибкаКонвертации</text:span></text:span>.</text:p>
      <text:p text:style-name="P123">При приведении к моменту выполняется преобразова<text:span text:style-name="T422">ние из</text:span> <text:span text:style-name="T372">стандартно</text:span><text:span text:style-name="T422">го</text:span><text:span text:style-name="T372"> </text:span>текстово<text:span text:style-name="T422">го</text:span> представлени<text:span text:style-name="T422">я</text:span> даты и/или времени, при ошибках возникает исключение <text:span text:style-name="Source_20_Text"><text:span text:style-name="T801">ОшибкаКонвертации</text:span></text:span>.</text:p>
      <text:p text:style-name="P124">При приведении к логическому значению <text:span text:style-name="T373">строка должна иметь одно из следующих значений, без учёта регистра:</text:span></text:p>
      <text:p text:style-name="Исходный_20_код">"<text:span text:style-name="T374">1</text:span>", "<text:span text:style-name="T374">y</text:span>", "<text:span text:style-name="T374">yes</text:span>", "<text:span text:style-name="T374">t</text:span>", "<text:span text:style-name="T374">true</text:span>", "<text:span text:style-name="T374">д</text:span>", "<text:span text:style-name="T374">да</text:span>", "<text:span text:style-name="T374">и</text:span>", "<text:span text:style-name="T374">истина</text:span>" // <text:span text:style-name="T375">истина</text:span></text:p>
      <text:p text:style-name="Исходный_20_код">"<text:span text:style-name="T374">0</text:span>", "<text:span text:style-name="T374">n</text:span>", "<text:span text:style-name="T374">no</text:span>", "<text:span text:style-name="T374">f</text:span>", "<text:span text:style-name="T374">false</text:span>", "<text:span text:style-name="T374">н</text:span>", "<text:span text:style-name="T374">нет</text:span>", "<text:span text:style-name="T374">л</text:span>", "<text:span text:style-name="T374">ложь</text:span>" <text:s/>// <text:span text:style-name="T375">ложь</text:span></text:p>
      <text:p text:style-name="P125">Любые значения простых типов приводятся к строковому типу без ошибок.</text:p>
      <text:h text:style-name="Heading_20_3" text:outline-level="3">Целое</text:h>
      <text:p text:style-name="P266">Переменная целого типа содержит 64-битное целочисленное значение со знаком.</text:p>
      <text:h text:style-name="P755" text:outline-level="4">Синтаксис</text:h>
      <text:p text:style-name="P281">переменн<text:span text:style-name="T660">ые</text:span><text:line-break/> <text:s text:c="3"/>п1: <text:span text:style-name="T663">целое</text:span>;<text:line-break/> <text:s text:c="3"/>п2: массив <text:span text:style-name="T663">целых</text:span>;</text:p>
      <text:p text:style-name="P267">Ключевые слова <text:span text:style-name="Source_20_Text"><text:span text:style-name="T805">целое</text:span></text:span> и <text:span text:style-name="Source_20_Text"><text:span text:style-name="T805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6"><text:soft-page-break/>Для отрицательных чисел <text:span text:style-name="T482">применяется</text:span> знак «-» в начале литерала; знак «<text:span text:style-name="T483">+»</text:span> для положительных чисел не допускается. <text:span text:style-name="T379">Регистр символов 16-ричных цифр не учитывается, </text:span><text:span text:style-name="T380">латинские и кириллические </text:span><text:span text:style-name="T381">цифры</text:span><text:span text:style-name="T380"> можно </text:span><text:span text:style-name="T382">смешивать</text:span><text:span text:style-name="T380">.</text:span></text:p>
      <text:h text:style-name="Heading_20_4" text:outline-level="4">Начальное значение</text:h>
      <text:p text:style-name="P118"><text:span text:style-name="T431">Н</text:span>уль.</text:p>
      <text:h text:style-name="P760" text:outline-level="4">Преобразование типов</text:h>
      <text:p text:style-name="P127">Целочисленные значения приводятся к любым простым типам без ошибок, <text:span text:style-name="T682">за исключением типа </text:span><text:span text:style-name="Source_20_Text"><text:span text:style-name="T807">объект</text:span></text:span>.</text:p>
      <text:p text:style-name="P128">При приведении к символьному типу целое число означает кодпо<text:span text:style-name="T985">й</text:span>нт Юникод <text:span text:style-name="T384">(старшие 32 бита при преобразовании отбрасываются)</text:span>.</text:p>
      <text:p text:style-name="P128">При приведении к строке выполняется преобразование к десятичному текстовому представлению числа.</text:p>
      <text:p text:style-name="P128">При приведении к моменту целое число означает количество полных <text:span text:style-name="T383">суток</text:span>, считая от «нулевого» момента.</text:p>
      <text:p text:style-name="P129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30">Переменная дробного типа содержит 64-битное вещественное значение с двойной точностью.</text:p>
      <text:p text:style-name="P26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26">на</text:span> нуль.</text:p>
      <text:h text:style-name="P756" text:outline-level="4">Синтаксис</text:h>
      <text:p text:style-name="P282">переменн<text:span text:style-name="T660">ые</text:span><text:line-break/> <text:s text:c="3"/>п1: <text:span text:style-name="T664">дробное</text:span>;<text:line-break/> <text:s text:c="3"/>п2: массив <text:span text:style-name="T664">дробных</text:span>;</text:p>
      <text:p text:style-name="P269">Ключевые слова <text:span text:style-name="Source_20_Text"><text:span text:style-name="T806">дробное</text:span></text:span> и <text:span text:style-name="Source_20_Text"><text:span text:style-name="T806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85">0123456.789 <text:s text:c="5"/>// представление с десятичной точкой</text:span></text:p>
      <text:p text:style-name="Исходный_20_код">-<text:span text:style-name="T385">0123456.789е+123 // экспоненциальное представление</text:span></text:p>
      <text:p text:style-name="P159"/>
      <text:p text:style-name="P159"><text:span text:style-name="T427">д1</text:span> := <text:s/>0/0; <text:s text:c="6"/>// <text:span text:style-name="T427">нечисло</text:span></text:p>
      <text:p text:style-name="P160">д2 := <text:s/>1/0; <text:s text:c="6"/>// +бесконечность</text:p>
      <text:p text:style-name="P160">д<text:span text:style-name="T484">3</text:span> := -1/0; <text:s text:c="6"/>// -бесконечность</text:p>
      <text:p text:style-name="P131">В качестве десятичного разделителя всегда используется точка. В качестве <text:span text:style-name="T386">символа экспоненциальной части может использоваться латинская «E» </text:span><text:span text:style-name="T394">и</text:span><text:span text:style-name="T386"> кириллическая «Е» или «Э» в любом регистре. </text:span><text:span text:style-name="T388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35"><text:span text:style-name="T182">Н</text:span>уль.</text:p>
      <text:h text:style-name="P761" text:outline-level="4">Преобразование типов</text:h>
      <text:p text:style-name="P132">При приведении к строке число конвертируется в строковое представление в <text:span text:style-name="T387">десятичном или экспоненциальном </text:span>формате, <text:span text:style-name="T392">в зависимости от того, какой из них короче</text:span>. <text:span text:style-name="T485">Для </text:span><text:span text:style-name="T486">небольших</text:span><text:span text:style-name="T485"> чисел, е</text:span><text:span text:style-name="T388">сли дробная часть числа равна нулю, </text:span><text:span text:style-name="T393">полученное </text:span><text:span text:style-name="T389">строковое представление будет целочисленным.</text:span></text:p>
      <text:p text:style-name="P148"><text:soft-page-break/>При приведении к строке нечисло <text:span text:style-name="T435">преобразуется в</text:span> <text:span text:style-name="T487">текст </text:span>"Nan", а бесконечность — <text:span text:style-name="T436">в</text:span> "+Inf" или "-Inf". <text:span text:style-name="T428">Эти </text:span><text:span text:style-name="T488">строковые</text:span><text:span text:style-name="T429"> </text:span><text:span text:style-name="T428">значения </text:span><text:span text:style-name="T489">(в любом регистре) </text:span><text:span text:style-name="T428">можно использовать для приведения строки к дробному числу, но не в качестве литералов в исходном коде.</text:span></text:p>
      <text:p text:style-name="P133">При приведении <text:span text:style-name="T395">дробного числа </text:span>к целому дробная часть отбрасывается без округления. <text:span text:style-name="T461">Значение </text:span><text:span text:style-name="T808">нечисло</text:span><text:span text:style-name="T461"> и бесконечные значения при приведении к целому вызывают исключение </text:span><text:span text:style-name="Source_20_Text"><text:span text:style-name="T808">НеверноеЧисло</text:span></text:span><text:span text:style-name="T461">.</text:span></text:p>
      <text:p text:style-name="P134">При приведении к моменту число означает <text:span text:style-name="T391">количество</text:span> суток, считая от «нулевого» момента.</text:p>
      <text:h text:style-name="Heading_20_3" text:outline-level="3">Момент</text:h>
      <text:p text:style-name="P362"><text:span text:style-name="T396">Переменная типа </text:span><text:span text:style-name="Source_20_Text"><text:span text:style-name="T809">момент</text:span></text:span><text:span text:style-name="T396"> содержит значение даты и времени — </text:span><text:span text:style-name="T415">64-битное </text:span><text:span text:style-name="T397">вещественное </text:span><text:span text:style-name="T414">число с двойной точностью</text:span><text:span text:style-name="T397">, означающее </text:span><text:span text:style-name="T396">число суток, прошедшее от «нулевого» момента. </text:span><text:span text:style-name="T403">Целая часть числа соответствует количеств</text:span><text:span text:style-name="T409">у</text:span><text:span text:style-name="T403"> полных суток, а д</text:span><text:span text:style-name="T390">робная — </text:span><text:span text:style-name="T400">суточному </text:span><text:span text:style-name="T390">времени, выраженному в долях суток.</text:span></text:p>
      <text:p text:style-name="P362"><text:span text:style-name="T396">Нулевым моментом считается </text:span><text:span text:style-name="T986">полночь</text:span><text:span text:style-name="T396"> </text:span>1899-12-30 00:00:00. <text:span text:style-name="T399">Б</text:span><text:span text:style-name="T397">олее поздние даты представлены положительными </text:span><text:span text:style-name="T398">числами, более ранние — отрицательными</text:span>.</text:p>
      <text:h text:style-name="P757" text:outline-level="4">Синтаксис</text:h>
      <text:p text:style-name="P271">переменн<text:span text:style-name="T660">ые</text:span><text:line-break/> <text:s text:c="3"/>п1: <text:span text:style-name="T665">момент</text:span>;<text:line-break/> <text:s text:c="3"/>п2: массив <text:span text:style-name="T665">моментов</text:span>;</text:p>
      <text:p text:style-name="P270">Ключевые слова <text:span text:style-name="Source_20_Text"><text:span text:style-name="T810">момент</text:span></text:span> и <text:span text:style-name="Source_20_Text"><text:span text:style-name="T810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401">12:45:50.25</text:span>` <text:s text:c="5"/>// <text:span text:style-name="T401">время</text:span> в обратных апострофах</text:p>
      <text:p text:style-name="P156">`2023-09-15 <text:span text:style-name="T401">12:45</text:span>` // <text:span text:style-name="T401">дата и время</text:span> в обратных апострофах</text:p>
      <text:p text:style-name="P157">`09-15 <text:span text:style-name="T401">12:</text:span><text:span text:style-name="T406">00</text:span>` <text:s text:c="5"/>// <text:span text:style-name="T406">полдень 15 сентября текущего года</text:span></text:p>
      <text:p text:style-name="P157">`15 <text:span text:style-name="T401">12:</text:span><text:span text:style-name="T406">00</text:span>` <text:s text:c="8"/>// <text:span text:style-name="T406">полдень 15 числа текущего месяца</text:span></text:p>
      <text:p text:style-name="P157">`15` <text:s text:c="14"/>// <text:span text:style-name="T406">полночь 15 числа текущего месяца</text:span></text:p>
      <text:p text:style-name="P136">Дата и время указываются в стандартном формате: <text:span text:style-name="T5">YYYY-MM-DD hh:mm:ss</text:span><text:span text:style-name="T402">.</text:span></text:p>
      <text:p text:style-name="P137">Может быть указана только дата, только время или <text:span text:style-name="T404">обе </text:span><text:span text:style-name="T405">части</text:span> <text:span text:style-name="T410">вместе </text:span>— <text:span text:style-name="T403">в последнем случае дата и время разделяются пробелом</text:span>. <text:span text:style-name="T408">Если дата или время не указаны, они считаются равными нулю.</text:span></text:p>
      <text:p text:style-name="P138">При указании даты можно опустить год, либо год и месяц, вместе со следующим <text:span text:style-name="T413">за ними </text:span>символом «-» — по умолчанию подставляются, соответственно, текущи<text:span text:style-name="T411">е</text:span> год и месяц.</text:p>
      <text:p text:style-name="P161">При указании времени можно опустить секунды вместе с предшествующим символом «:» — по умолчанию подставляется 0 секунд.</text:p>
      <text:p text:style-name="P138"><text:span text:style-name="T407">В качестве </text:span><text:span text:style-name="T412">значения </text:span><text:span text:style-name="T407">секунд можно указать дробное число.</text:span></text:p>
      <text:p text:style-name="P147"><text:span text:style-name="T204">Примечание:</text:span> при указании литерала даты в исходном коде, если опущены год или месяц, то их текущие значения <text:span text:style-name="T650">вычисляются</text:span> <text:span text:style-name="T423">в момент</text:span> компиляции программы и <text:span text:style-name="T424">в дальнейшем </text:span>остаются постоянными.</text:p>
      <text:h text:style-name="Heading_20_4" text:outline-level="4">Начальное значение</text:h>
      <text:p text:style-name="P139"><text:span text:style-name="T432">П</text:span>олночь 1899-12-30.</text:p>
      <text:h text:style-name="Heading_20_4" text:outline-level="4">Преобразование типов</text:h>
      <text:p text:style-name="P140">Моменты взаимно-однозначно приводятся к дробным числам и обратно.</text:p>
      <text:p text:style-name="P141"><text:soft-page-break/>При приведении момента к целому числу дробная часть (т. е., значение суточного времени) отбрасывается без округления. <text:span text:style-name="T461">Значение </text:span><text:span text:style-name="T8">нечисло</text:span><text:span text:style-name="T461"> и бесконечные значения при приведении к целому вызывают исключение </text:span><text:span text:style-name="Source_20_Text"><text:span text:style-name="T808">НеверноеЧисло</text:span></text:span><text:span text:style-name="T461">.</text:span></text:p>
      <text:p text:style-name="P142">Приведение момента к строке выполняется по следующим правилам:</text:p>
      <text:list xml:id="list2536709253" text:style-name="L8">
        <text:list-item>
          <text:p text:style-name="P788"><text:span text:style-name="T187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7"> или </text:span><text:span text:style-name="T191">бесконечное значение</text:span><text:span text:style-name="T187">, </text:span><text:span text:style-name="T180">преобразование вернёт строку "Nan", "+Inf" или "-Inf".</text:span></text:p>
        </text:list-item>
        <text:list-item>
          <text:p text:style-name="P788"><text:span text:style-name="T425">Моменты</text:span> с ненулевой целой и дробной частью возвращают <text:span text:style-name="T173">строков</text:span><text:span text:style-name="T179">ые</text:span><text:span text:style-name="T173"> представлени</text:span><text:span text:style-name="T179">я</text:span><text:span text:style-name="T173"> даты и времени </text:span><text:span text:style-name="T188">в стандартном формате</text:span><text:span text:style-name="T173">, разделённые пробелом.</text:span></text:p>
        </text:list-item>
        <text:list-item>
          <text:p text:style-name="P789"><text:span text:style-name="T177">Моменты</text:span><text:span text:style-name="T173"> с ненулевой целой и нулевой дробной частью возвращают строковое представлени</text:span><text:span text:style-name="T178">е</text:span><text:span text:style-name="T173"> даты.</text:span></text:p>
        </text:list-item>
        <text:list-item>
          <text:p text:style-name="P790">В остальных случаях возвращается строковое представление времени.</text:p>
        </text:list-item>
      </text:list>
      <text:p text:style-name="P163">При приведении строки к моменту допускаются такие же строковые значения, как в литералах, а также значения <text:span text:style-name="T180">"</text:span><text:span text:style-name="T186">n</text:span><text:span text:style-name="T180">an", "</text:span><text:span text:style-name="T186">i</text:span><text:span text:style-name="T180">nf", "</text:span><text:span text:style-name="T185">+</text:span><text:span text:style-name="T186">i</text:span><text:span text:style-name="T180">nf" или "-</text:span><text:span text:style-name="T186">i</text:span><text:span text:style-name="T180">nf" </text:span><text:span text:style-name="T184">в любом регистре</text:span><text:span text:style-name="T180">. </text:span><text:span text:style-name="T183">При ошибках преобразования возникает исключение </text:span><text:span text:style-name="Source_20_Text"><text:span text:style-name="T811">ОшибкаКонвертации</text:span></text:span><text:span text:style-name="T183">.</text:span></text:p>
      <text:h text:style-name="Heading_20_3" text:outline-level="3">Логическое</text:h>
      <text:p text:style-name="P272">Переменная логического типа имеет одно из двух значений: истинное или ложное. <text:span text:style-name="T90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58" text:outline-level="4">Синтаксис</text:h>
      <text:p text:style-name="P283">переменн<text:span text:style-name="T660">ые</text:span><text:line-break/> <text:s text:c="3"/>п1: <text:span text:style-name="T666">логическое</text:span>;<text:line-break/> <text:s text:c="3"/>п2: массив <text:span text:style-name="T666">логических</text:span>;</text:p>
      <text:p text:style-name="P273"><text:span text:style-name="T189">Ключевые слова </text:span><text:span text:style-name="Source_20_Text"><text:span text:style-name="T812">логическое</text:span></text:span><text:span text:style-name="T189"> и </text:span><text:span text:style-name="Source_20_Text"><text:span text:style-name="T812">логических</text:span></text:span><text:span text:style-name="T189"> полностью эквивалентны и взаимозаменяемы.</text:span></text:p>
      <text:h text:style-name="P762" text:outline-level="4">Формат литерала</text:h>
      <text:p text:style-name="P274"><text:span text:style-name="T416">В качестве литералов в исходном коде применяются ключевые слова </text:span><text:span text:style-name="Source_20_Text"><text:span text:style-name="T813">да</text:span></text:span><text:span text:style-name="T416"> и </text:span><text:span text:style-name="Source_20_Text"><text:span text:style-name="T813">нет</text:span></text:span><text:span text:style-name="T189">.</text:span></text:p>
      <text:h text:style-name="Heading_20_4" text:outline-level="4">Начальное значение</text:h>
      <text:p text:style-name="P149">Ложь.</text:p>
      <text:h text:style-name="Heading_20_4" text:outline-level="4">Преобразование типов</text:h>
      <text:p text:style-name="P143">При приведении логического значения к целому <text:span text:style-name="T417">истина</text:span> соответствует значени<text:span text:style-name="T417">ю</text:span> 1, а ложь — значению 0. При приведении целого к логическому истинным считается любое ненулевое значение.</text:p>
      <text:p text:style-name="P145">При приведении к строке истина <text:span text:style-name="T741">приводится к</text:span> значению "да", а ложь — <text:span text:style-name="T741">к </text:span>значению "<text:span text:style-name="T418">нет". </text:span><text:span text:style-name="T419">При приведении строки к логическому допустимы следующие строковые значения, </text:span><text:span text:style-name="T420">в любом регистре</text:span><text:span text:style-name="T419">:</text:span></text:p>
      <text:p text:style-name="P158">"<text:span text:style-name="T374">1</text:span>", "<text:span text:style-name="T374">y</text:span>", "<text:span text:style-name="T374">yes</text:span>", "<text:span text:style-name="T374">t</text:span>", "<text:span text:style-name="T374">true</text:span>", "<text:span text:style-name="T374">д</text:span>", "<text:span text:style-name="T374">да</text:span>", "<text:span text:style-name="T374">и</text:span>", "<text:span text:style-name="T374">истина</text:span>" // <text:span text:style-name="T375">истина</text:span></text:p>
      <text:p text:style-name="P146">"<text:span text:style-name="T374">0</text:span>", "<text:span text:style-name="T374">n</text:span>", "<text:span text:style-name="T374">no</text:span>", "<text:span text:style-name="T374">f</text:span>", "<text:span text:style-name="T374">false</text:span>", "<text:span text:style-name="T374">н</text:span>", "<text:span text:style-name="T374">нет</text:span>", "<text:span text:style-name="T374">л</text:span>", "<text:span text:style-name="T374">ложь</text:span>" <text:s/>// <text:span text:style-name="T375">ложь</text:span></text:p>
      <text:p text:style-name="P285">Любые другие строковые значения вызовут исключение <text:span text:style-name="Source_20_Text"><text:span text:style-name="T801">ОшибкаКонвертации</text:span></text:span>.</text:p>
      <text:h text:style-name="P665" text:outline-level="3">Объект</text:h>
      <text:p text:style-name="P275">Переменная типа <text:span text:style-name="Source_20_Text"><text:span text:style-name="T814">объект</text:span></text:span><text:span text:style-name="T673"> содержит дескриптор встроенного объекта Клаус — например, </text:span><text:span text:style-name="T733">открытого </text:span><text:span text:style-name="T673">файла, окна и др. подобных объектов</text:span>. <text:span text:style-name="T673">Такие объекты создаются и уничтожаются вызовами функций встроенной библиотеки. </text:span><text:span text:style-name="T733">Переменной типа </text:span><text:span text:style-name="Source_20_Text"><text:span text:style-name="T815">объект</text:span></text:span><text:span text:style-name="T733"> можно присвоить значение</text:span><text:span text:style-name="T675"> </text:span><text:span text:style-name="Source_20_Text"><text:span text:style-name="T816">пусто</text:span></text:span><text:span text:style-name="T675">, </text:span><text:span text:style-name="T733">либо непустое значение, </text:span><text:soft-page-break/><text:span text:style-name="T733">возвращаемое функцией</text:span><text:span text:style-name="T673">. </text:span><text:span text:style-name="T733">Кроме того, переменны</text:span><text:span text:style-name="T734">м</text:span><text:span text:style-name="T733"> типа </text:span><text:span text:style-name="Source_20_Text"><text:span text:style-name="T815">объект</text:span></text:span><text:span text:style-name="T733"> можно присваивать </text:span><text:span text:style-name="T734">значения</text:span><text:span text:style-name="T733"> други</text:span><text:span text:style-name="T734">х</text:span><text:span text:style-name="T733"> переменны</text:span><text:span text:style-name="T734">х</text:span><text:span text:style-name="T733"> этого же типа.</text:span></text:p>
      <text:p text:style-name="P276"><text:span text:style-name="T735">Значение типа </text:span><text:span text:style-name="Source_20_Text"><text:span text:style-name="T817">объект</text:span></text:span><text:span text:style-name="T73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3"> </text:span></text:p>
      <text:p text:style-name="P28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1">ОшибкаВыполнения</text:span></text:span>. <text:span text:style-name="T674">Например, каждый открытый файл должен быть закрыт, каждое созданное окно уничтожено, и т. п.</text:span></text:p>
      <text:p text:style-name="P286"><text:span text:style-name="T24">Внимание!</text:span><text:span text:style-name="T1544"> </text:span><text:span text:style-name="T689">Присваивание переменной типа </text:span><text:span text:style-name="Source_20_Text"><text:span text:style-name="T818">объект</text:span></text:span><text:span text:style-name="T689"> значения </text:span><text:span text:style-name="Source_20_Text"><text:span text:style-name="T818">пусто</text:span></text:span><text:span text:style-name="T689"> не уничтожает объект. Для уничтожения объектов нужно вызывать соответствующие функции встроенной библиотеки.</text:span></text:p>
      <text:p text:style-name="P294">Физически <text:span text:style-name="T173">объект</text:span> представляет собой 32-битное целое число <text:span text:style-name="T738">со знаком</text:span>, которое является индексом во внутреннем списке объектов Клаус. Значение <text:span text:style-name="Source_20_Text"><text:span text:style-name="T801">пусто</text:span></text:span> соответствует <text:span text:style-name="T677">нулевому </text:span><text:span text:style-name="T676">целочисленному значению, </text:span><text:span text:style-name="T738">отрицательные значения не применяются</text:span>.</text:p>
      <text:p text:style-name="P295">При уничтожении объектов их <text:span text:style-name="T737">целочисленные </text:span>дескрипторы<text:span text:style-name="T737"> </text:span>высвобождаются и <text:span text:style-name="T678">могут быть (и, скорее всего, сразу же будут) использованы повторно при создании других объектов. </text:span><text:span text:style-name="T679">Если программист присвоил значение одного и того же </text:span><text:span text:style-name="T736">объекта</text:span><text:span text:style-name="T679"> нескольким переменным, то его ответственностью является обнуление всех этих переменных при уничтожении объекта.</text:span></text:p>
      <text:h text:style-name="P759" text:outline-level="4">Синтаксис</text:h>
      <text:p text:style-name="P284">переменн<text:span text:style-name="T660">ые</text:span><text:line-break/> <text:s text:c="3"/><text:span text:style-name="T757">п</text:span>1: <text:span text:style-name="T672">объект</text:span>;<text:line-break/> <text:s text:c="3"/><text:span text:style-name="T757">п</text:span>2: массив <text:span text:style-name="T672">объектов</text:span>;</text:p>
      <text:p text:style-name="P275"><text:span text:style-name="T189">Ключевые слова </text:span><text:span text:style-name="Source_20_Text"><text:span text:style-name="T819">объект</text:span></text:span><text:span text:style-name="T189"> и </text:span><text:span text:style-name="Source_20_Text"><text:span text:style-name="T819">объектов</text:span></text:span><text:span text:style-name="T189"> полностью эквивалентны и взаимозаменяемы.</text:span></text:p>
      <text:h text:style-name="P763" text:outline-level="4">Формат литерала</text:h>
      <text:p text:style-name="P275"><text:span text:style-name="T416">В качестве литерал</text:span><text:span text:style-name="T680">а</text:span><text:span text:style-name="T416"> в исходном коде применя</text:span><text:span text:style-name="T680">е</text:span><text:span text:style-name="T416">тся ключев</text:span><text:span text:style-name="T680">ое</text:span><text:span text:style-name="T416"> слов</text:span><text:span text:style-name="T680">о</text:span><text:span text:style-name="T416"> </text:span><text:span text:style-name="Source_20_Text"><text:span text:style-name="T820">пусто</text:span></text:span><text:span text:style-name="T189">. </text:span><text:span text:style-name="T190">Иные значения дескриптора объекта не могут быть указаны буквально.</text:span></text:p>
      <text:h text:style-name="P764" text:outline-level="4">Начальное значение</text:h>
      <text:p text:style-name="P150"><text:span text:style-name="T681">Пусто</text:span>.</text:p>
      <text:h text:style-name="P764" text:outline-level="4">Преобразование типов</text:h>
      <text:p text:style-name="P287">Приведение других типов к типу <text:span text:style-name="Source_20_Text"><text:span text:style-name="T801">объект</text:span></text:span> не допускается.</text:p>
      <text:p text:style-name="P144">П<text:span text:style-name="T685">риведени</text:span><text:span text:style-name="T686">е</text:span><text:span text:style-name="T685"> </text:span><text:span text:style-name="T687">значения</text:span><text:span text:style-name="T684"> типа </text:span><text:span text:style-name="Source_20_Text"><text:span text:style-name="T821">объект</text:span></text:span> к целому <text:span text:style-name="T683">возвращает физическое значение </text:span><text:span text:style-name="T687">дескриптора</text:span><text:span text:style-name="T684"> </text:span><text:span text:style-name="T683">— 32-битное целое </text:span><text:span text:style-name="T739">число</text:span>. <text:span text:style-name="T683">Значение </text:span><text:span text:style-name="Source_20_Text"><text:span text:style-name="T821">пусто</text:span></text:span><text:span text:style-name="T683"> </text:span><text:span text:style-name="T688">приводится к</text:span><text:span text:style-name="T683"> нулю.</text:span></text:p>
      <text:p text:style-name="P515"><text:span text:style-name="T684">При приведении </text:span><text:span text:style-name="T690">объекта </text:span><text:span text:style-name="T684">к строке возвращается строковое представление </text:span><text:span text:style-name="T740">численного значения </text:span><text:span text:style-name="T687">дескриптора </text:span><text:span text:style-name="T740">в 16-ричном формате</text:span><text:span text:style-name="T684">.</text:span></text:p>
      <text:h text:style-name="P647" text:outline-level="2"><text:span text:style-name="T651">Составные</text:span> типы</text:h>
      <text:h text:style-name="Heading_20_3" text:outline-level="3">Массив</text:h>
      <text:p text:style-name="P249">Переменная типа <text:span text:style-name="Source_20_Text"><text:span text:style-name="T801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52">Элементы массива могут иметь любой тип — простой или составной.</text:span></text:p>
      <text:h text:style-name="P765" text:outline-level="4"><text:soft-page-break/>Синтаксис</text:h>
      <text:p text:style-name="P252">Определение массивного типа состоит из ключевого слова <text:span text:style-name="Source_20_Text"><text:span text:style-name="T801">массив</text:span></text:span> и следующего за ним определения типа элемента массива. <text:span text:style-name="T653">Для определения многомерн</text:span><text:span text:style-name="T654">ых</text:span><text:span text:style-name="T653"> массив</text:span><text:span text:style-name="T654">ов</text:span><text:span text:style-name="T653"> можно использовать разные формы ключевого слова: </text:span><text:span text:style-name="Source_20_Text"><text:span text:style-name="T822">массив</text:span></text:span><text:span text:style-name="T13"> </text:span><text:span text:style-name="Source_20_Text"><text:span text:style-name="T822">массивов</text:span></text:span><text:span text:style-name="T653">, </text:span><text:span text:style-name="Source_20_Text"><text:span text:style-name="T822">массив</text:span></text:span><text:span text:style-name="T13"> </text:span><text:span text:style-name="Source_20_Text"><text:span text:style-name="T822">массивов</text:span></text:span><text:span text:style-name="T13"> </text:span><text:span text:style-name="Source_20_Text"><text:span text:style-name="T822">массивов</text:span></text:span><text:span text:style-name="T653"> и т. п.</text:span></text:p>
      <text:p text:style-name="P280">тип<text:line-break/> <text:s text:c="3"/>тМЦ = массив целых;<text:line-break/> <text:s text:c="3"/><text:span text:style-name="T656">т</text:span><text:span text:style-name="T668">МСД</text:span><text:span text:style-name="T669">кС</text:span><text:span text:style-name="T656"> = массив словарей дробных ключ символ;</text:span><text:line-break/>переменная<text:line-break/> <text:s text:c="3"/><text:span text:style-name="T655">мойМассив: массив массивов </text:span><text:span text:style-name="T657">моментов</text:span><text:span text:style-name="T655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5">окончание ключ строка;</text:span></text:p>
      <text:p text:style-name="P255">Ключевые слова <text:span text:style-name="Source_20_Text"><text:span text:style-name="T801">массив</text:span></text:span> и <text:span text:style-name="Source_20_Text"><text:span text:style-name="T801">массивов</text:span></text:span> полностью эквивалентны и взаимозаменяемы.</text:p>
      <text:p text:style-name="P277"><text:span text:style-name="T670">В исходном коде программы д</text:span>ля обращения к элементу массива <text:span text:style-name="T671">нужно указать </text:span>индекс элемента в квадратных скобках после имени переменной-массива. <text:span text:style-name="T1119">Для работы с массивами и их элементами используются функции </text:span><text:span text:style-name="Source_20_Text"><text:span text:style-name="T1119">длина()</text:span></text:span><text:span text:style-name="T1119">, </text:span><text:span text:style-name="Source_20_Text"><text:span text:style-name="T1119">добавить()</text:span></text:span><text:span text:style-name="T1119">, </text:span><text:span text:style-name="Source_20_Text"><text:span text:style-name="T1119">вставить()</text:span></text:span><text:span text:style-name="T1119">, </text:span><text:span text:style-name="Source_20_Text"><text:span text:style-name="T1119">удалить()</text:span></text:span><text:span text:style-name="T1119"> </text:span><text:span text:style-name="T1120">и конструкции </text:span><text:span text:style-name="Source_20_Text"><text:span text:style-name="T1120">есть()</text:span></text:span><text:span text:style-name="T1120">, </text:span><text:span text:style-name="Source_20_Text"><text:span text:style-name="T1120">нету()</text:span></text:span><text:span text:style-name="T1120">. </text:span></text:p>
      <text:p text:style-name="P425">переменная<text:line-break/> <text:s text:c="3"/>м1: массив целых;<text:line-break/> <text:s text:c="3"/>м2: массив массивов моментов;<text:line-break/><text:span text:style-name="T667">начало<text:line-break/> <text:s text:c="3"/></text:span><text:span text:style-name="T1127">длина(м1, 1);</text:span><text:span text:style-name="T667"><text:line-break/> <text:s text:c="3"/>м1[0] := 10;<text:line-break/> <text:s text:c="3"/></text:span><text:span text:style-name="T1127">длина(м2, 2);</text:span><text:span text:style-name="T667"><text:line-break/> <text:s text:c="3"/></text:span><text:span text:style-name="T1127">длина(м2[1], 11);</text:span><text:span text:style-name="T667"><text:line-break/> <text:s text:c="3"/>м2[1][10] := `2023-07-06 12:00`;<text:line-break/>окончание.</text:span></text:p>
      <text:h text:style-name="Heading_20_4" text:outline-level="4">Начальное значение</text:h>
      <text:p text:style-name="P257">Пустой массив.</text:p>
      <text:h text:style-name="Heading_20_4" text:outline-level="4">Преобразование типов</text:h>
      <text:p text:style-name="P260"><text:span text:style-name="T658">Явное п</text:span>риведение массивов к другим типам данных запрещено.</text:p>
      <text:p text:style-name="P260">Переменной типа <text:span text:style-name="Source_20_Text"><text:span text:style-name="T801">массив</text:span></text:span> можно присвоить значение — массив, состоящий из элементов такого же типа или типа, совместимого по присваиванию. <text:span text:style-name="T659">Например, массиву дробных можно присвоить массив целых, а массиву строк можно присвоить массив символов.</text:span></text:p>
      <text:h text:style-name="P666" text:outline-level="3">Словарь</text:h>
      <text:p text:style-name="P250">Переменная типа <text:span text:style-name="Source_20_Text"><text:span text:style-name="T873">словарь</text:span></text:span> содержит несколько однотипных значений, каждому из которых соответствует <text:span text:style-name="T1106">значение ключа, уникальное в пределах словаря</text:span>. <text:span text:style-name="T1106">Ключи в словаре отсортированы в порядке возрастания. </text:span><text:span text:style-name="T652">Элементы </text:span><text:span text:style-name="T1106">словаря</text:span><text:span text:style-name="T652"> могут иметь любой тип — простой или составной, </text:span><text:span text:style-name="T1109">а </text:span><text:span text:style-name="T1106">ключи — любой из простых типов</text:span><text:span text:style-name="T652">.</text:span></text:p>
      <text:h text:style-name="P766" text:outline-level="4">Синтаксис</text:h>
      <text:p text:style-name="P254">Определение <text:span text:style-name="T1107">словарного</text:span> типа состоит из ключевого слова <text:span text:style-name="Source_20_Text"><text:span text:style-name="T874">словарь</text:span></text:span> и следующего за ним определения типа элемента <text:span text:style-name="T1107">словаря; после этого следует слово </text:span><text:span text:style-name="Source_20_Text"><text:span text:style-name="T1107">ключ</text:span></text:span><text:span text:style-name="T1107"> и </text:span><text:span text:style-name="T1108">ключевое слово, указывающее тип ключа</text:span>. <text:span text:style-name="T1390">Затем, если ключ словаря имеет тип </text:span><text:span text:style-name="Source_20_Text"><text:span text:style-name="T1390">дробное</text:span></text:span><text:span text:style-name="T1390"> или </text:span><text:span text:style-name="Source_20_Text"><text:span text:style-name="T1390">момент</text:span></text:span><text:span text:style-name="T1390">, может следовать ключевое слово </text:span><text:span text:style-name="Source_20_Text"><text:span text:style-name="T1390">точность</text:span></text:span><text:span text:style-name="T1390">, а за ним </text:span><text:span text:style-name="T1442">константное</text:span><text:span text:style-name="T1390"> </text:span><text:span text:style-name="T1396">выражение </text:span><text:span text:style-name="T1442">дробного типа</text:span><text:span text:style-name="T1390">, определяющее точность сравнения ключей.</text:span></text:p>
      <text:p text:style-name="P254"><text:soft-page-break/><text:span text:style-name="T1110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91">Определением типа ключа может </text:span><text:span text:style-name="T1392">быть </text:span><text:span text:style-name="T1391">только ключевое слово простого типа данных.</text:span></text:p>
      <text:p text:style-name="P418">тип<text:line-break/> <text:s text:c="3"/>т<text:span text:style-name="T1111">С</text:span>Ц = <text:span text:style-name="T1111">словарь</text:span> целых <text:span text:style-name="T1112">ключ строка</text:span>;<text:line-break/> <text:s text:c="3"/><text:span text:style-name="T656">т</text:span><text:span text:style-name="T1111">СМ</text:span><text:span text:style-name="T668">Д</text:span><text:span text:style-name="T669">кС</text:span><text:span text:style-name="T656"> = словар</text:span><text:span text:style-name="T1111">ь массивов</text:span><text:span text:style-name="T656"> дробных ключ символ;</text:span><text:line-break/>переменная<text:line-break/> <text:s text:c="3"/><text:span text:style-name="T655">мой</text:span><text:span text:style-name="T1112">Словарь</text:span><text:span text:style-name="T655">: </text:span><text:span text:style-name="T1112">словарь</text:span><text:span text:style-name="T655"> </text:span><text:span text:style-name="T657">моментов </text:span><text:span text:style-name="T1112">ключ объект</text:span><text:span text:style-name="T655">;<text:line-break/> <text:s text:c="3"/>ещё</text:span><text:span text:style-name="T1113">Словарь</text:span><text:span text:style-name="T655">: словар</text:span><text:span text:style-name="T1113">ь</text:span><text:span text:style-name="T655"> структур<text:line-break/> <text:s text:c="7"/>поле1: символ;<text:line-break/> <text:s text:c="7"/>поле2: строка;</text:span></text:p>
      <text:p text:style-name="P418"><text:s text:c="4"/><text:span text:style-name="T655">окончание ключ строка;</text:span></text:p>
      <text:p text:style-name="P256">Ключевые слова <text:span text:style-name="Source_20_Text"><text:span text:style-name="T875">словарь</text:span></text:span> и <text:span text:style-name="Source_20_Text"><text:span text:style-name="T875">словарей</text:span></text:span> полностью эквивалентны и взаимозаменяемы.</text:p>
      <text:p text:style-name="P278"><text:span text:style-name="T670">В исходном коде программы д</text:span>ля обращения к элементу <text:span text:style-name="T1114">словаря</text:span> <text:span text:style-name="T671">нужно указать </text:span><text:span text:style-name="T1114">ключ</text:span> элемента в квадратных скобках после имени переменной-<text:span text:style-name="T1114">словаря</text:span>. <text:span text:style-name="T1119">Для </text:span><text:span text:style-name="T1126">добавления в словарь пары ключ-значение можно использовать инструкцию присваивания. Кроме того, для </text:span><text:span text:style-name="T1119">работы с</text:span><text:span text:style-name="T1126">о</text:span><text:span text:style-name="T1119"> </text:span><text:span text:style-name="T1126">словарями</text:span><text:span text:style-name="T1119"> и их элементами используются функции </text:span><text:span text:style-name="Source_20_Text"><text:span text:style-name="T1119">длина()</text:span></text:span><text:span text:style-name="T1119">, </text:span><text:span text:style-name="Source_20_Text"><text:span text:style-name="T1119">добавить()</text:span></text:span><text:span text:style-name="T1119">, </text:span><text:span text:style-name="Source_20_Text"><text:span text:style-name="T1119">вставить()</text:span></text:span><text:span text:style-name="T1119">, </text:span><text:span text:style-name="Source_20_Text"><text:span text:style-name="T1119">удалить()</text:span></text:span><text:span text:style-name="T1119"> </text:span><text:span text:style-name="T1120">и конструкции </text:span><text:span text:style-name="Source_20_Text"><text:span text:style-name="T1120">есть()</text:span></text:span><text:span text:style-name="T1120">, </text:span><text:span text:style-name="Source_20_Text"><text:span text:style-name="T1120">нету()</text:span></text:span><text:span text:style-name="T1120">.</text:span></text:p>
      <text:p text:style-name="P418">переменная<text:line-break/> <text:s text:c="3"/><text:span text:style-name="T1115">сл</text:span>1: <text:span text:style-name="T1115">словарь</text:span> целых <text:span text:style-name="T1115">ключ </text:span><text:span text:style-name="T1128">символ</text:span>;<text:line-break/> <text:s text:c="3"/><text:span text:style-name="T1115">сл</text:span>2: <text:span text:style-name="T1115">словарь словарей</text:span> моментов <text:span text:style-name="T1115">ключ целое ключ строка</text:span>;<text:line-break/><text:span text:style-name="T667">начало<text:line-break/> <text:s text:c="3"/></text:span><text:span text:style-name="T1115">сл</text:span><text:span text:style-name="T667">1['0'] := 10;<text:line-break/> <text:s text:c="3"/></text:span><text:span text:style-name="T1115">сл</text:span><text:span text:style-name="T667">2["</text:span><text:span text:style-name="T1116">первый</text:span><text:span text:style-name="T667">"][10] := `2023-07-06 12:00`;<text:line-break/>окончание.</text:span></text:p>
      <text:p text:style-name="P518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17">не превышает</text:span> указанного значения <text:span text:style-name="T1394">точности</text:span>.</text:p>
      <text:p text:style-name="Исходный_20_код">переменная<text:line-break/> <text:s text:c="3"/><text:span text:style-name="T1393">сл: словарь строк ключ дробное точность 0.01;</text:span><text:line-break/>начало<text:line-break/> <text:s text:c="3"/><text:span text:style-name="T1393">сл[0] := "Нуль";<text:line-break/> <text:s text:c="3"/>сл[0.001] := "Снова нуль";<text:line-break/> <text:s text:c="3"/>сл[0.02] := "Две сотых";</text:span><text:line-break/>окончание.</text:p>
      <text:p text:style-name="P520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95">и строковое значение "Снова нуль" будет присвоено </text:span><text:span text:style-name="T1443">ранее добавленному </text:span><text:span text:style-name="T1395">нулевому ключу</text:span>.</text:p>
      <text:h text:style-name="P768" text:outline-level="4">Начальное значение</text:h>
      <text:p text:style-name="P258">Пустой <text:span text:style-name="T1117">словарь</text:span>.</text:p>
      <text:h text:style-name="P768" text:outline-level="4">Преобразование типов</text:h>
      <text:p text:style-name="P261"><text:span text:style-name="T658">Явное п</text:span>риведение <text:span text:style-name="T1118">словарей</text:span> к другим типам данных запрещено.</text:p>
      <text:p text:style-name="P261">Переменной типа <text:span text:style-name="Source_20_Text"><text:span text:style-name="T876">словарь</text:span></text:span> можно присвоить значение — <text:span text:style-name="T1118">словарь</text:span>, состоящий из элементов такого же типа или типа, совместимого по присваиванию, <text:span text:style-name="T1129">при условии точного совпадения типов ключей</text:span>. <text:span text:style-name="T659">Например, </text:span><text:span text:style-name="T1118">словарю</text:span><text:span text:style-name="T659"> дробных можно присвоить </text:span><text:span text:style-name="T1118">словарь</text:span><text:span text:style-name="T659"> целых, а </text:span><text:span text:style-name="T1118">словарю</text:span><text:span text:style-name="T659"> строк можно присвоить </text:span><text:span text:style-name="T1118">словарь</text:span><text:span text:style-name="T659"> символов.</text:span></text:p>
      <text:h text:style-name="P667" text:outline-level="3"><text:soft-page-break/>Структура</text:h>
      <text:p text:style-name="P251">Переменная типа <text:span text:style-name="Source_20_Text"><text:span text:style-name="T877">структура</text:span></text:span> содержит <text:span text:style-name="T1131">одно или несколько</text:span> <text:span text:style-name="T1131">именованных</text:span> значений <text:span text:style-name="T1131">различных типов, называемых полями структуры; значением структурной переменной является совокупность значений всех её полей. </text:span><text:span text:style-name="T1132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67" text:outline-level="4">Синтаксис</text:h>
      <text:p text:style-name="P253">Определение <text:span text:style-name="T1132">структурного</text:span> типа <text:span text:style-name="T1132">начинается ключевым словом</text:span> <text:span text:style-name="Source_20_Text"><text:span text:style-name="T878">структура</text:span></text:span> и <text:span text:style-name="T1132">заканчивается ключевым словом </text:span><text:span text:style-name="Source_20_Text"><text:span text:style-name="T1137">окончание</text:span></text:span><text:span text:style-name="T1132">, между которыми располагаются определения полей структуры</text:span>. <text:span text:style-name="T1132">Определения полей </text:span><text:span text:style-name="T1133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0">.</text:span></text:p>
      <text:p text:style-name="P421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2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9">тип<text:line-break/> <text:s text:c="3"/>т<text:span text:style-name="T1133">Стр</text:span> = <text:span text:style-name="T1133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4">словарь объектов ключ строка</text:span><text:span text:style-name="T1133">;<text:line-break/> <text:s text:c="7"/>конец;<text:line-break/> <text:s text:c="3"/>окончание</text:span>;<text:line-break/>переменная<text:line-break/> <text:s text:c="3"/><text:span text:style-name="T1135">точка</text:span><text:span text:style-name="T655">: </text:span><text:span text:style-name="T1135">структура х, у: целое</text:span><text:span text:style-name="T655">; </text:span><text:span text:style-name="T1135">конец;<text:line-break/> <text:s text:c="3"/>люди: массив структур<text:line-break/> <text:s text:c="7"/>фамилия, </text:span><text:span text:style-name="T1141">имя, отчество</text:span><text:span text:style-name="T1135">: строка;<text:line-break/> <text:s text:c="7"/></text:span><text:span text:style-name="T1141">ДР</text:span><text:span text:style-name="T1135">: </text:span><text:span text:style-name="T1141">момент</text:span><text:span text:style-name="T1135">;<text:line-break/> <text:s text:c="3"/>конец;</text:span></text:p>
      <text:p text:style-name="P279"><text:span text:style-name="T670">В исходном коде программы д</text:span>ля обращения к <text:span text:style-name="T1136">полю структуры</text:span> <text:span text:style-name="T671">нужно указать </text:span><text:span text:style-name="T1138">имя поля, отделив его от имени переменной знаком «</text:span><text:span text:style-name="Source_20_Text"><text:span text:style-name="T1138">.</text:span></text:span><text:span text:style-name="T1138">»</text:span><text:span text:style-name="T1120">. </text:span><text:span text:style-name="T1140">Аналогичным образом можно обращаться к полям вложенных структур.</text:span></text:p>
      <text:p text:style-name="P419">переменная<text:line-break/> <text:s text:c="3"/><text:span text:style-name="T1115">с</text:span><text:span text:style-name="T1138">тр</text:span>: <text:span text:style-name="T1138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7">начало<text:line-break/> <text:s text:c="3"/></text:span><text:span text:style-name="T1138">стр.п1 := "значение"</text:span><text:span text:style-name="T667">;<text:line-break/> <text:s text:c="3"/></text:span><text:span text:style-name="T1138">стр.п2.п1 := 10</text:span><text:span text:style-name="T667">;<text:line-break/>окончание.</text:span></text:p>
      <text:h text:style-name="P769" text:outline-level="4">Начальное значение</text:h>
      <text:p text:style-name="P259"><text:span text:style-name="T1138">Все поля структуры имеют начальные значения, </text:span><text:span text:style-name="T1139">соответствующие их типам</text:span>.</text:p>
      <text:h text:style-name="P769" text:outline-level="4"><text:soft-page-break/>Преобразование типов</text:h>
      <text:p text:style-name="P262"><text:span text:style-name="T658">Явное п</text:span>риведение <text:span text:style-name="T1139">структур</text:span> к другим типам данных запрещено.</text:p>
      <text:p text:style-name="Text_20_body"><text:span text:style-name="T1130">Переменной типа </text:span><text:span text:style-name="Source_20_Text"><text:span text:style-name="T879">структура</text:span></text:span><text:span text:style-name="T1130"> можно присвоить значение — </text:span><text:span text:style-name="T1139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9">. </text:span><text:span text:style-name="T1139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42" text:outline-level="1">Выражения и операции</text:h>
      <text:p text:style-name="P337">Выражения в Клаусе записываются в инфиксной форме, для группировки операций используются круглые скобки.</text:p>
      <text:p text:style-name="P343"><text:span text:style-name="T957">Операции в выражениях выполняются в порядке </text:span><text:span text:style-name="T751">возрастания</text:span><text:span text:style-name="T957"> приоритета </text:span><text:span text:style-name="T746">(чем меньше приоритет, тем раньше — </text:span><text:span text:style-name="T1142">см. табл. ниже</text:span><text:span text:style-name="T746">)</text:span><text:span text:style-name="T957">. Равноприоритетные операции выполняются по порядку слева направо. </text:span><text:span text:style-name="T748">Д</text:span><text:span text:style-name="T439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8">значения</text:span><text:span text:style-name="T957"> выражения.</text:span></text:p>
      <text:p text:style-name="P343"><text:span text:style-name="T1161">О</text:span>перации <text:span text:style-name="T1161">сложения, вычитания и умножения </text:span>возвращают целый результат, если оба операнда целые. <text:span text:style-name="T56">Е</text:span>сли хотя бы один операнд дробный, то <text:span text:style-name="T60">операция вернёт дробный </text:span>результат. <text:span text:style-name="T1161">Операция деления всегда возвращает дробный результат.</text:span></text:p>
      <text:p text:style-name="P306">Операции целочисленного деления и остатка от деления, <text:span text:style-name="T758">а также побитовые операции</text:span> определены <text:span text:style-name="T63">только</text:span> для цел<text:span text:style-name="T64">очисленных</text:span> операндов и возвращают <text:span text:style-name="T64">целочисленный</text:span> результа<text:span text:style-name="T758">т</text:span>.</text:p>
      <text:p text:style-name="P8">Сложение и вычитание определены для <text:span text:style-name="T759">чисел, либо для </text:span>момента и числа: можно <text:span text:style-name="T58">прибавить</text:span> <text:span text:style-name="T58">к</text:span> момент<text:span text:style-name="T58">у</text:span> <text:span text:style-name="T57">(целое или дробное) </text:span>число <text:span text:style-name="T57">суток</text:span> и <text:span text:style-name="T58">вычесть из</text:span> момент<text:span text:style-name="T58">а</text:span> число <text:span text:style-name="T57">суток</text:span>. <text:span text:style-name="T59">В обоих случаях </text:span><text:span text:style-name="T68">момент должен быть левым операндом, </text:span><text:span text:style-name="T75">и</text:span><text:span text:style-name="T68"> </text:span><text:span text:style-name="T59">результатом операции является момент.</text:span></text:p>
      <text:p text:style-name="P6">Операция соединения определена для символов и строк в люб<text:span text:style-name="T65">ых сочетаниях</text:span> и возвращает строковый результат. <text:span text:style-name="T437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860251251" text:style-name="L9">
        <text:list-item>
          <text:p text:style-name="P792">символы можно сравнивать с символами, но не со строками;</text:p>
        </text:list-item>
        <text:list-item>
          <text:p text:style-name="P793">строки можно сравнивать со строками, но не с символами;</text:p>
        </text:list-item>
        <text:list-item>
          <text:p text:style-name="P791"><text:span text:style-name="T52">целые и дробные числа можно сравнивать </text:span><text:span text:style-name="T61">между собой </text:span><text:span text:style-name="T53">в любых сочетаниях</text:span><text:span text:style-name="T52">;</text:span></text:p>
        </text:list-item>
        <text:list-item>
          <text:p text:style-name="P794">моменты можно сравнивать с моментами;</text:p>
        </text:list-item>
        <text:list-item>
          <text:p text:style-name="P794">логические <text:span text:style-name="T66">значения</text:span> можно сравнивать <text:span text:style-name="T62">между собой:</text:span> <text:span text:style-name="Source_20_Text"><text:span text:style-name="T801">да</text:span></text:span> больше, чем <text:span text:style-name="Source_20_Text"><text:span text:style-name="T801">нет</text:span></text:span>.</text:p>
        </text:list-item>
        <text:list-item>
          <text:p text:style-name="P795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1">объект</text:span></text:span>. <text:span text:style-name="T743">При сравнении объектов значение </text:span><text:span text:style-name="Source_20_Text"><text:span text:style-name="T823">пусто</text:span></text:span><text:span text:style-name="T743"> </text:span><text:span text:style-name="T744">считается</text:span><text:span text:style-name="T743"> наименьшим.</text:span></text:p>
        </text:list-item>
      </text:list>
      <text:p text:style-name="P151">Операции сравнения запрещены для дробных чисел <text:span text:style-name="T74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1">Не</text:span></text:span><text:span text:style-name="Source_20_Text"><text:span text:style-name="T824">верное</text:span></text:span><text:span text:style-name="Source_20_Text"><text:span text:style-name="T801">Число</text:span></text:span>.</text:p>
      <text:p text:style-name="P152">Арифметические операции для нечисел разрешены, но если хотя бы один из аргументов является <text:span text:style-name="T173">нечислом</text:span>, то результатом операции также будет <text:span text:style-name="T1">нечисло</text:span>.</text:p>
      <text:p text:style-name="P307">Значения составных типов — массивы, словари, структуры — не могут быть операндами в выражениях.</text:p>
      <text:h text:style-name="P648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9">О</text:span>перанд<text:span text:style-name="T49">ы</text:span></text:p>
          </table:table-cell>
          <table:table-cell table:style-name="Таблица1.A1" office:value-type="string">
            <text:p text:style-name="P1"><text:span text:style-name="T50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7"><text:span text:style-name="T67">У</text:span>нарный минус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7"><text:span text:style-name="T67">У</text:span>нарное отрицание</text:p>
          </table:table-cell>
          <table:table-cell table:style-name="Таблица1.A1" office:value-type="string">
            <text:p text:style-name="P297">логический, <text:span text:style-name="T747">целый</text:span></text:p>
          </table:table-cell>
          <table:table-cell table:style-name="Таблица1.A1" office:value-type="string">
            <text:p text:style-name="P297">логический, <text:span text:style-name="T747">целый</text:span></text:p>
          </table:table-cell>
          <table:table-cell table:style-name="Таблица1.A1" office:value-type="string">
            <text:p text:style-name="P296">0</text:p>
          </table:table-cell>
        </table:table-row>
        <text:soft-page-break/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76">Возведение в с</text:span>тепень</text:p>
          </table:table-cell>
          <table:table-cell table:style-name="Таблица1.A1" office:value-type="string">
            <text:p text:style-name="P299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51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51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54">момент</text:span></text:p>
          </table:table-cell>
          <table:table-cell table:style-name="Таблица1.A1" office:value-type="string">
            <text:p text:style-name="P4">число, <text:span text:style-name="T55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54">момент</text:span></text:p>
          </table:table-cell>
          <table:table-cell table:style-name="Таблица1.A1" office:value-type="string">
            <text:p text:style-name="P4">число, <text:span text:style-name="T55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3">&amp;</text:p>
          </table:table-cell>
          <table:table-cell table:style-name="Таблица1.A1" office:value-type="string">
            <text:p text:style-name="P301">Побитовое 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4</text:p>
          </table:table-cell>
        </table:table-row>
        <table:table-row>
          <table:table-cell table:style-name="Таблица1.A2" office:value-type="string">
            <text:p text:style-name="P303">|</text:p>
          </table:table-cell>
          <table:table-cell table:style-name="Таблица1.A1" office:value-type="string">
            <text:p text:style-name="P301">Побитовое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03">~</text:p>
          </table:table-cell>
          <table:table-cell table:style-name="Таблица1.A1" office:value-type="string">
            <text:p text:style-name="P301">Побитовое Искл.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2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8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8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50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50">Логическое </text:span>И<text:span text:style-name="T49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  <table:table-row>
          <table:table-cell table:style-name="Таблица1.A2" office:value-type="string">
            <text:p text:style-name="P3">~<text:span text:style-name="T752">~</text:span></text:p>
          </table:table-cell>
          <table:table-cell table:style-name="Таблица1.A1" office:value-type="string">
            <text:p text:style-name="P4"><text:span text:style-name="T750">Логическое </text:span>Искл. И<text:span text:style-name="T49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</table:table>
      <text:h text:style-name="P643" text:outline-level="1" text:is-list-header="true">Инструкции</text:h>
      <text:h text:style-name="Heading_20_2" text:outline-level="2">Знак «;»</text:h>
      <text:p text:style-name="P482"><text:span text:style-name="T1314">После каждой инструкции</text:span> <text:span text:style-name="T1305">в языке Клаус </text:span><text:span text:style-name="T1314">требуется</text:span> знак «<text:span text:style-name="Source_20_Text">;</text:span>» <text:span text:style-name="T1315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3">Знак «<text:span text:style-name="Source_20_Text">;</text:span>» не допускается:</text:p>
      <text:list xml:id="list1109010658" text:style-name="L10">
        <text:list-item>
          <text:p text:style-name="P796"><text:span text:style-name="T1316">в</text:span><text:span text:style-name="T1303"> условном ветвлении перед ключевым словом </text:span><text:span text:style-name="Source_20_Text"><text:span text:style-name="T1303">иначе</text:span></text:span><text:span text:style-name="T1303">, если оно есть;</text:span></text:p>
        </text:list-item>
        <text:list-item>
          <text:p text:style-name="P797"><text:span text:style-name="T1316">в</text:span> цикле с постусловием перед ключевым словом <text:span text:style-name="Source_20_Text">пока</text:span>.</text:p>
        </text:list-item>
      </text:list>
      <text:p text:style-name="P483">Во всех остальных случаях знак «<text:span text:style-name="Source_20_Text">;</text:span>» требуется после каждой инструкции, <text:span text:style-name="T1304">за исключением окончания тела основной программы, где требуется знак «</text:span><text:span text:style-name="Source_20_Text"><text:span text:style-name="T1304">.</text:span></text:span><text:span text:style-name="T1304">» </text:span><text:span text:style-name="T1315">(точка)</text:span>.</text:p>
      <text:h text:style-name="P649" text:outline-level="2"><text:span text:style-name="T1439">И</text:span><text:span text:style-name="T1413">нструкция </text:span><text:span text:style-name="T1397">п</text:span>рисваивани<text:span text:style-name="T1413">я</text:span></text:h>
      <text:p text:style-name="P10">Инструкци<text:span text:style-name="T83">я</text:span> присваивания предназначен<text:span text:style-name="T83">а</text:span> для установки значени<text:span text:style-name="T84">я</text:span> переменн<text:span text:style-name="T84">ой </text:span><text:span text:style-name="T620">или части переменной — элемента массива, </text:span><text:span text:style-name="T621">элемента </text:span><text:span text:style-name="T620">словаря, поля структуры</text:span>.</text:p>
      <text:p text:style-name="P10"><text:span text:style-name="T85">В </text:span>Клаус<text:span text:style-name="T85">е</text:span> <text:span text:style-name="T85">определен</text:span><text:span text:style-name="T619">ы</text:span> <text:span text:style-name="T86">две</text:span> разновидност<text:span text:style-name="T86">и</text:span> инструкци<text:span text:style-name="T87">й</text:span> присваивания: прост<text:span text:style-name="T85">ая</text:span> и <text:span text:style-name="T88">вычисляющи</text:span><text:span text:style-name="T117">е</text:span>.</text:p>
      <text:h text:style-name="P668" text:outline-level="3">Простое присваивание</text:h>
      <text:p text:style-name="P10">Простое присваивание записывается в <text:span text:style-name="T89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90">должно возвращать</text:span><text:span text:style-name="T85"> значение </text:span><text:span text:style-name="T1317">совместимого</text:span><text:span text:style-name="T85"> типа, </text:span><text:span text:style-name="T90">которое будет присвоено указанной переменной</text:span><text:span text:style-name="T85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91">Для </text:span><text:span text:style-name="T92">присваивания значения</text:span><text:span text:style-name="T91"> пол</text:span><text:span text:style-name="T92">ю</text:span><text:span text:style-name="T91"> структур</text:span><text:span text:style-name="T93">ы</text:span><text:span text:style-name="T91"> им</text:span><text:span text:style-name="T93">я</text:span><text:span text:style-name="T91"> пол</text:span><text:span text:style-name="T93">я</text:span><text:span text:style-name="T91"> указыва</text:span><text:span text:style-name="T93">е</text:span><text:span text:style-name="T91">тся через точку после </text:span><text:span text:style-name="T94">пути к структуре</text:span><text:span text:style-name="T91">. </text:span><text:span text:style-name="T95">Д</text:span><text:span text:style-name="T91">ля </text:span><text:span text:style-name="T96">присваивания значения</text:span><text:span text:style-name="T91"> элемент</text:span><text:span text:style-name="T96">у</text:span><text:span text:style-name="T91"> массив</text:span><text:span text:style-name="T97">а</text:span><text:span text:style-name="T91"> </text:span><text:span text:style-name="T98">(</text:span><text:span text:style-name="T91">словар</text:span><text:span text:style-name="T97">я</text:span><text:span text:style-name="T98">)</text:span><text:span text:style-name="T91"> индекс </text:span><text:span text:style-name="T99">массива </text:span><text:span text:style-name="T98">(</text:span><text:span text:style-name="T91">ключ </text:span><text:span text:style-name="T99">словаря</text:span><text:span text:style-name="T98">)</text:span><text:span text:style-name="T91"> указывается в квадратных скобках </text:span><text:span text:style-name="T100">после пути к массиву/словарю, </text:span><text:span text:style-name="T101">например:</text:span></text:p>
      <text:p text:style-name="P9"><text:soft-page-break/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669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102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102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102">=</text:span></text:p>
          </table:table-cell>
          <table:table-cell table:style-name="Таблица2.B2" office:value-type="string">
            <text:p text:style-name="P14">Разделить и пр<text:span text:style-name="T103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104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102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4">Вычислить <text:span text:style-name="T1318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4">Вычислить <text:span text:style-name="T1318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4">Вычислить <text:span text:style-name="T1318">побитовое «</text:span>Искл<text:span text:style-name="T1318">ючающее</text:span> ИЛИ»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<text:span text:style-name="T1319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oft-page-break/><text:s text:c="4"/>В ^= 3; // возводит переменную В в третью степень<text:line-break/> <text:s text:c="3"/><text:span text:style-name="T1320">Г |= 8; // устанавливает единицу в </text:span><text:span text:style-name="T1328">3-</text:span><text:span text:style-name="T1321">м</text:span><text:span text:style-name="T1320"> </text:span><text:span text:style-name="T1327">(считая от 0) </text:span><text:span text:style-name="T1320">бите переменной Г</text:span></text:p>
      <text:p text:style-name="P9">окончание;</text:p>
      <text:h text:style-name="P668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674569718" text:style-name="L11">
        <text:list-item>
          <text:p text:style-name="P798">Строковой переменной может быть присвоено символьное значение, но не наоборот;</text:p>
        </text:list-item>
        <text:list-item>
          <text:p text:style-name="P798">Дробной переменной может быть присвоено целое значение, но не наоборот;</text:p>
        </text:list-item>
        <text:list-item>
          <text:p text:style-name="P798">В остальных случаях требуется точное соответствие типов.</text:p>
        </text:list-item>
      </text:list>
      <text:p text:style-name="P20">Для <text:span text:style-name="T105">переменных </text:span>составных типов:</text:p>
      <text:list xml:id="list3701792287" text:style-name="L12">
        <text:list-item>
          <text:p text:style-name="P799">Массиву может быть присвоен массив, состоящий из элементов совместимого типа;</text:p>
        </text:list-item>
        <text:list-item>
          <text:p text:style-name="P799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799">Структуре может быть присвоена структура, имеющая ровно столько же полей с точно такими же именами (<text:span text:style-name="T106">без учёта регистра</text:span>) и значениями совместимых типов. <text:span text:style-name="T622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68" text:outline-level="3">Копирование данных <text:span text:style-name="T107">при присваивании</text:span></text:h>
      <text:p text:style-name="P22">С логической точки зрения, каждая переменная языка Клаус содержит <text:span text:style-name="T108">свою собственную</text:span> копию данных<text:span text:style-name="T108">. </text:span><text:span text:style-name="T109">П</text:span><text:span text:style-name="T108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110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11">у</text:span> же <text:span text:style-name="T111">копию</text:span> <text:span text:style-name="T111">данных</text:span>, что хранится в переменной-источнике, так что в оперативной памяти имеется <text:span text:style-name="T579">лишь </text:span>одна копия данных, на которую ссылаются две <text:span text:style-name="T112">(или более) </text:span>переменны<text:span text:style-name="T112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13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14">словаря</text:span> целых <text:span text:style-name="T114">словарю</text:span> дробных вызовет немедленное копирование <text:span text:style-name="T115">всех ключей и значений</text:span><text:span text:style-name="T116"> из одного </text:span><text:span text:style-name="T114">словаря</text:span><text:span text:style-name="T116"> в другой</text:span>.</text:p>
      <text:p text:style-name="P16">Кроме того, копирование-по-требованию выполняется <text:span text:style-name="T78">лишь </text:span>для всего значения переменной как целого и не работает <text:span text:style-name="T79">ни </text:span>для отдельных элементов массивов и словарей, <text:span text:style-name="T79">ни для </text:span><text:span text:style-name="T80">отдельных </text:span><text:span text:style-name="T79">полей структур</text:span>. Например, если переменная А содержит <text:span text:style-name="T81">ссылку на </text:span>массив, полученн<text:span text:style-name="T82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14">Инструкция в</text:span>ызов<text:span text:style-name="T1414">а</text:span> подпрограмм<text:span text:style-name="T1414">ы</text:span></text:h>
      <text:p text:style-name="P214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<text:soft-page-break/>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52">мояПроцедура();<text:line-break/> <text:s text:c="3"/>мояВтораяПроцедура(10, 20, "тридцать");</text:span><text:line-break/>окончание;</text:p>
      <text:p text:style-name="P215">Таким образом можно вызывать как процедуры, так и функции — в последнем случае значение, возвращаемое функцией, <text:span text:style-name="T623">теряется</text:span>. <text:span text:style-name="T553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53">мояПеременная := мояФункция('А', "Б");</text:span><text:line-break/>окончание;</text:p>
      <text:p text:style-name="P216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54">результат := вычислитьОдно(</text:span><text:span text:style-name="T555">1, 2</text:span><text:span text:style-name="T554">) + вычислитьДругое(</text:span><text:span text:style-name="T555">3, 4, 5</text:span><text:span text:style-name="T554">) </text:span><text:span text:style-name="T557">+ 1</text:span><text:span text:style-name="T554">;<text:line-break/> <text:s text:c="3"/></text:span><text:span text:style-name="T556">если вычислитьТретье() &gt; 0 то результат := 0;</text:span><text:line-break/>окончание;</text:p>
      <text:h text:style-name="P650" text:outline-level="2"><text:span text:style-name="T1397">Ничего — п</text:span>устая инструкция</text:h>
      <text:p text:style-name="P213">Пустая инструкция записывается ключевым словом <text:span text:style-name="Source_20_Text"><text:span text:style-name="T825">ничего</text:span></text:span><text:span text:style-name="T1286">:</text:span></text:p>
      <text:p text:style-name="P517"><text:span text:style-name="T549">начало</text:span><text:line-break/> <text:s text:c="3"/>ничего;<text:line-break/><text:span text:style-name="T549">окончание;</text:span></text:p>
      <text:p text:style-name="P213">Эта инструкция не выполняет никаких действий. Она может использоваться в тех случаях, когда <text:span text:style-name="T547">правила </text:span>синтаксис<text:span text:style-name="T547">а</text:span> требу<text:span text:style-name="T547">ю</text:span>т наличия инструкции, <text:span text:style-name="T551">которая фактически не нужна, </text:span><text:span text:style-name="T548">например:</text:span></text:p>
      <text:p text:style-name="P517"><text:span text:style-name="T550">начало</text:span><text:line-break/> <text:s text:c="3"/>если <text:span text:style-name="T1438">В</text:span>сёХорошо то ничего<text:line-break/> <text:s text:c="3"/>иначе <text:span text:style-name="T1255">сообщить</text:span>("Что-то пошло не так!");<text:line-break/><text:span text:style-name="T550">окончание;</text:span></text:p>
      <text:h text:style-name="P651" text:outline-level="2"><text:span text:style-name="T1398">Завершить — з</text:span>авершени<text:span text:style-name="T1239">е</text:span> программы</text:h>
      <text:p text:style-name="P217">Для завершения работы программы используется инструкция <text:span text:style-name="Source_20_Text"><text:span text:style-name="T1329">завершить</text:span></text:span>:</text:p>
      <text:p text:style-name="P533">завершить;<text:line-break/><text:span text:style-name="T1471">завершить 0;<text:line-break/>завершить кодОшибки;</text:span></text:p>
      <text:p text:style-name="P217">где <text:span text:style-name="Source_20_Text"><text:span text:style-name="T801">код</text:span></text:span><text:span text:style-name="Source_20_Text"><text:span text:style-name="T880">Ошибки</text:span></text:span> — цело<text:span text:style-name="T558">е число </text:span><text:span text:style-name="T559">(или выражение целочисленного типа)</text:span>, котор<text:span text:style-name="T558">ое</text:span> будет выдан<text:span text:style-name="T558">о</text:span> операционной системе в качестве кода завершения процесса. <text:span text:style-name="T559">Если программа была выполнена успешно, она должна вернуть код завершения </text:span><text:span text:style-name="T561">р</text:span><text:span text:style-name="T559">авный нулю. Ненулевой код завершения свидетельствует об ошибке, возникшей при выполнении программы.</text:span></text:p>
      <text:p text:style-name="P218"><text:soft-page-break/>Так, если при выполнении программы возникают необработанные исключения, программа будет <text:span text:style-name="T580">по умолчанию </text:span>завершена с кодом <text:span text:style-name="T173">-1</text:span>. <text:span text:style-name="T560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6">завершить</text:span></text:span><text:span text:style-name="T560">, то код завершения по умолчанию будет равен нулю. </text:span><text:span text:style-name="T1472">Аналогично, инструкция </text:span><text:span text:style-name="Source_20_Text"><text:span text:style-name="T1472">завершить</text:span></text:span><text:span text:style-name="T1472"> вызывает успешное завершение программы, если код не указан явно.</text:span></text:p>
      <text:p text:style-name="P219">Инструкция <text:span text:style-name="Source_20_Text"><text:span text:style-name="T801">завершить</text:span></text:span> <text:span text:style-name="T563">допустима</text:span> внутри подпрограмм любого уровня вложенности. Если инструкция <text:span text:style-name="Source_20_Text"><text:span text:style-name="T801">завершить</text:span></text:span> <text:span text:style-name="T564">выполняется</text:span> <text:span text:style-name="T562">внутри составно</text:span><text:span text:style-name="T574">го блока</text:span><text:span text:style-name="T562">, содержаще</text:span><text:span text:style-name="T574">го</text:span><text:span text:style-name="T562"> секцию </text:span><text:span text:style-name="Source_20_Text"><text:span text:style-name="T827">напоследок</text:span></text:span><text:span text:style-name="T562">, то инструкции в этой секции будут выполнены перед </text:span><text:span text:style-name="T575">выходом из блока</text:span><text:span text:style-name="T562"> — так, как если бы инструкция </text:span><text:span text:style-name="Source_20_Text"><text:span text:style-name="T827">завершить</text:span></text:span><text:span text:style-name="T562"> вызвала исключение.</text:span></text:p>
      <text:h text:style-name="Heading_20_2" text:outline-level="2"><text:span text:style-name="T1399">Вернуть — в</text:span>озврат <text:span text:style-name="T578">из подпрограммы</text:span></text:h>
      <text:p text:style-name="P480">Инструкция возврата используется для <text:span text:style-name="T1330">возврата из</text:span> процедуры и<text:span text:style-name="T570">ли </text:span><text:span text:style-name="T571">функции с</text:span> указани<text:span text:style-name="T571">ем</text:span> значения, возвращаемого функцией.</text:p>
      <text:p text:style-name="P481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96">функции</text:span>.</text:p>
      <text:p text:style-name="P488"><text:span text:style-name="T565">функция</text:span> моя<text:span text:style-name="T565">Функция</text:span>(): <text:span text:style-name="T569">строка</text:span>;<text:line-break/><text:span text:style-name="T565">начало<text:line-break/> <text:s text:c="3"/>вернуть "результат";<text:line-break/>окончание;</text:span></text:p>
      <text:p text:style-name="P488"/>
      <text:p text:style-name="P489">процедура мояПроцедура();<text:line-break/><text:span text:style-name="T565">начало<text:line-break/> <text:s text:c="3"/>вернуться;<text:line-break/>окончание;</text:span></text:p>
      <text:p text:style-name="P222">Ключевые слова <text:span text:style-name="Source_20_Text"><text:span text:style-name="T801">вернуть</text:span></text:span> и <text:span text:style-name="Source_20_Text"><text:span text:style-name="T801">вернуться</text:span></text:span> полностью эквивалентны <text:span text:style-name="T581">и взаимозаменяемы</text:span>.</text:p>
      <text:p text:style-name="P221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7">Если все инструкции в теле функции были выполнены, и функция не была явно завершена инструкцией </text:span><text:span text:style-name="Source_20_Text"><text:span text:style-name="T828">вернуть</text:span></text:span><text:span text:style-name="T567">, то она вернёт нулевое начальное значение соответствующего типа.</text:span></text:p>
      <text:p text:style-name="P221">Для процедур <text:span text:style-name="T582">указывать </text:span>возвращаем<text:span text:style-name="T566">о</text:span>е значение не допускается.</text:p>
      <text:p text:style-name="P223">Если инструкция <text:span text:style-name="Source_20_Text"><text:span text:style-name="T801">вернуть</text:span></text:span> выполняется в теле основной программы, то она работает в точности так же, как инструкция <text:span text:style-name="Source_20_Text"><text:span text:style-name="T801">завершить</text:span></text:span>. В этом случае возвращаемое значение должно быть цел<text:span text:style-name="T572">ым числом </text:span><text:span text:style-name="T577">и означает код завершения процесса</text:span>.</text:p>
      <text:p text:style-name="P220">Если инструкция <text:span text:style-name="Source_20_Text"><text:span text:style-name="T829">вернуть</text:span></text:span> <text:span text:style-name="T564">выполняется</text:span> <text:span text:style-name="T562">внутри составно</text:span><text:span text:style-name="T573">го блока</text:span><text:span text:style-name="T562">, содержаще</text:span><text:span text:style-name="T573">го</text:span><text:span text:style-name="T562"> секцию </text:span><text:span text:style-name="Source_20_Text"><text:span text:style-name="T827">напоследок</text:span></text:span><text:span text:style-name="T562">, то инструкции в этой секции будут выполнены перед </text:span><text:span text:style-name="T576">выходом</text:span><text:span text:style-name="T568"> из </text:span><text:span text:style-name="T573">блока</text:span><text:span text:style-name="T562"> — так, как если бы инструкция </text:span><text:span text:style-name="Source_20_Text"><text:span text:style-name="T830">вернуть</text:span></text:span><text:span text:style-name="T562"> вызвала исключение.</text:span></text:p>
      <text:h text:style-name="Heading_20_2" text:outline-level="2"><text:span text:style-name="T1400">Начало-конец — с</text:span>оставной блок инструкций</text:h>
      <text:p text:style-name="P224">Составной блок<text:span text:style-name="T592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60">я</text:span><text:span text:style-name="T606">ет</text:span> средства для обработки исключений.</text:p>
      <text:p text:style-name="P225">Составной блок начинается ключевым словом <text:span text:style-name="Source_20_Text"><text:span text:style-name="T801">начало</text:span></text:span> и заканчивается словом <text:span text:style-name="Source_20_Text"><text:span text:style-name="T801">конец</text:span></text:span> или <text:span text:style-name="Source_20_Text"><text:span text:style-name="T801">окончание</text:span></text:span>. <text:span text:style-name="T587">Ключевые с</text:span><text:span text:style-name="T583">лова </text:span><text:span text:style-name="Source_20_Text"><text:span text:style-name="T831">конец</text:span></text:span><text:span text:style-name="T583"> и </text:span><text:span text:style-name="Source_20_Text"><text:span text:style-name="T831">окончание</text:span></text:span><text:span text:style-name="T583"> полностью эквивалентны и взаимозаменяемы. </text:span><text:span text:style-name="T584">Между началом и окончанием блока мо</text:span><text:span text:style-name="T588">жет</text:span><text:span text:style-name="T584"> находиться </text:span><text:span text:style-name="T1006">одна или несколько</text:span><text:span text:style-name="T588"> </text:span><text:span text:style-name="T584">други</text:span><text:span text:style-name="T588">х</text:span><text:span text:style-name="T584"> инструкци</text:span><text:span text:style-name="T588">й</text:span><text:span text:style-name="T584"> (в т. ч., вложенн</text:span><text:span text:style-name="T1008">ые</text:span><text:span text:style-name="T584"> составны</text:span><text:span text:style-name="T1008">е</text:span><text:span text:style-name="T584"> блок</text:span><text:span text:style-name="T1008">и</text:span><text:span text:style-name="T584">).</text:span></text:p>
      <text:p text:style-name="Исходный_20_код"><text:soft-page-break/>начало<text:line-break/> <text:s text:c="3"/><text:span text:style-name="T585">выполнитьОдно();<text:line-break/> <text:s text:c="3"/>выполнитьДругое();<text:line-break/></text:span><text:span text:style-name="T586">конец;</text:span></text:p>
      <text:p text:style-name="P226">Составной блок может применяться во всех случаях, когда синтаксис языка требует наличия ровно одной инструкции, <text:span text:style-name="T1331">а фактически их требуется несколько</text:span> — в условных ветвлениях, в циклах, в <text:span text:style-name="T1322">инструкции</text:span> выбора и др. <text:span text:style-name="T593">Тело основной программы </text:span><text:span text:style-name="T596">и</text:span><text:span text:style-name="T593"> любой процедуры или функции </text:span><text:span text:style-name="T594">также </text:span><text:span text:style-name="T593">представляет собой составной блок.</text:span></text:p>
      <text:p text:style-name="Исходный_20_код"><text:span text:style-name="T589">если А &gt; Б то </text:span>чтоТоОдно()<text:line-break/>иначе чтоТоДругое();</text:p>
      <text:p text:style-name="Исходный_20_код"/>
      <text:p text:style-name="P227">если <text:span text:style-name="T590">Ы &lt; </text:span><text:span text:style-name="T591">Я</text:span><text:span text:style-name="T590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8">Инструкции в теле составного блока выполняются по порядку <text:span text:style-name="T761">одна за другой</text:span>. Если при выполнении<text:span text:style-name="T595"> </text:span><text:span text:style-name="T1297">некоторой </text:span>инструкции возникло исключение, то следующие <text:span text:style-name="T595">за ней </text:span>инструкции не выполняются, и управление <text:span text:style-name="T607">немедленно </text:span>передаётся в секцию обработки исключений.</text:p>
      <text:p text:style-name="P22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1">исключение</text:span></text:span> или <text:span text:style-name="Source_20_Text"><text:span text:style-name="T801">исключения</text:span></text:span>.</text:p>
      <text:p text:style-name="P230">начало<text:line-break/> <text:s text:c="3"/><text:span text:style-name="T1324">выполнитьОдно</text:span>();<text:line-break/> <text:s text:c="3"/>выполнить<text:span text:style-name="T1324">Второе</text:span>();<text:line-break/> <text:s text:c="3"/><text:span text:style-name="T1324">выполнитьТретье</text:span><text:span text:style-name="T1323">();<text:line-break/></text:span><text:span text:style-name="T585">исключени</text:span><text:span text:style-name="T608">е</text:span><text:span text:style-name="T585"><text:line-break/> <text:s text:c="3"/></text:span><text:span text:style-name="T597">сообщить("Возникла какая-то ошибка!");<text:line-break/></text:span>окончание;</text:p>
      <text:p text:style-name="P232">Если блок не имеет секции обработки исключений, то возникшее исключение всплывает в объемлющий блок, имеющий такую секцию — <text:span text:style-name="T609">в т. ч., возможно, за предел</text:span><text:span text:style-name="T641">ы</text:span><text:span text:style-name="T609"> выполняемой подпрограммы</text:span>. Если такой объемлющий блок <text:span text:style-name="T610">вообще </text:span>отсутствует, то выполнение программы завершается с кодом -1.</text:p>
      <text:p text:style-name="P231">Секция обработки исключений может быть простой или детализированной.</text:p>
      <text:p text:style-name="P231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3">любое </text:span>исключение считается подавленным, <text:span text:style-name="T642">если его всплытие не было возобновлено</text:span>.</text:p>
      <text:p text:style-name="P233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1">бросить</text:span></text:span>.</text:p>
      <text:p text:style-name="P234">Детализированная секция обработки исключений <text:span text:style-name="T611">содержит</text:span> одну или несколько инструкций перехвата исключений <text:span text:style-name="Source_20_Text"><text:span text:style-name="T801">когда.</text:span></text:span><text:span text:style-name="Source_20_Text"><text:span text:style-name="T14">..</text:span></text:span><text:span text:style-name="Source_20_Text"><text:span text:style-name="T801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<text:soft-page-break/>начало<text:line-break/> <text:s text:c="3"/><text:span text:style-name="T600">ч</text:span> := <text:span text:style-name="T600">целое("Не число");</text:span><text:line-break/>исключение<text:line-break/> <text:s text:c="3"/><text:span text:style-name="T600">когда ОшибкаКонвертации тогда ч := 0;<text:line-break/> <text:s text:c="3"/>когда люб</text:span><text:span text:style-name="T762">ое</text:span><text:span text:style-name="T600"> тогда сообщить("Какая-то неожиданная ошибка!");</text:span><text:line-break/>конец;</text:p>
      <text:p text:style-name="P237"><text:span text:style-name="T644">Составной б</text:span>лок может заканчиваться секцией гарантированного завершения.</text:p>
      <text:p text:style-name="P235">Если в блоке <text:span text:style-name="T604">есть</text:span> секция <text:span text:style-name="T601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03">Также управление передаётся в эту секцию при выходе из блока инструкциями </text:span><text:span text:style-name="Source_20_Text"><text:span text:style-name="T832">прервать</text:span></text:span><text:span text:style-name="T603">, </text:span><text:span text:style-name="Source_20_Text"><text:span text:style-name="T832">продолжить</text:span></text:span><text:span text:style-name="T603">, </text:span><text:span text:style-name="Source_20_Text"><text:span text:style-name="T832">вернуть</text:span></text:span><text:span text:style-name="T603"> и </text:span><text:span text:style-name="Source_20_Text"><text:span text:style-name="T832">завершить</text:span></text:span><text:span text:style-name="T603">.</text:span></text:p>
      <text:p text:style-name="P236">Секция гарантированного завершения начинается ключевым словом <text:span text:style-name="Source_20_Text"><text:span text:style-name="T801">напоследок</text:span></text:span>. Эта секция должна располагаться в конце блока, после основной секции и секции обработки исключений.</text:p>
      <text:p text:style-name="P240"><text:span text:style-name="T602">скрытьКурсор();<text:line-break/></text:span>начало<text:line-break/><text:span text:style-name="T602"> <text:s text:c="3"/>чтоТоВыполнить();<text:line-break/></text:span> <text:s text:c="3"/><text:span text:style-name="T602">ещёЧтоТоВыполнить();</text:span></text:p>
      <text:p text:style-name="P246"><text:s text:c="4"/><text:span text:style-name="T605">вернуть 0;</text:span></text:p>
      <text:p text:style-name="P248">исключение</text:p>
      <text:p text:style-name="P246"><text:s text:c="4"/><text:span text:style-name="T645">сообщить(текст_исключения());</text:span><text:line-break/>напоследок<text:line-break/> <text:s text:c="3"/><text:span text:style-name="T602">показатьКурсор();</text:span><text:line-break/>конец;</text:p>
      <text:h text:style-name="P652" text:outline-level="2"><text:span text:style-name="T1412">Когда-</text:span><text:span text:style-name="T1440">тогда</text:span><text:span text:style-name="T1401"> — п</text:span>ерехват исключени<text:span text:style-name="T1401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31">(т. е., после ключевого слова </text:span><text:span text:style-name="Source_20_Text"><text:span text:style-name="T833">исключение</text:span></text:span><text:span text:style-name="T12">)</text:span><text:span text:style-name="T631"> </text:span>и не может соседствовать в н<text:span text:style-name="T632">ей</text:span> с какими-то <text:span text:style-name="T637">ещё</text:span> инструкциями, кроме <text:span text:style-name="T637">других </text:span>инструкций перехвата.</text:p>
      <text:p text:style-name="P238">Инструкция начинается ключевым словом <text:span text:style-name="Source_20_Text"><text:span text:style-name="T801">когда</text:span></text:span>, за которым следует одно из трёх:</text:p>
      <text:list xml:id="list3088039456" text:style-name="L13">
        <text:list-item>
          <text:p text:style-name="P800"><text:span text:style-name="T1336">о</text:span><text:span text:style-name="T1325">дно или несколько</text:span> имён исключений через запятую;</text:p>
        </text:list-item>
        <text:list-item>
          <text:p text:style-name="P800"><text:span text:style-name="T1336">о</text:span>пределение переменной исключения;</text:p>
        </text:list-item>
        <text:list-item>
          <text:p text:style-name="P800"><text:span text:style-name="T1336">к</text:span>лючевое слово <text:span text:style-name="Source_20_Text"><text:span text:style-name="T801">любое</text:span></text:span> (или <text:span text:style-name="Source_20_Text"><text:span text:style-name="T801">любой</text:span></text:span>, <text:span text:style-name="Source_20_Text"><text:span text:style-name="T801">любая</text:span></text:span>).</text:p>
        </text:list-item>
      </text:list>
      <text:p text:style-name="P239">Далее следует ключевое слово <text:span text:style-name="Source_20_Text"><text:span text:style-name="T801">тогда</text:span></text:span>, а за ним тело инструкции <text:span text:style-name="T617">перехвата</text:span> — ровно одна инструкция <text:span text:style-name="T1326">(в т. ч., возможно, составной блок)</text:span>, <text:span text:style-name="T624">которая будет выполнена в </text:span><text:span text:style-name="T625">том</text:span><text:span text:style-name="T624"> случае, </text:span><text:span text:style-name="T625">если подходящее исключение возникло при выполнении основной секции составного блока</text:span>. </text:p>
      <text:p text:style-name="P239"><text:span text:style-name="T618">Чтобы просто подавить исключение, телом инструкции перехвата может быть инструкция </text:span><text:span text:style-name="Source_20_Text"><text:span text:style-name="T834">ничего</text:span></text:span><text:span text:style-name="T618">. </text:span><text:span text:style-name="T626">Чтобы возобновить всплытие </text:span><text:span text:style-name="T638">перехваченного</text:span><text:span text:style-name="T626"> исключения, используется инструкция </text:span><text:span text:style-name="Source_20_Text"><text:span text:style-name="T835">бросить</text:span></text:span><text:span text:style-name="T626">.</text:span></text:p>
      <text:p text:style-name="P241"><text:span text:style-name="T612">н</text:span>ачало<text:line-break/> <text:s text:c="3"/><text:span text:style-name="T612">выполнитьОдно();<text:line-break/> <text:s text:c="3"/>выполнитьДругое();</text:span><text:line-break/>исключения<text:line-break/> <text:s text:c="3"/><text:span text:style-name="T612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13">Неверный программист.</text:span><text:span text:style-name="T612">");<text:line-break/> <text:s text:c="3"/></text:span><text:span text:style-name="T613">когда </text:span><text:span text:style-name="T614">о</text:span><text:span text:style-name="T613">ш: МояОшибка тогда начало</text:span></text:p>
      <text:p text:style-name="P241"><text:span text:style-name="T613"><text:s text:c="8"/></text:span><text:span text:style-name="T614">о</text:span><text:span text:style-name="T613">ш.текст := </text:span><text:span text:style-name="T614">о</text:span><text:span text:style-name="T613">ш.текст ++ " Не волнуйтесь, так и было задумано! ;)";</text:span></text:p>
      <text:p text:style-name="P241"><text:s text:c="8"/><text:span text:style-name="T613">бросить;</text:span></text:p>
      <text:p text:style-name="P242"><text:soft-page-break/><text:s text:c="4"/><text:span text:style-name="T613">конец;</text:span></text:p>
      <text:p text:style-name="P242"><text:s text:c="4"/><text:span text:style-name="T615">когда люб</text:span><text:span text:style-name="T616">ое</text:span><text:span text:style-name="T615"> тогда завершить 100;</text:span><text:line-break/>конец;</text:p>
      <text:p text:style-name="P245"><text:span text:style-name="T763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1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1">Если в инструкции перехвата не объявлена переменная, а перечислены одно или несколько имён исключений, то тело <text:span text:style-name="T640">инструкции</text:span> выполняется при возникновении любого из них. <text:span text:style-name="T639">П</text:span>ри этом <text:span text:style-name="T639">можно</text:span> узнать, какое именно из исключений возникло, <text:span text:style-name="T639">и получить текст сообщения об ошибке вызовом функций </text:span><text:span text:style-name="Source_20_Text"><text:span text:style-name="T836">имя_исключения()</text:span></text:span><text:span text:style-name="T639"> и </text:span><text:span text:style-name="Source_20_Text"><text:span text:style-name="T836">текст_исключения()</text:span></text:span><text:span text:style-name="T639">, но нет возможности</text:span> модифицировать <text:span text:style-name="T639">текст или </text:span>параметры <text:span text:style-name="T639">исключения</text:span>.</text:p>
      <text:p text:style-name="P243">Для <text:span text:style-name="T628">доступа к параметрам исключения нужно объявить переменную — </text:span>указать <text:span text:style-name="T628">её имя </text:span>после ключевого слова <text:span text:style-name="Source_20_Text"><text:span text:style-name="T801">когда</text:span></text:span> и отделить двоеточием от имени исключения. Такая инструкция может перехватывать только од<text:span text:style-name="T629">и</text:span><text:span text:style-name="T630">н</text:span><text:span text:style-name="T629"> вид</text:span> исключени<text:span text:style-name="T629">я</text:span>.</text:p>
      <text:p text:style-name="P244">Переменная представляет собой структуру, которая содержит:</text:p>
      <text:list xml:id="list1713665257" text:style-name="L14">
        <text:list-item>
          <text:p text:style-name="P802">Поле <text:span text:style-name="Source_20_Text"><text:span text:style-name="T801">текст</text:span></text:span> строкового типа, содержащее текст сообщения об ошибке;</text:p>
        </text:list-item>
        <text:list-item>
          <text:p text:style-name="P801"><text:span text:style-name="T627">Поля простых типов, соответствующие параметрам </text:span><text:span text:style-name="T633">в определении </text:span><text:span text:style-name="T627">исключения.</text:span></text:p>
        </text:list-item>
      </text:list>
      <text:p text:style-name="Text_20_body">Эти поля получают <text:span text:style-name="T633">свои </text:span>значения при создании исключения <text:span text:style-name="T633">и могут быть изменены </text:span><text:span text:style-name="T634">при его перехвате. Следует иметь в виду, что если текст сообщения </text:span><text:span text:style-name="T956">об ошибке </text:span><text:span text:style-name="T634">содержал спецификаторы вида </text:span><text:span text:style-name="Source_20_Text"><text:span text:style-name="T802">%(</text:span></text:span><text:span text:style-name="Source_20_Text"><text:span text:style-name="T872">имя</text:span></text:span><text:span text:style-name="Source_20_Text"><text:span text:style-name="T802">)</text:span></text:span><text:span text:style-name="T634">, то в момент перехвата поле </text:span><text:span text:style-name="Source_20_Text"><text:span text:style-name="T802">текст</text:span></text:span><text:span text:style-name="T634"> </text:span><text:span text:style-name="T635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4">формированию</text:span><text:span text:style-name="T635"> текста сообщения </text:span><text:span text:style-name="T636">об ошибке; </text:span><text:span text:style-name="T765">для того, чтобы изменить текст сообщения, нужно присвоить новое значение полю </text:span><text:span text:style-name="Source_20_Text"><text:span text:style-name="T803">текст</text:span></text:span><text:span text:style-name="T635">.</text:span></text:p>
      <text:p text:style-name="P338">Модификация <text:span text:style-name="T1337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1">бросить</text:span></text:span>.</text:p>
      <text:h text:style-name="Heading_20_2" text:outline-level="2"><text:span text:style-name="T1402">Ошибка — с</text:span>оздани<text:span text:style-name="T1240">е</text:span> исключения</text:h>
      <text:p text:style-name="P339"><text:span text:style-name="T955">Эта и</text:span>нструкция применяется для того, чтобы прервать последовательно<text:span text:style-name="T1294">сть</text:span> выполнени<text:span text:style-name="T1294">я</text:span> и создать всплывающее исключение.</text:p>
      <text:p text:style-name="P478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7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0"><text:span text:style-name="T1291">Инструкции, следующие </text:span><text:span text:style-name="T1292">после</text:span><text:span text:style-name="T1291"> инструкци</text:span><text:span text:style-name="T1292">и</text:span><text:span text:style-name="T1291"> </text:span><text:span text:style-name="Source_20_Text"><text:span text:style-name="T1291">ошибка</text:span></text:span><text:span text:style-name="T1291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90">завершено</text:span> с кодом -1.</text:p>
      <text:p text:style-name="P344"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1"><text:soft-page-break/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2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6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403">Бросить — в</text:span>оссоздание исключения</text:h>
      <text:p text:style-name="P477">Эта инструкция <text:span text:style-name="T1287">записывается ключевым словом </text:span><text:span text:style-name="Source_20_Text"><text:span text:style-name="T1287">бросить</text:span></text:span><text:span text:style-name="T1287">. Её можно применять только в </text:span><text:span text:style-name="T1332">секции обработки исключений составного блока</text:span><text:span text:style-name="T1287">: она прерывает </text:span><text:span text:style-name="T1288">последовательно</text:span><text:span text:style-name="T1293">сть</text:span><text:span text:style-name="T1288"> выполнени</text:span><text:span text:style-name="T1293">я</text:span><text:span text:style-name="T1288"> и воссоздаёт то же самое исключение, которое </text:span><text:span text:style-name="T1333">привело к передаче управления в </text:span><text:span text:style-name="T1334">данную </text:span><text:span text:style-name="T1333">секцию обработки исключений</text:span><text:span text:style-name="T1288">.</text:span></text:p>
      <text:p text:style-name="P477"><text:span text:style-name="T1289">Инструкции, следующие после инструкции </text:span><text:span text:style-name="Source_20_Text"><text:span text:style-name="T1289">бросить</text:span></text:span><text:span text:style-name="T1289">, не выполняются. Вместо этого управление передаётся в </text:span><text:span text:style-name="T1338">секцию обработки исключений, расположенную в </text:span><text:span text:style-name="T1289">ближайш</text:span><text:span text:style-name="T1338">ем</text:span><text:span text:style-name="T1289"> объемлющ</text:span><text:span text:style-name="T1338">ем</text:span><text:span text:style-name="T1289"> составно</text:span><text:span text:style-name="T1338">м</text:span><text:span text:style-name="T1289"> блок</text:span><text:span text:style-name="T1338">е</text:span><text:span text:style-name="T1289">. </text:span><text:span text:style-name="T1295">Е</text:span><text:span text:style-name="T1289">сли такой блок <text:s/>отсутствует, </text:span><text:span text:style-name="T1295">выполнение </text:span><text:span text:style-name="T1289">программ</text:span><text:span text:style-name="T1295">ы</text:span><text:span text:style-name="T1289"> </text:span><text:span text:style-name="T1295">будет </text:span><text:span text:style-name="T1289">заверш</text:span><text:span text:style-name="T1295">ено</text:span><text:span text:style-name="T1289"> с кодом -1.</text:span></text:p>
      <text:p text:style-name="P479">Если параметры исключения или текст сообщения об ошибке были модифицированы в <text:span text:style-name="T1335">секции обработки исключений</text:span>, то исключение будет воссоздано с новыми значениями.</text:p>
      <text:h text:style-name="Heading_20_2" text:outline-level="2"><text:span text:style-name="T1404">Если-то-иначе — </text:span><text:span text:style-name="T1415">у</text:span><text:span text:style-name="T1195">словно</text:span><text:span text:style-name="T1241">е</text:span><text:span text:style-name="T1195"> </text:span>ветвлени<text:span text:style-name="T1241">е</text:span></text:h>
      <text:p text:style-name="P443">Эта инструкция применяется для выполнения тех или иных действий в зависимости от некоторого условия.</text:p>
      <text:p text:style-name="P443">Инструкция начинается ключевым словом <text:span text:style-name="Source_20_Text">если</text:span>, после которого должно быть указано <text:span text:style-name="T1196">условие — </text:span><text:span text:style-name="T1200">значение или </text:span>выражение логического типа. <text:span text:style-name="T1196">Далее следует ключевое слово </text:span><text:span text:style-name="Source_20_Text"><text:span text:style-name="T1196">то</text:span></text:span><text:span text:style-name="T1196">, а за ним — ровно одна инструкция, которая будет выполнена в том случае, если указанное условие имеет истинное значение.</text:span></text:p>
      <text:p text:style-name="P444">Далее может следовать знак «<text:span text:style-name="Source_20_Text">;</text:span>», либо ключевое слово <text:span text:style-name="Source_20_Text">иначе</text:span>, <text:span text:style-name="T1198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5">В обоих случаях ровно одна инструкция может представлять собой составной блок, содержащий сколько угодно инструкций.</text:p>
      <text:p text:style-name="P447"><text:span text:style-name="T1197">н</text:span>ачало<text:line-break/> <text:s text:c="3"/><text:span text:style-name="T1197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201">начало</text:span><text:span text:style-name="T1197"><text:line-break/> <text:s text:c="7"/>вывести("Н больше или равно М");<text:line-break/> <text:s text:c="7"/></text:span><text:span text:style-name="T1201">если Н &gt; М то вывести("Всё-таки больше");</text:span><text:span text:style-name="T1197"><text:line-break/> <text:s text:c="3"/></text:span><text:span text:style-name="T1201">конец;</text:span><text:line-break/>конец;</text:p>
      <text:p text:style-name="Text_20_body">Если требуется <text:span text:style-name="T1199">перебрать несколько условий подряд, то инструкции ветвления можно располагать друг за другом:</text:span></text:p>
      <text:p text:style-name="P448">начало<text:line-break/> <text:s text:c="3"/><text:span text:style-name="T1199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6"><text:soft-page-break/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405">Выбор-из — м</text:span>ноговариантн<text:span text:style-name="T1242">ый</text:span> выбор</text:h>
      <text:p text:style-name="P449">Эта инструкция применяется для выполнения <text:span text:style-name="T1233">тех или иных</text:span> действий в зависимости от выбора значения из нескольких предусмотренных вариантов.</text:p>
      <text:p text:style-name="P450">Инструкция начинается <text:span text:style-name="T1234">ключевым </text:span>словом <text:span text:style-name="Source_20_Text">выбор</text:span>, за которым следует <text:span text:style-name="T1426">выбираемое</text:span><text:span text:style-name="T1205"> значение — буквальное </text:span>значение или выражение простого типа. <text:span text:style-name="T1418">З</text:span><text:span text:style-name="T1390">атем, если </text:span><text:span text:style-name="T1427">выбираемое</text:span><text:span text:style-name="T1418"> значение</text:span><text:span text:style-name="T1390"> имеет тип </text:span><text:span text:style-name="Source_20_Text"><text:span text:style-name="T1390">дробное</text:span></text:span><text:span text:style-name="T1390"> или </text:span><text:span text:style-name="Source_20_Text"><text:span text:style-name="T1390">момент</text:span></text:span><text:span text:style-name="T1390">, может следовать ключевое слово </text:span><text:span text:style-name="Source_20_Text"><text:span text:style-name="T1390">точность</text:span></text:span><text:span text:style-name="T1390">, а за ним </text:span><text:span text:style-name="T1444">константное </text:span><text:span text:style-name="T1396">выражение </text:span><text:span text:style-name="T1444">дробного типа</text:span><text:span text:style-name="T1390">, определяющее точность сравнения. </text:span>Далее следует слово <text:span text:style-name="Source_20_Text">из</text:span>, <text:span text:style-name="T1419">а </text:span>за <text:span text:style-name="T1419">ним</text:span> тело инструкции <text:span text:style-name="T1298">и</text:span> слово <text:span text:style-name="Source_20_Text">окончание</text:span>.</text:p>
      <text:p text:style-name="P45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09">а</text:span> <text:span text:style-name="T1204">за ним ровно одна инструкция </text:span><text:span text:style-name="T1209">и знак «</text:span><text:span text:style-name="Source_20_Text"><text:span text:style-name="T1209">;</text:span></text:span><text:span text:style-name="T1209">».</text:span><text:span text:style-name="T1204"> </text:span><text:span text:style-name="T1209">Эта инструкция </text:span><text:span text:style-name="T1204">будет выполнена в том случае, если </text:span><text:span text:style-name="T1209">данный</text:span><text:span text:style-name="T1204"> вариант выбора окажется подходящим. </text:span><text:span text:style-name="T1209">Она</text:span><text:span text:style-name="T1206"> может представлять собой составной блок, содержащий сколько угодно инструкций.</text:span></text:p>
      <text:p text:style-name="P452">Перечень подходящих значений может состоять из буквальных значений или <text:span text:style-name="T1445">константных </text:span>выражений — т. е., в качестве операндов <text:span text:style-name="T1207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34">е</text:span>н точно соответствовать типу <text:span text:style-name="T1428">выбираемого</text:span> значения.</text:p>
      <text:p text:style-name="P452">Вариант выбора считается подходящим, <text:span text:style-name="T1208">если </text:span><text:span text:style-name="T1429">выбираемое</text:span><text:span text:style-name="T1208"> значение точно совпадает с одним из значений, перечисленных в описателе варианта </text:span><text:span text:style-name="T1420">(дробные значения и моменты должны совпадать с указанной точностью)</text:span><text:span text:style-name="T1208">. Тело инструкции выбора не может содержать нескольких описателей с совпадающими значениями.</text:span></text:p>
      <text:p text:style-name="P45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35">выше </text:span><text:span text:style-name="T1210">не нашлось никакого другого подходящего </text:span><text:span text:style-name="T1211">описателя</text:span>.</text:p>
      <text:p text:style-name="P522"><text:span text:style-name="T1202">программа Пример;</text:span><text:line-break/>переменная<text:line-break/> <text:s text:c="3"/>имя: строка;<text:line-break/><text:span text:style-name="T1202">начало<text:line-break/> <text:s text:c="3"/></text:span><text:span text:style-name="T1256">сообщить</text:span><text:span text:style-name="T1202">("Введите имя: ");<text:line-break/> <text:s text:c="3"/>ввести(имя);</text:span><text:line-break/> <text:s text:c="3"/>выбор <text:span text:style-name="T1202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03">Оля", "</text:span><text:span text:style-name="T1236">Д</text:span><text:span text:style-name="T1203">аша", "Вика</text:span><text:span text:style-name="T1202">": </text:span><text:span text:style-name="T1203">вывести("Узнаю сестрёнку!");<text:line-break/> <text:s text:c="7"/>"</text:span><text:span text:style-name="T1237">Таня</text:span><text:span text:style-name="T1203">": </text:span><text:span text:style-name="T1237">вывести("Привет, Таня :)");</text:span><text:span text:style-name="T1202"><text:line-break/> <text:s text:c="7"/>иначе вывести("Что-то не узнаю...");<text:line-break/> <text:s text:c="3"/>конец;<text:line-break/>окончание.</text:span></text:p>
      <text:p text:style-name="P522"/>
      <text:p text:style-name="P523">программа ЕщёПример;<text:line-break/>переменная<text:line-break/> <text:s text:c="3"/><text:span text:style-name="T1432">N</text:span>: дробное <text:span text:style-name="T1422">= </text:span>0.345;<text:line-break/>начало<text:line-break/> <text:s text:c="3"/>выбор <text:span text:style-name="T1432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23">совпад</text:span><text:span text:style-name="T1435">ё</text:span><text:span text:style-name="T1423">т с указанной точностью</text:span><text:line-break/><text:soft-page-break/> <text:s text:c="7"/>0.4: вывести("Четыре десятых");<text:line-break/> <text:s text:c="3"/>конец;<text:line-break/>окончание.</text:p>
      <text:p text:style-name="P519">Для <text:span text:style-name="T1424">выбора </text:span><text:span text:style-name="T1433">из </text:span><text:span text:style-name="T1430">значени</text:span><text:span text:style-name="T1433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25">вариант выбора будет считаться подходящим, если </text:span>модуль разности <text:span text:style-name="T1425">указанной константы и </text:span><text:span text:style-name="T1431">выбираемого</text:span><text:span text:style-name="T1425"> значения </text:span><text:span text:style-name="T1417">не превышает</text:span> указанного значения <text:span text:style-name="T1394">точности</text:span>.</text:p>
      <text:p text:style-name="P521"><text:span text:style-name="T204">Примечание:</text:span> следует быть осторожным при использовании этой инструкции <text:span text:style-name="T1437">с</text:span><text:span text:style-name="T1436"> дробны</text:span><text:span text:style-name="T1437">ми</text:span><text:span text:style-name="T1436"> чис</text:span><text:span text:style-name="T1437">лами</text:span><text:span text:style-name="T1436"> и момент</text:span><text:span text:style-name="T1437">ами</text:span><text:span text:style-name="T1436"> </text:span><text:span text:style-name="T1421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406">Для-от-до-цикл — </text:span><text:span text:style-name="T1416">ц</text:span>икл по счётчику</text:h>
      <text:p text:style-name="P454">Эта инструкция предназначена для выполнения <text:span text:style-name="T1243">одних и тех же</text:span> действий <text:span text:style-name="T1218">несколько раз. Количество повторений (итераций) </text:span><text:span text:style-name="T1225">цикла </text:span><text:span text:style-name="T1218">вычисляется заранее</text:span>.</text:p>
      <text:p text:style-name="P454"><text:span text:style-name="T1212">Инструкция начинается ключевым словом </text:span><text:span text:style-name="Source_20_Text"><text:span text:style-name="T1212">для</text:span></text:span><text:span text:style-name="T1212">, за которым следует имя переменной — счётчика цикла.</text:span> <text:span text:style-name="T1212">Далее следует слово </text:span><text:span text:style-name="Source_20_Text"><text:span text:style-name="T1212">от</text:span></text:span><text:span text:style-name="T1212">, за ним выражение, определяющее начальное значение счётчика, а затем слово </text:span><text:span text:style-name="Source_20_Text"><text:span text:style-name="T1212">до</text:span></text:span><text:span text:style-name="T1212"> и выражение, определяющее конечное значение счётчика. </text:span><text:span text:style-name="T1213">После этого следует слово </text:span><text:span text:style-name="Source_20_Text"><text:span text:style-name="T1213">цикл</text:span></text:span><text:span text:style-name="T1213"> </text:span><text:span text:style-name="T1300">и</text:span><text:span text:style-name="T1213"> ровно одна инструкция, составляющая тело цикла. </text:span><text:span text:style-name="T1216">Тело цикла</text:span><text:span text:style-name="T1214"> может </text:span><text:span text:style-name="T1299">быть</text:span><text:span text:style-name="T1214"> составн</text:span><text:span text:style-name="T1299">ым</text:span><text:span text:style-name="T1214"> блок</text:span><text:span text:style-name="T1299">ом</text:span><text:span text:style-name="T1214">, содержащи</text:span><text:span text:style-name="T1299">м</text:span><text:span text:style-name="T1214"> сколько угодно инструкций. </text:span><text:span text:style-name="T1219">Перед словом </text:span><text:span text:style-name="Source_20_Text"><text:span text:style-name="T1219">цикл</text:span></text:span><text:span text:style-name="T1219"> допускается слово </text:span><text:span text:style-name="Source_20_Text"><text:span text:style-name="T1219">обратный</text:span></text:span><text:span text:style-name="T1219">.</text:span></text:p>
      <text:p text:style-name="P455"><text:span text:style-name="T1228">Счётчиком цикла может быть</text:span> только локальная переменная целого типа — <text:span text:style-name="T1217">она должна быть объявлена в разделе определений той программы или подпрограммы, в теле которой выполняется цикл. В</text:span><text:span text:style-name="T1215">ыражения начального и конечного значения </text:span><text:span text:style-name="T1218">счётчика </text:span><text:span text:style-name="T1215">также должны возвращать целое</text:span>. <text:span text:style-name="T1215">Значения этих выражений вычисляются один раз перед первой итерацией цикла. </text:span><text:span text:style-name="T1229">И</text:span><text:span text:style-name="T1215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9"><text:span text:style-name="T1218">п</text:span>рограмма Пример;<text:line-break/><text:span text:style-name="T1218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26">до 0 обратный </text:span><text:span text:style-name="T1218">цикл начало</text:span></text:p>
      <text:p text:style-name="P459"><text:span text:style-name="T1218"><text:s text:c="8"/>цвет</text:span><text:span text:style-name="T1227">Фона</text:span><text:span text:style-name="T1218">(цвета[ц]);<text:line-break/> <text:s text:c="7"/>вывести("Цв", строка(ц));<text:line-break/> <text:s text:c="3"/>конец;<text:line-break/>окончание.</text:span></text:p>
      <text:p text:style-name="P456">Перед первой итерацией счётчику цикла присваивается начальное значение. <text:span text:style-name="T1230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6">Значение переменной-счётчика цикла можно менять в теле цикла, но это не приведёт изменению количества итераций. <text:span text:style-name="T1231">Переменная-с</text:span>чётчик сохранит присвоенное е<text:span text:style-name="T1231">й</text:span> значение до конца текущей итерации, после чего е<text:span text:style-name="T1231">й</text:span> будет присвоено <text:span text:style-name="T1220">следующее заранее вычисленное значение, так что на входе в следующую итерацию </text:span><text:span text:style-name="T1232">цикла </text:span><text:span text:style-name="T1220">счётчик будет иметь значение на 1 большее, чем на входе в </text:span><text:span text:style-name="T1221">нынешнюю</text:span><text:span text:style-name="T1220">.</text:span></text:p>
      <text:p text:style-name="P457">Если начальное значение счётчика больше конечного, тело цикла не будет выполнено ни <text:span text:style-name="T1222">разу</text:span>.</text:p>
      <text:p text:style-name="P457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0"><text:soft-page-break/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3">при том условии, что счётчик </text:span><text:span text:style-name="T1224">ещё </text:span><text:span text:style-name="T1223">не </text:span><text:span text:style-name="T1238">равен</text:span><text:span text:style-name="T1223"> конечно</text:span><text:span text:style-name="T1238">му</text:span><text:span text:style-name="T1223"> значени</text:span><text:span text:style-name="T1238">ю</text:span>.</text:p>
      <text:h text:style-name="Heading_20_2" text:outline-level="2"><text:span text:style-name="T1407">Для-каждого-цикл — ц</text:span>икл по набору <text:span text:style-name="T1243">данных</text:span></text:h>
      <text:p text:style-name="P463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53">набора </text:span><text:span text:style-name="T1269">данных</text:span><text:span text:style-name="T1253"> </text:span>является каждый символ в строке.</text:p>
      <text:p text:style-name="P464">Инструкция начинается ключевыми словами <text:span text:style-name="Source_20_Text">для каждого</text:span>, за которыми следует имя переменной-<text:span text:style-name="T1271">итератора</text:span>. <text:span text:style-name="T1271">П</text:span>еременная-<text:span text:style-name="T1271">итератор</text:span> должна быть объявлена в локальной области видимости — т. е., <text:span text:style-name="T1217">в разделе определений той программы или подпрограммы, в теле которой выполняется цикл.</text:span></text:p>
      <text:p text:style-name="P465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72">стартовую </text:span><text:span text:style-name="T1252">позицию </text:span><text:span text:style-name="T1272">итератора</text:span><text:span text:style-name="T1252"> в наборе данных</text:span>.</text:p>
      <text:p text:style-name="P465">Затем следует слово <text:span text:style-name="Source_20_Text">цикл</text:span> <text:span text:style-name="T1301">и </text:span>ровно одна инструкция, составляющая тело цикла. <text:span text:style-name="T1216">Тело цикла</text:span><text:span text:style-name="T1214"> может </text:span><text:span text:style-name="T1301">быть </text:span><text:span text:style-name="T1214">составн</text:span><text:span text:style-name="T1301">ым</text:span><text:span text:style-name="T1214"> блок</text:span><text:span text:style-name="T1301">ом</text:span><text:span text:style-name="T1214">, содержащи</text:span><text:span text:style-name="T1302">м</text:span><text:span text:style-name="T1214"> сколько угодно инструкций. </text:span><text:span text:style-name="T1219">Перед словом </text:span><text:span text:style-name="Source_20_Text"><text:span text:style-name="T1219">цикл</text:span></text:span><text:span text:style-name="T1219"> допускается слово </text:span><text:span text:style-name="Source_20_Text"><text:span text:style-name="T1219">обратный</text:span></text:span><text:span text:style-name="T1219">.</text:span></text:p>
      <text:p text:style-name="P466">Для массивов и строк <text:span text:style-name="T1273">итератор</text:span> долж<text:span text:style-name="T1277">е</text:span>н быть цело<text:span text:style-name="T1276">численного</text:span><text:span text:style-name="T1275"> типа</text:span>. <text:span text:style-name="T1248">Для массива он </text:span>означает индекс элемента <text:span text:style-name="T1248">в массиве, а для строки — номер байта в строке, с которого начинается очередной символ</text:span>. <text:span text:style-name="T1250">Байты в строке и элементы в массиве нумеруются начиная с нуля.</text:span></text:p>
      <text:p text:style-name="P466">Для словарей тип <text:span text:style-name="T1274">итератора</text:span> должен точно соответствовать типу ключа словаря — при каждой итерации цикла этой переменной присваивается <text:span text:style-name="T1249">очередное</text:span> значение ключа.</text:p>
      <text:p text:style-name="P468"><text:span text:style-name="T1246">программа ЦиклПоСтроке;</text:span><text:line-break/>переменн<text:span text:style-name="T1254">ые</text:span><text:line-break/><text:span text:style-name="T1244"> <text:s text:c="3"/></text:span><text:span text:style-name="T1251">б</text:span><text:span text:style-name="T1244">: целое;<text:line-break/></text:span> <text:s text:c="3"/><text:span text:style-name="T1244">с: строка;<text:line-break/> <text:s text:c="3"/>смв: символ;<text:line-break/></text:span>начало<text:line-break/> <text:s text:c="3"/><text:span text:style-name="T1257">сообщить</text:span><text:span text:style-name="T1246">("Введите строку: ");<text:line-break/> <text:s text:c="3"/>ввести(с);</text:span><text:line-break/> <text:s text:c="3"/><text:span text:style-name="T1244">для каждого </text:span><text:span text:style-name="T1251">б</text:span><text:span text:style-name="T1244"> из с цикл начало<text:line-break/> <text:s text:c="7"/></text:span><text:span text:style-name="T1245">смв := симв(</text:span><text:span text:style-name="T1246">с, </text:span><text:span text:style-name="T1251">б</text:span><text:span text:style-name="T1245">);<text:line-break/> <text:s text:c="7"/></text:span><text:span text:style-name="T1246">вывести(</text:span><text:span text:style-name="T1251">б</text:span><text:span text:style-name="T1246">, ": ", смв, НС);</text:span><text:span text:style-name="T1245"><text:line-break/></text:span><text:span text:style-name="T1244"> <text:s text:c="3"/></text:span><text:span text:style-name="T1247">конец</text:span><text:span text:style-name="T1244">;</text:span><text:line-break/><text:span text:style-name="T1247">окончание.</text:span></text:p>
      <text:p text:style-name="P468"/>
      <text:p text:style-name="P469">программа ЦиклПоМассиву;<text:line-break/>переменные<text:line-break/> <text:s text:c="3"/>м: массив строк;<text:line-break/> <text:s text:c="3"/>кво, и: целое;<text:line-break/>начало<text:line-break/> <text:s text:c="3"/><text:span text:style-name="T1258">сообщить</text:span>("Введите количество: ");<text:line-break/> <text:s text:c="3"/>ввести(кво);<text:line-break/> <text:s text:c="3"/><text:span text:style-name="T1259">длина(м, кво);</text:span><text:line-break/> <text:s text:c="3"/>для <text:span text:style-name="T1259">каждого и из м</text:span> цикл начало<text:line-break/> <text:s text:c="7"/><text:span text:style-name="T1259">сообщить("Введите элемент ", и, ": ");<text:line-break/> <text:s text:c="7"/></text:span><text:span text:style-name="T1260">ввести(м[и]);</text:span><text:line-break/> <text:s text:c="3"/>конец;<text:line-break/> <text:s text:c="3"/><text:span text:style-name="T1261">сообщить("Значения в обратном порядке:", </text:span><text:span text:style-name="T1262">НС</text:span><text:span text:style-name="T1261">);<text:line-break/> <text:s text:c="3"/>для каждого и из м обратный цикл вывести(м[и], НС);</text:span><text:line-break/>окончание.</text:p>
      <text:p text:style-name="P469"/>
      <text:p text:style-name="P470"><text:soft-page-break/>программа ЦиклПоСловарю;</text:p>
      <text:p text:style-name="P470">переменные</text:p>
      <text:p text:style-name="P470"><text:s text:c="4"/>с: строка;</text:p>
      <text:p text:style-name="P470"><text:s text:c="4"/>сл: словарь строк ключ строка;</text:p>
      <text:p text:style-name="P470">начало</text:p>
      <text:p text:style-name="P470"><text:s text:c="4"/>сл["Иванов"] := "Иванов Иван Иванович";</text:p>
      <text:p text:style-name="P470"><text:s text:c="4"/>сл["Петров"] := "Петров Пётр Петрович";</text:p>
      <text:p text:style-name="P470"><text:s text:c="4"/>сл["Сидоров"] := "Сидоров Сидор Сидорович";</text:p>
      <text:p text:style-name="P470"><text:s text:c="4"/>сл["Николаев"] := "Николаев Николай Николаевич";</text:p>
      <text:p text:style-name="P470"><text:s text:c="4"/>сл["Захаров"] := "Захаров Захар Захарович";</text:p>
      <text:p text:style-name="P470"><text:s text:c="4"/>для каждой с из сл от "Н" цикл вывести(сл[с], НС);</text:p>
      <text:p text:style-name="P470">окончание.</text:p>
      <text:p text:style-name="P467">Выражение, следующее за ключевым словом <text:span text:style-name="Source_20_Text">от</text:span>, определяет тот элемент набора данных, <text:span text:style-name="T1267">с</text:span> которого начнётся цикл. <text:span text:style-name="T1280">Тип значения этого выражения должен точно соответствовать типу переменной-итератора.</text:span></text:p>
      <text:list xml:id="list264166873" text:style-name="L15">
        <text:list-item>
          <text:p text:style-name="P803">Для строки эта возможность не реализована в нынешней версии языка.</text:p>
        </text:list-item>
        <text:list-item>
          <text:p text:style-name="P803">Для массива — выражение должно возвращать целое число, <text:span text:style-name="T1264">означающее</text:span> индекс элемента массива, с которого начнётся цикл.</text:p>
        </text:list-item>
        <text:list-item>
          <text:p text:style-name="P803"><text:span text:style-name="T1263">Если </text:span><text:span text:style-name="T1278">в словаре есть ключ, равный значению выражения</text:span><text:span text:style-name="T1263">, то цикл начнётся с этого </text:span><text:span text:style-name="T1270">ключа</text:span><text:span text:style-name="T1263">. Если </text:span><text:span text:style-name="T1279">такого ключа </text:span><text:span text:style-name="T1263">нет, </text:span><text:span text:style-name="T1266">то </text:span><text:span text:style-name="T1263">цикл начнётся с ближайшего следующего значения ключа: </text:span><text:span text:style-name="T1265">прямой цикл с ближайшего большего значения, а обратный цикл с ближайшего меньшего значения</text:span><text:span text:style-name="T1263">.</text:span></text:p>
        </text:list-item>
      </text:list>
      <text:p text:style-name="P458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3810015907" text:style-name="L16">
        <text:list-item>
          <text:p text:style-name="P804">Для строки — символы перебираются от конца строки к началу.</text:p>
        </text:list-item>
        <text:list-item>
          <text:p text:style-name="P804">Для массива — элементы перебираются от последнего к первому. </text:p>
        </text:list-item>
        <text:list-item>
          <text:p text:style-name="P804">Для словаря — ключи перебираются в порядке убывания.</text:p>
        </text:list-item>
      </text:list>
      <text:p text:style-name="P462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3">при том условии, что </text:span><text:span text:style-name="T1268">цикл ещё не дошёл до конца набора данных</text:span>.</text:p>
      <text:p text:style-name="P492"><text:span text:style-name="T204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408">Пока-цикл, </text:span><text:span text:style-name="T1409">цикл-пока</text:span><text:span text:style-name="T1408"> — ц</text:span>икл с условием</text:h>
      <text:p text:style-name="P471">В Клаусе есть две разновидности условного цикла: цикл с предусловием и цикл с постусловием.</text:p>
      <text:p text:style-name="P471">Цикл с предусловием начинается ключевым словом <text:span text:style-name="Source_20_Text">пока</text:span>, за которым следует <text:span text:style-name="T1281">выражение логического типа, слово </text:span><text:span text:style-name="Source_20_Text"><text:span text:style-name="T1281">цикл</text:span></text:span><text:span text:style-name="T1281">, тело цикла и знак «</text:span><text:span text:style-name="Source_20_Text"><text:span text:style-name="T1281">;</text:span></text:span><text:span text:style-name="T1281">».</text:span></text:p>
      <text:p text:style-name="P472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3"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82">п</text:span>еременная<text:line-break/> <text:s text:c="3"/><text:span text:style-name="T1282">д: дробное = 0;</text:span><text:line-break/>начало<text:line-break/> <text:s text:c="3"/><text:span text:style-name="T1282">пока д &lt; 10 цикл д += 1.5;<text:line-break/> <text:s text:c="3"/>цикл д -= 1.2 пока д &gt;= 0;</text:span><text:line-break/>окончание.</text:p>
      <text:p text:style-name="P474"><text:soft-page-break/><text:span text:style-name="T1284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83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5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85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10">Прервать — п</text:span>рерывание цикла</text:h>
      <text:p text:style-name="P484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08">немедленно </text:span>передаётся к <text:span text:style-name="T1306">ближайшей </text:span>следующей инструкции после цикла.</text:p>
      <text:p text:style-name="P486">Если в теле цикла есть составной блок, <text:span text:style-name="T1339">имеющий</text:span> секцию <text:span text:style-name="Source_20_Text">напоследок</text:span>, <text:span text:style-name="T1339">и в этом блоке</text:span> была <text:span text:style-name="T1309">выполнена</text:span> инструкция <text:span text:style-name="Source_20_Text">прервать</text:span>, то инструкции в секции <text:span text:style-name="Source_20_Text"><text:span text:style-name="T1307">напоследок</text:span></text:span><text:span text:style-name="T1307"> </text:span>будут выполнены перед выходом из цикла.</text:p>
      <text:h text:style-name="P653" text:outline-level="2"><text:span text:style-name="T1411">Продолжить — п</text:span>рерывание <text:span text:style-name="T1310">итерации </text:span>цикла</text:h>
      <text:p text:style-name="P485">Эта инструкция записывается ключевым словом <text:span text:style-name="Source_20_Text"><text:span text:style-name="T1310">продолжить</text:span></text:span>. Она прерывает выполнение <text:span text:style-name="T1310">текущей итерации </text:span>цикла: инструкции в теле цикла, следующие после неё, не выполняются, и <text:span text:style-name="T1311">либо немедленно начинается следующая итерация, либо цикл завершается</text:span>.</text:p>
      <text:p text:style-name="P487">Если в теле цикла есть составной блок, <text:span text:style-name="T1340">имеющий</text:span> секцию <text:span text:style-name="Source_20_Text">напоследок</text:span>, <text:span text:style-name="T1340">и в этом блоке</text:span> была <text:span text:style-name="T1309">выполнена</text:span> инструкция <text:span text:style-name="Source_20_Text"><text:span text:style-name="T1312">продолжить</text:span></text:span>, то инструкции в секции <text:span text:style-name="Source_20_Text"><text:span text:style-name="T1307">напоследок</text:span></text:span><text:span text:style-name="T1307"> </text:span>будут выполнены перед <text:span text:style-name="T1313">завершением итерации</text:span>.</text:p>
      <text:h text:style-name="Heading_20_1" text:outline-level="1">Стандартная библиотека</text:h>
      <text:h text:style-name="P654" text:outline-level="2"><text:span text:style-name="T697">Базовый в</text:span>вод-вывод</text:h>
      <text:p text:style-name="P288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2">константы<text:line-break/> <text:s text:c="3"/>НС = ""№0Д№0А; // новая строка<text:line-break/> <text:s text:c="3"/><text:span text:style-name="T692">Таб = №09; <text:s text:c="4"/>// символ табуляции<text:line-break/> <text:s text:c="3"/></text:span><text:span text:style-name="T1382">ВК</text:span><text:span text:style-name="T692"> = №</text:span><text:span text:style-name="T1382">0Д</text:span><text:span text:style-name="T692">; <text:s text:c="5"/>// символ </text:span><text:span text:style-name="T1382">возврата каретки</text:span><text:span text:style-name="T692"><text:line-break/> <text:s text:c="3"/></text:span><text:span text:style-name="T1382">ПС</text:span><text:span text:style-name="T692"> = №</text:span><text:span text:style-name="T1382">0А</text:span><text:span text:style-name="T692">; <text:s text:c="5"/>// символ </text:span><text:span text:style-name="T1382">перевода строки</text:span><text:span text:style-name="T692"><text:line-break/> <text:s text:c="3"/></text:span><text:span text:style-name="T1381">КФ</text:span><text:span text:style-name="T692"> = </text:span><text:span text:style-name="T1378">№1А</text:span><text:span text:style-name="T692">; <text:s text:c="5"/>// </text:span><text:span text:style-name="T1380">символ </text:span><text:span text:style-name="T1378">кон</text:span><text:span text:style-name="T1380">ца</text:span><text:span text:style-name="T1378"> файла</text:span></text:p>
      <text:h text:style-name="Heading_20_3" text:outline-level="3">Процедура вывести()</text:h>
      <text:p text:style-name="P111"><text:span text:style-name="T284">п</text:span>роцедура вывести(<text:span text:style-name="T288">вх </text:span>арг0, арг1, арг2, ...);</text:p>
      <text:p text:style-name="P85"><text:soft-page-break/>Выводит значения, переданные в параметрах, в стандартный поток вывода. <text:span text:style-name="T291">По умолчанию поток вывода направлен на экран терминала, но он может быть переназначен средствами операционной системы </text:span><text:span text:style-name="T292">при запуске программы</text:span><text:span text:style-name="T291">.</text:span></text:p>
      <text:p text:style-name="P85"><text:span text:style-name="T290">Допускает любое количество </text:span><text:span text:style-name="T766">параметров</text:span><text:span text:style-name="T290"> простых типов. </text:span>Перед записью в поток значения <text:span text:style-name="T767">параметров</text:span><text:span text:style-name="T358"> </text:span>преобразуются в строк<text:span text:style-name="T454">овые</text:span> прямым приведением типа.</text:p>
      <text:p text:style-name="P88">При ошибках может вызывать исключение <text:span text:style-name="Source_20_Text"><text:span text:style-name="T801">ОшибкаВводаВывода</text:span></text:span>.</text:p>
      <text:p text:style-name="P87"><text:span text:style-name="T204">Примечание:</text:span> для перевода строки нужно передать в параметре символ LF (<text:span text:style-name="Source_20_Text">№0</text:span><text:span text:style-name="Source_20_Text"><text:span text:style-name="T883">А</text:span></text:span>) или константу <text:span text:style-name="Source_20_Text"><text:span text:style-name="T801">НС</text:span></text:span>.</text:p>
      <text:h text:style-name="Heading_20_3" text:outline-level="3">Процедура сообщить()</text:h>
      <text:p text:style-name="P84">процедура <text:span text:style-name="T287">сообщить</text:span>(<text:span text:style-name="T288">вх </text:span>арг0, арг1, арг2, ...);</text:p>
      <text:p text:style-name="P83">Выводит значения, переданные в параметрах, в стандартный поток <text:span text:style-name="T286">сообщений об ошибках</text:span>. <text:span text:style-name="T286">По умолчанию этот </text:span><text:span text:style-name="T490">направлен на экран терминала</text:span><text:span text:style-name="T286">, но может быть переназначен средствами операционной системы при запуске программы.</text:span></text:p>
      <text:p text:style-name="P83"><text:span text:style-name="T290">Допускает любое количество </text:span><text:span text:style-name="T768">параметров</text:span><text:span text:style-name="T290"> простых типов. </text:span>Перед записью в поток значения <text:span text:style-name="T768">параметров</text:span><text:span text:style-name="T357"> </text:span>преобразуются в строк<text:span text:style-name="T453">овые</text:span> прямым приведением типа.</text:p>
      <text:p text:style-name="P89">При ошибках может вызывать исключение <text:span text:style-name="Source_20_Text"><text:span text:style-name="T801">ОшибкаВводаВывода</text:span></text:span>.</text:p>
      <text:p text:style-name="P91"><text:span text:style-name="T205">Примечание:</text:span><text:span text:style-name="T285"> для перевода строки нужно передать в параметре символ LF (</text:span><text:span text:style-name="Source_20_Text"><text:span text:style-name="T285">№0</text:span></text:span><text:span text:style-name="Source_20_Text"><text:span text:style-name="T883">А</text:span></text:span><text:span text:style-name="T285">) или константу </text:span><text:span text:style-name="Source_20_Text"><text:span text:style-name="T837">НС</text:span></text:span><text:span text:style-name="T285">.</text:span></text:p>
      <text:h text:style-name="P670" text:outline-level="3">Функция <text:span text:style-name="T452">ввести</text:span>()</text:h>
      <text:p text:style-name="P86"><text:span text:style-name="T289">функция</text:span> <text:span text:style-name="T452">ввести</text:span>(<text:span text:style-name="T294">в</text:span><text:span text:style-name="T1617">в</text:span><text:span text:style-name="T294"> </text:span>арг0, арг1, арг2, ...): <text:span text:style-name="T314">целое;</text:span></text:p>
      <text:p text:style-name="P90">Читает значения переданных <text:span text:style-name="T769">параметров</text:span> из стандартного потока ввода <text:span text:style-name="T290">и возвращает количество прочитанных значений</text:span>. <text:s/><text:span text:style-name="T293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2"><text:span text:style-name="T290">Допускает любое количество </text:span><text:span text:style-name="T770">параметров</text:span><text:span text:style-name="T290"> простых типов. </text:span><text:span text:style-name="T301">С</text:span>читывает из потока все символы до ближайшего <text:span text:style-name="T533">символа окончания</text:span> строки (<text:span text:style-name="Source_20_Text">№0</text:span><text:span text:style-name="Source_20_Text"><text:span text:style-name="T883">А</text:span></text:span>, <text:span text:style-name="Source_20_Text"><text:span text:style-name="T533">№0</text:span></text:span><text:span text:style-name="Source_20_Text"><text:span text:style-name="T882">Д</text:span></text:span><text:span text:style-name="T533"> или </text:span><text:span text:style-name="Source_20_Text"><text:span text:style-name="T534">№1</text:span></text:span><text:span text:style-name="Source_20_Text"><text:span text:style-name="T883">А</text:span></text:span>), <text:span text:style-name="T445">выбирает значения из полученной строки и по порядку присваивает их переданным </text:span><text:span text:style-name="T771">параметрам</text:span><text:span text:style-name="T445">.</text:span> <text:span text:style-name="T445">В</text:span><text:span text:style-name="T441">ыполняет следующие действия, в</text:span> зависимости от типа переданного <text:span text:style-name="T772">параметра</text:span>:</text:p>
      <text:list xml:id="list113009158" text:style-name="L17">
        <text:list-item>
          <text:p text:style-name="P805"><text:span text:style-name="T2">Символ.</text:span><text:span text:style-name="T440"> </text:span><text:span text:style-name="T442">Выбирает следующий символ из прочитанной строки</text:span><text:span text:style-name="T305">, </text:span><text:span text:style-name="T306">конвертирует его в кодпойнт </text:span><text:span text:style-name="T307">Unicode</text:span><text:span text:style-name="T305"> </text:span><text:span text:style-name="T294">и присваивает </text:span><text:span text:style-name="T773">параметру</text:span><text:span text:style-name="T294">. </text:span><text:span text:style-name="T296">Символ </text:span><text:span text:style-name="T535">окончания строки</text:span><text:span text:style-name="T296"> считывается из потока, но не попадает в возвращаемое значение </text:span><text:span text:style-name="T773">параметра</text:span><text:span text:style-name="T296">.</text:span></text:p>
        </text:list-item>
        <text:list-item>
          <text:p text:style-name="P806"><text:span text:style-name="T1">Строка.</text:span> <text:span text:style-name="T443">П</text:span><text:span text:style-name="T308">рисваивает </text:span><text:span text:style-name="T774">параметру</text:span><text:span text:style-name="T308"> </text:span><text:span text:style-name="T446">всю оставшуюся строку </text:span>и возвращает управление. <text:span text:style-name="T296">Символ </text:span><text:span text:style-name="T542">окончания строки</text:span><text:span text:style-name="T296"> считывается из потока, но не попадает в возвращаемое значение </text:span><text:span text:style-name="T775">параметра</text:span><text:span text:style-name="T296">. </text:span>Все <text:span text:style-name="T775">параметры</text:span>, следующие за строковым <text:span text:style-name="T775">параметром</text:span>, остаются непрочитанными — <text:span text:style-name="T295">т. е., </text:span><text:span text:style-name="T1618">сохраняют свои прежние </text:span><text:span text:style-name="T295">значения</text:span>.</text:p>
        </text:list-item>
        <text:list-item>
          <text:p text:style-name="P807"><text:span text:style-name="T1">Другие типы.</text:span> <text:span text:style-name="T447">Пропускает пробел</text:span><text:span text:style-name="T450">ы</text:span><text:span text:style-name="T447"> и табуляции </text:span><text:span text:style-name="T297">(</text:span><text:span text:style-name="Source_20_Text"><text:span text:style-name="T297">№20</text:span></text:span><text:span text:style-name="T297">, </text:span><text:span text:style-name="Source_20_Text"><text:span text:style-name="T298">№09</text:span></text:span><text:span text:style-name="T297">), </text:span><text:span text:style-name="T447">считывает часть строки до ближайшего пробела или табуляции</text:span><text:span text:style-name="T297"> </text:span><text:span text:style-name="T298">и приводит </text:span><text:span text:style-name="T447">полученный текст</text:span><text:span text:style-name="T298"> к типу данных соответствующего </text:span><text:span text:style-name="T444">по порядку </text:span><text:span text:style-name="T776">параметра</text:span><text:span text:style-name="T298">. </text:span><text:span text:style-name="T299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98">Если в строке, полученной из потока, оказалось меньше </text:span><text:span text:style-name="T448">данных</text:span><text:span text:style-name="T298">, чем </text:span><text:span text:style-name="T449">нужно для заполнения всех </text:span><text:span text:style-name="T298">передан</text:span><text:span text:style-name="T449">ных</text:span><text:span text:style-name="T298"> </text:span><text:span text:style-name="T777">параметров</text:span><text:span text:style-name="T298">, </text:span><text:span text:style-name="T300">то оставшиеся </text:span><text:span text:style-name="T778">параметры</text:span><text:span text:style-name="T300"> </text:span><text:span text:style-name="T312">не </text:span><text:span text:style-name="T300">будут прочитаны и </text:span><text:span text:style-name="T1619">сохранят свои прежние</text:span><text:span text:style-name="T300"> значения. Если в строке больше </text:span><text:span text:style-name="T451">данных</text:span><text:span text:style-name="T300">, чем передано </text:span><text:span text:style-name="T779">параметров</text:span><text:span text:style-name="T300">, то оставшаяся часть строки будет отброшена.</text:span></text:p>
      <text:p text:style-name="P92"><text:soft-page-break/>Функция возвращает количество фактически прочитанных <text:span text:style-name="T780">значений</text:span>. При ошибках <text:span text:style-name="T302">преобразования</text:span> <text:span text:style-name="T302">значений из </text:span><text:span text:style-name="T310">их </text:span><text:span text:style-name="T303">текст</text:span><text:span text:style-name="T309">овых представлений</text:span><text:span text:style-name="T303"> </text:span>создаётся исключение <text:span text:style-name="Source_20_Text"><text:span text:style-name="T801">ОшибкаКонвертации</text:span></text:span>, при ошибках чтения — исключение <text:span text:style-name="Source_20_Text"><text:span text:style-name="T801">ОшибкаВводаВывода</text:span></text:span>.</text:p>
      <text:p text:style-name="P208"><text:span text:style-name="T204">Примечание </text:span><text:span text:style-name="T206">1</text:span><text:span text:style-name="T204">:</text:span> чтение и запись значений моментов может быть взаимно <text:span text:style-name="T320">не</text:span>однозначн<text:span text:style-name="T313">а</text:span>, т. к. при приведении момента к строке текстов<text:span text:style-name="T311">ы</text:span>е представлени<text:span text:style-name="T311">я</text:span> даты и времени разделяются пробелом. Это может приводить к необходимости считывать момент в два <text:span text:style-name="T781">параметра</text:span>, расположенных друг за другом — <text:span text:style-name="T304">сначала дату, затем время — и</text:span> складывать <text:span text:style-name="T321">полученные</text:span> значения.</text:p>
      <text:p text:style-name="P210"><text:span text:style-name="T204">Примечание 2:</text:span> не рекомендуется использовать эту функцию в сквозном режиме терминала, <text:span text:style-name="T536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57">()</text:span>: символ;</text:p>
      <text:p text:style-name="P209">Читает один символ из стандартного потока ввода и возвращает прочитанный символ.</text:p>
      <text:p text:style-name="P209"><text:span text:style-name="T526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26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8">прочестьСимвол()</text:span></text:span><text:span text:style-name="T526"> выполняются немедленно. </text:span><text:span text:style-name="T527">В том числе функция читает из потока и возвращает символ </text:span><text:span text:style-name="Source_20_Text"><text:span text:style-name="T527">№0</text:span></text:span><text:span text:style-name="Source_20_Text"><text:span text:style-name="T538">A</text:span></text:span><text:span text:style-name="T527">, соответствующий нажатию клавиши </text:span><text:span text:style-name="T15">Enter</text:span><text:span text:style-name="T527">, </text:span><text:span text:style-name="T537">а также </text:span><text:span text:style-name="T541">любые другие управляющие </text:span><text:span text:style-name="T537">символы </text:span><text:span text:style-name="T541">(если терминал отправляет их в поток)</text:span><text:span text:style-name="T527">.</text:span></text:p>
      <text:p text:style-name="P509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9">В этом режиме при нажатии </text:span><text:span text:style-name="T16">Enter</text:span><text:span text:style-name="T539"> функция </text:span><text:span text:style-name="T540">вернёт символ </text:span><text:span text:style-name="Source_20_Text"><text:span text:style-name="T540">№0D</text:span></text:span><text:span text:style-name="T540">.</text:span></text:p>
      <text:p text:style-name="P510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1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79">При этом функция </text:span><text:span text:style-name="Source_20_Text"><text:span text:style-name="T1379">естьСимвол()</text:span></text:span><text:span text:style-name="T1379"> всегда будет возвращать истинное значение.</text:span></text:p>
      <text:h text:style-name="Heading_20_3" text:outline-level="3">Функция есть<text:span text:style-name="T599">Символ</text:span>()</text:h>
      <text:p text:style-name="Исходный_20_код">функция есть<text:span text:style-name="T599">Символ</text:span><text:span text:style-name="T1458">()</text:span>: логическое;</text:p>
      <text:p text:style-name="P507">Возвращает истинное значение, если в потоке ввода есть <text:span text:style-name="T531">непрочитанные </text:span>данные. <text:span text:style-name="T528">В этом случае функци</text:span><text:span text:style-name="T529">я</text:span><text:span text:style-name="T528"> </text:span><text:span text:style-name="Source_20_Text"><text:span text:style-name="T839">прочестьСимвол()</text:span></text:span><text:span text:style-name="T528"> не ожида</text:span><text:span text:style-name="T530">е</text:span><text:span text:style-name="T528">т ввода от пользователя, а немедленно возвраща</text:span><text:span text:style-name="T532">е</text:span><text:span text:style-name="T528">т </text:span><text:span text:style-name="T532">следующий символ</text:span><text:span text:style-name="T528"> из потока.</text:span></text:p>
      <text:p text:style-name="P508">Если стандартный поток ввода перенаправлен на файл, эта функция всегда возвращает истинное значение.</text:p>
      <text:h text:style-name="P655" text:outline-level="2"><text:span text:style-name="T522">Управление</text:span> терминалом</text:h>
      <text:p text:style-name="P188">Функции <text:span text:style-name="T522">управления</text:span> терминалом реализованы путём выдачи <text:span text:style-name="T503">ESC-</text:span>последовательностей <text:span text:style-name="T518">в стандартный поток вывода </text:span><text:span text:style-name="T519">или поток сообщений </text:span><text:span text:style-name="T523">об ошибках</text:span>, в соответствии со стандартом ECMA-<text:span text:style-name="T503">48. </text:span><text:span text:style-name="T755">Эти функции могут не работать или о</text:span><text:span text:style-name="T503">собенности </text:span><text:span text:style-name="T755">их </text:span><text:span text:style-name="T503">работы могут </text:span><text:span text:style-name="T756">раз</text:span><text:span text:style-name="T503">личаться в зависимости от реализации терминала, используемого для запуска программы.</text:span></text:p>
      <text:h text:style-name="P671" text:outline-level="3"><text:soft-page-break/>Константы</text:h>
      <text:p text:style-name="P319"><text:span text:style-name="T784">к</text:span><text:span text:style-name="T753">онстанты<text:line-break/> <text:s text:c="3"/>// </text:span><text:span text:style-name="T783">Идентификаторы стандартных потоков<text:line-break/> <text:s text:c="3"/></text:span><text:span text:style-name="T785">идС</text:span><text:span text:style-name="T783">тдВывод = 1;<text:line-break/> <text:s text:c="3"/></text:span><text:span text:style-name="T785">идС</text:span><text:span text:style-name="T783">тдСообщ = 2;</text:span><text:span text:style-name="T753"><text:line-break/> <text:s text:c="3"/>// </text:span><text:span text:style-name="T782">Режимы терминала<text:line-break/> <text:s text:c="3"/>трКанон = нет;<text:line-break/> <text:s text:c="3"/>трСквозной = да;</text:span></text:p>
      <text:p text:style-name="P319"><text:span text:style-name="T784">константы</text:span><text:span text:style-name="T782"><text:line-break/></text:span> <text:s text:c="3"/>// <text:span text:style-name="T782">Стили шрифта</text:span><text:line-break/> <text:s text:c="3"/><text:span text:style-name="T753">стшЖирный <text:s/>= </text:span>1; // жирный шрифт<text:line-break/> <text:s text:c="3"/><text:span text:style-name="T753">стшКурсив <text:s/>= </text:span>2; // курсив<text:line-break/> <text:s text:c="3"/><text:span text:style-name="T753">стшПодчерк = </text:span>4; // одинарное подчёркивание<text:line-break/> <text:s text:c="3"/><text:span text:style-name="T753">стшЗачерк <text:s/>= </text:span>8; // <text:span text:style-name="T754">за</text:span>чёркнутый текст</text:p>
      <text:h text:style-name="P672" text:outline-level="3">Процедура <text:span text:style-name="T520">терминал</text:span><text:span text:style-name="T505">()</text:span></text:h>
      <text:p text:style-name="P206"><text:span text:style-name="T491">процедура </text:span><text:span text:style-name="T520">терминал</text:span><text:span text:style-name="T491">(</text:span><text:span text:style-name="T492">вх </text:span><text:span text:style-name="T520">поток</text:span><text:span text:style-name="T491">: целое; </text:span><text:span text:style-name="T524">вх сквозной: логическое</text:span><text:span text:style-name="T491">);</text:span></text:p>
      <text:p text:style-name="P186"><text:span text:style-name="T520">Выбирает один из двух стандартных потоков, с которым будут работать все последующие вызовы функций </text:span><text:span text:style-name="T522">управления терминалом, </text:span><text:span text:style-name="T525">и устанавливает для него режим работы</text:span><text:span text:style-name="T516">.</text:span></text:p>
      <text:p text:style-name="P186"><text:span text:style-name="T520">Параметр </text:span><text:span text:style-name="T10">поток</text:span><text:span text:style-name="T520"> может иметь одно из двух значений: </text:span><text:span text:style-name="Source_20_Text"><text:span text:style-name="T840">идСтдВывод</text:span></text:span><text:span text:style-name="T520"> — стандартный поток вывода, </text:span><text:span text:style-name="Source_20_Text"><text:span text:style-name="T840">идСтдСообщ</text:span></text:span><text:span text:style-name="T520"> — стандартный поток сообщений </text:span><text:span text:style-name="T521">об ошибках</text:span><text:span text:style-name="T520">.</text:span></text:p>
      <text:p text:style-name="P207">Если параметр <text:span text:style-name="Source_20_Text"><text:span text:style-name="T801">сквозной</text:span></text:span> имеет значение <text:span text:style-name="Source_20_Text"><text:span text:style-name="T841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72" text:outline-level="3">Процедура размерЭкрана<text:span text:style-name="T505">()</text:span></text:h>
      <text:p text:style-name="Исходный_20_код"><text:span text:style-name="T491">процедура размер</text:span><text:span text:style-name="T493">Экрана</text:span><text:span text:style-name="T491">(</text:span><text:span text:style-name="T492">вх </text:span><text:span text:style-name="T491">горз, верт: целое);</text:span></text:p>
      <text:p text:style-name="P185">Устанавливает размер<text:span text:style-name="T515">ы</text:span> окна терминала. <text:span text:style-name="T516">Параметр </text:span><text:span text:style-name="Source_20_Text"><text:span text:style-name="T842">горз</text:span></text:span><text:span text:style-name="T516"> означает количество символов по горизонтали, а параметр </text:span><text:span text:style-name="Source_20_Text"><text:span text:style-name="T842">верт</text:span></text:span><text:span text:style-name="T516"> — количество строк по вертикали.</text:span></text:p>
      <text:h text:style-name="P673" text:outline-level="3">Процедура очиститьЭкран<text:span text:style-name="T505">()</text:span></text:h>
      <text:p text:style-name="Исходный_20_код">процедура очистить<text:span text:style-name="T493">Экран</text:span><text:span text:style-name="T1454">()</text:span>;</text:p>
      <text:p text:style-name="Text_20_body">Очищает <text:span text:style-name="T503">экран, </text:span><text:span text:style-name="T1470">используя установленный цвет шрифта и фона</text:span><text:span text:style-name="T503">.</text:span></text:p>
      <text:h text:style-name="Heading_20_3" text:outline-level="3">Процедура очиститьСтроку<text:span text:style-name="T505">()</text:span></text:h>
      <text:p text:style-name="Исходный_20_код">процедура очистить<text:span text:style-name="T493">Строку(вх </text:span><text:span text:style-name="T494">где</text:span><text:span text:style-name="T493">: целое)</text:span>;</text:p>
      <text:p text:style-name="P185">Очищает указанную часть строки в позиции курсора, <text:span text:style-name="T504">используя установленный цвет </text:span><text:span text:style-name="T1470">шрифта и </text:span><text:span text:style-name="T504">фона</text:span>. Если переданное значение <text:span text:style-name="Source_20_Text"><text:span text:style-name="T801">где</text:span></text:span> отрицательно, очищает строку слева от курсора, включая позицию курсора. Если <text:span text:style-name="Source_20_Text"><text:span text:style-name="T801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74" text:outline-level="3"><text:soft-page-break/>Процедура курсор()</text:h>
      <text:p text:style-name="Исходный_20_код">процедура курсор(вх горз, верт: целое);</text:p>
      <text:p text:style-name="P189">Устанавливает курсор в переданную позицию. <text:span text:style-name="T506">Нумерация строк </text:span><text:span text:style-name="T507">на экране</text:span><text:span text:style-name="T506"> и символов в строке начинается с нуля.</text:span></text:p>
      <text:h text:style-name="P676" text:outline-level="3">Процедура курсорГорз()</text:h>
      <text:p text:style-name="P203">процедура курсор<text:span text:style-name="T497">Горз</text:span>(вх горз: целое);</text:p>
      <text:p text:style-name="P19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679" text:outline-level="3">Процедура курсорВерт()</text:h>
      <text:p text:style-name="P203">процедура курсор<text:span text:style-name="T497">Верт</text:span>(вх верт: целое);</text:p>
      <text:p text:style-name="P192">Устанавливает курсор в <text:span text:style-name="T508">переданную строку на экране</text:span>, <text:span text:style-name="T508">горизонтальная</text:span> координата курсора не меняется. Нумерация строк начинается с нуля.</text:p>
      <text:h text:style-name="P675" text:outline-level="3">Процедура <text:span text:style-name="T1450">подвинутьК</text:span>урсор()</text:h>
      <text:p text:style-name="P526">процедура <text:span text:style-name="T1450">подвинутьК</text:span>урсор(вх горз, верт: целое);</text:p>
      <text:p text:style-name="P190"><text:span text:style-name="T1451">Сдвигает</text:span> курсор <text:span text:style-name="T1451">на указанное количество строк и/или столбцов относительно текущей позиции</text:span>. <text:span text:style-name="T1451">Положительные значения параметров </text:span><text:span text:style-name="Source_20_Text"><text:span text:style-name="T1451">горз</text:span></text:span><text:span text:style-name="T1451"> и </text:span><text:span text:style-name="Source_20_Text"><text:span text:style-name="T1451">верт</text:span></text:span><text:span text:style-name="T1451"> сдвигают курсор вправо и вниз, а отрицательные — влево и вверх</text:span><text:span text:style-name="T506">.</text:span></text:p>
      <text:h text:style-name="P677" text:outline-level="3">Процедура <text:span text:style-name="T1446">запомнитьКурсор</text:span>()</text:h>
      <text:p text:style-name="P524">процедура <text:span text:style-name="T1446">запомнитьКурсор</text:span>();</text:p>
      <text:p text:style-name="P193"><text:span text:style-name="T1447">Запоминает текущую позицию курсора</text:span>. <text:span text:style-name="T1449">Для возврата курсора в сохранённую позицию используется процедура </text:span><text:span text:style-name="Source_20_Text"><text:span text:style-name="T1449">вернутьКурсор()</text:span></text:span><text:span text:style-name="T1449">.</text:span></text:p>
      <text:h text:style-name="P678" text:outline-level="3">Процедура <text:span text:style-name="T1448">вернуть</text:span><text:span text:style-name="T1446">Курсор</text:span>()</text:h>
      <text:p text:style-name="P525">процедура <text:span text:style-name="T1448">вернуть</text:span><text:span text:style-name="T1446">Курсор</text:span>();</text:p>
      <text:p text:style-name="P194"><text:span text:style-name="T1448">Возвращает курсор в позицию, которая была ранее сохранена </text:span><text:span text:style-name="T1449">вызовом процедуры</text:span><text:span text:style-name="T1448"> </text:span><text:span text:style-name="Source_20_Text"><text:span text:style-name="T1448">запомнитьКурсор()</text:span></text:span>.</text:p>
      <text:h text:style-name="P680" text:outline-level="3">Процедура скрытьКурсор()</text:h>
      <text:p text:style-name="P203">процедура <text:span text:style-name="T496">скрытьК</text:span>урсор<text:span text:style-name="T1455">()</text:span>;</text:p>
      <text:p text:style-name="P195">Скрывает мигающий прямоугольник курсора. Скрытый курсор продолжает выполнять свои функции как указатель <text:span text:style-name="T517">текущей </text:span>позиции для вывода текста.</text:p>
      <text:h text:style-name="P681" text:outline-level="3"><text:soft-page-break/>Процедура показатьКурсор()</text:h>
      <text:p text:style-name="P204">процедура <text:span text:style-name="T496">показатьК</text:span>урсор<text:span text:style-name="T1455">()</text:span>;</text:p>
      <text:p text:style-name="P18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4">процедура цветФона(вх цвет: целое);</text:p>
      <text:p text:style-name="P196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9">Параметр <text:span text:style-name="Source_20_Text"><text:span text:style-name="T801">цвет</text:span></text:span> может принимать значения от 0 до 255 и обозначает номер <text:span text:style-name="T509">в 256-цветной палитре xTerm.</text:span></text:p>
      <text:h text:style-name="P682" text:outline-level="3">Процедура цветШрифта()</text:h>
      <text:p text:style-name="Исходный_20_код">процедура цвет<text:span text:style-name="T498">Шрифта</text:span>(вх цвет: целое);</text:p>
      <text:p text:style-name="P197">Устанавливает переданный цвет <text:span text:style-name="T510">шрифта</text:span>, который будет использоваться при следующих вызовах функций вывода текста.</text:p>
      <text:p text:style-name="P200">Параметр <text:span text:style-name="Source_20_Text"><text:span text:style-name="T801">цвет</text:span></text:span> может принимать значения от 0 до 255 и обозначает номер <text:span text:style-name="T509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95">стильШрифта</text:span>(<text:span text:style-name="T492">вх </text:span>стиль: целое);</text:p>
      <text:p text:style-name="P198">Устанавливает переданный <text:span text:style-name="T511">стиль</text:span> <text:span text:style-name="T510">шрифта</text:span>, который будет использоваться при следующих вызовах функций вывода текста.</text:p>
      <text:p text:style-name="P588">В параметре <text:span text:style-name="Source_20_Text">стиль</text:span> можно передать <text:span text:style-name="T1575">нуль, либо </text:span>одно или несколько значений констант <text:span text:style-name="Source_20_Text">с</text:span><text:span text:style-name="Source_20_Text"><text:span text:style-name="T157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76">т</text:span></text:span><text:span text:style-name="Source_20_Text">шЖирный | с</text:span><text:span text:style-name="Source_20_Text"><text:span text:style-name="T1576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76">т</text:span></text:span><text:span text:style-name="Source_20_Text">ш</text:span><text:span text:style-name="Source_20_Text"><text:span text:style-name="T1562">За</text:span></text:span><text:span text:style-name="Source_20_Text">черк | </text:span><text:span text:style-name="Source_20_Text"><text:span text:style-name="T1568">с</text:span></text:span><text:span text:style-name="Source_20_Text"><text:span text:style-name="T1576">т</text:span></text:span><text:span text:style-name="Source_20_Text"><text:span text:style-name="T1568">шПодчерк</text:span></text:span><text:span text:style-name="Source_20_Text"> </text:span><text:span text:style-name="Source_20_Text"><text:span text:style-name="T1568">| </text:span></text:span><text:span text:style-name="Source_20_Text">с</text:span><text:span text:style-name="Source_20_Text"><text:span text:style-name="T1576">т</text:span></text:span><text:span text:style-name="Source_20_Text">шКурсив</text:span> означает <text:span text:style-name="T1562">за</text:span>чёркнутый <text:span text:style-name="T1569">и подчёркнутый </text:span>курсив.</text:p>
      <text:h text:style-name="Heading_20_3" text:outline-level="3">Процедура <text:span text:style-name="T513">сбросить</text:span>Атрибуты()</text:h>
      <text:p text:style-name="P205">процедура <text:span text:style-name="T514">сбросить</text:span><text:span text:style-name="T502">А</text:span><text:span text:style-name="T501">трибуты</text:span><text:span text:style-name="T1456">()</text:span>;</text:p>
      <text:p text:style-name="P20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5"><text:span text:style-name="T500">функция</text:span> <text:span text:style-name="T499">цвет256</text:span>(<text:span text:style-name="T492">вх </text:span><text:span text:style-name="T499">кр, зел, син</text:span>: целое): <text:span text:style-name="T500">целое</text:span>;</text:p>
      <text:p text:style-name="P20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2"><text:span text:style-name="T512">Параметры </text:span><text:span text:style-name="Source_20_Text"><text:span text:style-name="T843">кр</text:span></text:span><text:span text:style-name="T512">, </text:span><text:span text:style-name="Source_20_Text"><text:span text:style-name="T843">зел</text:span></text:span><text:span text:style-name="T512"> и </text:span><text:span text:style-name="Source_20_Text"><text:span text:style-name="T843">син</text:span></text:span><text:span text:style-name="T512"> соответствуют красной, зелёной и синей составляющим и могут принимать значения от 0 до 255.</text:span></text:p>
      <text:h text:style-name="Heading_20_2" text:outline-level="2"><text:soft-page-break/>Файловый ввод-вывод</text:h>
      <text:h text:style-name="P683" text:outline-level="3">Типы</text:h>
      <text:p text:style-name="P373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Константы</text:h>
      <text:p text:style-name="P289"><text:span text:style-name="T703">к</text:span><text:span text:style-name="T699">онстанты<text:line-break/> <text:s text:c="3"/>// </text:span><text:span text:style-name="T718">типы</text:span><text:span text:style-name="T702"> файлов</text:span><text:span text:style-name="T699"><text:line-break/> <text:s text:c="3"/></text:span><text:span text:style-name="T701">ф</text:span><text:span text:style-name="T725">т</text:span><text:span text:style-name="T701">Текст <text:s text:c="3"/>= 0; // </text:span><text:span text:style-name="T702">текстовый файл</text:span><text:span text:style-name="T701"><text:line-break/> <text:s text:c="3"/>ф</text:span><text:span text:style-name="T725">т</text:span><text:span text:style-name="T701">Двоичный = 1; // </text:span><text:span text:style-name="T702">файл с произвольным форматом данных</text:span></text:p>
      <text:p text:style-name="P289"/>
      <text:p text:style-name="P372"><text:span text:style-name="T704">константы<text:line-break/></text:span><text:span text:style-name="T702"> <text:s text:c="3"/>// режим</text:span><text:span text:style-name="T1494">ы</text:span><text:span text:style-name="T702"> </text:span><text:span text:style-name="T1002">открытия файла</text:span><text:line-break/> <text:s text:c="3"/>ф<text:span text:style-name="T732">р</text:span><text:span text:style-name="T731">д</text:span>Чтение <text:s text:c="3"/><text:span text:style-name="T699">= </text:span><text:span text:style-name="T729">$0</text:span><text:span text:style-name="T726">1</text:span><text:span text:style-name="T699">; // </text:span><text:span text:style-name="T726">разрешить чтение файла</text:span><text:line-break/> <text:s text:c="3"/>ф<text:span text:style-name="T732">р</text:span><text:span text:style-name="T731">д</text:span>Запись <text:s text:c="3"/><text:span text:style-name="T699">= </text:span><text:span text:style-name="T729">$0</text:span><text:span text:style-name="T726">2</text:span><text:span text:style-name="T699">; // </text:span><text:span text:style-name="T726">разрешить запись в файл</text:span></text:p>
      <text:p text:style-name="P372"/>
      <text:p text:style-name="P372"><text:span text:style-name="T704">константы<text:line-break/></text:span><text:span text:style-name="T702"> <text:s text:c="3"/>// режим</text:span><text:span text:style-name="T1494">ы</text:span><text:span text:style-name="T702"> совместного доступа к файлу<text:line-break/></text:span> <text:s text:c="3"/>ф<text:span text:style-name="T730">с</text:span><text:span text:style-name="T726">дИсключить</text:span> <text:span text:style-name="T699">= </text:span><text:span text:style-name="T729">$1</text:span><text:span text:style-name="T699">0; // </text:span><text:span text:style-name="T702">закрыть другим процессам доступ к файлу</text:span><text:line-break/> <text:s text:c="3"/>ф<text:span text:style-name="T730">с</text:span><text:span text:style-name="T726">д</text:span>Чтение <text:s text:c="3"/><text:span text:style-name="T699">= </text:span><text:span text:style-name="T729">$20</text:span><text:span text:style-name="T699">; // </text:span><text:span text:style-name="T702">разрешить другим процессам чтение файла</text:span><text:line-break/> <text:s text:c="3"/>ф<text:span text:style-name="T730">с</text:span><text:span text:style-name="T727">д</text:span>Любой <text:s text:c="4"/><text:span text:style-name="T699">= </text:span><text:span text:style-name="T729">$40</text:span><text:span text:style-name="T699">; // </text:span><text:span text:style-name="T702">разрешить другим процессам любые действия с файлом</text:span></text:p>
      <text:p text:style-name="P289"/>
      <text:p text:style-name="P290">константы<text:line-break/> <text:s text:c="3"/>// позиционирвание в файле<text:line-break/> <text:s text:c="3"/>ф<text:span text:style-name="T728">п</text:span>ОтНачала <text:s text:c="4"/>= 0; // <text:span text:style-name="T705">считая от начала файла</text:span><text:line-break/> <text:s text:c="3"/>ф<text:span text:style-name="T728">п</text:span>ОтКонца <text:s text:c="5"/>= 1; // <text:span text:style-name="T705">считая от конца файла</text:span><text:line-break/> <text:s text:c="3"/>ф<text:span text:style-name="T728">п</text:span>Относительно = 2; // <text:span text:style-name="T705">считая от текущей позиции в файле</text:span></text:p>
      <text:p text:style-name="P290"/>
      <text:p text:style-name="P291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91"><text:s text:c="4"/><text:span text:style-name="T993">фаСкрытый</text:span> <text:s text:c="5"/>= $00000002;</text:p>
      <text:p text:style-name="P291"><text:s text:c="4"/><text:span text:style-name="T993">фаСистемный</text:span> <text:s text:c="3"/>= $00000004;</text:p>
      <text:p text:style-name="P291"><text:s text:c="4"/><text:span text:style-name="T993">фаМеткаТома</text:span> <text:s text:c="3"/>= $00000008;</text:p>
      <text:p text:style-name="P291"><text:s text:c="4"/><text:span text:style-name="T993">фаКаталог</text:span> <text:s text:c="5"/>= $00000010;</text:p>
      <text:p text:style-name="P291"><text:s text:c="4"/><text:span text:style-name="T993">фаАрхивный</text:span> <text:s text:c="4"/>= $00000020;</text:p>
      <text:p text:style-name="P291"><text:s text:c="4"/><text:span text:style-name="T993">фаНормальный</text:span> <text:s text:c="2"/>= $00000080;</text:p>
      <text:p text:style-name="P291"><text:s text:c="4"/><text:span text:style-name="T993">фаВременный</text:span> <text:s text:c="3"/>= $00000100;</text:p>
      <text:p text:style-name="P291"><text:s text:c="4"/><text:span text:style-name="T993">фаСимвСсылка</text:span> <text:s text:c="2"/>= $00000400;</text:p>
      <text:p text:style-name="P291"><text:s text:c="4"/><text:span text:style-name="T993">фаСжатый</text:span> <text:s text:c="6"/>= $00000800;</text:p>
      <text:p text:style-name="P291"><text:s text:c="4"/><text:span text:style-name="T993">фаШифрованный</text:span> <text:s/>= $00004000;</text:p>
      <text:p text:style-name="P291"><text:s text:c="4"/><text:span text:style-name="T993">фаВиртуальный</text:span> <text:s/>= $00010000;</text:p>
      <text:h text:style-name="P684" text:outline-level="3"><text:span text:style-name="T720">Ф</text:span>ункция <text:span text:style-name="T700">файл</text:span><text:span text:style-name="T722">Создать</text:span>()</text:h>
      <text:p text:style-name="P305">функция файл<text:span text:style-name="T724">Создать</text:span>(вх <text:span text:style-name="T719">типФайла</text:span>: целое; вх имя: строка; вх <text:span text:style-name="T723">режим</text:span>: целое): <text:span text:style-name="T706">объект</text:span>;</text:p>
      <text:p text:style-name="P308"><text:soft-page-break/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1">ОшибкаВводаВывода</text:span></text:span>.</text:p>
      <text:p text:style-name="P316">Параметр <text:span text:style-name="Source_20_Text"><text:span text:style-name="T801">тип</text:span></text:span><text:span text:style-name="Source_20_Text"><text:span text:style-name="T844">Файла</text:span></text:span> означает тип данных создаваемого файла. Значение <text:span text:style-name="Source_20_Text"><text:span text:style-name="T801">фтТекст</text:span></text:span> означает текстовый файл в кодировке UTF-8, значение <text:span text:style-name="Source_20_Text"><text:span text:style-name="T801">фтДвоичный</text:span></text:span> — данные в произвольном формате. <text:span text:style-name="T798">Ф</text:span><text:span text:style-name="T797">ункции </text:span><text:span text:style-name="Source_20_Text"><text:span text:style-name="T845">файлЗаписать()</text:span></text:span><text:span text:style-name="T797"> и </text:span><text:span text:style-name="Source_20_Text"><text:span text:style-name="T845">файлПрочесть()</text:span></text:span><text:span text:style-name="T797"> обращаются к файлу по-разному, </text:span><text:span text:style-name="T798">в зависимости от значения этого параметра</text:span><text:span text:style-name="T797">.</text:span></text:p>
      <text:p text:style-name="P310">Параметр <text:span text:style-name="Source_20_Text"><text:span text:style-name="T801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1">фсдХХХХ</text:span></text:span>.</text:p>
      <text:p text:style-name="P31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2"><text:span text:style-name="T792">Успешно с</text:span>озданный файл должен быть закрыт вызовом <text:span text:style-name="T1481">процедуры</text:span> <text:span text:style-name="Source_20_Text"><text:span text:style-name="T801">файлЗакрыть()</text:span></text:span>.</text:p>
      <text:h text:style-name="P685" text:outline-level="3"><text:span text:style-name="T720">Ф</text:span>ункция <text:span text:style-name="T700">файлОткрыть</text:span>()</text:h>
      <text:p text:style-name="P320">функция файлОткрыть(вх <text:span text:style-name="T719">типФайла</text:span>: целое; вх имя: строка; вх р<text:span text:style-name="T716">е</text:span>ж<text:span text:style-name="T717">им</text:span>: целое): <text:span text:style-name="T706">объект</text:span>;</text:p>
      <text:p text:style-name="P308">Открывает существующий файл с указанным именем <text:span text:style-name="T893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1">ОшибкаВводаВывода</text:span></text:span>.</text:p>
      <text:p text:style-name="P317">Параметр <text:span text:style-name="Source_20_Text"><text:span text:style-name="T801">тип</text:span></text:span><text:span text:style-name="Source_20_Text"><text:span text:style-name="T844">Файла</text:span></text:span> означает тип данных <text:span text:style-name="T799">открываемого</text:span> файла. Значение <text:span text:style-name="Source_20_Text"><text:span text:style-name="T801">фтТекст</text:span></text:span> означает текстовый файл в кодировке UTF-8, значение <text:span text:style-name="Source_20_Text"><text:span text:style-name="T801">фтДвоичный</text:span></text:span> — данные в произвольном формате. <text:span text:style-name="T798">Ф</text:span><text:span text:style-name="T797">ункции </text:span><text:span text:style-name="Source_20_Text"><text:span text:style-name="T845">файлЗаписать()</text:span></text:span><text:span text:style-name="T797"> и </text:span><text:span text:style-name="Source_20_Text"><text:span text:style-name="T845">файлПрочесть()</text:span></text:span><text:span text:style-name="T797"> обращаются к файлу по-разному, </text:span><text:span text:style-name="T798">в зависимости от значения этого параметра</text:span><text:span text:style-name="T797">.</text:span></text:p>
      <text:p text:style-name="P309">Параметр <text:span text:style-name="Source_20_Text"><text:span text:style-name="T801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800">открытому</text:span> файлу со стороны других процессов. <text:span text:style-name="T786">Для этого используются константы </text:span><text:span text:style-name="Source_20_Text"><text:span text:style-name="T846">фрдХХХХ</text:span></text:span><text:span text:style-name="T787"> и </text:span><text:span text:style-name="Source_20_Text"><text:span text:style-name="T846">фсдХХХХ</text:span></text:span><text:span text:style-name="T787">, которые можно комбинировать </text:span><text:span text:style-name="T788">с помощью операции побитового «ИЛИ». </text:span><text:span text:style-name="T789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7">режим</text:span></text:span><text:span text:style-name="T789"> выражение </text:span><text:span text:style-name="Source_20_Text"><text:span text:style-name="T789">фрдЧтение | фрдЗапись | фсдЧтение</text:span></text:span><text:span text:style-name="T789">.</text:span>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91">Успе</text:span><text:span text:style-name="T792">ш</text:span><text:span text:style-name="T791">но о</text:span><text:span text:style-name="T790">ткрытый</text:span> файл должен быть закрыт вызовом <text:span text:style-name="T1482">процедуры</text:span> <text:span text:style-name="Source_20_Text"><text:span text:style-name="T801">файлЗакрыть()</text:span></text:span>.</text:p>
      <text:h text:style-name="Heading_20_3" text:outline-level="3"><text:span text:style-name="T720">П</text:span>роцедура <text:span text:style-name="T700">файлЗакрыть</text:span>()</text:h>
      <text:p text:style-name="Исходный_20_код">процедура файлЗакрыть(<text:span text:style-name="T708">вв </text:span>файл: объект);</text:p>
      <text:p text:style-name="Text_20_body">Закры<text:span text:style-name="T793">в</text:span>ает <text:span text:style-name="T793">файл, открытый вызовом функции </text:span><text:span text:style-name="Source_20_Text"><text:span text:style-name="T848">файлСоздать()</text:span></text:span><text:span text:style-name="T793"> или </text:span><text:span text:style-name="Source_20_Text"><text:span text:style-name="T848">файлОткрыть()</text:span></text:span><text:span text:style-name="T793">, и присваивает значение </text:span><text:span text:style-name="Source_20_Text"><text:span text:style-name="T848">пусто</text:span></text:span><text:span text:style-name="T793"> переданному объекту.</text:span></text:p>
      <text:p text:style-name="P31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1">ОшибкаВыполнения</text:span></text:span>. Поэтому вызов этой функции желательно помещать в секцию <text:span text:style-name="Source_20_Text"><text:span text:style-name="T801">напоследок</text:span></text:span> составного блока, <text:s/>например:</text:p>
      <text:p text:style-name="P321">переменная<text:line-break/> <text:s text:c="3"/>ф: объект;<text:line-break/>начало<text:line-break/> <text:s text:c="3"/><text:span text:style-name="T794">ф := файлОткрыть</text:span>(<text:span text:style-name="T794">фтТекст, "мой-файл.txt", фрдЗапись | фсдИсключить</text:span>);<text:line-break/> <text:s text:c="3"/><text:span text:style-name="T794">начало<text:line-break/> <text:s text:c="7"/></text:span><text:span text:style-name="T795">файлРазмер(ф, 0);</text:span><text:span text:style-name="T794"><text:line-break/></text:span><text:soft-page-break/><text:span text:style-name="T794"> <text:s text:c="7"/>файлЗаписать(ф, "Вот такие числа:", НС);<text:line-break/> <text:s text:c="7"/>файлЗаписать(ф, 10, ' ', 20, ' ', 30, НС);<text:line-break/> <text:s text:c="3"/></text:span><text:span text:style-name="T796">исключение<text:line-break/> <text:s text:c="7"/>когда </text:span><text:span text:style-name="T894">любое</text:span><text:span text:style-name="T796"> тогда сообщить("Ошибка при записи в файл.");</text:span><text:span text:style-name="T794"><text:line-break/> <text:s text:c="3"/>напоследок<text:line-break/> <text:s text:c="7"/>файлЗакрыть(ф);<text:line-break/> <text:s text:c="3"/>конец;<text:line-break/></text:span><text:span text:style-name="T796">исключение<text:line-break/> <text:s text:c="3"/>когда </text:span><text:span text:style-name="T894">любое</text:span><text:span text:style-name="T796"> тогда сообщить("Ошибка при открытии файла.");</text:span><text:line-break/><text:span text:style-name="T794">окончание</text:span>.</text:p>
      <text:h text:style-name="P686" text:outline-level="3"><text:span text:style-name="T720">Ф</text:span>ункция файл<text:span text:style-name="T721">Размер</text:span>()</text:h>
      <text:p text:style-name="P300"><text:span text:style-name="T707">функция</text:span> файл<text:span text:style-name="T721">Размер</text:span>(<text:span text:style-name="T709">вх </text:span>файл: объект): <text:span text:style-name="T710">целое</text:span>;</text:p>
      <text:p text:style-name="P326"><text:span text:style-name="T707">функция</text:span> файл<text:span text:style-name="T749">Размер</text:span>(<text:span text:style-name="T709">вх </text:span>файл: объект; <text:span text:style-name="T710">вх </text:span><text:span text:style-name="T749">размер</text:span><text:span text:style-name="T710">: целое</text:span>): <text:span text:style-name="T710">целое</text:span>;</text:p>
      <text:p text:style-name="P322">Возвращает размер <text:span text:style-name="T890">переданного </text:span>файла в байтах.</text:p>
      <text:p text:style-name="P32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2">При этом позиция чтения-записи будет установлена в конец файла.</text:span></text:p>
      <text:h text:style-name="P686" text:outline-level="3"><text:span text:style-name="T720">Ф</text:span>ункция файлПоз()</text:h>
      <text:p text:style-name="P292"><text:span text:style-name="T707">функция</text:span> файл<text:span text:style-name="T707">Поз</text:span>(<text:span text:style-name="T709">вх </text:span>файл: объект): <text:span text:style-name="T710">целое</text:span>;</text:p>
      <text:p text:style-name="P293"><text:span text:style-name="T707">функция</text:span> файл<text:span text:style-name="T707">Поз</text:span>(<text:span text:style-name="T709">вх </text:span>файл: объект; <text:span text:style-name="T710">вх поз: целое</text:span>): <text:span text:style-name="T710">целое</text:span>;</text:p>
      <text:p text:style-name="P293"><text:span text:style-name="T707">функция</text:span> файл<text:span text:style-name="T707">Поз</text:span>(<text:span text:style-name="T709">вх </text:span>файл: объект; <text:span text:style-name="T710">вх поз: целое; вх откуда: целое</text:span>): <text:span text:style-name="T710">целое</text:span>;</text:p>
      <text:p text:style-name="P323">Возвращает текущую позицию чтения-записи <text:span text:style-name="T891">для </text:span>переданного файла — <text:span text:style-name="T891">номер байта, считая от начала файла</text:span>. <text:span text:style-name="T891">Первый байт в файле имеет номер 0.</text:span></text:p>
      <text:p text:style-name="P32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8">ОшибкаВводаВывода</text:span></text:span><text:span text:style-name="T898">.</text:span></text:p>
      <text:p text:style-name="P32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3349801944" text:style-name="L18">
        <text:list-item>
          <text:p text:style-name="P808"><text:span text:style-name="Source_20_Text"><text:span text:style-name="T895">фпОтНачала</text:span></text:span><text:span text:style-name="T895"> — в </text:span><text:span text:style-name="Source_20_Text"><text:span text:style-name="T895">поз</text:span></text:span><text:span text:style-name="T895"> передан номер байта, считая от начала файла. </text:span><text:span text:style-name="T896">Это значение используется по умолчанию.</text:span></text:p>
        </text:list-item>
        <text:list-item>
          <text:p text:style-name="P809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09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20">П</text:span>роцедура файлПрочесть()</text:h>
      <text:p text:style-name="P335"><text:span text:style-name="T714">процедура</text:span> файл<text:span text:style-name="T711">Прочесть</text:span>(<text:span text:style-name="T709">вх </text:span>файл: объект; <text:span text:style-name="T712">вых </text:span><text:span text:style-name="T713">арг1, арг2, арг3, ...</text:span>);</text:p>
      <text:p text:style-name="P327">Читает данные из переданного файла, начиная с текущей позиции чтения-записи, и <text:span text:style-name="T900">по порядку </text:span><text:span text:style-name="T911">присваивает</text:span> прочитанные значения переданны<text:span text:style-name="T911">м</text:span> параметр<text:span text:style-name="T911">ам</text:span>. Позиция чтения-записи сдвигается к концу файла <text:span text:style-name="T899">на число прочитанных байт</text:span><text:span text:style-name="T930">ов</text:span>. Если в файле недостаточно данных, чтобы <text:span text:style-name="T941">прочесть </text:span><text:span text:style-name="T899">все переданны</text:span><text:span text:style-name="T941">е</text:span><text:span text:style-name="T899"> параметр</text:span><text:span text:style-name="T941">ы</text:span><text:span text:style-name="T899">, возникает исключение </text:span><text:span text:style-name="Source_20_Text"><text:span text:style-name="T899">ОшибкаВводаВывода</text:span></text:span><text:span text:style-name="T899">.</text:span></text:p>
      <text:p text:style-name="P328"><text:soft-page-break/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8">иначе возникнет исключение </text:span><text:span text:style-name="Source_20_Text"><text:span text:style-name="T908">ОшибкаВводаВывода</text:span></text:span>.</text:p>
      <text:h text:style-name="Heading_20_4" text:outline-level="4">Двоичный файл</text:h>
      <text:p text:style-name="P332">При чтении данных из двоичного файла, в зависимости от типа <text:span text:style-name="T923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310732097" text:style-name="L19">
        <text:list-item>
          <text:p text:style-name="P810"><text:span text:style-name="Source_20_Text"><text:span text:style-name="T900">строка</text:span></text:span><text:span text:style-name="T90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9">число</text:span><text:span text:style-name="T90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812"><text:span text:style-name="Source_20_Text">объект</text:span> — значение этого типа не может быть прочитано из файла. При попытке чтения возник<text:span text:style-name="T907">н</text:span>ет исключение <text:span text:style-name="Source_20_Text">НеверныйТип</text:span>.</text:p>
        </text:list-item>
        <text:list-item>
          <text:p text:style-name="P813"><text:span text:style-name="T19">д</text:span><text:span text:style-name="T1">ругие простые типы</text:span> — читает из файла <text:span text:style-name="T943">один или несколько байтов</text:span>, <text:span text:style-name="T942">в соответствии с</text:span> размер<text:span text:style-name="T94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15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3">При чтении данных из <text:span text:style-name="T905">текстового</text:span> файла, в зависимости от типа <text:span text:style-name="T924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3879367041" text:style-name="L20">
        <text:list-item>
          <text:p text:style-name="P819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819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1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819"><text:span text:style-name="Source_20_Text">объект</text:span> — <text:span text:style-name="T900">значение этого типа не может быть прочитано из файла. При попытке чтения возник</text:span><text:span text:style-name="T906">н</text:span><text:span text:style-name="T900">ет исключение </text:span><text:span text:style-name="Source_20_Text"><text:span text:style-name="T900">НеверныйТип</text:span></text:span><text:span text:style-name="T900">.</text:span></text:p>
        </text:list-item>
        <text:list-item>
          <text:p text:style-name="P821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4">возврата каретки, </text:span>перевода строки, либо до конца файла. <text:span text:style-name="T90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3">ОшибкаКонвертации</text:span></text:span><text:span text:style-name="T903">.</text:span></text:p>
        </text:list-item>
        <text:list-item>
          <text:p text:style-name="P818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20">П</text:span>роцедура файлЗаписать()</text:h>
      <text:p text:style-name="P336"><text:span text:style-name="T714">процедура</text:span> файл<text:span text:style-name="T715">Записать</text:span>(<text:span text:style-name="T709">вх </text:span>файл: объект; <text:span text:style-name="T712">вх </text:span><text:span text:style-name="T713">арг1, арг2, арг3, ...</text:span>);</text:p>
      <text:p text:style-name="P33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9">Текущая позиция чтения-записи смещается к концу файла на число записанных байт</text:span><text:span text:style-name="T931">ов</text:span><text:span text:style-name="T929">. </text:span><text:span text:style-name="T912">При ошибках записи возник</text:span><text:span text:style-name="T958">а</text:span><text:span text:style-name="T912">ет исключение </text:span><text:span text:style-name="Source_20_Text"><text:span text:style-name="T912">ОшибкаВводаВывода</text:span></text:span><text:span text:style-name="T912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770" text:outline-level="4"><text:soft-page-break/>Двоичный файл</text:h>
      <text:p text:style-name="P331">При <text:span text:style-name="T913">записи</text:span> данных <text:span text:style-name="T913">в</text:span> двоичн<text:span text:style-name="T913">ый</text:span> файл, в зависимости от типа <text:span text:style-name="T925">каждого </text:span><text:span text:style-name="T901">переданного </text:span>параметра, <text:span text:style-name="T921">процедура</text:span><text:span text:style-name="T920"> </text:span>выполня<text:span text:style-name="T920">ет</text:span> следующие действия:</text:p>
      <text:list xml:id="list131913310282750" text:continue-list="list310732097" text:style-name="L19">
        <text:list-item>
          <text:p text:style-name="P811"><text:span text:style-name="Source_20_Text"><text:span text:style-name="T900">строка</text:span></text:span><text:span text:style-name="T900"> — </text:span><text:span text:style-name="T914">записывает в файл </text:span><text:span text:style-name="T900">64-битное целое со знаком, представляющее собой длину строки в байтах. Затем, если </text:span><text:span text:style-name="T914">строка непустая</text:span><text:span text:style-name="T900">, </text:span><text:span text:style-name="T914">записывает</text:span><text:span text:style-name="T900"> </text:span><text:span text:style-name="T945">один или несколько</text:span><text:span text:style-name="T900"> байтов — </text:span><text:span text:style-name="T914">содержимое строки </text:span><text:span text:style-name="T915">в кодировке UTF-8</text:span><text:span text:style-name="T900">.</text:span></text:p>
        </text:list-item>
        <text:list-item>
          <text:p text:style-name="P814"><text:span text:style-name="T19">д</text:span><text:span text:style-name="T1">ругие простые типы</text:span> — <text:span text:style-name="T916">записывает в файл</text:span> <text:span text:style-name="T944">один или несколько</text:span> байт<text:span text:style-name="T932">ов</text:span>, <text:span text:style-name="T944">в соответствии с</text:span> размер<text:span text:style-name="T94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16"><text:span text:style-name="T19">с</text:span><text:span text:style-name="T1">оставные типы</text:span> — значения составных типов не могут быть <text:span text:style-name="T917">записаны в файл</text:span>.</text:p>
        </text:list-item>
      </text:list>
      <text:h text:style-name="P771" text:outline-level="4">Текстовый файл</text:h>
      <text:p text:style-name="P330">При <text:span text:style-name="T918">записи данных в текстовый файл</text:span>, в зависимости от типа <text:span text:style-name="T926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131913737904558" text:continue-numbering="true" text:style-name="L19">
        <text:list-item>
          <text:p text:style-name="P820"><text:span text:style-name="Source_20_Text">символ</text:span> — <text:span text:style-name="T919">записывает в файл</text:span> один символ в кодировке UTF-8.</text:p>
        </text:list-item>
        <text:list-item>
          <text:p text:style-name="P820"><text:span text:style-name="Source_20_Text">строка</text:span> — <text:span text:style-name="T920">записывает в файл символы в кодировке UTF-8, составляющие содержимое строки</text:span><text:span text:style-name="T910">. </text:span><text:span text:style-name="T920">Никакие дополнительные символы, свидетельствующие об окончании строки, </text:span><text:span text:style-name="T946">в</text:span><text:span text:style-name="T920"> файл не записываются.</text:span></text:p>
        </text:list-item>
        <text:list-item>
          <text:p text:style-name="P822"><text:span text:style-name="T18">д</text:span><text:span text:style-name="T1">ругие простые типы</text:span> — <text:span text:style-name="T920">записывает в файл </text:span><text:span text:style-name="T92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817"><text:span text:style-name="T18">с</text:span><text:span text:style-name="T1">оставные типы</text:span> — значения составных типов не могут быть <text:span text:style-name="T928">записаны в файл</text:span>.</text:p>
        </text:list-item>
      </text:list>
      <text:h text:style-name="P687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48">Возвращает истинное значение, если существует файл, <text:span text:style-name="T969">но не каталог,</text:span> с указанным именем.</text:p>
      <text:h text:style-name="P688" text:outline-level="3"><text:span text:style-name="T971">Функция</text:span> файл<text:span text:style-name="T967">Есть</text:span><text:span text:style-name="T970">Кат</text:span>()</text:h>
      <text:p text:style-name="P352"><text:span text:style-name="T968">функция</text:span> файлЕсть<text:span text:style-name="T970">Кат</text:span>(вх имя: строка): <text:span text:style-name="T968">логическое</text:span>;</text:p>
      <text:p text:style-name="P349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5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689" text:outline-level="3">Функция файл<text:span text:style-name="T974">В</text:span>рм<text:span text:style-name="T973">Имя</text:span>()</text:h>
      <text:p text:style-name="P353">функция файлВрм<text:span text:style-name="T1459">Имя</text:span>(вх общий: логическое; <text:span text:style-name="T973">вх префикс: строка</text:span>): строка;</text:p>
      <text:p text:style-name="P355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<text:soft-page-break/>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5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57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7"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690" text:outline-level="3">Функция файл<text:span text:style-name="T1017">Выполняемый</text:span>()</text:h>
      <text:p text:style-name="P363">функция файл<text:span text:style-name="T1017">Выполняемый</text:span>(): строка;</text:p>
      <text:p text:style-name="P361"><text:span text:style-name="T987">Возвращает имя файла выполняемой программы</text:span>.</text:p>
      <text:h text:style-name="P691" text:outline-level="3">Функция файл<text:span text:style-name="T1629">Путь</text:span>()</text:h>
      <text:p text:style-name="Исходный_20_код">функция файлПуть(вх путь: строка): строка;</text:p>
      <text:p text:style-name="P604">Выделяет из переданной строки часть, соответствующую пути к каталогу, включая последний символ-разделитель пути.</text:p>
      <text:h text:style-name="P692" text:outline-level="3">Функция файл<text:span text:style-name="T1630">Имя</text:span>()</text:h>
      <text:p text:style-name="P609">функция файл<text:span text:style-name="T1630">Имя</text:span>(вх путь: строка): строка;</text:p>
      <text:p text:style-name="P604">Выделяет из переданной строки часть, соответствующую имени файла, включая расширение.</text:p>
      <text:h text:style-name="P693" text:outline-level="3">Функция файл<text:span text:style-name="T1639">Расширение</text:span>()</text:h>
      <text:p text:style-name="P611">функция файл<text:span text:style-name="T1639">Расширение</text:span>(вх путь: строка): строка;</text:p>
      <text:p text:style-name="P605">Выделяет из переданной строки часть, соответствующую <text:span text:style-name="T1639">расширению имени</text:span> файла, включая <text:span text:style-name="T1639">ведущую точку</text:span>.</text:p>
      <text:h text:style-name="P694" text:outline-level="3">Функция файл<text:span text:style-name="T988">ДомКат</text:span>()</text:h>
      <text:p text:style-name="P364">функция файл<text:span text:style-name="T988">ДомКат</text:span>(): строка;</text:p>
      <text:p text:style-name="P358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695" text:outline-level="3">Функция файл<text:span text:style-name="T989">Атрибуты</text:span>()</text:h>
      <text:p text:style-name="P365">функция файл<text:span text:style-name="T989">Атрибуты</text:span>(<text:span text:style-name="T989">вх имя: строка</text:span>): <text:span text:style-name="T989">целое</text:span>;</text:p>
      <text:p text:style-name="P359"><text:soft-page-break/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69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696" text:outline-level="3">Функция файл<text:span text:style-name="T996">Возраст</text:span>()</text:h>
      <text:p text:style-name="P366">функция файл<text:span text:style-name="T996">Возраст</text:span>(<text:span text:style-name="T989">вх имя: строка</text:span>): <text:span text:style-name="T996">момент</text:span>;</text:p>
      <text:p text:style-name="P360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697" text:outline-level="3">Функция файл<text:span text:style-name="T1003">Переместить</text:span>()</text:h>
      <text:p text:style-name="P367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70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698" text:outline-level="3">Функция файл<text:span text:style-name="T1001">Удалить</text:span>()</text:h>
      <text:p text:style-name="P368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71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6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76">Шаблон может содержать абсолютный или относительный путь к каталогу, а также маску имени файла с символами «*» и «?».</text:p>
      <text:p text:style-name="P37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3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<text:soft-pag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699" text:outline-level="3">Функция файл<text:span text:style-name="T1012">Следующий</text:span>()</text:h>
      <text:p text:style-name="P375">функция файл<text:span text:style-name="T1012">Следующий</text:span>(вх <text:span text:style-name="T1012">список</text:span>: <text:span text:style-name="T1012">объект</text:span>; вых инфо: ФайлИнфо): <text:span text:style-name="T1012">логическое</text:span>;</text:p>
      <text:p text:style-name="P37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77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78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656" text:outline-level="2">Массивы</text:h>
      <text:h text:style-name="P700" text:outline-level="3">Конструкции есть() и нету()</text:h>
      <text:p text:style-name="P423"><text:span text:style-name="T1121">переменная<text:line-break/> <text:s text:c="3"/>м: массив целых;<text:line-break/>н</text:span>ачало<text:line-break/> <text:s text:c="3"/><text:span text:style-name="T1121">если есть(м[10]) </text:span><text:span text:style-name="T1122">то </text:span><text:span text:style-name="T1121">вывести("да");<text:line-break/> <text:s text:c="3"/>если нету(м[10]) </text:span><text:span text:style-name="T1122">то </text:span><text:span text:style-name="T1121">вывести("</text:span><text:span text:style-name="T1122">нет</text:span><text:span text:style-name="T1121">"); // </text:span><text:span text:style-name="T1122">будет выведено "нет"</text:span><text:line-break/>окончание;</text:p>
      <text:p text:style-name="P42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2">функция длина(вх <text:span text:style-name="T322">м</text:span>: <text:span text:style-name="T315">массив</text:span>): целое;</text:p>
      <text:p text:style-name="P112"><text:soft-page-break/>функция длина(вв <text:span text:style-name="T322">м</text:span>: <text:span text:style-name="T315">массив</text:span>; <text:span text:style-name="T120">вх </text:span><text:span text:style-name="T150">размер</text:span>: целое): целое;</text:p>
      <text:p text:style-name="P25">Возвращает <text:span text:style-name="T316">количество элементов в переданном массиве</text:span>.</text:p>
      <text:p text:style-name="P25">Если передан параметр <text:span text:style-name="Source_20_Text"><text:span text:style-name="T849">размер</text:span></text:span>, то функция установит для переданно<text:span text:style-name="T316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17">массива</text:span> сохраняется, <text:span text:style-name="T317">а новые элементы добавляются в конец массива и инициализируются нулевыми начальными значениями</text:span><text:span text:style-name="T121">. Если новая длина меньше старой, то </text:span><text:span text:style-name="T318">сохраняются прежние значения элементов от нуля до новой длины, а остальные элементы </text:span><text:span text:style-name="T319">уничтожаются</text:span><text:span text:style-name="T166">.</text:span></text:p>
      <text:h text:style-name="Heading_20_3" text:outline-level="3">Процедура добавить()</text:h>
      <text:p text:style-name="P113"><text:span text:style-name="T322">процедура</text:span> <text:span text:style-name="T322">добавить</text:span>(вв <text:span text:style-name="T322">м</text:span>: <text:span text:style-name="T315">массив</text:span>; <text:span text:style-name="T120">вх </text:span><text:span text:style-name="T322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4"><text:span text:style-name="T322">процедура</text:span> <text:span text:style-name="T323">вставить</text:span>(вв <text:span text:style-name="T322">м</text:span>: <text:span text:style-name="T315">массив</text:span>; <text:span text:style-name="T120">вх </text:span><text:span text:style-name="T324">индекс: целое; вх </text:span><text:span text:style-name="T322">элемент</text:span>);</text:p>
      <text:p text:style-name="P94"><text:span text:style-name="T326">Вставляет в массив</text:span> переданный <text:span text:style-name="T327">элемент</text:span>. <text:span text:style-name="T325">Если переданный </text:span><text:span text:style-name="Source_20_Text"><text:span text:style-name="T850">индекс</text:span></text:span><text:span text:style-name="T325"> равен длине массива, то элемент добавляется в конец массива; </text:span><text:span text:style-name="T326">е</text:span><text:span text:style-name="T325">сли </text:span><text:span text:style-name="T326">меньше, то элемент вставляется в переданную позицию, а все элементы, начиная от переданного индекса, включительно, сдвигаются </text:span><text:span text:style-name="T331">в сторону увеличения индекса</text:span><text:span text:style-name="T326">. </text:span>Длина массива увеличивается на 1.</text:p>
      <text:p text:style-name="P100">Если передан недопустимый индекс, создаётся исключение <text:span text:style-name="Source_20_Text"><text:span text:style-name="T801">НеверныйИндекс</text:span></text:span>.</text:p>
      <text:h text:style-name="Heading_20_3" text:outline-level="3">Процедура удалить()</text:h>
      <text:p text:style-name="P115"><text:span text:style-name="T322">процедура</text:span> <text:span text:style-name="T328">удалить</text:span>(вв <text:span text:style-name="T322">м</text:span>: <text:span text:style-name="T315">массив</text:span>; <text:span text:style-name="T120">вх </text:span><text:span text:style-name="T324">индекс: целое</text:span>);</text:p>
      <text:p text:style-name="P116"><text:span text:style-name="T322">процедура</text:span> <text:span text:style-name="T328">удалить</text:span>(вв <text:span text:style-name="T322">м</text:span>: <text:span text:style-name="T315">массив</text:span>; <text:span text:style-name="T120">вх </text:span><text:span text:style-name="T324">индекс, </text:span><text:span text:style-name="T329">кво</text:span><text:span text:style-name="T324">: целое</text:span>);</text:p>
      <text:p text:style-name="P95"><text:span text:style-name="T330">Удаляет элементы из массива</text:span>.</text:p>
      <text:p text:style-name="P95"><text:span text:style-name="T332">Удаляет переданное количество элементов, начиная от указанного индекса, включительно. </text:span><text:span text:style-name="T333">Если параметр </text:span><text:span text:style-name="Source_20_Text"><text:span text:style-name="T851">кво</text:span></text:span><text:span text:style-name="T333"> не передан, удаляет один элемент.</text:span><text:span text:style-name="T332"> </text:span><text:span text:style-name="T333">Если после удалённых элементов остались ещё элементы, </text:span><text:span text:style-name="T334">то </text:span><text:span text:style-name="T333">они сдвигаются в сторону уменьшения индекса.</text:span></text:p>
      <text:p text:style-name="P101">Если передан недопустимый индекс или слишком большое количество, создаётся исключение <text:span text:style-name="Source_20_Text"><text:span text:style-name="T801">НеверныйИндекс</text:span></text:span>.</text:p>
      <text:h text:style-name="P702" text:outline-level="3">Процедура <text:span text:style-name="T1473">очистить</text:span>()</text:h>
      <text:p text:style-name="P534"><text:span text:style-name="T322">процедура</text:span> <text:span text:style-name="T1473">очистить</text:span>(вв <text:span text:style-name="T322">м</text:span>: <text:span text:style-name="T315">массив</text:span>);</text:p>
      <text:p text:style-name="P98"><text:span text:style-name="T330">Удаляет </text:span><text:span text:style-name="T1473">все </text:span><text:span text:style-name="T330">элементы из массива</text:span>.</text:p>
      <text:h text:style-name="P657" text:outline-level="2"><text:soft-page-break/>Словари</text:h>
      <text:h text:style-name="P701" text:outline-level="3">Конструкции есть() и нету()</text:h>
      <text:p text:style-name="P424"><text:span text:style-name="T1121">переменная<text:line-break/> <text:s text:c="3"/></text:span><text:span text:style-name="T1123">сл</text:span><text:span text:style-name="T1121">: </text:span><text:span text:style-name="T1123">словарь</text:span><text:span text:style-name="T1121"> целых </text:span><text:span text:style-name="T1123">ключ строка</text:span><text:span text:style-name="T1121">;<text:line-break/>н</text:span>ачало<text:line-break/> <text:s text:c="3"/><text:span text:style-name="T1124">сл["первый"] := 10;</text:span><text:line-break/> <text:s text:c="3"/><text:span text:style-name="T1121">если есть(</text:span><text:span text:style-name="T1123">сл</text:span><text:span text:style-name="T1121">["</text:span><text:span text:style-name="T1123">первый</text:span><text:span text:style-name="T1121">"]) </text:span><text:span text:style-name="T1122">то </text:span><text:span text:style-name="T1121">вывести("да"); <text:s/>// </text:span><text:span text:style-name="T1122">будет выведено "</text:span><text:span text:style-name="T1124">да</text:span><text:span text:style-name="T1122">"</text:span><text:span text:style-name="T1121"><text:line-break/> <text:s text:c="3"/>если нету(</text:span><text:span text:style-name="T1123">сл</text:span><text:span text:style-name="T1121">["</text:span><text:span text:style-name="T1123">первый</text:span><text:span text:style-name="T1121">"]) </text:span><text:span text:style-name="T1122">то </text:span><text:span text:style-name="T1121">вывести("</text:span><text:span text:style-name="T1122">нет</text:span><text:span text:style-name="T1121">");</text:span><text:line-break/>окончание;</text:p>
      <text:p text:style-name="Text_20_body"><text:span text:style-name="T1122">Эти конструкции выглядят как функции, но фактически ими не являются. Конструкция </text:span><text:span text:style-name="Source_20_Text"><text:span text:style-name="T1122">есть()</text:span></text:span><text:span text:style-name="T1122"> имеет истинное значение, если существует указанный в скобках элемент </text:span><text:span text:style-name="T1125">словаря</text:span><text:span text:style-name="T1122"> — т. е., если </text:span><text:span text:style-name="T1125">в словаре есть </text:span><text:span text:style-name="T1122">указанный </text:span><text:span text:style-name="T1125">ключ</text:span><text:span text:style-name="T1122">. Конструкция </text:span><text:span text:style-name="Source_20_Text"><text:span text:style-name="T1122">нету()</text:span></text:span><text:span text:style-name="T1122"> имеет истинное значение в противоположном случае.</text:span></text:p>
      <text:h text:style-name="P703" text:outline-level="3">Функция длина()</text:h>
      <text:p text:style-name="P82">функция длина(вх <text:span text:style-name="T337">сл</text:span>: <text:span text:style-name="T338">словарь</text:span>): целое;</text:p>
      <text:p text:style-name="P81"><text:span text:style-name="T120">Возвращает </text:span><text:span text:style-name="T316">количество элементов в переданном </text:span><text:span text:style-name="T337">словаре</text:span><text:span text:style-name="T120">.</text:span></text:p>
      <text:h text:style-name="P704" text:outline-level="3">Процедура добавить()</text:h>
      <text:p text:style-name="P117"><text:span text:style-name="T322">процедура</text:span> <text:span text:style-name="T322">добавить</text:span>(вв <text:span text:style-name="T338">сл</text:span>: <text:span text:style-name="T338">словарь</text:span>; <text:span text:style-name="T120">вх </text:span><text:span text:style-name="T338">ключ</text:span>);</text:p>
      <text:p text:style-name="P82"><text:span text:style-name="T322">процедура</text:span> <text:span text:style-name="T322">добавить</text:span>(вв <text:span text:style-name="T338">сл</text:span>: <text:span text:style-name="T338">словарь</text:span>; <text:span text:style-name="T120">вх </text:span><text:span text:style-name="T338">ключ, </text:span><text:span text:style-name="T339">значение</text:span>);</text:p>
      <text:p text:style-name="P97">Добавляет <text:span text:style-name="T347">в словарь </text:span>переданный <text:span text:style-name="Source_20_Text"><text:span text:style-name="T852">ключ</text:span></text:span>. <text:span text:style-name="T340">Если передано </text:span><text:span text:style-name="Source_20_Text"><text:span text:style-name="T852">значение</text:span></text:span><text:span text:style-name="T340">, то оно присваивается добавленному ключу; если нет, то новый ключ получает нулевое начальное значение</text:span>.</text:p>
      <text:p text:style-name="P97"><text:span text:style-name="T341">Если </text:span><text:span text:style-name="T342">указанный</text:span><text:span text:style-name="T341"> ключ уже существует в словаре, то новое значение присваивается существующему ключу, </text:span><text:span text:style-name="T342">либо не меняется, если новое значение </text:span><text:span text:style-name="T343">не передано</text:span><text:span text:style-name="T341">.</text:span></text:p>
      <text:h text:style-name="P704" text:outline-level="3">Процедура вставить()</text:h>
      <text:p text:style-name="P82"><text:span text:style-name="T322">процедура</text:span> <text:span text:style-name="T323">вставить</text:span>(вв <text:span text:style-name="T344">сл</text:span>: <text:span text:style-name="T345">словарь</text:span>; <text:span text:style-name="T120">вх </text:span><text:span text:style-name="T346">ключ, значение</text:span>);</text:p>
      <text:p text:style-name="P96"><text:span text:style-name="T350">Добавляет</text:span><text:span text:style-name="T326"> в </text:span><text:span text:style-name="T348">словарь переданн</text:span><text:span text:style-name="T349">ую пару</text:span><text:span text:style-name="T348"> ключ-</text:span><text:span text:style-name="T349">значение или присваивает новое значение переданному ключу, </text:span><text:span text:style-name="T359">если тот уже сущес</text:span><text:span text:style-name="T360">т</text:span><text:span text:style-name="T359">вует в словаре</text:span>. <text:span text:style-name="T348">Эквивалентным вызову этой функции является присваивание:</text:span></text:p>
      <text:p text:style-name="Исходный_20_код">сл[ключ] := значение;</text:p>
      <text:h text:style-name="P704" text:outline-level="3">Процедура удалить()</text:h>
      <text:p text:style-name="P82"><text:span text:style-name="T322">процедура</text:span> <text:span text:style-name="T328">удалить</text:span>(вв <text:span text:style-name="T351">сл</text:span>: <text:span text:style-name="T351">словарь</text:span>; <text:span text:style-name="T120">вх </text:span><text:span text:style-name="T351">ключ</text:span>);</text:p>
      <text:p text:style-name="P96"><text:span text:style-name="T330">Удаляет из </text:span><text:span text:style-name="T351">словаря переданный ключ и соответствующее ему значение</text:span>. <text:span text:style-name="T352">Если указанный ключ отсутствует в словаре, создаётся исключение </text:span><text:span text:style-name="Source_20_Text"><text:span text:style-name="T853">НеверныйКлюч</text:span></text:span><text:span text:style-name="T352">.</text:span></text:p>
      <text:h text:style-name="P705" text:outline-level="3"><text:soft-page-break/>Процедура <text:span text:style-name="T1474">очистить</text:span>()</text:h>
      <text:p text:style-name="P535"><text:span text:style-name="T322">процедура</text:span> <text:span text:style-name="T1474">очистить</text:span>(вв <text:span text:style-name="T351">сл</text:span>: <text:span text:style-name="T351">словарь</text:span>);</text:p>
      <text:p text:style-name="P99"><text:span text:style-name="T330">Удаляет из </text:span><text:span text:style-name="T351">словаря </text:span><text:span text:style-name="T1474">все ключи и </text:span><text:span text:style-name="T1475">соответствующие им </text:span><text:span text:style-name="T1474">значения.</text:span></text:p>
      <text:h text:style-name="P660" text:outline-level="2">Числа</text:h>
      <text:h text:style-name="Heading_20_3" text:outline-level="3">Константы</text:h>
      <text:p text:style-name="Исходный_20_код"><text:span text:style-name="T698">константы</text:span><text:line-break/> <text:s text:c="3"/>МинЦелое <text:span text:style-name="T694">= -9223372036854775808; <text:s text:c="3"/>// </text:span><text:span text:style-name="T695">Минимальное значение целого числа</text:span><text:line-break/> <text:s text:c="3"/><text:span text:style-name="T693">максЦелое </text:span><text:span text:style-name="T695">= 9223372036854775807; <text:s text:c="3"/>// Максимальное значение целого числа</text:span><text:span text:style-name="T693"><text:line-break/> <text:s text:c="3"/>минДробное </text:span><text:span text:style-name="T695">= 2.2250738585072E-308; <text:s/>// Минимальное значение дробного числа</text:span><text:span text:style-name="T693"><text:line-break/> <text:s text:c="3"/>максДробное </text:span><text:span text:style-name="T695">= 1.79769313486232E308; // Максимальное значение дробного числа</text:span><text:span text:style-name="T693"><text:line-break/> <text:s text:c="3"/>Pi </text:span><text:span text:style-name="T695">= 3.14159265358979; <text:s text:c="13"/>// Значение числа Пи</text:span></text:p>
      <text:p text:style-name="Исходный_20_код"><text:span text:style-name="T696"><text:s text:c="4"/>Пи</text:span><text:span text:style-name="T693"> </text:span><text:span text:style-name="T695">= 3.14159265358979; <text:s text:c="13"/>// Значение числа Пи</text:span></text:p>
      <text:h text:style-name="P706" text:outline-level="3">Функци<text:span text:style-name="T459">я</text:span> <text:span text:style-name="T455">нечисло</text:span>()</text:h>
      <text:p text:style-name="P164">функция <text:span text:style-name="T455">нечисло(</text:span><text:span text:style-name="T460">вх </text:span><text:span text:style-name="T455">число: дробное)</text:span>: <text:span text:style-name="T455">логическое</text:span>;</text:p>
      <text:p text:style-name="P104">Возвращает <text:span text:style-name="T455">истин</text:span><text:span text:style-name="T457">у</text:span><text:span text:style-name="T455">, если переданный параметр имеет значение </text:span><text:span text:style-name="T7">нечисло</text:span>.</text:p>
      <text:h text:style-name="P707" text:outline-level="3">Функци<text:span text:style-name="T459">я</text:span> <text:span text:style-name="T456">конечно</text:span>()</text:h>
      <text:p text:style-name="P165">функция <text:span text:style-name="T456">конечно</text:span><text:span text:style-name="T455">(</text:span><text:span text:style-name="T460">вх </text:span><text:span text:style-name="T455">число: дробное)</text:span>: <text:span text:style-name="T455">логическое</text:span>;</text:p>
      <text:p text:style-name="P105">Возвращает <text:span text:style-name="T455">истин</text:span><text:span text:style-name="T457">у</text:span><text:span text:style-name="T455">, если переданный параметр имеет </text:span><text:span text:style-name="T458">конечное численное </text:span><text:span text:style-name="T455">значение</text:span>. <text:span text:style-name="T458">Возвращает ложь, если значение переданного параметра — </text:span><text:span text:style-name="T17">нечисло</text:span><text:span text:style-name="T458"> или бесконечность с любым знаком.</text:span></text:p>
      <text:h text:style-name="P708" text:outline-level="3">Функци<text:span text:style-name="T459">я</text:span> <text:span text:style-name="T462">округл</text:span>()</text:h>
      <text:p text:style-name="P166">функция <text:span text:style-name="T462">округл</text:span><text:span text:style-name="T455">(</text:span><text:span text:style-name="T460">вх </text:span><text:span text:style-name="T455">число: дробное)</text:span>: <text:span text:style-name="T462">целое</text:span>;</text:p>
      <text:p text:style-name="P16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1">НеверноеЧисло</text:span></text:span>.</text:p>
      <text:h text:style-name="P709" text:outline-level="3">Функци<text:span text:style-name="T459">я</text:span> <text:span text:style-name="T463">цел</text:span>()</text:h>
      <text:p text:style-name="P167">функция <text:span text:style-name="T463">цел</text:span><text:span text:style-name="T455">(</text:span><text:span text:style-name="T460">вх </text:span><text:span text:style-name="T455">число: дробное)</text:span>: <text:span text:style-name="T464">дробное</text:span>;</text:p>
      <text:p text:style-name="P170">Возвращает целую часть переданного числа.</text:p>
      <text:h text:style-name="P710" text:outline-level="3">Функци<text:span text:style-name="T459">я</text:span> <text:span text:style-name="T465">дроб</text:span>()</text:h>
      <text:p text:style-name="P168">функция <text:span text:style-name="T465">дроб</text:span><text:span text:style-name="T455">(</text:span><text:span text:style-name="T460">вх </text:span><text:span text:style-name="T455">число: дробное)</text:span>: <text:span text:style-name="T464">дробное</text:span>;</text:p>
      <text:p text:style-name="P171">Возвращает <text:span text:style-name="T465">дробную</text:span> часть переданного числа.</text:p>
      <text:h text:style-name="Heading_20_3" text:outline-level="3"><text:soft-page-break/>Функция sin()</text:h>
      <text:p text:style-name="Исходный_20_код">функция sin(число: дробное): дробное;</text:p>
      <text:p text:style-name="P176">Возвращает синус переданного числа.</text:p>
      <text:h text:style-name="P711" text:outline-level="3">Функция <text:span text:style-name="T467">cos</text:span>()</text:h>
      <text:p text:style-name="P172">функция <text:span text:style-name="T467">cos</text:span>(число: дробное): дробное;</text:p>
      <text:p text:style-name="P177">Возвращает <text:span text:style-name="T467">ко</text:span>синус переданного числа.</text:p>
      <text:h text:style-name="P712" text:outline-level="3">Функция <text:span text:style-name="T468">tg</text:span>()</text:h>
      <text:p text:style-name="P173">функция <text:span text:style-name="T468">tg</text:span>(число: дробное): дробное;</text:p>
      <text:p text:style-name="P178">Возвращает <text:span text:style-name="T468">тангенс</text:span> переданного числа.</text:p>
      <text:h text:style-name="P713" text:outline-level="3">Функция <text:span text:style-name="T469">arc</text:span>sin()</text:h>
      <text:p text:style-name="P174">функция <text:span text:style-name="T469">arc</text:span>sin(число: дробное): дробное;</text:p>
      <text:p text:style-name="P179">Возвращает <text:span text:style-name="T469">арк</text:span>синус переданного числа.</text:p>
      <text:h text:style-name="P713" text:outline-level="3">Функция <text:span text:style-name="T469">arc</text:span><text:span text:style-name="T467">cos</text:span>()</text:h>
      <text:p text:style-name="P174">функция <text:span text:style-name="T469">arc</text:span><text:span text:style-name="T467">cos</text:span>(число: дробное): дробное;</text:p>
      <text:p text:style-name="P179">Возвращает <text:span text:style-name="T469">арк</text:span><text:span text:style-name="T467">ко</text:span>синус переданного числа.</text:p>
      <text:h text:style-name="P713" text:outline-level="3">Функция <text:span text:style-name="T469">arc</text:span><text:span text:style-name="T468">tg</text:span>()</text:h>
      <text:p text:style-name="P174">функция <text:span text:style-name="T469">arc</text:span><text:span text:style-name="T468">tg</text:span>(число: дробное): дробное;</text:p>
      <text:p text:style-name="P179">Возвращает <text:span text:style-name="T469">арк</text:span><text:span text:style-name="T468">тангенс</text:span> переданного числа.</text:p>
      <text:h text:style-name="P714" text:outline-level="3">Функция <text:span text:style-name="T470">ln</text:span>()</text:h>
      <text:p text:style-name="P175">функция <text:span text:style-name="T470">ln</text:span>(число: дробное): дробное;</text:p>
      <text:p text:style-name="P180">Возвращает <text:span text:style-name="T470">натуральный логарифм</text:span> переданного числа.</text:p>
      <text:h text:style-name="P714" text:outline-level="3">Функция <text:span text:style-name="T470">exp</text:span>()</text:h>
      <text:p text:style-name="P175">функция <text:span text:style-name="T470">exp</text:span>(число: дробное): дробное;</text:p>
      <text:p text:style-name="P181"><text:span text:style-name="T466">Возвращает </text:span><text:span text:style-name="T470">экспоненту</text:span><text:span text:style-name="T466"> переданного числа — </text:span><text:span text:style-name="T470">т. е., число, возведённое в степень </text:span><text:bookmark text:name="firstHeading"/><text:span text:style-name="T203">e</text:span><text:span text:style-name="T466">.</text:span></text:p>
      <text:h text:style-name="P715" text:outline-level="3"><text:soft-page-break/>Функция <text:span text:style-name="T543">случайное</text:span>()</text:h>
      <text:p text:style-name="P211">функция <text:span text:style-name="T543">случайное</text:span>(<text:span text:style-name="T543">макс</text:span>: <text:span text:style-name="T543">целое</text:span>): <text:span text:style-name="T543">целое</text:span>;</text:p>
      <text:p text:style-name="P212"><text:span text:style-name="T466">Возвращает </text:span><text:span text:style-name="T544">случайное число в диапазоне от 0 включительно до переданного значения </text:span><text:span text:style-name="Source_20_Text"><text:span text:style-name="T545">макс</text:span></text:span><text:span text:style-name="T544">, но не включая </text:span><text:span text:style-name="Source_20_Text"><text:span text:style-name="T545">макс</text:span></text:span><text:span text:style-name="T466">. </text:span><text:span text:style-name="T546">Генератор </text:span><text:span text:style-name="T884">псевдо</text:span><text:span text:style-name="T546">случайных чисел инициализируется при первом обращении к функции.</text:span></text:p>
      <text:h text:style-name="P658" text:outline-level="2">Моменты</text:h>
      <text:h text:style-name="Heading_20_3" text:outline-level="3">Функци<text:span text:style-name="T972">я</text:span> дата()</text:h>
      <text:p text:style-name="P350">функция дата<text:span text:style-name="T1460">()</text:span>: момент;<text:line-break/><text:span text:style-name="T959">функция дата(м: момент): момент;</text:span></text:p>
      <text:p text:style-name="P106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3" text:outline-level="3">Функция время()</text:h>
      <text:p text:style-name="P103">функция <text:span text:style-name="T335">время</text:span><text:span text:style-name="T1461">()</text:span>: момент;<text:line-break/>функция <text:span text:style-name="T960">время</text:span>(м: момент): момент;</text:p>
      <text:p text:style-name="P102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3" text:outline-level="3">Функция сейчас()</text:h>
      <text:p text:style-name="P108">функция <text:span text:style-name="T336">сейчас</text:span><text:span text:style-name="T1462">()</text:span>: момент;</text:p>
      <text:p text:style-name="P107">Возвращает значение те<text:span text:style-name="T885">ку</text:span>щего момента — дату и время.</text:p>
      <text:h text:style-name="P659" text:outline-level="2">Исключения</text:h>
      <text:h text:style-name="Heading_20_3" text:outline-level="3">Предопределённые исключения</text:h>
      <text:p text:style-name="P495">В стандартной библиотеке Клаус определены следующие исключения:</text:p>
      <text:p text:style-name="P496"><text:span text:style-name="Source_20_Text">ОшибкаВводаВывода</text:span><text:tab/>-<text:tab/><text:span text:style-name="T1351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7"><text:span text:style-name="Source_20_Text">ОшибкаКонвертации</text:span><text:tab/>-<text:tab/><text:span text:style-name="T1351">возникает при ошибках преобразования значений из текстового формата в двоичный и обратно.</text:span></text:p>
      <text:p text:style-name="P497"><text:span text:style-name="Source_20_Text">НеверныйИндекс</text:span><text:tab/>-<text:tab/><text:span text:style-name="T1352">возникает при обращении к несуществующему индексу в массиве.</text:span></text:p>
      <text:p text:style-name="P497"><text:span text:style-name="Source_20_Text">НеверныйКлюч</text:span><text:tab/>-<text:tab/><text:span text:style-name="T1352">возникает при обращении к несуществующему ключу в словаре.</text:span></text:p>
      <text:p text:style-name="P497"><text:span text:style-name="Source_20_Text">НеверныйСимвол</text:span><text:tab/>-<text:tab/><text:span text:style-name="T1355">возникает при ошибках, связанных с обращением к неверному байту в строке.</text:span></text:p>
      <text:p text:style-name="P501"><text:span text:style-name="Source_20_Text">НеверноеИмя</text:span><text:tab/>-<text:tab/><text:span text:style-name="T1354">возникает при обращении к несуществующему идентификатору.</text:span></text:p>
      <text:p text:style-name="P501"><text:span text:style-name="Source_20_Text">НеверноеЧисло</text:span><text:tab/>-<text:tab/><text:span text:style-name="T1355">возникает при ошибках, связанных с обработкой дробных чисел.</text:span></text:p>
      <text:p text:style-name="P500"><text:span text:style-name="Source_20_Text">НеверныйТип</text:span><text:tab/>-<text:tab/><text:span text:style-name="T1353">возникает при ошибках, связанных с несовместимостью типов данных.</text:span></text:p>
      <text:p text:style-name="P500"><text:soft-page-break/><text:span text:style-name="Source_20_Text">НеверныйСинтаксис</text:span><text:tab/>-<text:tab/><text:span text:style-name="T1355">возникает при синтаксических ошибках.</text:span></text:p>
      <text:p text:style-name="P499"><text:span text:style-name="Source_20_Text">ОшибкаВыполнения</text:span><text:tab/>-<text:tab/><text:span text:style-name="T1355">прочие ошибки программы или операционной системы.</text:span></text:p>
      <text:p text:style-name="P498"><text:span text:style-name="Source_20_Text">ВнутренняяОшибка</text:span><text:tab/>-<text:tab/><text:span text:style-name="T1356">ошибки, допущенные разработчиками Клауса. При возникновении такой ошибки авторы будут благодарны за </text:span><text:span text:style-name="T1358">добавление</text:span><text:span text:style-name="T1356"> сообщения о </text:span><text:span text:style-name="T1357">проблеме</text:span><text:span text:style-name="T1356"> в репозитори</text:span><text:span text:style-name="T1358">й</text:span><text:span text:style-name="T1356"> проекта. Заранее спасибо!</text:span></text:p>
      <text:p text:style-name="Text_20_body">Все предопределённые исключения не <text:span text:style-name="T1360">принимают</text:span> параметров. <text:span text:style-name="T1359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63">()</text:span>: строка;</text:p>
      <text:p text:style-name="P109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64">()</text:span>: строка;</text:p>
      <text:p text:style-name="P110">Возвращает <text:span text:style-name="T353">текст сообщения об ошибке</text:span> активного исключения <text:span text:style-name="T355">с </text:span><text:span text:style-name="T354">уже </text:span><text:span text:style-name="T355">добавленными в него </text:span><text:span text:style-name="T354">значениями параметров </text:span><text:span text:style-name="T356">исключения</text:span>. Эту функцию можно вызывать только в секции обработки исключений, иначе она вернёт пустую строку.</text:p>
      <text:h text:style-name="P659" text:outline-level="2">Строки</text:h>
      <text:p text:style-name="P27">В<text:span text:style-name="T122">о всех</text:span> строковых функция<text:span text:style-name="T125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26">е</text:span> нумеруются начиная с нуля: первый байт имеет индекс 0, а последний имеет <text:span text:style-name="T128">индекс</text:span> на единицу меньший, чем длина строки.</text:p>
      <text:p text:style-name="P28"><text:span text:style-name="T127">Б</text:span>иблиотечные функции поддерживают внутреннюю целостность строки, не допуская появления в ней некорректных символов, <text:span text:style-name="T123">и вызыв</text:span><text:span text:style-name="T224">ют</text:span><text:span text:style-name="T123"> исключение </text:span><text:span text:style-name="Source_20_Text"><text:span text:style-name="T854">Не</text:span></text:span><text:span text:style-name="Source_20_Text"><text:span text:style-name="T855">верный</text:span></text:span><text:span text:style-name="Source_20_Text"><text:span text:style-name="T854">Символ</text:span></text:span><text:span text:style-name="T123"> в случае ошибок</text:span>. Например, <text:span text:style-name="T124">такое исключение возникнет при </text:span>вставк<text:span text:style-name="T124">е</text:span> подстроки в позицию, соответствующую середине многобайтового символа, <text:span text:style-name="T124">при </text:span>удалени<text:span text:style-name="T124">и</text:span> из строки части многобайтового символа, а также в других <text:span text:style-name="T124">аналогичных ситуациях</text:span>.</text:p>
      <text:h text:style-name="P716" text:outline-level="3"><text:span text:style-name="T161">Функция </text:span><text:span text:style-name="T119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20">вх </text:span><text:span text:style-name="T150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3">ов</text:span>.</text:p>
      <text:p text:style-name="P24">Если передан параметр <text:span text:style-name="Source_20_Text"><text:span text:style-name="T849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57">ами</text:span> (<text:span text:style-name="Source_20_Text"><text:span text:style-name="T197">№</text:span></text:span><text:span text:style-name="Source_20_Text">20</text:span>) <text:span text:style-name="T121">до указанной длины.</text:span></text:p>
      <text:p text:style-name="P26"><text:soft-page-break/>Если новая длина меньше старой, то <text:span text:style-name="T166">прежнее содержимое строки обрезается справа до указанной длины. </text:span><text:span text:style-name="T167">В этом случае</text:span><text:span text:style-name="T166"> </text:span>должна быть указана такая новая длина, чтобы последний символ в строке, если он занимает несколько байт<text:span text:style-name="T934">ов</text:span>, не оказался разбит на части — <text:span text:style-name="T159">иначе</text:span> возникнет ошибка <text:span text:style-name="Source_20_Text"><text:span text:style-name="T801">НеверныйСимвол</text:span></text:span><text:span text:style-name="T166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25">Буквы кириллицы занимают в </text:span><text:span text:style-name="T228">кодировке </text:span><text:span text:style-name="T227">UTF-8</text:span></text:p>
      <text:p text:style-name="P55"><text:span text:style-name="T225"><text:s text:c="4"/>// </text:span><text:span text:style-name="T229">по два</text:span><text:span text:style-name="T225"> байта, </text:span><text:span text:style-name="T226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717" text:outline-level="3"><text:span text:style-name="T162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30">строки </text:span><text:span text:style-name="Source_20_Text"><text:span text:style-name="T856">стр</text:span></text:span>. <text:span text:style-name="T134">Строка не должна быть пустой; п</text:span><text:span text:style-name="T130">ереданный индекс </text:span><text:span text:style-name="T131">должен </text:span><text:span text:style-name="T133">быть в </text:span><text:span text:style-name="T160">пределах строки</text:span><text:span text:style-name="T132"> и </text:span><text:span text:style-name="T160">должен </text:span><text:span text:style-name="T131">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0">.</text:span></text:p>
      <text:p text:style-name="P30">Если параметр <text:span text:style-name="Source_20_Text"><text:span text:style-name="T801">индекс</text:span></text:span> не указан, <text:span text:style-name="T129">он считается равным 0, и функция</text:span> возвращает первый символ в строке.</text:p>
      <text:h text:style-name="Heading_20_3" text:outline-level="3"><text:span text:style-name="T163">Функция </text:span>след()</text:h>
      <text:p text:style-name="Исходный_20_код">функция след(<text:span text:style-name="T135">вх стр: строка; вх и</text:span><text:span text:style-name="T136">н</text:span><text:span text:style-name="T135">д</text:span><text:span text:style-name="T136">е</text:span><text:span text:style-name="T135">кс: целое</text:span>): целое;</text:p>
      <text:p text:style-name="Исходный_20_код">функция след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</text:span>): целое;</text:p>
      <text:p text:style-name="Исходный_20_код">функция след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8">индекс</text:span></text:span>. <text:span text:style-name="T13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35">В параметре <text:span text:style-name="Source_20_Text"><text:span text:style-name="T801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9">(справа от </text:span><text:span text:style-name="Source_20_Text"><text:span text:style-name="T860">индекс</text:span></text:span><text:span text:style-name="T139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1">симв</text:span></text:span>, то функция запишет в него фактически пройденное количество символов. Т<text:span text:style-name="T138">аким образом, чтобы посчитать общее количество символов в строке, можно передать 0 в параметре </text:span><text:span text:style-name="Source_20_Text"><text:span text:style-name="T861">индекс</text:span></text:span><text:span text:style-name="T138"> и </text:span><text:span text:style-name="Source_20_Text"><text:span text:style-name="T861">максЦелое</text:span></text:span><text:span text:style-name="T138"> в параметре </text:span><text:span text:style-name="Source_20_Text"><text:span text:style-name="T861">кво</text:span></text:span><text:span text:style-name="T138">.</text:span></text:p>
      <text:h text:style-name="P720" text:outline-level="3"><text:span text:style-name="T164">Функция </text:span><text:span text:style-name="T140">пред</text:span>()</text:h>
      <text:p text:style-name="P23">функция <text:span text:style-name="T141">пред</text:span>(<text:span text:style-name="T135">вх стр: строка; вх и</text:span><text:span text:style-name="T136">н</text:span><text:span text:style-name="T135">д</text:span><text:span text:style-name="T136">е</text:span><text:span text:style-name="T135">кс: целое</text:span>): целое;</text:p>
      <text:p text:style-name="P23">функция <text:span text:style-name="T141">пред</text:span>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</text:span>): целое;</text:p>
      <text:p text:style-name="P23">функция <text:span text:style-name="T141">пред</text:span>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; вых симв: целое</text:span>): целое;</text:p>
      <text:p text:style-name="P34">Возвращает позицию в байтах, соответствующую началу <text:span text:style-name="T142">предыдущего</text:span> символа в строке, считая от символа, переданного в параметре <text:span text:style-name="Source_20_Text"><text:span text:style-name="T858">индекс</text:span></text:span>. <text:span text:style-name="T143">Для получения позиции последнего символа в строке в параметре </text:span><text:span text:style-name="Source_20_Text"><text:span text:style-name="T862">индекс</text:span></text:span><text:span text:style-name="T143"> </text:span><text:soft-page-break/><text:span text:style-name="T143">нужно передать значение, большее или равное длине строки в байтах. </text:span><text:span text:style-name="T144">Если переданный индекс находится в пределах строки, то он должен </text:span><text:span text:style-name="T137">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36">В параметре <text:span text:style-name="Source_20_Text"><text:span text:style-name="T801">кво</text:span></text:span> можно передать количество символов, на которое необходимо сместиться: 1 — <text:span text:style-name="T145">предыдущий</text:span> символ, 2 — через один символ, и т. п. Если переданное количество превышает число оставшихся <text:span text:style-name="T139">(</text:span><text:span text:style-name="T146">слева</text:span><text:span text:style-name="T139"> от </text:span><text:span text:style-name="Source_20_Text"><text:span text:style-name="T860">индекс</text:span></text:span><text:span text:style-name="T139">) </text:span>символов <text:span text:style-name="T147">до начала строки</text:span>, то функция вернёт <text:span text:style-name="T147">0</text:span>.</text:p>
      <text:p text:style-name="P38">Если передан параметр <text:span text:style-name="Source_20_Text"><text:span text:style-name="T801">симв</text:span></text:span>, то функция запишет в него фактически пройденное количество символов. Т<text:span text:style-name="T138">аким образом, чтобы посчитать общее количество символов в строке, можно передать </text:span><text:span text:style-name="Source_20_Text"><text:span text:style-name="T863">максЦелое</text:span></text:span><text:span text:style-name="T138"> в параметр</text:span><text:span text:style-name="T148">ах</text:span><text:span text:style-name="T138"> </text:span><text:span text:style-name="Source_20_Text"><text:span text:style-name="T861">индекс</text:span></text:span><text:span text:style-name="T138"> и </text:span><text:span text:style-name="Source_20_Text"><text:span text:style-name="T861">кво</text:span></text:span><text:span text:style-name="T138">.</text:span></text:p>
      <text:p text:style-name="P43"><text:span text:style-name="T204">Примечание:</text:span> для <text:span text:style-name="T886">строки из </text:span>многобайтовых символов функция <text:span text:style-name="Source_20_Text"><text:span text:style-name="T801">след()</text:span></text:span> работает быстрее, чем <text:span text:style-name="Source_20_Text"><text:span text:style-name="T801">пред()</text:span></text:span>.</text:p>
      <text:h text:style-name="Heading_20_3" text:outline-level="3"><text:span text:style-name="T165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9">размер</text:span>: целое): строка;</text:p>
      <text:p text:style-name="P39">Возвращает часть строки указанного размера, начиная с указанного индекса. <text:span text:style-name="T13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42">Если параметр <text:span text:style-name="Source_20_Text"><text:span text:style-name="T801">размер</text:span></text:span> <text:span text:style-name="T154">не передан</text:span> <text:span text:style-name="T152">или выходит за пределы строки</text:span>, то функция вернёт часть строки от указанного индекса до конца строки. <text:span text:style-name="T153">В противном случае, </text:span><text:span text:style-name="Source_20_Text"><text:span text:style-name="T864">размер</text:span></text:span><text:span text:style-name="T151"> должен иметь такое значение, чтобы последний символ в возвращаемой </text:span><text:span text:style-name="T156">под</text:span><text:span text:style-name="T151">строке, </text:span><text:span text:style-name="T158">если он занимает несколько байт</text:span><text:span text:style-name="T935">ов</text:span><text:span text:style-name="T158">,</text:span><text:span text:style-name="T151"> не </text:span><text:span text:style-name="T155">оказался разбит</text:span><text:span text:style-name="T151"> на части —</text:span><text:span text:style-name="T137"> иначе возникнет исключение </text:span><text:span text:style-name="Source_20_Text"><text:span text:style-name="T859">НеверныйСимвол</text:span></text:span><text:span text:style-name="T151">.</text:span></text:p>
      <text:h text:style-name="Heading_20_3" text:outline-level="3"><text:span text:style-name="T168">Процедура</text:span> добавить()</text:h>
      <text:p text:style-name="Исходный_20_код"><text:span text:style-name="T168">процедура</text:span> добавить(в<text:span text:style-name="T168">в</text:span> стр1: <text:span text:style-name="T168">строка; вх</text:span> стр2: строка);</text:p>
      <text:p text:style-name="P44">Добавляет значение <text:span text:style-name="Source_20_Text"><text:span text:style-name="T801">стр2</text:span></text:span> в конец строки <text:span text:style-name="Source_20_Text"><text:span text:style-name="T801">стр1</text:span></text:span>. <text:span text:style-name="T169">Эквивалентным вызову этой функции является </text:span><text:span text:style-name="T198">присваивание</text:span><text:span text:style-name="T169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1">подстр</text:span></text:span> в указанную позицию строки <text:span text:style-name="Source_20_Text"><text:span text:style-name="T801">стр</text:span></text:span>, <text:span text:style-name="T170">так что символы из строки </text:span><text:span text:style-name="Source_20_Text"><text:span text:style-name="T865">подстр</text:span></text:span><text:span text:style-name="T170"> </text:span><text:span text:style-name="T199">окажутся</text:span><text:span text:style-name="T170"> в строке </text:span><text:span text:style-name="Source_20_Text"><text:span text:style-name="T865">стр</text:span></text:span><text:span text:style-name="T170"> непосредственно перед </text:span><text:span text:style-name="T171">тем </text:span><text:span text:style-name="T170">символом, на который указывает </text:span><text:span text:style-name="Source_20_Text"><text:span text:style-name="T865">индекс</text:span></text:span><text:span text:style-name="T170">. П</text:span>ри этом длина строки <text:span text:style-name="Source_20_Text"><text:span text:style-name="T801">стр</text:span></text:span> увеличивается на длину строки <text:span text:style-name="Source_20_Text"><text:span text:style-name="T801">подстр</text:span></text:span>.</text:p>
      <text:p text:style-name="P40"><text:span text:style-name="T172">Если переданный </text:span><text:span text:style-name="Source_20_Text"><text:span text:style-name="T866">индекс</text:span></text:span><text:span text:style-name="T172"> больше или равен длине </text:span><text:span text:style-name="Source_20_Text"><text:span text:style-name="T867">стр</text:span></text:span><text:span text:style-name="T172">, то </text:span><text:span text:style-name="T174">подстр</text:span><text:span text:style-name="T175">ока</text:span><text:span text:style-name="T172"> будет добавлена к </text:span><text:span text:style-name="T174">стр</text:span><text:span text:style-name="T175">оке</text:span><text:span text:style-name="T174"> </text:span><text:span text:style-name="T172">справа. В противном случае з</text:span><text:span text:style-name="T137">начение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6">ов</text:span>, начиная с переданного индекса, включительно.</text:p>
      <text:p text:style-name="P41"><text:soft-page-break/><text:span text:style-name="T192">З</text:span><text:span text:style-name="T137">начение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47">Если строка содержит меньше <text:span text:style-name="T193">байт</text:span><text:span text:style-name="T937">ов</text:span> справа от индекса, чем передано в параметре <text:span text:style-name="Source_20_Text"><text:span text:style-name="T801">число</text:span></text:span>, то будут удалены все <text:span text:style-name="T194">байты</text:span> до конца строки. <text:span text:style-name="T193">В противном случае, переданное число </text:span><text:span text:style-name="T195">должно быть таким, чтобы последний удаляемый символ, если он </text:span><text:span text:style-name="T196">занимает несколько байт</text:span><text:span text:style-name="T938">ов</text:span><text:span text:style-name="T195">, не оказался разбит на части — </text:span><text:span text:style-name="T137">иначе возникнет исключение </text:span><text:span text:style-name="Source_20_Text"><text:span text:style-name="T859">НеверныйСимвол</text:span></text:span><text:span text:style-name="T137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200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1">стр1</text:span></text:span><text:span text:style-name="T173"> </text:span>байты из <text:span text:style-name="Source_20_Text"><text:span text:style-name="T801">стр2</text:span></text:span>.</text:p>
      <text:p text:style-name="P48"><text:span text:style-name="T201">Из </text:span><text:span text:style-name="Source_20_Text"><text:span text:style-name="T868">стр2</text:span></text:span><text:span text:style-name="T201"> копируется </text:span><text:span text:style-name="T202">указанное </text:span><text:span text:style-name="Source_20_Text"><text:span text:style-name="T868">число</text:span></text:span><text:span text:style-name="T201"> байт</text:span><text:span text:style-name="T939">ов</text:span><text:span text:style-name="T201">, начиная от </text:span><text:span text:style-name="Source_20_Text"><text:span text:style-name="T868">индекс2</text:span></text:span><text:span text:style-name="T201">, включительно; </text:span><text:span text:style-name="T202">эти байты размещаются в </text:span><text:span text:style-name="Source_20_Text"><text:span text:style-name="T869">стр1</text:span></text:span><text:span text:style-name="T176">,</text:span><text:span text:style-name="T202"> начиная от </text:span><text:span text:style-name="Source_20_Text"><text:span text:style-name="T869">индекс</text:span></text:span><text:span text:style-name="T202">, и заменяют собой байты, которые раньше находились в </text:span><text:span text:style-name="Source_20_Text"><text:span text:style-name="T869">стр1</text:span></text:span><text:span text:style-name="T202"> в этих позициях. Если длины </text:span><text:span text:style-name="Source_20_Text"><text:span text:style-name="T869">стр1</text:span></text:span><text:span text:style-name="T202"> не </text:span><text:span text:style-name="T207">хватает</text:span><text:span text:style-name="T202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1">число</text:span></text:span>, то копируются все байты от <text:span text:style-name="Source_20_Text"><text:span text:style-name="T801">индекс2</text:span></text:span> до конца <text:span text:style-name="Source_20_Text"><text:span text:style-name="T801">стр2</text:span></text:span>. Если не передан <text:span text:style-name="Source_20_Text"><text:span text:style-name="T801">индекс2</text:span></text:span>, то копируется вся <text:span text:style-name="Source_20_Text"><text:span text:style-name="T801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9">в обеих строках </text:span>не оказался при копировании разбит на части, иначе возникнет ошибка <text:span text:style-name="Source_20_Text"><text:span text:style-name="T801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15">тр1</text:span>, <text:span text:style-name="T215">стр2</text:span>: строка;</text:p>
      <text:p text:style-name="Исходный_20_код">начало</text:p>
      <text:p text:style-name="P56"><text:s text:c="4"/>// <text:span text:style-name="T231">Б</text:span><text:span text:style-name="T216">уквы </text:span><text:span text:style-name="T218">к</text:span><text:span text:style-name="T216">ириллицы</text:span> <text:span text:style-name="T216">занимают в кодировке UTF-8 </text:span></text:p>
      <text:p text:style-name="P56"><text:span text:style-name="T216"><text:s text:c="4"/>// </text:span><text:span text:style-name="T232">по </text:span><text:span text:style-name="T216">два байта, а арабские цифры - </text:span><text:span text:style-name="T217">один </text:span><text:span text:style-name="T231">байт</text:span><text:span text:style-name="T216">.</text:span></text:p>
      <text:p text:style-name="Исходный_20_код"><text:s text:c="4"/><text:span text:style-name="T215">стр1</text:span> := "1234АБВГ";</text:p>
      <text:p text:style-name="Исходный_20_код"><text:s text:c="4"/><text:span text:style-name="T215">стр2</text:span> := "0000";</text:p>
      <text:p text:style-name="Исходный_20_код"><text:s text:c="4"/>вписать(с<text:span text:style-name="T215">тр1</text:span>, 2, <text:span text:style-name="T215">стр2</text:span>); <text:s text:c="14"/>// <text:span text:style-name="T212">с</text:span><text:span text:style-name="T233">тр1</text:span><text:span text:style-name="T209"> = </text:span><text:span text:style-name="T210">12000</text:span><text:span text:style-name="T211">0</text:span><text:span text:style-name="T210">БВГ</text:span></text:p>
      <text:p text:style-name="P52"><text:s text:c="4"/>вписать(с<text:span text:style-name="T215">тр1</text:span>, максЦелое, <text:span text:style-name="T215">стр2</text:span>, 0, 2); // <text:span text:style-name="T212">с</text:span><text:span text:style-name="T233">тр1</text:span><text:span text:style-name="T212"> = </text:span><text:span text:style-name="T210">12000</text:span><text:span text:style-name="T211">0</text:span><text:span text:style-name="T210">БВГ</text:span><text:span text:style-name="T213">00</text:span></text:p>
      <text:p text:style-name="P51"><text:s text:c="4"/>вписать(с<text:span text:style-name="T215">тр1</text:span>, <text:span text:style-name="T208">7</text:span>, <text:span text:style-name="T215">стр2</text:span>); <text:s text:c="14"/>// <text:span text:style-name="T214">ошибка</text:span></text:p>
      <text:p text:style-name="Исходный_20_код"><text:s text:c="4"/>вписать(с<text:span text:style-name="T215">тр1</text:span>, 6, <text:span text:style-name="T215">стр2</text:span>, 0, 3); <text:s text:c="8"/>// <text:span text:style-name="T214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<text:soft-page-break/>Ищет подстроку <text:span text:style-name="Source_20_Text"><text:span text:style-name="T801">что</text:span></text:span> в строке <text:span text:style-name="Source_20_Text"><text:span text:style-name="T801">где</text:span></text:span> и возвращает индекс первого байта найденной подстроки. <text:span text:style-name="T220">Если подстрока не найдена, возвращает -1. Если передан </text:span><text:span text:style-name="Source_20_Text"><text:span text:style-name="T870">начИдкс</text:span></text:span><text:span text:style-name="T220">, поиск начинается с переданного индекса, включительно.</text:span></text:p>
      <text:p text:style-name="P57">Если в параметре <text:span text:style-name="Source_20_Text"><text:span text:style-name="T801">учтРегистр</text:span></text:span> передано <text:span text:style-name="Source_20_Text"><text:span text:style-name="T801">нет</text:span></text:span>, то регистр символов при поиске не учитывается — т. е., <text:span text:style-name="T221">прописные</text:span> буквы считаются равными строчным. <text:span text:style-name="T222">Если этот параметр опущен, функция выполняет поиск </text:span><text:span text:style-name="T223">с учётом регистра</text:span><text:span text:style-name="T222">.</text:span></text:p>
      <text:h text:style-name="P721" text:outline-level="3"><text:span text:style-name="T234">Процедура</text:span> <text:span text:style-name="T234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36">указанное</text:span> <text:span text:style-name="Source_20_Text"><text:span text:style-name="T801">число</text:span></text:span> байт<text:span text:style-name="T940">ов</text:span>, начиная с переданного индекса, на байты из строки <text:span text:style-name="Source_20_Text"><text:span text:style-name="T801">чем</text:span></text:span>. <text:span text:style-name="T235">Длина строки изменяется соответственно.</text:span></text:p>
      <text:p text:style-name="P69">Значения <text:span text:style-name="Source_20_Text"><text:span text:style-name="T801">индекс</text:span></text:span> и <text:span text:style-name="Source_20_Text"><text:span text:style-name="T801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1">НеверныйСимвол</text:span></text:span>.</text:p>
      <text:h text:style-name="Heading_20_3" text:outline-level="3">Функция формат()</text:h>
      <text:p text:style-name="Исходный_20_код"><text:span text:style-name="T237">ф</text:span>ункция формат(вх шаблон: строка; вх арг<text:span text:style-name="T240">0</text:span>, арг<text:span text:style-name="T240">1</text:span>, арг<text:span text:style-name="T240">2</text:span>, ...): <text:span text:style-name="T247">строка</text:span>;</text:p>
      <text:p text:style-name="P71"><text:span text:style-name="T238">Заменяет все спецификаторы в переданном шаблоне на значения переданных аргументов, </text:span><text:span text:style-name="T248">преобразованные к строке в соответствии с указанным форматом,</text:span><text:span text:style-name="T238"> и возвращает полученную строку. </text:span><text:span text:style-name="T1592">В качестве аргументов допустимы значения простых типов или одномерные массивы простых типов. </text:span><text:span text:style-name="T1593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71"><text:span text:style-name="T238">Спецификатор</text:span><text:span text:style-name="T248">ы</text:span><text:span text:style-name="T238"> </text:span><text:span text:style-name="T239">имеют следующий синтаксис</text:span><text:span text:style-name="T238">:</text:span> </text:p>
      <text:p text:style-name="Исходный_20_код">'%'[<text:span text:style-name="T238">индекс</text:span>':']['-'][<text:span text:style-name="T244">ширина</text:span>]['.'<text:span text:style-name="T238">точность</text:span>]<text:span text:style-name="T238">Тип</text:span></text:p>
      <text:p text:style-name="P318">Символы в апострофах <text:span text:style-name="T888">должны быть указаны</text:span> в шаблон<text:span text:style-name="T887">е</text:span> буквально, без апострофов.</text:p>
      <text:p text:style-name="P31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42">и</text:span>ндекс':'</text:p>
          </table:table-cell>
          <table:table-cell table:style-name="Таблица3.B2" office:value-type="string">
            <text:p text:style-name="P64"><text:span text:style-name="T278">Целое. </text:span>Взять из списка <text:span text:style-name="T246">параметров </text:span><text:span text:style-name="T241">аргумент с указанным индексом. Если </text:span><text:span text:style-name="T476">этот элемент</text:span><text:span text:style-name="T241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43">Этот элемент работает только при условии, что указан</text:span><text:span text:style-name="T244">а</text:span><text:span text:style-name="T243"> </text:span><text:span text:style-name="T244">ширина</text:span><text:span text:style-name="T243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78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45">точность</text:span></text:p>
          </table:table-cell>
          <table:table-cell table:style-name="Таблица3.B2" office:value-type="string">
            <text:p text:style-name="P67"><text:span text:style-name="T278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70">буква в любом регистре</text:span>. Перечень допустимых типов приведён ниже.</text:p>
          </table:table-cell>
        </table:table-row>
      </table:table>
      <text:p text:style-name="P183"><text:soft-page-break/><text:span text:style-name="T269">В случае ошибок функция со</text:span><text:span text:style-name="T275">з</text:span><text:span text:style-name="T269">даёт исключение </text:span><text:span text:style-name="Source_20_Text"><text:span text:style-name="T871">ОшибкаКонвертации</text:span></text:span><text:span text:style-name="T269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772" text:outline-level="4">Типы спецификаторов</text:h>
      <text:p text:style-name="P74"><text:span text:style-name="T252">«</text:span><text:span text:style-name="T258">I</text:span><text:span text:style-name="T252">» или «</text:span>Ц» — целое число. <text:span text:style-name="T250">А</text:span>ргумент должен быть целым. Значение конвертируется в строковое представление целого числа. <text:span text:style-name="T249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53">E</text:span>» <text:span text:style-name="T254">(лат.)</text:span> <text:span text:style-name="T253">или «</text:span>Э» — экспоненциальный формат. Аргумент может быть целым или дробным. <text:span text:style-name="T251">Число приводится к строке в экспоненциальном </text:span><text:span text:style-name="T255">(научном) </text:span><text:span text:style-name="T251">формате. </text:span><text:span text:style-name="T256">Точность определяет общее количество цифр в </text:span><text:span text:style-name="T257">мантиссе</text:span><text:span text:style-name="T256"> числа, </text:span><text:span text:style-name="T276">п</text:span><text:span text:style-name="T257">орядок записывается тремя цифрами.</text:span></text:p>
      <text:p text:style-name="P70">«F» <text:span text:style-name="T259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60">Для слишком больших чисел используется экспоненциальный формат.</text:span></text:p>
      <text:p text:style-name="P70">«G» <text:span text:style-name="T261">или «О» (кир.) — общий числовой формат. Аргумент может быть целым или дробным. </text:span><text:span text:style-name="T262">Число приводится к строке в фиксированном или экспоненциальном формате в зависимости от того, что получится короче. </text:span><text:span text:style-name="T263">Точность определяет общее количество цифр в строковом представлении числа.</text:span></text:p>
      <text:p text:style-name="P70">«<text:span text:style-name="T264">N</text:span>» <text:span text:style-name="T264">или «Ч» — </text:span><text:span text:style-name="T266">такой же формат числа, как</text:span><text:span text:style-name="T264"> с фиксированной точкой, </text:span><text:span text:style-name="T266">но</text:span><text:span text:style-name="T264"> </text:span><text:span text:style-name="T267">с добавлением</text:span><text:span text:style-name="T264"> разделител</text:span><text:span text:style-name="T267">ей</text:span><text:span text:style-name="T264"> групп разрядов.</text:span></text:p>
      <text:p text:style-name="P72">«<text:span text:style-name="T265">D</text:span>»<text:span text:style-name="T264"> или «</text:span><text:span text:style-name="T265">Д</text:span><text:span text:style-name="T264">» — </text:span><text:span text:style-name="T265">дата </text:span><text:span text:style-name="T271">в стандартном формате: YYYY-MM-DD. </text:span><text:span text:style-name="T273">Аргумент должен быть моментом. </text:span><text:span text:style-name="T280">Точность не применяется.</text:span></text:p>
      <text:p text:style-name="P73">«<text:span text:style-name="T265">T</text:span>» <text:span text:style-name="T264">(лат.) или «</text:span><text:span text:style-name="T265">В</text:span><text:span text:style-name="T264">» (кир.) — </text:span><text:span text:style-name="T265">время </text:span><text:span text:style-name="T271">в стандартном формате: </text:span><text:span text:style-name="T889">hh</text:span><text:span text:style-name="T271">:</text:span><text:span text:style-name="T889">mm</text:span><text:span text:style-name="T271">:</text:span><text:span text:style-name="T889">ss</text:span><text:span text:style-name="T271">. </text:span><text:span text:style-name="T273">Аргумент должен быть моментом. </text:span><text:span text:style-name="T280">Точность не применяется.</text:span></text:p>
      <text:p text:style-name="P73">«<text:span text:style-name="T264">M</text:span>» <text:span text:style-name="T264">(лат.) или «М» (кир.) — </text:span><text:span text:style-name="T265">дата </text:span><text:span text:style-name="T272">и </text:span><text:span text:style-name="T265">время </text:span><text:span text:style-name="T272">в стандартном формате, разделённые пробелом. </text:span><text:span text:style-name="T273">Аргумент должен быть моментом. </text:span><text:span text:style-name="T280">Точность не применяется.</text:span></text:p>
      <text:p text:style-name="P73">«S» <text:span text:style-name="T265">или «С» (кир.) — строка. Аргумент может быть любого простого типа — строковые </text:span><text:span text:style-name="T277">значения</text:span><text:span text:style-name="T265"> копируются, а значения других типов </text:span><text:span text:style-name="T474">конвертируются</text:span><text:span text:style-name="T265"> в строку прямым приведением типа.</text:span><text:span text:style-name="T273"> </text:span><text:span text:style-name="T280">Точность не применяется.</text:span></text:p>
      <text:p text:style-name="P70">«X» <text:span text:style-name="T268">(лат.) или «Ш» — шестнадцатеричное представление целого числа. Аргумент </text:span><text:span text:style-name="T274">может</text:span><text:span text:style-name="T268"> быть целым,</text:span><text:span text:style-name="T274"> символом </text:span><text:span text:style-name="T691">или объектом</text:span><text:span text:style-name="T268">. Точность определяет </text:span><text:span text:style-name="T279">минимальное </text:span><text:span text:style-name="T268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82">Меня зовут %s %s. Мне %i лет.</text:span>", "<text:span text:style-name="T480">Пётр</text:span>", "<text:span text:style-name="T282">Иванов</text:span>", <text:span text:style-name="T282">15</text:span>);</text:p>
      <text:p text:style-name="P80">// <text:span text:style-name="T475">стр = "</text:span><text:span text:style-name="T282">Меня зовут </text:span><text:span text:style-name="T480">Пётр</text:span><text:span text:style-name="T282"> Иванов. Мне 15 лет."</text:span></text:p>
      <text:p text:style-name="P184"/>
      <text:p text:style-name="P184">стр := формат("<text:span text:style-name="T282">Меня зовут %</text:span><text:span text:style-name="T477">1:</text:span><text:span text:style-name="T282">s %</text:span><text:span text:style-name="T477">0:</text:span><text:span text:style-name="T282">s. Мне %</text:span><text:span text:style-name="T478">2:</text:span><text:span text:style-name="T282">i лет.</text:span>", "<text:span text:style-name="T480">Пётр</text:span>", "<text:span text:style-name="T282">Иванов</text:span>", <text:span text:style-name="T282">15</text:span>);</text:p>
      <text:p text:style-name="P184">// <text:span text:style-name="T475">стр = "</text:span><text:span text:style-name="T282">Меня зовут </text:span><text:span text:style-name="T473">Иван</text:span><text:span text:style-name="T479">ов</text:span><text:span text:style-name="T282"> </text:span><text:span text:style-name="T480">Пётр</text:span><text:span text:style-name="T282">. Мне 15 лет."</text:span></text:p>
      <text:p text:style-name="P184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83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<text:soft-page-break/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81">момент(44567.123)</text:span>); <text:s/>// стр = "[ <text:s text:c="3"/>2022-01-06]"</text:p>
      <text:p text:style-name="P79">стр := формат("[%-14д]", <text:span text:style-name="T281">момент(44567.123)</text:span>); // стр = "[2022-01-06 <text:s text:c="3"/>]"</text:p>
      <text:p text:style-name="P79">стр := формат("[%14t]", <text:span text:style-name="T281">момент(44567.123)</text:span>); <text:s/>// стр = "[ <text:s text:c="5"/>02:57:07]"</text:p>
      <text:p text:style-name="P79">стр := формат("[%-14в]", <text:span text:style-name="T281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718" text:outline-level="3"><text:span text:style-name="T162">Функция </text:span><text:span text:style-name="T964">загл</text:span>()</text:h>
      <text:p text:style-name="P351">функция <text:span text:style-name="T964">загл</text:span>(вх стр: строка): <text:span text:style-name="T964">строка</text:span>;</text:p>
      <text:p text:style-name="P31"><text:span text:style-name="T965">Возвращает строку, в которой все строчные буквы заменены на прописные</text:span>.</text:p>
      <text:h text:style-name="P719" text:outline-level="3"><text:span text:style-name="T162">Функция </text:span><text:span text:style-name="T965">строч</text:span>()</text:h>
      <text:p text:style-name="P345">функция <text:span text:style-name="T965">строч</text:span>(вх стр: строка): <text:span text:style-name="T964">строка</text:span>;</text:p>
      <text:p text:style-name="P32"><text:span text:style-name="T965">Возвращает строку, в которой все прописные буквы заменены на строчные</text:span>.</text:p>
      <text:h text:style-name="P661" text:outline-level="2">Графический вывод</text:h>
      <text:p text:style-name="P592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85">а также обращение к любым другим функциям графического вывода,</text:span> вызывает исключение <text:span text:style-name="Source_20_Text">ОшибкаВыполнения</text:span>.</text:p>
      <text:p text:style-name="P597">Все функции графического вывода используют систему координат, где точкой начала отсчёта считается левый верхний угол <text:span text:style-name="T1643">холста —</text:span> графического окна <text:span text:style-name="T1643">или изображения</text:span>.</text:p>
      <text:h text:style-name="P722" text:outline-level="3">Типы</text:h>
      <text:p text:style-name="P601">тип<text:span text:style-name="T1638">ы</text:span><text:line-break/> <text:s text:c="3"/>Точка/Точки/Точек = структура<text:line-break/> <text:s text:c="7"/><text:span text:style-name="T1555">г, в: целое;</text:span><text:line-break/> <text:s text:c="3"/><text:span text:style-name="T1555">окончание;<text:line-break/><text:line-break/> <text:s text:c="3"/>МассивТочек/МассивыТочек/МассивовТочек = массив Точек;<text:line-break/><text:line-break/> <text:s text:c="3"/></text:span><text:span text:style-name="T1596">Размер</text:span><text:span text:style-name="T1555">/</text:span><text:span text:style-name="T1596">Размеры</text:span><text:span text:style-name="T1555">/</text:span><text:span text:style-name="T1596">Размеров</text:span><text:span text:style-name="T1555"> = </text:span><text:span text:style-name="T1601">Точка</text:span><text:span text:style-name="T1555">;<text:line-break/></text:span></text:p>
      <text:h text:style-name="P723" text:outline-level="3">Константы</text:h>
      <text:p text:style-name="Исходный_20_код"><text:span text:style-name="T1494">к</text:span>онстанты<text:line-break/> <text:s text:c="3"/>// <text:span text:style-name="T1495">стили</text:span><text:span text:style-name="T1493"> пера<text:line-break/> <text:s text:c="3"/></text:span><text:span text:style-name="T1496">г</text:span><text:span text:style-name="T1499">р</text:span><text:span text:style-name="T1496">спПусто <text:s text:c="5"/>= 0;</text:span><text:line-break/> <text:s text:c="3"/><text:span text:style-name="T1493">г</text:span><text:span text:style-name="T1499">р</text:span><text:span text:style-name="T1495">с</text:span><text:span text:style-name="T1493">п</text:span><text:span text:style-name="T1508">Линия <text:s text:c="2"/></text:span><text:span text:style-name="T1496"><text:s text:c="3"/>= 1;<text:line-break/> <text:s text:c="3"/>г</text:span><text:span text:style-name="T1499">р</text:span><text:span text:style-name="T1496">спТочка <text:s text:c="5"/>= 2;<text:line-break/></text:span><text:soft-page-break/><text:span text:style-name="T1496"> <text:s text:c="3"/>г</text:span><text:span text:style-name="T1499">р</text:span><text:span text:style-name="T1496">спТире <text:s text:c="6"/>= 3;<text:line-break/> <text:s text:c="3"/>г</text:span><text:span text:style-name="T1499">р</text:span><text:span text:style-name="T1496">спТочкаТире <text:s/>= 4;<text:line-break/> <text:s text:c="3"/>г</text:span><text:span text:style-name="T1499">р</text:span><text:span text:style-name="T1496">сп2ТочкиТире = 5;</text:span></text:p>
      <text:p text:style-name="P589">константы<text:line-break/> <text:s text:c="3"/>// стили кисти<text:line-break/> <text:s text:c="3"/>грскПусто = 0;<text:line-break/> <text:s text:c="3"/>грск<text:span text:style-name="T1557">Цвет</text:span> <text:s/>= 1;</text:p>
      <text:p text:style-name="P590"><text:span text:style-name="T784">константы</text:span><text:span text:style-name="T782"><text:line-break/></text:span> <text:s text:c="3"/>// <text:span text:style-name="T1556">с</text:span><text:span text:style-name="T782">тили шрифта</text:span><text:line-break/> <text:s text:c="3"/><text:span text:style-name="T1556">грс</text:span><text:span text:style-name="T753">шЖирный <text:s/>= </text:span>1; // жирный шрифт<text:line-break/> <text:s text:c="3"/><text:span text:style-name="T1556">грс</text:span><text:span text:style-name="T753">шКурсив <text:s/>= </text:span>2; // курсив<text:line-break/> <text:s text:c="3"/><text:span text:style-name="T1556">грс</text:span><text:span text:style-name="T753">шПодчерк = </text:span>4; // одинарное подчёркивание<text:line-break/> <text:s text:c="3"/><text:span text:style-name="T1556">грс</text:span><text:span text:style-name="T753">шЗачерк <text:s/>= </text:span>8; // <text:span text:style-name="T754">за</text:span>чёркнутый текст</text:p>
      <text:h text:style-name="P724" text:outline-level="3"><text:span text:style-name="T1476">Функция</text:span> <text:span text:style-name="T1476">гр</text:span><text:span text:style-name="T1758">Окно</text:span>()</text:h>
      <text:p text:style-name="P537"><text:span text:style-name="T1477">функция</text:span> <text:span text:style-name="T1477">гр</text:span><text:span text:style-name="T1759">Окно</text:span>(в<text:span text:style-name="T1477">х заголовок: строка</text:span>): <text:span text:style-name="T1477">объект</text:span>;</text:p>
      <text:p text:style-name="P347"><text:span text:style-name="T1477">Создаёт новое графическое окно — закладку в окне отладочной консоли, предназначенную для вывода данных в графическом режиме</text:span><text:span text:style-name="T966">. </text:span><text:span text:style-name="T1477">Название новой закладки должно быть передано в параметре </text:span><text:span text:style-name="Source_20_Text"><text:span text:style-name="T1477">заголовок</text:span></text:span><text:span text:style-name="T1477">. </text:span><text:span text:style-name="T1644">Созданное окно можно использовать в качестве холста для функций графического вывода.</text:span></text:p>
      <text:p text:style-name="P617">Возвращает объект, соответствующий созданному окну — этот <text:span text:style-name="T1718">объект </text:span><text:span text:style-name="T1717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78">процедуры</text:span> <text:span text:style-name="Source_20_Text">гр</text:span><text:span text:style-name="Source_20_Text"><text:span text:style-name="T1645">Уничтожить</text:span></text:span><text:span text:style-name="Source_20_Text">()</text:span>.</text:p>
      <text:h text:style-name="P735" text:outline-level="3">Функция <text:span text:style-name="T1646">грИ</text:span>зо<text:span text:style-name="T1620">Загрузить</text:span>()</text:h>
      <text:p text:style-name="P614">функция <text:span text:style-name="T1647">грИ</text:span>зоЗагрузить(вх имяФайла: строка): объект;</text:p>
      <text:p text:style-name="P607">Загружает изображение из файла с переданным именем и возвращает объект, соответствующий созданному изображению. <text:span text:style-name="T1648">Созданное изображение можно выводить на холсты; кроме того, если изображение имеет формат </text:span><text:span text:style-name="T25">image/bmp</text:span><text:span text:style-name="T1648">, то его можно использовать в качестве холста для функций графического вывода.</text:span></text:p>
      <text:p text:style-name="P615">Поддерживаются следующие форматы изображений: <text:span text:style-name="T26">image/bmp</text:span><text:span text:style-name="T1634">, </text:span><text:span text:style-name="T27">image/x-</text:span><text:span text:style-name="T34">xpixmap</text:span><text:span text:style-name="T1634">, </text:span><text:span text:style-name="T28">image/png</text:span><text:span text:style-name="T1634">, </text:span><text:span text:style-name="T29">image/jpeg</text:span><text:span text:style-name="T1635">, </text:span><text:span text:style-name="T30">image/tiff</text:span><text:span text:style-name="T1635">, </text:span><text:span text:style-name="T31">image/gif</text:span><text:span text:style-name="T1635">, </text:span><text:span text:style-name="T32">image/</text:span><text:span text:style-name="T35">x-portable-bitmap</text:span><text:span text:style-name="T1635">, </text:span><text:span text:style-name="T1649">а также форматы </text:span><text:span text:style-name="T33">cur</text:span><text:span text:style-name="T1649">, </text:span><text:span text:style-name="T33">ico</text:span><text:span text:style-name="T1649"> и </text:span><text:span text:style-name="T33">icns</text:span><text:span text:style-name="T1649">.</text:span></text:p>
      <text:p text:style-name="P607"><text:span text:style-name="T1719">Каждое у</text:span>спешно загруженное изображение должно быть уничтожено вызовом <text:span text:style-name="Source_20_Text"><text:span text:style-name="T1651">гр</text:span></text:span><text:span text:style-name="Source_20_Text">Уничтожить()</text:span>.</text:p>
      <text:h text:style-name="P735" text:outline-level="3">Функция <text:span text:style-name="T1646">грИ</text:span>зо<text:span text:style-name="T1626">Создать</text:span>()</text:h>
      <text:p text:style-name="P608">функция <text:span text:style-name="T1652">грИзо</text:span><text:span text:style-name="T1628">Создать</text:span>(вх <text:span text:style-name="T1626">источник: объект; вх г1, в1, </text:span><text:span text:style-name="T1627">г2, в2: целое</text:span>): объект;</text:p>
      <text:p text:style-name="P616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636">либо значение </text:span><text:span text:style-name="Source_20_Text"><text:span text:style-name="T1636">пусто</text:span></text:span>. <text:span text:style-name="T1636">В последнем случае создаётся чёрный прямоугольник </text:span><text:span text:style-name="T1637">шириной </text:span><text:span text:style-name="Source_20_Text"><text:span text:style-name="T1637">г2-г1</text:span></text:span><text:span text:style-name="T1637"> и высотой </text:span><text:span text:style-name="Source_20_Text"><text:span text:style-name="T1637">в2-в1</text:span></text:span><text:span text:style-name="T1637">.</text:span></text:p>
      <text:p text:style-name="P616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613">Изображение всегда создаётся в формате <text:span text:style-name="T36">image/bmp</text:span>, канал прозрачности не поддерживается. <text:span text:style-name="T1653">Созданное изображение можно выводить на холсты, а также использовать в качестве холста для функций графического вывода.</text:span></text:p>
      <text:p text:style-name="P613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54">гр</text:span></text:span><text:span text:style-name="Source_20_Text">Уничтожить()</text:span>.</text:p>
      <text:h text:style-name="P725" text:outline-level="3"><text:soft-page-break/><text:span text:style-name="T1487">Процедура</text:span> <text:span text:style-name="T1476">гр</text:span><text:span text:style-name="T1650">Уничтожить</text:span>()</text:h>
      <text:p text:style-name="P538"><text:span text:style-name="T1487">процедура</text:span> <text:span text:style-name="T1477">гр</text:span><text:span text:style-name="T1655">Уничтожить</text:span>(в<text:span text:style-name="T1480">в</text:span><text:span text:style-name="T1477"> </text:span><text:span text:style-name="T1656">холст</text:span>: <text:span text:style-name="T1477">объект</text:span><text:span text:style-name="T1479">)</text:span>;</text:p>
      <text:p text:style-name="P536"><text:span text:style-name="T1657">Уничтожает переданный </text:span><text:span text:style-name="Source_20_Text"><text:span text:style-name="T1657">холст</text:span></text:span><text:span text:style-name="T1657"> — т.е., з</text:span>акрывает графическое окно, <text:span text:style-name="T1483">открытое функцией </text:span><text:span text:style-name="Source_20_Text"><text:span text:style-name="T1483">грОткрытьОкно()</text:span></text:span><text:span text:style-name="T1483">, </text:span><text:span text:style-name="T1657">или уничтожает </text:span><text:span text:style-name="T1659">объект-</text:span><text:span text:style-name="T1657">изображение. Переданно</text:span><text:span text:style-name="T1720">й</text:span><text:span text:style-name="T1657"> </text:span><text:span text:style-name="T1720">переменной</text:span><text:span text:style-name="T1657"> </text:span>присваивает<text:span text:style-name="T1657">ся</text:span> значение <text:span text:style-name="Source_20_Text">пусто</text:span><text:span text:style-name="T1483">.</text:span></text:p>
      <text:p text:style-name="P315">Эта функция обязательно должна быть вызвана <text:span text:style-name="T1484">для каждого </text:span><text:span text:style-name="T1658">графического объекта</text:span><text:span text:style-name="T1484">, </text:span><text:span text:style-name="T1658">созданного</text:span><text:span text:style-name="T1484"> программой</text:span>, иначе при завершении программы возникнет исключение <text:span text:style-name="Source_20_Text"><text:span text:style-name="T801">ОшибкаВыполнения</text:span></text:span>.</text:p>
      <text:h text:style-name="P726" text:outline-level="3"><text:span text:style-name="T1660">Функция</text:span> <text:span text:style-name="T1476">гр</text:span><text:span text:style-name="T1486">Размер</text:span>()</text:h>
      <text:p text:style-name="P619"><text:span text:style-name="T1660">функция </text:span><text:span text:style-name="T1477">гр</text:span><text:span text:style-name="T1486">Размер</text:span><text:span text:style-name="T1660">(в</text:span><text:span text:style-name="T1486">х</text:span><text:span text:style-name="T1477"> </text:span><text:span text:style-name="T1721">го</text:span><text:span text:style-name="T1660">: </text:span><text:span text:style-name="T1477">объект</text:span><text:span text:style-name="T1479">): </text:span><text:span text:style-name="T1661">Размер</text:span><text:span text:style-name="T1660">;<text:line-break/>функция</text:span> <text:span text:style-name="T1477">гр</text:span><text:span text:style-name="T1486">Размер</text:span>(в<text:span text:style-name="T1486">х</text:span><text:span text:style-name="T1477"> </text:span><text:span text:style-name="T1661">холст</text:span>: <text:span text:style-name="T1477">объект; </text:span><text:span text:style-name="T1486">вх горз, верт: целое</text:span><text:span text:style-name="T1479">): </text:span><text:span text:style-name="T1661">Размер</text:span>;</text:p>
      <text:p text:style-name="P551"><text:span text:style-name="T1662">Возвращает</text:span> размеры <text:span text:style-name="T1662">переданного </text:span><text:span text:style-name="T1721">графического объекта </text:span><text:span text:style-name="T1722">в точках</text:span>. <text:span text:style-name="T1722">В параметре </text:span><text:span text:style-name="Source_20_Text"><text:span text:style-name="T1722">го</text:span></text:span><text:span text:style-name="T1722"> может быть передано </text:span><text:span text:style-name="T1723">графическое</text:span><text:span text:style-name="T1722"> окно или изображение любого поддерживаемого формата.</text:span></text:p>
      <text:p text:style-name="P551"><text:span text:style-name="T1722">Если указаны параметры </text:span><text:span text:style-name="Source_20_Text"><text:span text:style-name="T1722">горз</text:span></text:span><text:span text:style-name="T1722"> и </text:span><text:span text:style-name="Source_20_Text"><text:span text:style-name="T1722">верт</text:span></text:span><text:span text:style-name="T1722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62">олстом — </text:span><text:span text:style-name="T1722">т.е., </text:span><text:span text:style-name="T1662">графическое окно или изображение в формате </text:span><text:span text:style-name="T37">image/bmp</text:span><text:span text:style-name="T1662">.</text:span></text:p>
      <text:h text:style-name="P727" text:outline-level="3"><text:span text:style-name="T1488">Процедура</text:span> <text:span text:style-name="T1476">гр</text:span><text:span text:style-name="T1487">Начать</text:span>()</text:h>
      <text:p text:style-name="P554"><text:span text:style-name="T1488">процедура</text:span> <text:span text:style-name="T1477">гр</text:span><text:span text:style-name="T1487">Начать</text:span>(в<text:span text:style-name="T1486">х</text:span><text:span text:style-name="T1477"> </text:span><text:span text:style-name="T1663">холст</text:span>: <text:span text:style-name="T1477">объект</text:span><text:span text:style-name="T1479">)</text:span>;</text:p>
      <text:p text:style-name="P539"><text:span text:style-name="T1487">Начинает серию операций графического вывода</text:span>.</text:p>
      <text:p text:style-name="P539"><text:span text:style-name="T1487">Все последующие вызовы функций графического вывода не будут приводить к </text:span><text:span text:style-name="T1664">выводу изображения на экран</text:span><text:span text:style-name="T1487"> до тех пор, пока серия не будет закончена вызовом </text:span><text:span text:style-name="Source_20_Text"><text:span text:style-name="T1489">грЗакончить()</text:span></text:span><text:span text:style-name="T1489">. Таким образом можно заметно увеличить быстродействие программы и избежать ненужных мерцаний на экране.</text:span></text:p>
      <text:p text:style-name="P552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55">начало<text:line-break/> <text:s text:c="3"/><text:span text:style-name="T1490">грНачать(</text:span><text:span text:style-name="T1666">окно</text:span><text:span text:style-name="T1490">);<text:line-break/> <text:s text:c="3"/>начало<text:line-break/> <text:s text:c="7"/>грКруг(</text:span><text:span text:style-name="T1666">окно</text:span><text:span text:style-name="T1665">, </text:span><text:span text:style-name="T1490">50, 50, 40);<text:line-break/> <text:s text:c="7"/>грПрямоугольник(</text:span><text:span text:style-name="T1666">окно</text:span><text:span text:style-name="T1665">, </text:span><text:span text:style-name="T1490">0, 10, 40, 20);<text:line-break/> <text:s text:c="7"/>грОтрезок(</text:span><text:span text:style-name="T1666">окно</text:span><text:span text:style-name="T1665">, </text:span><text:span text:style-name="T1490">0, 10, 40, 20);<text:line-break/> <text:s text:c="3"/>напоследок<text:line-break/> <text:s text:c="7"/>// </text:span><text:span text:style-name="T1491">в этот момент все нарисованные фигуры <text:line-break/> <text:s text:c="7"/>// будут показаны на экране одновременно</text:span><text:span text:style-name="T1490"><text:line-break/> <text:s text:c="7"/>грЗакончить(</text:span><text:span text:style-name="T1666">окно</text:span><text:span text:style-name="T1490">);<text:line-break/> <text:s text:c="3"/>конец;</text:span><text:line-break/>окончание.</text:p>
      <text:h text:style-name="P728" text:outline-level="3"><text:span text:style-name="T1488">Процедура</text:span> <text:span text:style-name="T1476">гр</text:span><text:span text:style-name="T1492">Закончить</text:span>()</text:h>
      <text:p text:style-name="P556"><text:span text:style-name="T1488">процедура</text:span> <text:span text:style-name="T1477">гр</text:span><text:span text:style-name="T1492">Закончить</text:span>(в<text:span text:style-name="T1486">х</text:span><text:span text:style-name="T1477"> </text:span><text:span text:style-name="T1667">холст</text:span>: <text:span text:style-name="T1477">объект</text:span><text:span text:style-name="T1479">)</text:span>;</text:p>
      <text:p text:style-name="P540"><text:soft-page-break/><text:span text:style-name="T1492">Заканчивает</text:span><text:span text:style-name="T1487"> серию операций графического вывода, </text:span><text:span text:style-name="T1492">начатую вызовом </text:span><text:span text:style-name="Source_20_Text"><text:span text:style-name="T1492">грНачать()</text:span></text:span><text:span text:style-name="T1492"> и выводит на экран все внесённые изменения.</text:span></text:p>
      <text:p text:style-name="P553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29" text:outline-level="3"><text:span text:style-name="T1488">Процедура</text:span> <text:span text:style-name="T1500">грП</text:span><text:span text:style-name="T1497">еро</text:span>()</text:h>
      <text:p text:style-name="P557"><text:span text:style-name="T1488">процедура</text:span> <text:span text:style-name="T1502">грП</text:span><text:span text:style-name="T1497">еро</text:span>(в<text:span text:style-name="T1486">х</text:span><text:span text:style-name="T1477"> </text:span><text:span text:style-name="T1668">холст</text:span>: <text:span text:style-name="T1477">объект; </text:span><text:span text:style-name="T1501">вх </text:span><text:span text:style-name="T1497">цвет: целое</text:span><text:span text:style-name="T1479">)</text:span>;<text:line-break/><text:span text:style-name="T1488">процедура</text:span> <text:span text:style-name="T1502">грП</text:span><text:span text:style-name="T1497">еро</text:span>(в<text:span text:style-name="T1486">х</text:span><text:span text:style-name="T1477"> </text:span><text:span text:style-name="T1668">холст</text:span>: <text:span text:style-name="T1477">объект; </text:span><text:span text:style-name="T1501">вх </text:span><text:span text:style-name="T1497">цвет, толщина: целое</text:span><text:span text:style-name="T1479">)</text:span>;<text:line-break/><text:span text:style-name="T1488">процедура</text:span> <text:span text:style-name="T1502">грП</text:span><text:span text:style-name="T1497">еро</text:span>(в<text:span text:style-name="T1486">х</text:span><text:span text:style-name="T1477"> </text:span><text:span text:style-name="T1668">холст</text:span>: <text:span text:style-name="T1477">объект; </text:span><text:span text:style-name="T1501">вх </text:span><text:span text:style-name="T1497">цвет, толщина, стиль: целое</text:span><text:span text:style-name="T1479">)</text:span>;</text:p>
      <text:p text:style-name="P541"><text:span text:style-name="T1498">Устанавливает свойства пера — цвет, толщину и стиль</text:span><text:span text:style-name="T1492">. </text:span><text:span text:style-name="T1498">Свойства пера используются для прорисовки линий и контуров геометрических фигур </text:span><text:span text:style-name="T1671">на переданном холсте</text:span><text:span text:style-name="T1498">.</text:span></text:p>
      <text:p text:style-name="P562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69">второй</text:span><text:span text:style-name="T1513"> байт зелёному, а </text:span><text:span text:style-name="T1669">третий</text:span><text:span text:style-name="T1513"> синему.</text:span></text:p>
      <text:p text:style-name="P618"><text:span text:style-name="Source_20_Text">Толщина</text:span> означает толщину линии в точках.</text:p>
      <text:p text:style-name="P564">В <text:span text:style-name="T1573">параметре </text:span><text:span text:style-name="Source_20_Text"><text:span text:style-name="T1573">стиль</text:span></text:span><text:span text:style-name="T1573"> можно передать </text:span>одну из констант <text:span text:style-name="Source_20_Text">грспХХХХ</text:span>.</text:p>
      <text:h text:style-name="P730" text:outline-level="3"><text:span text:style-name="T1488">Процедура</text:span> <text:span text:style-name="T1500">гр</text:span><text:span text:style-name="T1509">Кисть</text:span>()</text:h>
      <text:p text:style-name="P565"><text:span text:style-name="T1488">процедура</text:span> <text:span text:style-name="T1502">гр</text:span><text:span text:style-name="T1510">Кисть</text:span>(в<text:span text:style-name="T1486">х</text:span><text:span text:style-name="T1477"> </text:span><text:span text:style-name="T1670">холст</text:span>: <text:span text:style-name="T1477">объект; </text:span><text:span text:style-name="T1501">вх </text:span><text:span text:style-name="T1497">цвет: целое</text:span><text:span text:style-name="T1479">)</text:span>;<text:line-break/><text:span text:style-name="T1488">процедура</text:span> <text:span text:style-name="T1502">гр</text:span><text:span text:style-name="T1510">Кисть</text:span>(в<text:span text:style-name="T1486">х</text:span><text:span text:style-name="T1477"> </text:span><text:span text:style-name="T1670">холст</text:span>: <text:span text:style-name="T1477">объект; </text:span><text:span text:style-name="T1501">вх </text:span><text:span text:style-name="T1497">цвет, стиль: целое</text:span><text:span text:style-name="T1479">)</text:span>;</text:p>
      <text:p text:style-name="P542"><text:span text:style-name="T1498">Устанавливает свойства </text:span><text:span text:style-name="T1511">кисти</text:span><text:span text:style-name="T1498"> — цвет и стиль</text:span><text:span text:style-name="T1492">. </text:span><text:span text:style-name="T1498">Свойства </text:span><text:span text:style-name="T1511">кисти</text:span><text:span text:style-name="T1498"> используются для </text:span><text:span text:style-name="T1512">заливки </text:span><text:span text:style-name="T1498">геометрических фигур </text:span><text:span text:style-name="T1591">и в качестве фона при выводе текста </text:span><text:span text:style-name="T1672">на переданном холсте</text:span><text:span text:style-name="T1498">.</text:span></text:p>
      <text:p text:style-name="P559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73">второй</text:span><text:span text:style-name="T1513"> байт зелёному, а </text:span><text:span text:style-name="T1673">третий</text:span><text:span text:style-name="T1513"> синему.</text:span></text:p>
      <text:p text:style-name="P563">В <text:span text:style-name="T1573">параметре </text:span><text:span text:style-name="Source_20_Text"><text:span text:style-name="T1573">стиль</text:span></text:span><text:span text:style-name="T1573"> можно передать </text:span>одну из констант <text:span text:style-name="Source_20_Text">грс</text:span><text:span text:style-name="Source_20_Text"><text:span text:style-name="T1574">к</text:span></text:span><text:span text:style-name="Source_20_Text">ХХХХ</text:span>.</text:p>
      <text:h text:style-name="P731" text:outline-level="3"><text:span text:style-name="T1488">Процедура</text:span> <text:span text:style-name="T1500">гр</text:span><text:span text:style-name="T1558">Шрифт</text:span>()</text:h>
      <text:p text:style-name="P591">процедура грШрифт(вх <text:span text:style-name="T1674">холст</text:span>: объект; вх <text:span text:style-name="T1677">цвет</text:span>: <text:span text:style-name="T1677">целое</text:span>);</text:p>
      <text:p text:style-name="P591">процедура грШрифт(вх <text:span text:style-name="T1674">холст</text:span>: объект; вх <text:span text:style-name="T1677">цвет, стиль</text:span>: целое);</text:p>
      <text:p text:style-name="P591">процедура грШрифт(вх <text:span text:style-name="T1674">холст</text:span>: объект; вх <text:span text:style-name="T1677">цвет, стиль, размер</text:span>: целое);</text:p>
      <text:p text:style-name="P620">процедура грШрифт(вх <text:span text:style-name="T1674">холст</text:span>: объект; <text:span text:style-name="T1678">вх </text:span><text:span text:style-name="T1677">цвет, стиль, размер</text:span><text:span text:style-name="T1678">: целое; </text:span>вх имя: строка);</text:p>
      <text:p text:style-name="P548"><text:span text:style-name="T1498">Устанавливает свойства </text:span><text:span text:style-name="T1559">шрифта</text:span><text:span text:style-name="T1498"> — </text:span><text:span text:style-name="T1570">имя</text:span><text:span text:style-name="T1559">, размер, стиль и цвет</text:span><text:span text:style-name="T1492">. </text:span><text:span text:style-name="T1498">Свойства </text:span><text:span text:style-name="T1559">шрифта</text:span><text:span text:style-name="T1498"> используются для </text:span><text:span text:style-name="T1559">вывода текста </text:span><text:span text:style-name="T1675">на холст</text:span><text:span text:style-name="T1498">.</text:span></text:p>
      <text:p text:style-name="P586"><text:span text:style-name="T1563">В параметре </text:span><text:span text:style-name="Source_20_Text"><text:span text:style-name="T1563">имя</text:span></text:span><text:span text:style-name="T1563"> должно быть указано наименование шрифта. </text:span>Если<text:span text:style-name="T1564"> </text:span><text:span text:style-name="T1565">здесь </text:span>передана пустая строка, <text:span text:style-name="T1566">то </text:span>используется <text:span text:style-name="T1571">такой</text:span><text:span text:style-name="T1560"> же </text:span>шрифт, <text:span text:style-name="T1572">какой был</text:span><text:span text:style-name="T1560"> </text:span><text:span text:style-name="T1679">указан в настройках среды</text:span><text:span text:style-name="T1560"> для </text:span><text:span text:style-name="T1561">вывода текста в </text:span><text:span text:style-name="T1560">отладочной консоли.</text:span></text:p>
      <text:p text:style-name="P596">Параметр <text:span text:style-name="Source_20_Text">размер</text:span> означает <text:span text:style-name="T1567">размер </text:span>шрифта в пунктах. <text:span text:style-name="T1577">Если здесь передан нуль, то используется такой же размер шрифта, </text:span><text:span text:style-name="T1572">какой был</text:span> <text:span text:style-name="T1679">указан в настройках среды</text:span> для <text:span text:style-name="T1561">вывода текста в </text:span>отладочной консоли.</text:p>
      <text:p text:style-name="P587">В параметре <text:span text:style-name="Source_20_Text">стиль</text:span> можно передать <text:span text:style-name="T1575">нуль — </text:span><text:span text:style-name="T1578">это соответствует обычному тексту,</text:span><text:span text:style-name="T157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62">За</text:span></text:span><text:span text:style-name="Source_20_Text">черк | </text:span><text:span text:style-name="Source_20_Text"><text:span text:style-name="T1568">грсшПодчерк</text:span></text:span><text:span text:style-name="Source_20_Text"> </text:span><text:span text:style-name="Source_20_Text"><text:span text:style-name="T1568">| </text:span></text:span><text:span text:style-name="Source_20_Text">грсшКурсив</text:span> означает <text:span text:style-name="T1562">за</text:span>чёркнутый <text:span text:style-name="T1569">и подчёркнутый </text:span>курсив.</text:p>
      <text:p text:style-name="P561"><text:soft-page-break/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76">второй</text:span><text:span text:style-name="T1513"> байт зелёному, а </text:span><text:span text:style-name="T1676">третий</text:span><text:span text:style-name="T1513"> синему.</text:span></text:p>
      <text:h text:style-name="P736" text:outline-level="3">Процедура гр<text:span text:style-name="T1602">Обрезка</text:span>()</text:h>
      <text:p text:style-name="P602">процедура гр<text:span text:style-name="T1602">Обрезка</text:span>(вх <text:span text:style-name="T1680">холст</text:span>: объект; вх г1, в1, г2, в2: целое);<text:line-break/>процедура гр<text:span text:style-name="T1602">Обрезка</text:span>(вх <text:span text:style-name="T1680">холст</text:span>: объект; вх <text:span text:style-name="T1602">вкл: логическое</text:span>);</text:p>
      <text:p text:style-name="P574"><text:span text:style-name="T1603">Устанавливает для переданного </text:span><text:span text:style-name="T1681">холста</text:span><text:span text:style-name="T1603"> </text:span><text:span text:style-name="T1523">прямоугольн</text:span><text:span text:style-name="T1604">ую область обрезки</text:span><text:span text:style-name="T1523">.</text:span><text:span text:style-name="T1521"> </text:span><text:span text:style-name="T1523">Параметры</text:span><text:span text:style-name="T1504"> </text:span><text:span text:style-name="Source_20_Text"><text:span text:style-name="T1504">г</text:span></text:span><text:span text:style-name="Source_20_Text"><text:span text:style-name="T1515">1,</text:span></text:span><text:span text:style-name="T1504">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23">определяют координаты верхнего левого угла прямоугольника, а параметры </text:span><text:span text:style-name="Source_20_Text"><text:span text:style-name="T1515">г2,</text:span></text:span><text:span text:style-name="T1515"> </text:span><text:span text:style-name="Source_20_Text"><text:span text:style-name="T1515">в2</text:span></text:span><text:span text:style-name="T1515"> — </text:span><text:span text:style-name="T1523">правого нижнего.</text:span></text:p>
      <text:p text:style-name="P550"><text:span text:style-name="T1604">Если установлена область обрезки, то все функции графического вывода будут </text:span><text:span text:style-name="T1605">иметь эффект только в пределах этой области, а люб</text:span><text:span text:style-name="T1610">ой </text:span><text:span text:style-name="T1611">графический </text:span><text:span text:style-name="T1610">вывод, </text:span><text:span text:style-name="T1611">выходящий</text:span><text:span text:style-name="T1610"> </text:span><text:span text:style-name="T1605">за её предел</text:span><text:span text:style-name="T1611">ы, будет обрезан по границ</text:span><text:span text:style-name="T1612">ам</text:span><text:span text:style-name="T1611"> области</text:span><text:span text:style-name="T1506">.</text:span></text:p>
      <text:p text:style-name="P603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606">отменена, так что вновь станет возможен вывод в любом месте </text:span><text:span text:style-name="T1682">холста</text:span><text:span text:style-name="T1606">. </text:span><text:span text:style-name="T1607">Если передано </text:span><text:span text:style-name="Source_20_Text"><text:span text:style-name="T1607">да</text:span></text:span><text:span text:style-name="T1607">, то будет </text:span><text:span text:style-name="T1608">вновь </text:span><text:span text:style-name="T1607">применена </text:span><text:span text:style-name="T1609">та </text:span><text:span text:style-name="T1607">область обрезки, которая была установлена ранее.</text:span></text:p>
      <text:h text:style-name="P737" text:outline-level="3"><text:span text:style-name="T1545">Функция</text:span> гр<text:span text:style-name="T1545">Точка</text:span>()</text:h>
      <text:p text:style-name="P594"><text:span text:style-name="T1546">функция</text:span> гр<text:span text:style-name="T1545">Точка</text:span>(вх <text:span text:style-name="T1684">холст</text:span>: объект; вх г, в: целое): <text:span text:style-name="T1546">целое</text:span>;<text:line-break/><text:span text:style-name="T1546">функция</text:span> гр<text:span text:style-name="T1545">Точка</text:span>(вх <text:span text:style-name="T1684">холст</text:span>: объект; вх г, в, <text:span text:style-name="T1545">цвет</text:span>: целое): <text:span text:style-name="T1546">целое</text:span>;</text:p>
      <text:p text:style-name="P573"><text:span text:style-name="T1547">Возвращает</text:span> <text:span text:style-name="T1547">цвет точки с указанными координатами </text:span><text:span text:style-name="T1685">на</text:span><text:span text:style-name="T1548"> </text:span><text:span text:style-name="T1685">переданном холсте</text:span><text:span text:style-name="T1523">.</text:span><text:span text:style-name="T1521"> </text:span><text:span text:style-name="T1548">Если передан </text:span><text:span text:style-name="Source_20_Text"><text:span text:style-name="T1548">цвет</text:span></text:span><text:span text:style-name="T1548">, то для точки будет установлен новый цвет; при этом функция вернёт </text:span><text:span text:style-name="T1580">прежний</text:span><text:span text:style-name="T1548"> цвет точки</text:span><text:span text:style-name="T1506">.</text:span></text:p>
      <text:p text:style-name="P560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86">второй</text:span><text:span text:style-name="T1513"> байт зелёному, а </text:span><text:span text:style-name="T1686">третий</text:span><text:span text:style-name="T1513"> синему.</text:span></text:p>
      <text:h text:style-name="P732" text:outline-level="3"><text:span text:style-name="T1488">Процедура</text:span> <text:span text:style-name="T1500">гр</text:span><text:span text:style-name="T1501">Круг</text:span>()</text:h>
      <text:p text:style-name="P558"><text:span text:style-name="T1488">процедура</text:span> <text:span text:style-name="T1503">грКруг</text:span>(в<text:span text:style-name="T1486">х</text:span><text:span text:style-name="T1477"> </text:span><text:span text:style-name="T1683">холст</text:span>: <text:span text:style-name="T1477">объект; </text:span><text:span text:style-name="T1501">вх г, в, радиус</text:span><text:span text:style-name="T1497">: целое</text:span><text:span text:style-name="T1479">)</text:span>;</text:p>
      <text:p text:style-name="P544"><text:span text:style-name="T1504">Выводит </text:span><text:span text:style-name="T1683">на</text:span><text:span text:style-name="T1505"> </text:span><text:span text:style-name="Source_20_Text"><text:span text:style-name="T1683">холст</text:span></text:span><text:span text:style-name="T1505"> </text:span><text:span text:style-name="T1504">круг с указанным радиусом. </text:span><text:span text:style-name="T1505">В</text:span><text:span text:style-name="T1504"> параметрах </text:span><text:span text:style-name="Source_20_Text"><text:span text:style-name="T1504">г</text:span></text:span><text:span text:style-name="T1504"> и </text:span><text:span text:style-name="Source_20_Text"><text:span text:style-name="T1504">в</text:span></text:span><text:span text:style-name="T1504"> </text:span><text:span text:style-name="T1505">должны быть переданы</text:span><text:span text:style-name="T1504"> горизонтальная и вертикальная координаты центра круга</text:span><text:span text:style-name="T1498">.</text:span></text:p>
      <text:p text:style-name="P544"><text:span text:style-name="T1506">Для прорисовки </text:span><text:span text:style-name="T1526">контура </text:span><text:span text:style-name="T1506">окружности используются </text:span><text:span text:style-name="T1507">установленные</text:span><text:span text:style-name="T1506"> свойства пера, область внутри окружности заполняется в соответствии с </text:span><text:span text:style-name="T1507">установленными</text:span><text:span text:style-name="T1506"> свойствами кисти.</text:span></text:p>
      <text:h text:style-name="P733" text:outline-level="3"><text:span text:style-name="T1488">Процедура</text:span> <text:span text:style-name="T1500">гр</text:span><text:span text:style-name="T1514">Эллипс</text:span>()</text:h>
      <text:p text:style-name="P580"><text:span text:style-name="T1488">процедура</text:span> <text:span text:style-name="T1503">гр</text:span><text:span text:style-name="T1514">Эллипс</text:span>(в<text:span text:style-name="T1486">х</text:span><text:span text:style-name="T1477"> </text:span><text:span text:style-name="T1687">холст</text:span>: <text:span text:style-name="T1477">объект; </text:span><text:span text:style-name="T1501">вх г</text:span><text:span text:style-name="T1514">1</text:span><text:span text:style-name="T1501">, в</text:span><text:span text:style-name="T1514">1</text:span><text:span text:style-name="T1501">, </text:span><text:span text:style-name="T1514">г2, в2</text:span><text:span text:style-name="T1497">: целое</text:span><text:span text:style-name="T1479">)</text:span>;</text:p>
      <text:p text:style-name="P543"><text:span text:style-name="T1504">Выводит </text:span><text:span text:style-name="T1688">на</text:span><text:span text:style-name="T1505"> </text:span><text:span text:style-name="Source_20_Text"><text:span text:style-name="T1688">холст</text:span></text:span><text:span text:style-name="T1505"> </text:span><text:span text:style-name="T1515">эллипс, вписанный в прямоугольник с указанными координатами</text:span><text:span text:style-name="T1504">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43"><text:span text:style-name="T1506">Для прорисовки </text:span><text:span text:style-name="T1524">контура </text:span><text:span text:style-name="T1516">эллипс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25">эллипс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Heading_20_3" text:outline-level="3"><text:soft-page-break/>Процедура грДуга()</text:h>
      <text:p text:style-name="Исходный_20_код">процедура грДуга(<text:line-break/> <text:s text:c="3"/>вх <text:span text:style-name="T1691">холст</text:span>: объект; вх г1, в1, г2, в2: целое; вх нач<text:span text:style-name="T1689">ало</text:span>, <text:span text:style-name="T1693">размер</text:span>: дробное);</text:p>
      <text:p text:style-name="P568">Выводит <text:span text:style-name="T1690">на</text:span> <text:span text:style-name="Source_20_Text"><text:span text:style-name="T1690">холст</text:span></text:span> дугу эллипса, <text:span text:style-name="T1517">вписанного в прямоугольник с указанными координатами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77">Параметр <text:span text:style-name="Source_20_Text">нач</text:span><text:span text:style-name="Source_20_Text"><text:span text:style-name="T1537">ало</text:span></text:span> определяет угол, с которого начинается дуга, а параметр <text:span text:style-name="Source_20_Text"><text:span text:style-name="T1693">размер</text:span></text:span> — <text:span text:style-name="T1535">угловой размер дуги</text:span>. Эти параметры должны быть указаны в радианах, <text:span text:style-name="T1724">отсчёт ведётся от крайней правой точки эллипса против часовой стрелки.</text:span></text:p>
      <text:p text:style-name="P545"><text:span text:style-name="T1506">Для прорисовки </text:span><text:span text:style-name="T1518">дуги</text:span><text:span text:style-name="T1506"> используются </text:span><text:span text:style-name="T1507">установленные</text:span><text:span text:style-name="T1506"> свойства пера.</text:span></text:p>
      <text:h text:style-name="P738" text:outline-level="3">Процедура гр<text:span text:style-name="T1528">Сегмент</text:span>()</text:h>
      <text:p text:style-name="P581">процедура гр<text:span text:style-name="T1529">Сегмент</text:span>(<text:line-break/> <text:s text:c="3"/>вх <text:span text:style-name="T1692">холст</text:span>: объект; вх г1, в1, г2, в2: целое; вх нач<text:span text:style-name="T1538">ало</text:span>, <text:span text:style-name="T1693">размер</text:span>: дробное);</text:p>
      <text:p text:style-name="P570">Выводит <text:span text:style-name="T1696">на</text:span> <text:span text:style-name="Source_20_Text"><text:span text:style-name="T1696">холст</text:span></text:span> <text:span text:style-name="T1530">сегмент</text:span> эллипса, <text:span text:style-name="T1517">вписанного в прямоугольник с указанными координатами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78">Параметр <text:span text:style-name="Source_20_Text">нач</text:span><text:span text:style-name="Source_20_Text"><text:span text:style-name="T1538">ало</text:span></text:span> определяет угол, с которого начинается <text:span text:style-name="T1533">сегмент</text:span>, а параметр <text:span text:style-name="Source_20_Text"><text:span text:style-name="T1694">размер</text:span></text:span> — <text:span text:style-name="T1534">угловой размер сегмента</text:span>. Эти параметры должны быть указаны в радианах, <text:span text:style-name="T1724">отсчёт ведётся от крайней правой точки эллипса против часовой стрелки.</text:span></text:p>
      <text:p text:style-name="P546"><text:span text:style-name="T1506">Для прорисовки </text:span><text:span text:style-name="T1531">контура сегмент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32">сегмент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P739" text:outline-level="3">Процедура гр<text:span text:style-name="T1528">Се</text:span><text:span text:style-name="T1549">ктор</text:span>()</text:h>
      <text:p text:style-name="P584">процедура гр<text:span text:style-name="T1529">Се</text:span><text:span text:style-name="T1549">ктор</text:span>(<text:line-break/> <text:s text:c="3"/>вх <text:span text:style-name="T1695">холст</text:span>: объект; вх г1, в1, г2, в2: целое; вх нач<text:span text:style-name="T1538">ало</text:span>, <text:span text:style-name="T1536">разм</text:span><text:span text:style-name="T1538">ер</text:span>: дробное);</text:p>
      <text:p text:style-name="P571">Выводит <text:span text:style-name="T1697">на</text:span> <text:span text:style-name="Source_20_Text"><text:span text:style-name="T1697">холст</text:span></text:span> <text:span text:style-name="T1550">сектор</text:span> эллипса, <text:span text:style-name="T1517">вписанного в прямоугольник с указанными координатами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79">Параметр <text:span text:style-name="Source_20_Text">нач</text:span><text:span text:style-name="Source_20_Text"><text:span text:style-name="T1538">ало</text:span></text:span> определяет угол, с которого начинается <text:span text:style-name="T1551">сектор</text:span>, а параметр <text:span text:style-name="Source_20_Text"><text:span text:style-name="T1538">размер</text:span></text:span> — <text:span text:style-name="T1534">угловой размер </text:span><text:span text:style-name="T1551">сектора</text:span>. Эти параметры должны быть указаны в радианах, <text:span text:style-name="T1724">отсчёт ведётся от крайней правой точки эллипса против часовой стрелки.</text:span></text:p>
      <text:p text:style-name="P547"><text:span text:style-name="T1506">Для прорисовки </text:span><text:span text:style-name="T1531">контура </text:span><text:span text:style-name="T1551">сектор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52">сектор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P740" text:outline-level="3">Процедура гр<text:span text:style-name="T1519">Отрезок</text:span>()</text:h>
      <text:p text:style-name="P566">процедура гр<text:span text:style-name="T1520">Отрезок</text:span>(вх <text:span text:style-name="T1698">холст</text:span>: объект; вх г1, в1, г2, в2: целое);</text:p>
      <text:p text:style-name="P572">Выводит <text:span text:style-name="T1699">на</text:span> <text:span text:style-name="Source_20_Text"><text:span text:style-name="T1699">холст</text:span></text:span> <text:span text:style-name="T1521">отрезок от точки с координатами</text:span><text:span text:style-name="T1504"> </text:span><text:span text:style-name="Source_20_Text"><text:span text:style-name="T1504">г</text:span></text:span><text:span text:style-name="Source_20_Text"><text:span text:style-name="T1515">1,</text:span></text:span><text:span text:style-name="T1504">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21">до точки с координатами</text:span><text:span text:style-name="T1515"> </text:span><text:span text:style-name="Source_20_Text"><text:span text:style-name="T1515">г2,</text:span></text:span><text:span text:style-name="T1515"> </text:span><text:span text:style-name="Source_20_Text"><text:span text:style-name="T1515">в2</text:span></text:span><text:span text:style-name="T1515">. </text:span><text:span text:style-name="T1506">Для прорисовки </text:span><text:span text:style-name="T1521">отрезка</text:span><text:span text:style-name="T1506"> используются </text:span><text:span text:style-name="T1507">установленные</text:span><text:span text:style-name="T1506"> свойства пера.</text:span></text:p>
      <text:h text:style-name="P741" text:outline-level="3"><text:soft-page-break/>Процедура гр<text:span text:style-name="T1553">Ломаная</text:span>()</text:h>
      <text:p text:style-name="P585">процедура гр<text:span text:style-name="T1553">Ломаная</text:span>(вх <text:span text:style-name="T1700">холст</text:span>: объект; вх <text:span text:style-name="T1554">точки: МассивТочек</text:span>);</text:p>
      <text:p text:style-name="P575">Выводит <text:span text:style-name="T1701">на</text:span> <text:span text:style-name="Source_20_Text"><text:span text:style-name="T1701">холст</text:span></text:span> <text:span text:style-name="T1585">ломаную линию</text:span><text:span text:style-name="T1506">. </text:span><text:span text:style-name="T1585">В параметре </text:span><text:span text:style-name="Source_20_Text"><text:span text:style-name="T1585">точки</text:span></text:span><text:span text:style-name="T1585"> долж</text:span><text:span text:style-name="T1702">ен</text:span><text:span text:style-name="T1585"> быть передан </text:span><text:span text:style-name="T1702">массив</text:span><text:span text:style-name="T1585"> пар координат для каждой вершины ломаной линии.</text:span></text:p>
      <text:p text:style-name="P621">Для прорисовки звеньев ломаной используются установленные свойства пера.</text:p>
      <text:h text:style-name="P742" text:outline-level="3">Процедура гр<text:span text:style-name="T1522">Прямоугольник</text:span>()</text:h>
      <text:p text:style-name="P567">процедура гр<text:span text:style-name="T1522">Прямоугольник</text:span>(вх <text:span text:style-name="T1703">холст</text:span>: объект; вх г1, в1, г2, в2: целое);<text:line-break/>процедура грПрямоугольник(вх <text:span text:style-name="T1703">холст</text:span>: объект; вх г1, в1, г2, в2, р: целое);</text:p>
      <text:p text:style-name="P567">процедура грПрямоугольник(вх <text:span text:style-name="T1703">холст</text:span>: объект; вх г1, в1, г2, в2, рг, рв: целое);</text:p>
      <text:p text:style-name="P569">Выводит <text:span text:style-name="T1704">на</text:span> <text:span text:style-name="Source_20_Text"><text:span text:style-name="T1704">холст</text:span></text:span> <text:span text:style-name="T1523">прямоугольник.</text:span><text:span text:style-name="T1521"> </text:span><text:span text:style-name="T1523">Параметры</text:span><text:span text:style-name="T1504"> </text:span><text:span text:style-name="Source_20_Text"><text:span text:style-name="T1504">г</text:span></text:span><text:span text:style-name="Source_20_Text"><text:span text:style-name="T1515">1,</text:span></text:span><text:span text:style-name="T1504">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23">определяют координаты верхнего левого угла прямоугольника, а параметры </text:span><text:span text:style-name="Source_20_Text"><text:span text:style-name="T1515">г2,</text:span></text:span><text:span text:style-name="T1515"> </text:span><text:span text:style-name="Source_20_Text"><text:span text:style-name="T1515">в2</text:span></text:span><text:span text:style-name="T1515"> — </text:span><text:span text:style-name="T1523">правого нижнего.</text:span></text:p>
      <text:p text:style-name="P582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49"><text:span text:style-name="T1506">Для прорисовки </text:span><text:span text:style-name="T1524">контура </text:span><text:span text:style-name="T1527">прямоугольник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27">прямоугольник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P743" text:outline-level="3">Процедура гр<text:span text:style-name="T1584">Многоугольник</text:span>()</text:h>
      <text:p text:style-name="P595">процедура гр<text:span text:style-name="T1584">Многоугольник</text:span>(вх <text:span text:style-name="T1705">холст</text:span>: объект; вх <text:span text:style-name="T1554">точки: МассивТочек</text:span>);</text:p>
      <text:p text:style-name="P576">Выводит <text:span text:style-name="T1706">на</text:span> <text:span text:style-name="Source_20_Text"><text:span text:style-name="T1706">холст</text:span></text:span> <text:span text:style-name="T1587">многоугольник</text:span><text:span text:style-name="T1506">. </text:span><text:span text:style-name="T1585">В параметре </text:span><text:span text:style-name="Source_20_Text"><text:span text:style-name="T1585">точки</text:span></text:span><text:span text:style-name="T1585"> долж</text:span><text:span text:style-name="T1707">ен</text:span><text:span text:style-name="T1585"> быть передан </text:span><text:span text:style-name="T1707">массив</text:span><text:span text:style-name="T1585"> пар координат для каждой вершины </text:span><text:span text:style-name="T1588">многоугольника</text:span><text:span text:style-name="T1585">.</text:span></text:p>
      <text:p text:style-name="P576"><text:span text:style-name="T1586">Для прорисовки </text:span><text:span text:style-name="T1590">сторон многоугольника</text:span><text:span text:style-name="T1586"> используются установленные свойства пера, </text:span><text:span text:style-name="T1589">область внутри многоугольника заполняется</text:span><text:span text:style-name="T1506"> в соответствии с </text:span><text:span text:style-name="T1507">установленными</text:span><text:span text:style-name="T1506"> свойствами кисти</text:span><text:span text:style-name="T1586">.</text:span></text:p>
      <text:h text:style-name="P744" text:outline-level="3"><text:span text:style-name="T1545">Функция</text:span> гр<text:span text:style-name="T1597">Размер</text:span><text:span text:style-name="T1579">Текс</text:span><text:span text:style-name="T1600">т</text:span><text:span text:style-name="T1597">а</text:span>()</text:h>
      <text:p text:style-name="P598"><text:span text:style-name="T1594">функция</text:span> гр<text:span text:style-name="T1598">Размер</text:span>Текст<text:span text:style-name="T1598">а</text:span>(вх <text:span text:style-name="T1708">холст</text:span>: объект; вх текст: строка): <text:span text:style-name="T1595">Размер</text:span>;</text:p>
      <text:p text:style-name="P600">Возвращает <text:span text:style-name="T1711">размер</text:span><text:span text:style-name="T1709"> прямоугольн</text:span><text:span text:style-name="T1710">ой области</text:span><text:span text:style-name="T1709">, </text:span><text:span text:style-name="T1710">требуемой</text:span><text:span text:style-name="T1709"> для вывода переданной строки на переданный </text:span><text:span text:style-name="Source_20_Text"><text:span text:style-name="T1709">холст</text:span></text:span>.</text:p>
      <text:p text:style-name="P600"><text:span text:style-name="T1582">Для </text:span><text:span text:style-name="T1599">вычисления размера </text:span><text:span text:style-name="T1582">используются свойства шрифта, установленные вызовом </text:span><text:span text:style-name="Source_20_Text"><text:span text:style-name="T1582">грШрифт()</text:span></text:span><text:span text:style-name="T1582">.</text:span></text:p>
      <text:h text:style-name="P745" text:outline-level="3"><text:span text:style-name="T1545">Функция</text:span> гр<text:span text:style-name="T1579">Текст</text:span>()</text:h>
      <text:p text:style-name="P593"><text:span text:style-name="T1594">функция</text:span> грТекст(вх <text:span text:style-name="T1712">холст</text:span>: объект; вх г, в: целое; вх текст: строка): <text:span text:style-name="T1595">Размер</text:span>;</text:p>
      <text:p text:style-name="Text_20_body"><text:span text:style-name="T1581">Выводит </text:span><text:span text:style-name="T1713">на</text:span><text:span text:style-name="T1581"> </text:span><text:span text:style-name="Source_20_Text"><text:span text:style-name="T1713">холст</text:span></text:span><text:span text:style-name="T1581"> переданный </text:span><text:span text:style-name="Source_20_Text"><text:span text:style-name="T1581">текст</text:span></text:span><text:span text:style-name="T1506">. </text:span><text:span text:style-name="T1581">Координаты верхнего левого угла прямоугольника с текстом должны быть переданы в параметрах </text:span><text:span text:style-name="Source_20_Text"><text:span text:style-name="T1716">г</text:span></text:span><text:span text:style-name="T1715"> и </text:span><text:span text:style-name="Source_20_Text"><text:span text:style-name="T1716">в</text:span></text:span><text:span text:style-name="T1581">. </text:span><text:span text:style-name="T1582">Для вывода текста используются свойства шрифта, установленные вызовом </text:span><text:span text:style-name="Source_20_Text"><text:span text:style-name="T1582">грШрифт()</text:span></text:span><text:span text:style-name="T1582">, фон прямоугольника </text:span><text:span text:style-name="T1583">заполняется в соответствии с текущими свойствами кисти.</text:span></text:p>
      <text:p text:style-name="P599">Возвращает вертикальный и горизонтальный размер <text:span text:style-name="T1714">прямоугольника, содержащего </text:span>выведенн<text:span text:style-name="T1714">ый</text:span> текст.</text:p>
      <text:h text:style-name="P746" text:outline-level="3"><text:soft-page-break/><text:span text:style-name="T1725">Процедура</text:span> <text:span text:style-name="T1725">грИ</text:span>зо<text:span text:style-name="T1640">Сохранить</text:span>()</text:h>
      <text:p text:style-name="P610"><text:span text:style-name="T1641">процедура</text:span> <text:span text:style-name="T1727">грИ</text:span>зо<text:span text:style-name="T1640">Сохранить</text:span>(<text:span text:style-name="T1641">вх изо: объект; </text:span>вх имяФайла: строка);</text:p>
      <text:p text:style-name="P606"><text:span text:style-name="T1642">Записывает переданное изображение в файл с указанным именем</text:span>. <text:span text:style-name="T1728">В параметре </text:span><text:span text:style-name="Source_20_Text"><text:span text:style-name="T1728">изо</text:span></text:span><text:span text:style-name="T1728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8">image/bmp</text:span><text:span text:style-name="T1728">, в котором будет сохранено содержимое окна.</text:span></text:p>
      <text:h text:style-name="P747" text:outline-level="3"><text:span text:style-name="T1621">Процедура</text:span> <text:span text:style-name="T1726">грИ</text:span>зо<text:span text:style-name="T1621">Вывести</text:span>()</text:h>
      <text:p text:style-name="Исходный_20_код">процедура <text:span text:style-name="T1729">грИ</text:span>зо<text:span text:style-name="T1625">Вывести</text:span>(<text:span text:style-name="T1623">вх </text:span><text:span text:style-name="T1729">холст</text:span><text:span text:style-name="T1622">: объект; </text:span><text:span text:style-name="T1624">вх г, в: целое; </text:span><text:span text:style-name="T1631">вх </text:span><text:span text:style-name="T1734">изо</text:span><text:span text:style-name="T1631">: объект</text:span>);</text:p>
      <text:p text:style-name="Text_20_body">Выводит <text:span text:style-name="T1730">на</text:span><text:span text:style-name="T1632"> </text:span><text:span text:style-name="Source_20_Text"><text:span text:style-name="T1730">холст</text:span></text:span><text:span text:style-name="T1632"> переданное изображение. В параметрах </text:span><text:span text:style-name="Source_20_Text"><text:span text:style-name="T1632">г, в</text:span></text:span><text:span text:style-name="T1632"> должны быть указаны координаты верхнего левого угла прямоугольника, </text:span><text:span text:style-name="T1733">куда будет выведено изображение,</text:span><text:span text:style-name="T1632"> </text:span><text:span text:style-name="T1633">а в параметре </text:span><text:span text:style-name="Source_20_Text"><text:span text:style-name="T1734">изо</text:span></text:span><text:span text:style-name="T1633"> — объект-</text:span><text:span text:style-name="T1731">изображение </text:span><text:span text:style-name="T1732">в любом поддерживаемом формате</text:span><text:span text:style-name="T1632"> </text:span><text:span text:style-name="T1731">или любой другой холст.</text:span></text:p>
      <text:h text:style-name="P662" text:outline-level="2">Обработка событий</text:h>
      <text:p text:style-name="P622">Обработка событий клавиатуры и мыши в графических окнах реализована в виде очереди событий. <text:span text:style-name="T1765">Вызовом </text:span><text:span text:style-name="Source_20_Text"><text:span text:style-name="T1765">сбтЗаказать()</text:span></text:span><text:span text:style-name="T1765"> программа </text:span><text:span text:style-name="T1785">инициализирует</text:span><text:span text:style-name="T1765"> очередь событий, функции </text:span><text:span text:style-name="Source_20_Text"><text:span text:style-name="T1765">сбтЕсть()</text:span></text:span><text:span text:style-name="T1765"> и </text:span><text:span text:style-name="Source_20_Text"><text:span text:style-name="T1765">сбтЗабрать()</text:span></text:span><text:span text:style-name="T1765"> предназначены для выборки событий из очереди, </text:span><text:span text:style-name="T1776">а функции </text:span><text:span text:style-name="Source_20_Text"><text:span text:style-name="T1776">сбтСколько()</text:span></text:span><text:span text:style-name="T1776"> и </text:span><text:span text:style-name="Source_20_Text"><text:span text:style-name="T1776">сбтСмотреть()</text:span></text:span><text:span text:style-name="T1776"> — для просмотра </text:span><text:span text:style-name="T1789">событий в </text:span><text:span text:style-name="T1776">очереди.</text:span></text:p>
      <text:h text:style-name="P748" text:outline-level="3">Типы</text:h>
      <text:p text:style-name="P638"><text:span text:style-name="T1750">тип</text:span><text:span text:style-name="T1743"><text:line-break/> <text:s text:c="3"/></text:span><text:span text:style-name="T1735">Событие/</text:span><text:span text:style-name="T1757">События/Событий</text:span><text:span text:style-name="T1735"> = структура<text:line-break/> <text:s text:c="7"/></text:span><text:span text:style-name="T1741">что: целое; <text:s/>// </text:span><text:span text:style-name="T1742">тип события – </text:span><text:span text:style-name="T1744">одна из констант сбтХХХХ</text:span><text:span text:style-name="T1741"><text:line-break/> <text:s text:c="7"/>код: целое; <text:s/>// </text:span><text:span text:style-name="T1746">номер</text:span><text:span text:style-name="T1745"> клавиши или кнопки, код символа</text:span><text:span text:style-name="T1741"><text:line-break/> <text:s text:c="7"/>инфо: целое; // </text:span><text:span text:style-name="T1746">состояние </text:span><text:span text:style-name="T1747">специальных </text:span><text:span text:style-name="T1746">клавиш</text:span><text:span text:style-name="T1741"><text:line-break/> <text:s text:c="7"/>г, в: целое; // </text:span><text:span text:style-name="T1742">координаты </text:span><text:span text:style-name="T1752">указателя мыши</text:span><text:span text:style-name="T1735"><text:line-break/> <text:s text:c="3"/>окончание;</text:span></text:p>
      <text:p text:style-name="P632"><text:span text:style-name="T1792">С</text:span>труктура <text:span text:style-name="Source_20_Text"><text:span text:style-name="T1792">Событие</text:span></text:span><text:span text:style-name="T1792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32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33">Поле <text:span text:style-name="Source_20_Text">код</text:span> содержит, <text:span text:style-name="T1794">в зависимости от типа события</text:span>:</text:p>
      <text:list xml:id="list3089079921" text:style-name="L21">
        <text:list-item>
          <text:p text:style-name="P823"><text:span text:style-name="Source_20_Text"><text:span text:style-name="T1782">сбтКлНаж</text:span></text:span><text:span text:style-name="T1782"> и </text:span><text:span text:style-name="Source_20_Text"><text:span text:style-name="T1782">сбтКлОтп</text:span></text:span><text:span text:style-name="T1782"> — виртуальный код клавиши на клавиатуре;</text:span></text:p>
        </text:list-item>
        <text:list-item>
          <text:p text:style-name="P824"><text:span text:style-name="Source_20_Text">сбтКлСмв</text:span> — кодпойнт Юникод введённого символа;</text:p>
        </text:list-item>
        <text:list-item>
          <text:p text:style-name="P825"><text:span text:style-name="Source_20_Text">сбтМшНаж</text:span> и <text:span text:style-name="Source_20_Text">сбтМшОтп</text:span> — номер кнопки мыши, <text:span text:style-name="T1799">одна из констант </text:span><text:span text:style-name="Source_20_Text"><text:span text:style-name="T1799">кнмХХХХ</text:span></text:span>;</text:p>
        </text:list-item>
        <text:list-item>
          <text:p text:style-name="P825"><text:span text:style-name="Source_20_Text">сбтМшКлс</text:span> — <text:span text:style-name="T1793">дистанцию</text:span> вращения колеса, <text:span text:style-name="T1795">отрицательное число соответствует вращению </text:span><text:span text:style-name="T1800">на</text:span><text:span text:style-name="T1795"> себя</text:span><text:span text:style-name="T1783">;</text:span></text:p>
        </text:list-item>
        <text:list-item>
          <text:p text:style-name="P826"><text:span text:style-name="Source_20_Text"><text:span text:style-name="T1794">сбтМшВх</text:span></text:span><text:span text:style-name="T1794">, </text:span><text:span text:style-name="Source_20_Text"><text:span text:style-name="T1794">сбтМшВых</text:span></text:span><text:span text:style-name="T1794"> и </text:span><text:span text:style-name="Source_20_Text"><text:span text:style-name="T1794">сбтМшДвг</text:span></text:span> — <text:span text:style-name="T1784">поле </text:span>не используется и равно нулю.</text:p>
        </text:list-item>
      </text:list>
      <text:p text:style-name="P639">Поле <text:span text:style-name="Source_20_Text"><text:span text:style-name="T1782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88">Для событи</text:span><text:span text:style-name="T1796">й</text:span><text:span text:style-name="T1788"> </text:span><text:span text:style-name="Source_20_Text"><text:span text:style-name="T1788">сбтКлСмв</text:span></text:span><text:span text:style-name="T1788">, </text:span><text:span text:style-name="Source_20_Text"><text:span text:style-name="T1788">сбт</text:span></text:span><text:span text:style-name="Source_20_Text"><text:span text:style-name="T1796">МшВх</text:span></text:span><text:span text:style-name="Source_20_Text"><text:span text:style-name="T1788"> </text:span></text:span><text:span text:style-name="Source_20_Text"><text:span text:style-name="T1796">и </text:span></text:span><text:span text:style-name="Source_20_Text"><text:span text:style-name="T1788">сбт</text:span></text:span><text:span text:style-name="Source_20_Text"><text:span text:style-name="T1796">МшВых</text:span></text:span><text:span text:style-name="Source_20_Text"><text:span text:style-name="T1788"> </text:span></text:span><text:span text:style-name="T1788">это поле не используется и равно нулю. </text:span><text:span text:style-name="T1790">Биты, связанные с состоянием мыши, </text:span><text:span text:style-name="T1791">действительны</text:span><text:span text:style-name="T1790"> только для событий мыши; для событий клавиатуры эти биты всегда равны нулю.</text:span></text:p>
      <text:p text:style-name="P634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97">а также </text:span><text:span text:style-name="Source_20_Text"><text:span text:style-name="T1797">сбтМшВх</text:span></text:span><text:span text:style-name="T1797"> и </text:span><text:span text:style-name="Source_20_Text"><text:span text:style-name="T1797">сбтМшВых</text:span></text:span> эти поля не используются и равны нулю.</text:p>
      <text:h text:style-name="Heading_20_3" text:outline-level="3"><text:soft-page-break/>Константы</text:h>
      <text:p text:style-name="P635"><text:span text:style-name="T1763">к</text:span>онстанты<text:line-break/> <text:s text:c="3"/>// <text:span text:style-name="T1762">т</text:span><text:span text:style-name="T1761">ипы событий</text:span><text:line-break/> <text:s text:c="3"/><text:span text:style-name="T1739">сбтКлНаж = <text:s text:c="2"/>1; // </text:span><text:span text:style-name="T1749">Нажатие клавиши на клавиатуре</text:span><text:span text:style-name="T1739"><text:line-break/> <text:s text:c="3"/>сбтКлОтп = <text:s text:c="2"/>2; // </text:span><text:span text:style-name="T1749">Отпускание клавиши на клавиатуре<text:line-break/> <text:s text:c="3"/>сбтКлСмв = <text:s text:c="2"/>4; // Ввод символа с клавиатуры</text:span><text:span text:style-name="T1739"><text:line-break/> <text:s text:c="3"/>сбтМшНаж = <text:s text:c="2"/></text:span><text:span text:style-name="T1749">8</text:span><text:span text:style-name="T1739">; // </text:span><text:span text:style-name="T1749">Нажатие кнопки мыши</text:span><text:span text:style-name="T1739"><text:line-break/> <text:s text:c="3"/>сбтМшОтп = <text:s/></text:span><text:span text:style-name="T1749">16</text:span><text:span text:style-name="T1739">; // </text:span><text:span text:style-name="T1749">Отпускание кнопки мыши</text:span><text:span text:style-name="T1739"><text:line-break/> <text:s text:c="3"/>сбтМшКлс = <text:s/></text:span><text:span text:style-name="T1760">32</text:span><text:span text:style-name="T1739">; // </text:span><text:span text:style-name="T1749">Вращение колеса мыши<text:line-break/></text:span><text:span text:style-name="T1739"> <text:s text:c="3"/>сбтМш</text:span><text:span text:style-name="T1760">Вх</text:span><text:span text:style-name="T1739"> <text:s/>= <text:s/></text:span><text:span text:style-name="T1760">64</text:span><text:span text:style-name="T1739">; // </text:span><text:span text:style-name="T1760">Вход</text:span><text:span text:style-name="T1749"> указателя мыши </text:span><text:span text:style-name="T1760">в границы окна</text:span><text:span text:style-name="T1749"><text:line-break/></text:span><text:span text:style-name="T1739"> <text:s text:c="3"/>сбтМш</text:span><text:span text:style-name="T1760">Вых</text:span><text:span text:style-name="T1739"> = </text:span><text:span text:style-name="T1760">128</text:span><text:span text:style-name="T1739">; // </text:span><text:span text:style-name="T1760">Выход</text:span><text:span text:style-name="T1749"> указателя мыши </text:span><text:span text:style-name="T1760">за границы окна</text:span><text:span text:style-name="T1749"><text:line-break/></text:span><text:span text:style-name="T1739"> <text:s text:c="3"/>сбтМшДвг = </text:span><text:span text:style-name="T1760">256</text:span><text:span text:style-name="T1739">; // </text:span><text:span text:style-name="T1749">Перемещение указателя мыши </text:span><text:span text:style-name="T1760">в окне</text:span></text:p>
      <text:p text:style-name="P635"/>
      <text:p text:style-name="P637"><text:span text:style-name="T1777">константы<text:line-break/> <text:s text:c="3"/>// </text:span><text:span text:style-name="T1779">состояние специальных клавиш</text:span><text:span text:style-name="T1777"><text:line-break/> <text:s text:c="3"/></text:span><text:span text:style-name="T1779">сскШифт</text:span><text:span text:style-name="T1778"> <text:s text:c="2"/>= <text:s/>1; // </text:span><text:span text:style-name="T1781">Нажата клавиша Shift</text:span><text:span text:style-name="T1778"><text:line-break/> <text:s text:c="3"/></text:span><text:span text:style-name="T1779">сскК</text:span><text:span text:style-name="T1780">трл</text:span><text:span text:style-name="T1778"> <text:s text:c="2"/>= <text:s/>2; // </text:span><text:span text:style-name="T1781">Нажата клавиша Ctrl</text:span><text:span text:style-name="T1778"><text:line-break/> <text:s text:c="3"/></text:span><text:span text:style-name="T1779">сск</text:span><text:span text:style-name="T1778">Альт <text:s text:c="2"/>= <text:s/></text:span><text:span text:style-name="T1780">4</text:span><text:span text:style-name="T1778">; // </text:span><text:span text:style-name="T1781">Нажата клавиша Alt</text:span><text:span text:style-name="T1778"><text:line-break/> <text:s text:c="3"/></text:span><text:span text:style-name="T1780">сскЛКМ <text:s text:c="3"/>= <text:s/>8; // </text:span><text:span text:style-name="T1781">Нажата левая кнопка мыши</text:span><text:span text:style-name="T1780"><text:line-break/> <text:s text:c="3"/>сскПКМ <text:s text:c="3"/>= 16; // </text:span><text:span text:style-name="T1781">Нажата правая кнопка мыши</text:span><text:span text:style-name="T1780"><text:line-break/> <text:s text:c="3"/>сскСКМ <text:s text:c="3"/>= 32; // </text:span><text:span text:style-name="T1781">Нажата средняя кнопка мыши</text:span><text:span text:style-name="T1780"><text:line-break/> <text:s text:c="3"/>сскДвКлик = 64; // </text:span><text:span text:style-name="T1781">Щелчок мыши следует считать двойным</text:span></text:p>
      <text:p text:style-name="P637"/>
      <text:p text:style-name="P640"><text:span text:style-name="T1777">константы<text:line-break/> <text:s text:c="3"/>// </text:span><text:span text:style-name="T1798">кнопки мыши</text:span><text:span text:style-name="T1777"><text:line-break/> <text:s text:c="3"/></text:span><text:span text:style-name="T1798">кнмЛевая</text:span><text:span text:style-name="T1778"> <text:s text:c="2"/>= <text:s text:c="2"/></text:span><text:span text:style-name="T1798">8</text:span><text:span text:style-name="T1778">;<text:line-break/> <text:s text:c="3"/></text:span><text:span text:style-name="T1798">кнмПравая</text:span><text:span text:style-name="T1778"> <text:s/>= <text:s/></text:span><text:span text:style-name="T1798">16</text:span><text:span text:style-name="T1778">;<text:line-break/> <text:s text:c="3"/></text:span><text:span text:style-name="T1798">кнмСредняя</text:span><text:span text:style-name="T1778"> = <text:s/></text:span><text:span text:style-name="T1798">32</text:span><text:span text:style-name="T1778">;</text:span></text:p>
      <text:h text:style-name="P749" text:outline-level="3">Процедура <text:span text:style-name="T1737">сбт</text:span><text:span text:style-name="T1738">Заказать</text:span><text:span text:style-name="T1736">()</text:span></text:h>
      <text:p text:style-name="Исходный_20_код"><text:span text:style-name="T1740">п</text:span>роцедура сбтЗаказать(<text:span text:style-name="T1770">окно</text:span><text:span text:style-name="T1748">: объект; </text:span><text:span text:style-name="T1740">что: целое</text:span>);</text:p>
      <text:p text:style-name="P623"><text:span text:style-name="T1786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66">передать</text:span> одну или несколько констант <text:span text:style-name="Source_20_Text">сбтХХХХ</text:span>, скомбинированных с помощью логического ИЛИ.</text:p>
      <text:p text:style-name="P624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625">Если в параметре <text:span text:style-name="Source_20_Text">что</text:span> <text:span text:style-name="T1768">передан нуль, очередь событий для указанного окна уничтожается.</text:span></text:p>
      <text:h text:style-name="P751" text:outline-level="3"><text:span text:style-name="T1735">Функция </text:span><text:span text:style-name="T1737">сбтЕ</text:span><text:span text:style-name="T1735">сть</text:span><text:span text:style-name="T1736">()</text:span></text:h>
      <text:p text:style-name="Исходный_20_код">функция сбтЕсть(<text:span text:style-name="T1771">окно</text:span><text:span text:style-name="T1751">: объект</text:span>): логическое;</text:p>
      <text:p text:style-name="P626">Возвращает истинное значение, если для указанного окна была <text:span text:style-name="T1787">создана</text:span> очередь событий, и в ней есть хотя бы одно <text:span text:style-name="T1769">событие</text:span>. <text:span text:style-name="T1769">В этом случае программа может вызвать</text:span><text:span text:style-name="T1767"> </text:span><text:span text:style-name="Source_20_Text"><text:span text:style-name="T1767">сбтЗабрать()</text:span></text:span><text:span text:style-name="T1767"> </text:span><text:span text:style-name="T1769">для извлечения события из очереди.</text:span></text:p>
      <text:h text:style-name="P750" text:outline-level="3">Функция <text:span text:style-name="T1737">сбт</text:span><text:span text:style-name="T1755">Забрать</text:span><text:span text:style-name="T1736">()</text:span></text:h>
      <text:p text:style-name="P636">функция сбт<text:span text:style-name="T1756">Забрать</text:span>(<text:span text:style-name="T1771">окно</text:span>: объект): Событие;</text:p>
      <text:p text:style-name="P627"><text:soft-page-break/>Удаляет из очереди переданного окна <text:span text:style-name="T1772">ближайшее (самое старое) событие и возвращает структуру с информацией об этом событии.</text:span></text:p>
      <text:p text:style-name="P628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752" text:outline-level="3"><text:span text:style-name="T1735">Функция </text:span><text:span text:style-name="T1737">сбтС</text:span><text:span text:style-name="T1735">колько</text:span><text:span text:style-name="T1736">()</text:span></text:h>
      <text:p text:style-name="Исходный_20_код"><text:span text:style-name="T1753">ф</text:span>ункция сбтСколько(<text:span text:style-name="T1771">окно</text:span>: объект): целое;</text:p>
      <text:p text:style-name="P630">Возвращает количество событий, имеющихся в очереди переданного окна. Если очередь событий не была <text:span text:style-name="T1774">создана</text:span>, функция вернёт <text:span text:style-name="T1773">нуль</text:span>.</text:p>
      <text:h text:style-name="P752" text:outline-level="3"><text:span text:style-name="T1735">Функция</text:span> <text:span text:style-name="T1737">сбтС</text:span><text:span text:style-name="T1735">мотреть</text:span><text:span text:style-name="T1736">()</text:span></text:h>
      <text:p text:style-name="Исходный_20_код"><text:span text:style-name="T1754">ф</text:span>ункция сбтСмотреть(<text:span text:style-name="T1771">окно</text:span>: объект; <text:span text:style-name="T1764">идкс</text:span>: целое): Событие;</text:p>
      <text:p text:style-name="P631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31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29">Если для переданного окна не была создана очередь событий, либо если очередь пуста, возникает исключение <text:span text:style-name="Source_20_Text"><text:span text:style-name="T1775">НеверныйИндекс</text:span></text:span>.</text:p>
      <text:h text:style-name="P663" text:outline-level="2">Разное</text:h>
      <text:h text:style-name="P734" text:outline-level="3">Процедура уничтожить()</text:h>
      <text:p text:style-name="Исходный_20_код">процедура уничтожить(вв о: объект);</text:p>
      <text:p text:style-name="P346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6"><text:span text:style-name="T966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3" text:outline-level="3"><text:span text:style-name="T471">Процедура</text:span> пауза<text:span text:style-name="T471">()</text:span></text:h>
      <text:p text:style-name="Исходный_20_код"><text:span text:style-name="T472">п</text:span>роцедура пауза(вх мсек: целое);</text:p>
      <text:p text:style-name="P182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5-13T13:19:12.329777075</dc:date>
    <meta:editing-duration>P11DT2H34M40S</meta:editing-duration>
    <meta:editing-cycles>3023</meta:editing-cycles>
    <meta:generator>LibreOffice/7.3.7.2$Linux_X86_64 LibreOffice_project/30$Build-2</meta:generator>
    <meta:document-statistic meta:table-count="3" meta:image-count="0" meta:object-count="0" meta:page-count="68" meta:paragraph-count="1457" meta:word-count="19340" meta:character-count="146719" meta:non-whitespace-character-count="125658"/>
  </office:meta>
</office:document-meta>
</file>